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6.355cm" table:align="center" style:writing-mode="lr-tb"/>
    </style:style>
    <style:style style:name="Tabela1.A" style:family="table-column">
      <style:table-column-properties style:column-width="2.621cm"/>
    </style:style>
    <style:style style:name="Tabela1.B" style:family="table-column">
      <style:table-column-properties style:column-width="1.799cm"/>
    </style:style>
    <style:style style:name="Tabela1.C" style:family="table-column">
      <style:table-column-properties style:column-width="0.699cm"/>
    </style:style>
    <style:style style:name="Tabela1.D" style:family="table-column">
      <style:table-column-properties style:column-width="5.233cm"/>
    </style:style>
    <style:style style:name="Tabela1.F" style:family="table-column">
      <style:table-column-properties style:column-width="0.769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ela1.B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a1.C1"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1.B3" style:family="table-cell">
      <style:table-cell-properties style:vertical-align="bottom" fo:padding-left="0.191cm" fo:padding-right="0.191cm" fo:padding-top="0cm" fo:padding-bottom="0cm" fo:border-left="0.035cm solid #000000" fo:border-right="none" fo:border-top="none" fo:border-bottom="0.035cm solid #000000" style:writing-mode="lr-tb"/>
    </style:style>
    <style:style style:name="Tabela1.C3" style:family="table-cell">
      <style:table-cell-properties style:vertical-align="bottom" fo:padding-left="0.191cm" fo:padding-right="0.191cm" fo:padding-top="0cm" fo:padding-bottom="0cm" fo:border-left="0.035cm solid #000000" fo:border-right="0.035cm solid #000000" fo:border-top="none" fo:border-bottom="0.035cm solid #000000" style:writing-mode="lr-tb"/>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center" style:justify-single-word="false"/>
    </style:style>
    <style:style style:name="P3" style:family="paragraph" style:parent-style-name="Standard">
      <style:paragraph-properties fo:margin-top="0cm" fo:margin-bottom="0cm" fo:text-align="center" style:justify-single-word="false" style:snap-to-layout-grid="false"/>
    </style:style>
    <style:style style:name="P4" style:family="paragraph" style:parent-style-name="Standard">
      <style:paragraph-properties fo:margin-top="0cm" fo:margin-bottom="0cm" fo:text-align="center" style:justify-single-word="false"/>
      <style:text-properties style:font-name="Tahoma" fo:font-size="14pt" fo:language="pl" fo:country="PL" fo:font-weight="bold" style:font-size-asian="14pt" style:font-weight-asian="bold" style:font-name-complex="Tahoma" style:font-size-complex="14pt" style:font-weight-complex="bold"/>
    </style:style>
    <style:style style:name="P5" style:family="paragraph" style:parent-style-name="Standard">
      <style:paragraph-properties fo:margin-top="0cm" fo:margin-bottom="0cm" fo:text-align="center" style:justify-single-word="false"/>
      <style:text-properties style:font-name="Tahoma" fo:font-size="13.5pt" fo:language="pl" fo:country="PL" fo:font-weight="bold" style:font-size-asian="13.5pt" style:font-weight-asian="bold" style:font-name-complex="Tahoma" style:font-size-complex="13.5pt" style:font-weight-complex="bold"/>
    </style:style>
    <style:style style:name="P6" style:family="paragraph" style:parent-style-name="Standard">
      <style:paragraph-properties fo:margin-top="0cm" fo:margin-bottom="0cm"/>
      <style:text-properties style:font-name="Tahoma" fo:font-size="10pt" fo:language="pl" fo:country="PL" style:font-size-asian="10pt" style:font-name-complex="Tahoma" style:font-size-complex="10pt"/>
    </style:style>
    <style:style style:name="P7" style:family="paragraph" style:parent-style-name="Standard">
      <style:paragraph-properties fo:margin-top="0cm" fo:margin-bottom="0cm" fo:text-align="center" style:justify-single-word="false" style:snap-to-layout-grid="false"/>
      <style:text-properties style:font-name="Tahoma" fo:font-size="10pt" style:font-size-asian="10pt" style:font-name-complex="Tahoma" style:font-size-complex="10pt"/>
    </style:style>
    <style:style style:name="P8" style:family="paragraph" style:parent-style-name="Standard">
      <style:paragraph-properties fo:margin-top="0cm" fo:margin-bottom="0cm" style:snap-to-layout-grid="false"/>
      <style:text-properties style:font-name="Tahoma" fo:font-size="10pt" style:font-size-asian="10pt" style:font-name-complex="Tahoma" style:font-size-complex="10pt"/>
    </style:style>
    <style:style style:name="P9" style:family="paragraph" style:parent-style-name="Standard">
      <style:paragraph-properties fo:margin-left="0cm" fo:margin-right="0cm" fo:margin-top="0cm" fo:margin-bottom="0cm" fo:text-indent="0.847cm" style:auto-text-indent="false"/>
    </style:style>
    <style:style style:name="P10" style:family="paragraph" style:parent-style-name="Standard">
      <style:paragraph-properties fo:margin-left="0cm" fo:margin-right="0cm" fo:margin-top="0cm" fo:margin-bottom="0cm" fo:text-align="center" style:justify-single-word="false" fo:text-indent="0.847cm" style:auto-text-indent="false"/>
    </style:style>
    <style:style style:name="P11" style:family="paragraph" style:parent-style-name="Standard">
      <style:paragraph-properties fo:margin-left="0cm" fo:margin-right="0cm" fo:margin-top="0cm" fo:margin-bottom="0cm" fo:text-align="center" style:justify-single-word="false" fo:text-indent="0.847cm" style:auto-text-indent="false"/>
      <style:text-properties style:font-name="Tahoma" fo:font-size="13.5pt" fo:language="pl" fo:country="PL" fo:font-weight="bold" style:font-size-asian="13.5pt" style:font-weight-asian="bold" style:font-name-complex="Tahoma" style:font-size-complex="13.5pt" style:font-weight-complex="bold"/>
    </style:style>
    <style:style style:name="P12" style:family="paragraph" style:parent-style-name="Standard">
      <style:paragraph-properties fo:margin-left="0cm" fo:margin-right="0cm" fo:margin-top="0cm" fo:margin-bottom="0cm" fo:text-indent="0.847cm" style:auto-text-indent="false"/>
      <style:text-properties style:font-name="Tahoma" fo:font-size="10pt" fo:language="pl" fo:country="PL" fo:font-weight="bold" style:font-size-asian="10pt" style:font-weight-asian="bold" style:font-name-complex="Tahoma" style:font-size-complex="10pt" style:font-weight-complex="bold"/>
    </style:style>
    <style:style style:name="P13" style:family="paragraph" style:parent-style-name="Standard">
      <style:paragraph-properties fo:margin-left="0cm" fo:margin-right="0cm" fo:margin-top="0cm" fo:margin-bottom="0cm" fo:text-indent="0.847cm" style:auto-text-indent="false"/>
      <style:text-properties style:font-name="Tahoma" fo:font-size="10pt" fo:language="pl" fo:country="PL" style:font-size-asian="10pt" style:font-name-complex="Tahoma" style:font-size-complex="10pt"/>
    </style:style>
    <style:style style:name="P14" style:family="paragraph" style:parent-style-name="Standard" style:master-page-name="Standard">
      <style:paragraph-properties fo:margin-top="0cm" fo:margin-bottom="0cm" fo:text-align="center" style:justify-single-word="false" style:page-number="auto"/>
      <style:text-properties style:font-name="Tahoma" fo:font-size="14pt" fo:language="pl" fo:country="PL" fo:font-weight="bold" style:font-size-asian="14pt" style:font-weight-asian="bold" style:font-name-complex="Tahoma" style:font-size-complex="14pt" style:font-weight-complex="bold"/>
    </style:style>
    <style:style style:name="P15" style:family="paragraph" style:parent-style-name="Standard">
      <style:paragraph-properties fo:margin-top="0cm" fo:margin-bottom="0cm" fo:text-align="center" style:justify-single-word="false" style:snap-to-layout-grid="false"/>
      <style:text-properties style:font-name="Tahoma" fo:font-size="10pt" style:font-size-asian="10pt" style:font-name-complex="Tahoma" style:font-size-complex="10pt"/>
    </style:style>
    <style:style style:name="T1" style:family="text">
      <style:text-properties fo:language="pl" fo:country="PL" fo:font-weight="bold" style:font-weight-asian="bold" style:font-weight-complex="bold"/>
    </style:style>
    <style:style style:name="T2" style:family="text">
      <style:text-properties style:font-name="Tahoma" fo:font-size="13.5pt" fo:language="pl" fo:country="PL" fo:font-weight="bold" style:font-size-asian="13.5pt" style:font-weight-asian="bold" style:font-name-complex="Tahoma" style:font-size-complex="13.5pt" style:font-weight-complex="bold"/>
    </style:style>
    <style:style style:name="T3" style:family="text">
      <style:text-properties style:font-name="Tahoma" fo:font-size="10pt" fo:language="pl" fo:country="PL" style:font-size-asian="10pt" style:font-name-complex="Tahoma" style:font-size-complex="10pt"/>
    </style:style>
    <style:style style:name="T4" style:family="text">
      <style:text-properties style:font-name="Tahoma" fo:font-size="10pt" fo:language="pl" fo:country="PL" style:font-size-asian="10pt" style:font-name-complex="Tahoma" style:font-size-complex="10pt" style:font-weight-complex="bold"/>
    </style:style>
    <style:style style:name="T5" style:family="text">
      <style:text-properties style:font-name="Tahoma" fo:font-size="10pt" fo:language="pl" fo:country="PL" fo:font-weight="bold" style:font-size-asian="10pt" style:font-weight-asian="bold" style:font-name-complex="Tahoma" style:font-size-complex="10pt" style:font-weight-complex="bold"/>
    </style:style>
    <style:style style:name="T6" style:family="text">
      <style:text-properties style:font-name="Tahoma" fo:font-size="10pt" fo:language="pl" fo:country="PL" fo:font-style="italic" style:font-size-asian="10pt" style:font-style-asian="italic" style:font-name-complex="Tahoma" style:font-size-complex="10pt" style:font-style-complex="italic"/>
    </style:style>
    <style:style style:name="T7" style:family="text">
      <style:text-properties style:font-name="Tahoma" fo:font-size="10pt" fo:language="pl" fo:country="PL" fo:font-weight="normal" style:font-size-asian="10pt" style:font-weight-asian="normal" style:font-name-complex="Tahoma" style:font-size-complex="10pt" style:font-weight-complex="normal"/>
    </style:style>
    <style:style style:name="T8" style:family="text">
      <style:text-properties style:font-name="Tahoma" fo:font-size="10pt" fo:font-weight="bold" style:font-size-asian="10pt" style:font-weight-asian="bold" style:font-name-complex="Tahoma" style:font-size-complex="10pt" style:font-weight-complex="bold"/>
    </style:style>
    <style:style style:name="T9" style:family="text">
      <style:text-properties style:font-name="Tahoma" fo:font-size="10pt" style:font-size-asian="10pt" style:font-name-complex="Tahoma" style:font-size-complex="10pt"/>
    </style:style>
    <style:style style:name="T10" style:family="text">
      <style:text-properties style:text-position="super 58%" style:font-name="Tahoma" fo:font-size="10pt" fo:language="pl" fo:country="PL" style:font-size-asian="10pt" style:font-name-complex="Tahoma" style:font-size-complex="10pt"/>
    </style:style>
    <style:style style:name="T11" style:family="text">
      <style:text-properties style:text-position="super 58%" style:font-name="Tahoma" fo:font-size="10pt" fo:language="pl" fo:country="PL" fo:font-weight="bold" style:font-size-asian="10pt" style:font-weight-asian="bold" style:font-name-complex="Tahoma" style:font-size-complex="10pt" style:font-weight-complex="bold"/>
    </style:style>
    <style:style style:name="T12" style:family="text">
      <style:text-properties style:text-position="super 58%" style:font-name="Tahoma" fo:font-size="10pt" style:font-size-asian="10pt" style:font-name-complex="Tahoma" style:font-size-complex="10pt"/>
    </style:style>
    <style:style style:name="T13" style:family="text">
      <style:text-properties style:text-position="super 58%" fo:language="pl" fo:country="PL"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start text:name="zakl"/><text:bookmark-start text:name="doc_element_hash_marker"/>USTAWA<text:bookmark-end text:name="doc_element_hash_marker"/></text:p>
      <text:p text:style-name="P4">z dnia 7 lipca 1994 r. </text:p>
      <text:p text:style-name="P4">Prawo budowlane<text:bookmark-start text:name="PP_416_1_1"/>, z późń.zm.</text:p>
      <text:p text:style-name="P5"/>
      <text:p text:style-name="P2"><text:span text:style-name="T2">Rozdział 1</text:span><text:span text:style-name="T3"> </text:span></text:p>
      <text:p text:style-name="P5"><text:line-break/>Przepisy ogólne</text:p>
      <text:p text:style-name="artykul"><text:bookmark-start text:name="JEDN_416_1_0"/><text:span text:style-name="T5">Art. 1. </text:span><text:bookmark-start text:name="PP_416_1_2"/><text:span text:style-name="akapitdomyslny1"><text:span text:style-name="T3">Ustawa - Prawo budowlane, zwana dalej </text:span></text:span><text:span text:style-name="akapitdomyslny1"><text:span text:style-name="T6">„ustawą”</text:span></text:span><text:span text:style-name="akapitdomyslny1"><text:span text:style-name="T3">, normuje działalność obejmującą sprawy projektowania, budowy, utrzymania i rozbiórki obiektów budowlanych oraz określa zasady działania organów administracji publicznej w tych dziedzinach. </text:span></text:span></text:p>
      <text:p text:style-name="artykul"><text:bookmark-start text:name="JEDN_416_1_1"/><text:span text:style-name="T5">Art. 2. 1. </text:span><text:span text:style-name="akapitustep1"><text:span text:style-name="T3">Ustawy nie stosuje się do wyrobisk górniczych.  </text:span></text:span><text:span text:style-name="T3"><text:line-break/></text:span></text:p>
      <text:p text:style-name="P9"><text:span text:style-name="T5">2. </text:span><text:span text:style-name="akapitustep1"><text:span text:style-name="T3">Przepisy ustawy nie naruszają przepisów odrębnych, a w szczególności:  </text:span></text:span><text:span text:style-name="T3"><text:line-break/></text:span></text:p>
      <text:p text:style-name="P9"><text:span text:style-name="T5">1) </text:span><text:span text:style-name="T3">prawa geologicznego i górniczego - w odniesieniu do obiektów budowlanych zakładów górniczych;  </text:span></text:p>
      <text:p text:style-name="P9"><text:span text:style-name="T5">2) </text:span><text:bookmark-start text:name="PP_416_1_3"/><text:span text:style-name="T3">prawa wodnego - w odniesieniu do urządzeń wodnych;  </text:span></text:p>
      <text:p text:style-name="P9"><text:span text:style-name="T5">3) </text:span><text:bookmark-start text:name="PP_416_1_4"/><text:span text:style-name="T3">o ochronie zabytków i opiece nad zabytkami - w odniesieniu do obiektów i obszarów wpisanych do rejestru zabytków oraz obiektów i obszarów objętych ochroną konserwatorską na podstawie miejscowego planu zagospodarowania przestrzennego. </text:span></text:p>
      <text:p text:style-name="artykul"><text:bookmark-start text:name="JEDN_416_1_2"/><text:span text:style-name="T1">Art. 3. </text:span><text:span text:style-name="akapitdomyslny1"><text:span text:style-name="T3">Ilekroć w ustawie jest mowa o: </text:span></text:span><text:span text:style-name="T3"> </text:span></text:p>
      <text:p text:style-name="P1"><text:span text:style-name="T5">1) </text:span><text:span text:style-name="T3">obiekcie budowlanym - należy przez to rozumieć:   </text:span></text:p>
      <text:p text:style-name="P1"><text:span text:style-name="T5">a) </text:span><text:span text:style-name="T3">budynek wraz z instalacjami i urządzeniami technicznymi,  </text:span></text:p>
      <text:p text:style-name="P1"><text:span text:style-name="T5">b) </text:span><text:span text:style-name="T3">budowlę stanowiącą całość techniczno-użytkową wraz z instalacjami i urządzeniami,  </text:span></text:p>
      <text:p text:style-name="P1"><text:span text:style-name="T5">c) </text:span><text:span text:style-name="T3">obiekt małej architektury;  </text:span></text:p>
      <text:p text:style-name="P1"><text:span text:style-name="T1">2) </text:span><text:span text:style-name="T3">budynku - należy przez to rozumieć taki obiekt budowlany, który jest trwale związany z gruntem, wydzielony z przestrzeni za pomocą przegród budowlanych oraz posiada fundamenty i dach;  </text:span></text:p>
      <text:p text:style-name="P1"><text:span text:style-name="T5">2a) </text:span><text:bookmark-start text:name="PP_416_1_6"/><text:span text:style-name="T3">budynku mieszkalnym jednorodzinnym - należy przez to rozumieć budynek wolno stojący albo budynek w zabudowie bliźniaczej, szeregowej lub grupowej, służący zaspokajaniu potrzeb mieszkaniowych, stanowiący konstrukcyjnie samodzielną całość, w którym dopuszcza się wydzielenie nie więcej niż dwóch lokali mieszkalnych albo jednego lokalu mieszkalnego i lokalu użytkowego o powierzchni całkowitej nieprzekraczającej 30 % powierzchni całkowitej budynku; </text:span></text:p>
      <text:p text:style-name="P1"><text:span text:style-name="T5">3) </text:span><text:bookmark-start text:name="PP_416_1_7"/><text:span text:style-name="T3">budowli — należy przez to rozumieć każdy obiekt budowlany niebędący budynkiem lub obiektem małej architektury, jak: obiekty liniowe, lotniska, mosty, wiadukty, estakady, tunele, przepusty, sieci techniczne, wolno stojące maszty antenowe, wolno stojące trwale związane z gruntem urządzenia reklamowe, budowle ziemne, obronne (fortyfikacje), ochronne, hydrotechniczne, zbiorniki, wolno stojące instalacje przemysłowe lub urządzenia techniczne, oczyszczalnie ścieków, składowiska odpadów, stacje uzdatniania wody, konstrukcje oporowe, nadziemne i podziemne przejścia dla pieszych, sieci uzbrojenia terenu, budowle sportowe, cmentarze, pomniki, a także części budowlane urządzeń technicznych (kotłów, pieców przemysłowych, elektrowni wiatrowych, elektrowni jądrowych i innych urządzeń) oraz fundamenty pod maszyny i urządzenia, jako odrębne pod względem technicznym części przedmiotów składających się na całość użytkową; </text:span></text:p>
      <text:p text:style-name="P1"><text:span text:style-name="T5">3a) </text:span><text:bookmark-start text:name="PP_416_1_11"/><text:span text:style-name="T3">obiekcie liniowym - należy przez to rozumieć obiekt budowlany, którego charakterystycznym parametrem jest długość, w szczególności droga wraz ze zjazdami, linia kolejowa, wodociąg, kanał, gazociąg, ciepłociąg, rurociąg, linia i trakcja elektroenergetyczna, linia kablowa nadziemna i, umieszczona bezpośrednio w ziemi, podziemna, wał przeciwpowodziowy oraz kanalizacja kablowa, </text:span><text:soft-page-break/><text:span text:style-name="T3">przy czym kable w niej zainstalowane nie stanowią obiektu budowlanego lub jego części ani urządzenia budowlanego; </text:span></text:p>
      <text:p text:style-name="P1"><text:span text:style-name="T5">4) </text:span><text:span text:style-name="T3">obiekcie małej architektury - należy przez to rozumieć niewielkie obiekty, a w szczególności:   </text:span></text:p>
      <text:p text:style-name="P1"><text:span text:style-name="T5">a) </text:span><text:span text:style-name="T3">kultu religijnego, jak: kapliczki, krzyże przydrożne, figury,  </text:span></text:p>
      <text:p text:style-name="P1"><text:span text:style-name="T5">b) </text:span><text:span text:style-name="T3">posągi, wodotryski i inne obiekty architektury ogrodowej,  </text:span></text:p>
      <text:p text:style-name="P1"><text:span text:style-name="T5">c) </text:span><text:span text:style-name="T3">użytkowe służące rekreacji codziennej i utrzymaniu porządku, jak: piaskownice, huśtawki, drabinki, śmietniki;  </text:span></text:p>
      <text:p text:style-name="P1"><text:span text:style-name="T1">5) </text:span><text:span text:style-name="T3">tymczasowym obiekcie budowlanym - należy przez to rozumieć obiekt budowlany przeznaczony do czasowego użytkowania w okresie krótszym od jego trwałości technicznej, przewidziany do przeniesienia w inne miejsce lub rozbiórki, a także obiekt budowlany niepołączony trwale z gruntem, jak: strzelnice, kioski uliczne, pawilony sprzedaży ulicznej i wystawowe, przekrycia namiotowe i powłoki pneumatyczne, urządzenia rozrywkowe, barakowozy, obiekty kontenerowe;  </text:span></text:p>
      <text:p text:style-name="P1"><text:span text:style-name="T5">6) </text:span><text:bookmark-start text:name="PP_416_1_12"/><text:span text:style-name="T3">budowie - należy przez to rozumieć wykonywanie obiektu budowlanego w określonym miejscu, a także odbudowę, rozbudowę, nadbudowę obiektu budowlanego; </text:span></text:p>
      <text:p text:style-name="P1"><text:span text:style-name="T5">7) </text:span><text:bookmark-start text:name="PP_416_1_14"/><text:span text:style-name="T3">robotach budowlanych - należy przez to rozumieć budowę, a także prace polegające na przebudowie, montażu, remoncie lub rozbiórce obiektu budowlanego; </text:span></text:p>
      <text:p text:style-name="P1"><text:span text:style-name="T5">7a) </text:span><text:bookmark-start text:name="PP_416_1_17"/><text:span text:style-name="T3">przebudowie - należy przez to rozumieć wykonywanie robót budowlanych, w wyniku których następuje zmiana parametrów użytkowych lub technicznych istniejącego obiektu budowlanego, z wyjątkiem charakterystycznych parametrów, jak: kubatura, powierzchnia zabudowy, wysokość, długość, szerokość bądź liczba kondygnacji; w przypadku dróg są dopuszczalne zmiany charakterystycznych parametrów w zakresie niewymagającym zmiany granic pasa drogowego; </text:span></text:p>
      <text:p text:style-name="P1"><text:span text:style-name="T5">8) </text:span><text:bookmark-start text:name="PP_416_1_18"/><text:span text:style-name="T3">remoncie - należy przez to rozumieć wykonywanie w istniejącym obiekcie budowlanym robót budowlanych polegających na odtworzeniu stanu pierwotnego, a niestanowiących bieżącej konserwacji, przy czym dopuszcza się stosowanie wyrobów budowlanych innych niż użyto w stanie pierwotnym;  </text:span></text:p>
      <text:p text:style-name="P1"><text:span text:style-name="T5">9) </text:span><text:bookmark-start text:name="PP_416_1_19"/><text:span text:style-name="T3">urządzeniach budowlanych - należy przez to rozumieć urządzenia techniczne związane z obiektem budowlanym, zapewniające możliwość użytkowania obiektu zgodnie z jego przeznaczeniem, jak przyłącza i urządzenia instalacyjne, w tym służące oczyszczaniu lub gromadzeniu ścieków, a także przejazdy, ogrodzenia, place postojowe i place pod śmietniki; </text:span></text:p>
      <text:p text:style-name="P1"><text:span text:style-name="T5">10) </text:span><text:span text:style-name="T3">terenie budowy - należy przez to rozumieć przestrzeń, w której prowadzone są roboty budowlane wraz z przestrzenią zajmowaną przez urządzenia zaplecza budowy;  </text:span></text:p>
      <text:p text:style-name="P1"><text:span text:style-name="T5">11) </text:span><text:span text:style-name="T3">prawie do dysponowania nieruchomością na cele budowlane - należy przez to rozumieć tytuł prawny wynikający z prawa własności, użytkowania wieczystego, zarządu, ograniczonego prawa rzeczowego albo stosunku zobowiązaniowego, przewidującego uprawnienia do wykonywania robót budowlanych;  </text:span></text:p>
      <text:p text:style-name="P1"><text:span text:style-name="T5">12) </text:span><text:span text:style-name="T3">pozwoleniu na budowę - należy przez to rozumieć decyzję administracyjną zezwalającą na rozpoczęcie i prowadzenie budowy lub wykonywanie robót budowlanych innych niż budowa obiektu budowlanego;  </text:span></text:p>
      <text:p text:style-name="P1"><text:span text:style-name="T5">13) </text:span><text:span text:style-name="T3">dokumentacji budowy - należy przez to rozumieć pozwolenie na budowę wraz z załączonym projektem budowlanym, dziennik budowy, protokoły odbiorów częściowych i końcowych, w miarę potrzeby, rysunki i opisy służące realizacji obiektu, operaty geodezyjne i książkę obmiarów, a w przypadku realizacji obiektów metodą montażu - także dziennik montażu;  </text:span></text:p>
      <text:p text:style-name="P1"><text:span text:style-name="T5">14) </text:span><text:span text:style-name="T3">dokumentacji powykonawczej - należy przez to rozumieć dokumentację budowy z naniesionymi zmianami dokonanymi w toku wykonywania robót oraz geodezyjnymi pomiarami powykonawczymi;  </text:span></text:p>
      <text:p text:style-name="P1"><text:span text:style-name="T5">15) </text:span><text:bookmark-start text:name="PP_416_1_20"/><text:span text:style-name="T3">terenie zamkniętym - należy przez to rozumieć teren zamknięty, o którym mowa w przepisach prawa geodezyjnego i kartograficznego; </text:span></text:p>
      <text:p text:style-name="P1"><text:span text:style-name="T5">16) </text:span><text:bookmark-start text:name="PP_416_1_25"/><text:span text:style-name="T4">(skreślony)</text:span></text:p>
      <text:p text:style-name="P1"><text:span text:style-name="T5">17) </text:span><text:bookmark-start text:name="PP_416_1_26"/><text:span text:style-name="T3">właściwym organie - należy przez to rozumieć organy administracji architektoniczno-budowlanej i nadzoru budowlanego, stosownie do ich właściwości, określonej w rozdziale 8; </text:span></text:p>
      <text:p text:style-name="P1"><text:span text:style-name="T5">18) </text:span><text:bookmark-start text:name="PP_416_1_30"/><text:span text:style-name="T4">(skreślony)</text:span></text:p>
      <text:p text:style-name="P1"><text:span text:style-name="T5">19) </text:span><text:bookmark-start text:name="PP_416_1_33"/><text:span text:style-name="T3">organie samorządu zawodowego - należy przez to rozumieć organy określone w ustawie z dnia 15 grudnia 2000 r. o samorządach zawodowych architektów, inżynierów budownictwa oraz urbanistów (Dz. U. z 2001 r. Nr 5, poz. 42, z późn. zm.</text:span><text:bookmark-start text:name="PP_416_1_37"/><text:span text:style-name="T3">); </text:span></text:p>
      <text:p text:style-name="P1"><text:span text:style-name="T5">20) </text:span><text:bookmark-start text:name="PP_416_1_38"/><text:span text:style-name="T3">obszarze oddziaływania obiektu - należy przez to rozumieć teren wyznaczony w otoczeniu obiektu budowlanego na podstawie przepisów odrębnych, wprowadzających związane z tym obiektem ograniczenia w zagospodarowaniu tego terenu; </text:span></text:p>
      <text:p text:style-name="P1"><text:span text:style-name="T5">21) </text:span><text:bookmark-start text:name="PP_416_1_39"/><text:span text:style-name="T4">(skreślony)</text:span></text:p>
      <text:p text:style-name="artykul"><text:bookmark-start text:name="JEDN_416_1_3"/><text:soft-page-break/><text:span text:style-name="T5">Art. 4. </text:span><text:bookmark-start text:name="PP_416_1_44"/><text:span text:style-name="akapitdomyslny1"><text:span text:style-name="T3">Każdy ma prawo zabudowy nieruchomości gruntowej, jeżeli wykaże prawo do dysponowania nieruchomością na cele budowlane, pod warunkiem zgodności zamierzenia budowlanego z przepisami. </text:span></text:span></text:p>
      <text:p text:style-name="artykul"><text:bookmark-start text:name="JEDN_416_1_4"/><text:span text:style-name="T5">Art. 5. </text:span><text:bookmark-start text:name="PP_416_1_45"/><text:span text:style-name="T5">1. </text:span><text:span text:style-name="akapitdomyslny1"><text:span text:style-name="T3">Obiekt budowlany wraz ze związanymi z nim urządzeniami budowlanymi należy, biorąc pod uwagę przewidywany okres użytkowania, projektować i budować w sposób określony w przepisach, w tym techniczno-budowlanych, oraz zgodnie z zasadami wiedzy technicznej, zapewniając: </text:span></text:span><text:span text:style-name="T3"> </text:span></text:p>
      <text:p text:style-name="P1"><text:span text:style-name="T5">1) </text:span><text:span text:style-name="T3">spełnienie wymagań podstawowych dotyczących:  </text:span></text:p>
      <text:p text:style-name="P1"><text:span text:style-name="T5">a) </text:span><text:span text:style-name="T3">bezpieczeństwa konstrukcji, </text:span></text:p>
      <text:p text:style-name="P1"><text:span text:style-name="T5">b) </text:span><text:span text:style-name="T3">bezpieczeństwa pożarowego, </text:span></text:p>
      <text:p text:style-name="P1"><text:span text:style-name="T5">c) </text:span><text:span text:style-name="T3">bezpieczeństwa użytkowania, </text:span></text:p>
      <text:p text:style-name="P1"><text:span text:style-name="T5">d) </text:span><text:span text:style-name="T3">odpowiednich warunków higienicznych i zdrowotnych oraz ochrony środowiska, </text:span></text:p>
      <text:p text:style-name="P1"><text:span text:style-name="T5">e) </text:span><text:span text:style-name="T3">ochrony przed hałasem i drganiami, </text:span></text:p>
      <text:p text:style-name="P1"><text:span text:style-name="T5">f) </text:span><text:bookmark-start text:name="PP_416_1_49"/><text:span text:style-name="T3">odpowiedniej charakterystyki energetycznej budynku oraz racjonalizacji użytkowania energii; </text:span></text:p>
      <text:p text:style-name="P1"><text:span text:style-name="T1">2) </text:span><text:span text:style-name="T3">warunki użytkowe zgodne z przeznaczeniem obiektu, w szczególności w zakresie:  </text:span></text:p>
      <text:p text:style-name="P1"><text:span text:style-name="T5">a) </text:span><text:span text:style-name="T3">zaopatrzenia w wodę i energię elektryczną oraz, odpowiednio do potrzeb, w energię cieplną i paliwa, przy założeniu efektywnego wykorzystania tych czynników, </text:span></text:p>
      <text:p text:style-name="P1"><text:span text:style-name="T5">b) </text:span><text:span text:style-name="T3">usuwania ścieków, wody opadowej i odpadów; </text:span></text:p>
      <text:p text:style-name="P1"><text:span text:style-name="T1">2a) </text:span><text:bookmark-start text:name="PP_416_1_50"/><text:span text:style-name="T3">możliwość dostępu do usług telekomunikacyjnych, w szczególności w zakresie szerokopasmowego dostępu do Internetu; </text:span></text:p>
      <text:p text:style-name="P1"><text:span text:style-name="T5">3) </text:span><text:span text:style-name="T3">możliwość utrzymania właściwego stanu technicznego; </text:span></text:p>
      <text:p text:style-name="P1"><text:span text:style-name="T5">4) </text:span><text:span text:style-name="T3">niezbędne warunki do korzystania z obiektów użyteczności publicznej i mieszkaniowego budownictwa wielorodzinnego przez osoby niepełnosprawne, w szczególności poruszające się na wózkach inwalidzkich; </text:span></text:p>
      <text:p text:style-name="P1"><text:span text:style-name="T5">5) </text:span><text:span text:style-name="T3">warunki bezpieczeństwa i higieny pracy; </text:span></text:p>
      <text:p text:style-name="P1"><text:span text:style-name="T5">6) </text:span><text:span text:style-name="T3">ochronę ludności, zgodnie z wymaganiami obrony cywilnej; </text:span></text:p>
      <text:p text:style-name="P1"><text:span text:style-name="T5">7) </text:span><text:span text:style-name="T3">ochronę obiektów wpisanych do rejestru zabytków oraz obiektów objętych ochroną konserwatorską; </text:span></text:p>
      <text:p text:style-name="P1"><text:span text:style-name="T5">8) </text:span><text:span text:style-name="T3">odpowiednie usytuowanie na działce budowlanej; </text:span></text:p>
      <text:p text:style-name="P1"><text:span text:style-name="T5">9) </text:span><text:bookmark-start text:name="PP_416_1_51"/><text:span text:style-name="T3">poszanowanie, występujących w obszarze oddziaływania obiektu, uzasadnionych interesów osób trzecich, w tym zapewnienie dostępu do drogi publicznej; </text:span></text:p>
      <text:p text:style-name="P1"><text:span text:style-name="T5">10) </text:span><text:span text:style-name="T3">warunki bezpieczeństwa i ochrony zdrowia osób przebywających na terenie budowy. </text:span></text:p>
      <text:p text:style-name="P9"><text:span text:style-name="T1">2. </text:span><text:span text:style-name="akapitdomyslny1"><text:span text:style-name="T3">Obiekt budowlany należy użytkować w sposób zgodny z jego przeznaczeniem i wymaganiami ochrony środowiska oraz utrzymywać w należytym stanie technicznym i estetycznym, nie dopuszczając do nadmiernego pogorszenia jego właściwości użytkowych i sprawności technicznej, w szczególności w zakresie związanym z wymaganiami, o których mowa w ust. 1 pkt 1-7. </text:span></text:span></text:p>
      <text:p text:style-name="P9"><text:span text:style-name="T5">3. </text:span><text:bookmark-start text:name="PP_416_1_52"/><text:span text:style-name="akapitdomyslny1"><text:span text:style-name="T3">Dla budynku oddawanego do użytkowania oraz dla budynku, lokalu mieszkalnego, a także części budynku stanowiącej samodzielną całość techniczno-użytkową, w przypadkach, o których mowa w ust. 4, dokonuje się oceny charakterystyki energetycznej w formie świadectwa charakterystyki energetycznej zawierającego określenie wielkości energii w kWh/m</text:span></text:span><text:span text:style-name="akapitdomyslny1"><text:span text:style-name="T10">2</text:span></text:span><text:span text:style-name="akapitdomyslny1"><text:span text:style-name="T3">/rok niezbędnej do zaspokojenia różnych potrzeb związanych z użytkowaniem budynku, a także wskazanie możliwych do realizacji robót budowlanych, mogących poprawić pod względem opłacalności ich charakterystykę energetyczną. Świadectwo charakterystyki energetycznej ważne jest 10 lat. </text:span></text:span></text:p>
      <text:p text:style-name="P9"><text:span text:style-name="T5">4. </text:span><text:bookmark-start text:name="PP_416_1_54"/><text:span text:style-name="akapitdomyslny1"><text:span text:style-name="T3">W przypadku umów, na podstawie których następuje: </text:span></text:span><text:span text:style-name="T3"> </text:span></text:p>
      <text:p text:style-name="P9"><text:span text:style-name="T5">1) </text:span><text:span text:style-name="T3">przeniesienie własności:  </text:span></text:p>
      <text:p text:style-name="P9"><text:span text:style-name="T5">a) </text:span><text:span text:style-name="T3">budynku, </text:span></text:p>
      <text:p text:style-name="P9"><text:span text:style-name="T5">b) </text:span><text:span text:style-name="T3">lokalu mieszkalnego, z wyjątkiem przeniesienia własności lokalu na podstawie umowy zawartej między osobą, której przysługuje spółdzielcze prawo do lokalu, a spółdzielnią mieszkaniową lub </text:span></text:p>
      <text:p text:style-name="P9"><text:span text:style-name="T5">c) </text:span><text:span text:style-name="T3">będącej nieruchomością części budynku stanowiącej samodzielną całość techniczno-użytkową, albo </text:span></text:p>
      <text:p text:style-name="P9"><text:span text:style-name="T1">2) </text:span><text:span text:style-name="T3">zbycie spółdzielczego własnościowego prawa do lokalu </text:span></text:p>
      <text:p text:style-name="P6">- zbywca przekazuje nabywcy odpowiednie świadectwo charakterystyki energetycznej; </text:p>
      <text:p text:style-name="P9"><text:soft-page-break/><text:span text:style-name="T5">3) </text:span><text:span text:style-name="T3">powstanie stosunku najmu budynku, lokalu mieszkalnego lub części budynku stanowiącej samodzielną całość techniczno-użytkową - wynajmujący udostępnia najemcy odpowiednie świadectwo charakterystyki energetycznej. </text:span></text:p>
      <text:p text:style-name="P9"><text:span text:style-name="T1">4a. </text:span><text:bookmark-start text:name="PP_416_1_56"/><text:span text:style-name="akapitdomyslny1"><text:span text:style-name="T3">W przypadkach, o których mowa w ust. 4, świadectwo charakterystyki energetycznej nie może być sporządzone przez właściciela budynku, lokalu lub będącej nieruchomością części budynku stanowiącej samodzielną całość technicznoużytkową oraz osobę, której przysługuje spółdzielcze własnościowe prawo do lokalu. </text:span></text:span></text:p>
      <text:p text:style-name="P9"><text:span text:style-name="T5">5. </text:span><text:bookmark-start text:name="PP_416_1_57"/><text:span text:style-name="akapitdomyslny1"><text:span text:style-name="T3">W budynkach zasilanych z sieci ciepłowniczej oraz w budynkach z instalacją centralnego ogrzewania zasilaną ze źródła w budynku lub poza nim, świadectwo charakterystyki energetycznej lokalu mieszkalnego może być opracowane na podstawie świadectwa charakterystyki energetycznej budynku. Przepisu nie stosuje się do lokali mieszkalnych posiadających własne instalacje ogrzewcze. </text:span></text:span></text:p>
      <text:p text:style-name="P9"><text:span text:style-name="T5">5a. </text:span><text:bookmark-start text:name="PP_416_1_59"/><text:span text:style-name="akapitdomyslny1"><text:span text:style-name="T3">W przypadku określonym w ust. 5, właściciel lub zarządca budynku ma obowiązek uzyskania świadectwa charakterystyki energetycznej budynku i przekazania jego kopii nieodpłatnie właścicielowi lokalu mieszkalnego lub osobie, której przysługuje spółdzielcze własnościowe prawo do lokalu, w terminie nie dłuższym niż 6 miesięcy od dnia złożenia przez niego wniosku w tej sprawie. </text:span></text:span></text:p>
      <text:p text:style-name="P9"><text:span text:style-name="T5">5b. </text:span><text:bookmark-start text:name="PP_416_1_60"/><text:span text:style-name="akapitdomyslny1"><text:span text:style-name="T3">Świadectwo charakterystyki energetycznej lokalu mieszkalnego należącego do grupy lokali mieszkalnych o jednakowych rozwiązaniach konstrukcyjno-materiałowych i instalacyjnych oraz o takim samym stopniu zużycia mającym wpływ na jakość energetyczną lokalu mieszkalnego i stwierdzonym na podstawie: </text:span></text:span><text:span text:style-name="T3"> </text:span></text:p>
      <text:p text:style-name="P9"><text:span text:style-name="T5">1) </text:span><text:span text:style-name="T3">budowlanej dokumentacji technicznej, </text:span></text:p>
      <text:p text:style-name="P9"><text:span text:style-name="T5">2) </text:span><text:span text:style-name="T3">inwentaryzacji techniczno-budowlanej, w przypadku braku budowlanej dokumentacji technicznej </text:span></text:p>
      <text:p text:style-name="P9"><text:span text:style-name="akapitdomyslnynastepne1"><text:span text:style-name="T3">- może być opracowane w oparciu o wykonaną dla jednego z tych lokali charakterystykę energetyczną oraz ocenę tej charakterystyki. </text:span></text:span></text:p>
      <text:p text:style-name="P9"><text:span text:style-name="T5">6. </text:span><text:bookmark-start text:name="PP_416_1_61"/><text:span text:style-name="akapitdomyslny1"><text:span text:style-name="T3">Świadectwo charakterystyki energetycznej zawierające nieprawdziwe informacje o wielkości energii jest wadą fizyczną rzeczy w rozumieniu przepisów ustawy z dnia 23 kwietnia 1964 r. - Kodeks cywilny (Dz. U. Nr 16, poz. 93, z późn. zm.</text:span></text:span><text:bookmark-start text:name="PP_416_1_64"/><text:span text:style-name="akapitdomyslny1"><text:span text:style-name="T3">) o rękojmi za wady. </text:span></text:span></text:p>
      <text:p text:style-name="P9"><text:span text:style-name="T5">7. </text:span><text:bookmark-start text:name="PP_416_1_65"/><text:span text:style-name="akapitdomyslny1"><text:span text:style-name="T3">Przepisów ust. 3-6 nie stosuje się do budynków: </text:span></text:span><text:span text:style-name="T3"> </text:span></text:p>
      <text:p text:style-name="P9"><text:span text:style-name="T5">1) </text:span><text:span text:style-name="T3">podlegających ochronie na podstawie przepisów o ochronie zabytków i opiece nad zabytkami; </text:span></text:p>
      <text:p text:style-name="P9"><text:span text:style-name="T5">2) </text:span><text:span text:style-name="T3">używanych jako miejsca kultu i do działalności religijnej; </text:span></text:p>
      <text:p text:style-name="P9"><text:span text:style-name="T5">3) </text:span><text:span text:style-name="T3">przeznaczonych do użytkowania w czasie nie dłuższym niż 2 lata; </text:span></text:p>
      <text:p text:style-name="P9"><text:span text:style-name="T5">4) </text:span><text:span text:style-name="T3">niemieszkalnych służących gospodarce rolnej; </text:span></text:p>
      <text:p text:style-name="P9"><text:span text:style-name="T5">5) </text:span><text:span text:style-name="T3">przemysłowych i gospodarczych o zapotrzebowaniu na energię nie większym niż 50 kWh/m</text:span><text:span text:style-name="T10">2</text:span><text:span text:style-name="T3">/rok; </text:span></text:p>
      <text:p text:style-name="P9"><text:span text:style-name="T5">6) </text:span><text:span text:style-name="T3">mieszkalnych przeznaczonych do użytkowania nie dłużej niż 4 miesiące w roku; </text:span></text:p>
      <text:p text:style-name="P9"><text:span text:style-name="T5">7) </text:span><text:span text:style-name="T3">wolnostojących o powierzchni użytkowej poniżej 50 m</text:span><text:span text:style-name="T10">2</text:span><text:span text:style-name="T3">. </text:span></text:p>
      <text:p text:style-name="P9"><text:span text:style-name="T1">8. </text:span><text:bookmark-start text:name="PP_416_1_66"/><text:span text:style-name="akapitdomyslny1"><text:span text:style-name="T3">Świadectwo charakterystyki energetycznej budynku, lokalu mieszkalnego lub części budynku stanowiącej samodzielną całość techniczno-użytkową może sporządzać osoba, która: </text:span></text:span><text:span text:style-name="T3"> </text:span></text:p>
      <text:p text:style-name="P9"><text:span text:style-name="T5">1) </text:span><text:span text:style-name="T3">posiada pełną zdolność do czynności prawnych; </text:span></text:p>
      <text:p text:style-name="P9"><text:span text:style-name="T5">2) </text:span><text:span text:style-name="T3">ukończyła, w rozumieniu przepisów o szkolnictwie wyższym, co najmniej:  </text:span></text:p>
      <text:p text:style-name="P9"><text:span text:style-name="T5">a) </text:span><text:span text:style-name="T3">studia magisterskie albo </text:span></text:p>
      <text:p text:style-name="P9"><text:span text:style-name="T5">b) </text:span><text:span text:style-name="T3">studia inżynierskie na kierunkach: architektura, budownictwo, inżynieria środowiska, energetyka lub pokrewnych; </text:span></text:p>
      <text:p text:style-name="P9"><text:span text:style-name="T1">3) </text:span><text:span text:style-name="T3">nie była karana za przestępstwo przeciwko mieniu, wiarygodności dokumentów, obrotowi gospodarczemu, obrotowi pieniędzmi i papierami wartościowymi lub za przestępstwo skarbowe; </text:span></text:p>
      <text:p text:style-name="P9"><text:span text:style-name="T5">4) </text:span><text:span text:style-name="T3">posiada uprawnienia budowlane w specjalności architektonicznej, konstrukcyjno-budowlanej lub instalacyjnej albo odbyła szkolenie i złożyła z wynikiem pozytywnym egzamin przed ministrem właściwym do spraw budownictwa, gospodarki przestrzennej i mieszkaniowej. </text:span></text:p>
      <text:p text:style-name="P9"><text:span text:style-name="T1">9. </text:span><text:bookmark-start text:name="PP_416_1_68"/><text:span text:style-name="akapitdomyslny1"><text:span text:style-name="T3">Minister właściwy do spraw budownictwa, gospodarki przestrzennej i mieszkaniowej określi, w drodze rozporządzenia, sposób przeprowadzania i zakres programowy szkolenia oraz egzaminu, o których mowa w ust. 8 pkt 4, warunki i wysokość odpłatności za szkolenie i postępowanie egzaminacyjne mając na uwadze zapewnienie odpowiedniego poziomu edukacyjnego szkoleń w celu zagwarantowania rzetelnego i sprawnego przygotowania kandydatów do egzaminu. </text:span></text:span></text:p>
      <text:p text:style-name="P9"><text:span text:style-name="T5">10. </text:span><text:bookmark-start text:name="PP_416_1_69"/><text:span text:style-name="akapitdomyslny1"><text:span text:style-name="T3">Wpływy z opłat za postępowania egzaminacyjne stanowią dochód budżetu państwa. </text:span></text:span></text:p>
      <text:p text:style-name="P9"><text:span text:style-name="T5">11. </text:span><text:bookmark-start text:name="PP_416_1_70"/><text:span text:style-name="akapitdomyslny1"><text:span text:style-name="T3">Za równorzędne z odbyciem szkolenia oraz złożeniem z wynikiem pozytywnym egzaminu, o których mowa w ust. 8 pkt 4 uznaje się ukończenie, nie mniej niż rocznych, studiów podyplomowych </text:span></text:span><text:soft-page-break/><text:span text:style-name="akapitdomyslny1"><text:span text:style-name="T3">na kierunkach: architektura, budownictwo, inżyniera środowiska, energetyka lub pokrewne w zakresie audytu energetycznego na potrzeby termomodernizacji oraz oceny energetycznej budynków. </text:span></text:span></text:p>
      <text:p text:style-name="P9"><text:span text:style-name="T5">12. </text:span><text:bookmark-start text:name="PP_416_1_71"/><text:span text:style-name="akapitdomyslny1"><text:span text:style-name="T3">Program studiów podyplomowych, o których mowa w ust. 11, powinien uwzględniać problematykę objętą programem szkoleń określonym, w drodze rozporządzenia, o którym mowa w ust. 9. Minister właściwy do spraw szkolnictwa wyższego zatwierdza po zaopiniowaniu przez ministra właściwego do spraw budownictwa, gospodarki przestrzennej i mieszkaniowej proponowany przez wydziały szkół wyższych program studiów podyplomowych. </text:span></text:span></text:p>
      <text:p text:style-name="P9"><text:span text:style-name="T5">13. </text:span><text:bookmark-start text:name="PP_416_1_72"/><text:span text:style-name="akapitdomyslny1"><text:span text:style-name="T3">Obywatel państwa członkowskiego Unii Europejskiej, Konfederacji Szwajcarskiej lub państwa członkowskiego Europejskiego Porozumienia o Wolnym Handlu (EFTA) - strony umowy o Europejskim Obszarze Gospodarczym, może dokonywać oceny charakterystyki energetycznej budynku, lokalu mieszkalnego lub części budynku stanowiącej samodzielną całość techniczno-użytkową i sporządzać świadectwo charakterystyki energetycznej budynku, lokalu mieszkalnego lub części budynku stanowiącej samodzielną całość techniczno-użytkową po uznaniu kwalifikacji nabytych w tych państwach, zgodnie z przepisami ustawy z dnia 18 marca 2008 r. o zasadach uznawania kwalifikacji zawodowych nabytych w państwach członkowskich Unii Europejskiej (Dz. U. Nr 63, poz. 394). </text:span></text:span></text:p>
      <text:p text:style-name="P9"><text:span text:style-name="T5">14. </text:span><text:bookmark-start text:name="PP_416_1_76"/><text:span text:style-name="akapitdomyslny1"><text:span text:style-name="T3">Minister właściwy do spraw budownictwa, gospodarki przestrzennej i mieszkaniowej prowadzi w formie elektronicznej rejestr osób, które złożyły z wynikiem pozytywnym egzamin, o którym mowa w ust. 8 pkt 4, oraz osób, które ukończyły studia podyplomowe, o których mowa w ust. 11. </text:span></text:span></text:p>
      <text:p text:style-name="P9"><text:span text:style-name="T5">15. </text:span><text:bookmark-start text:name="PP_416_1_78"/><text:span text:style-name="akapitdomyslny1"><text:span text:style-name="T3">W rejestrze, o którym mowa w ust. 14, wpisuje się następujące dane: </text:span></text:span><text:span text:style-name="T3"> </text:span></text:p>
      <text:p text:style-name="P9"><text:span text:style-name="T5">1) </text:span><text:span text:style-name="T3">numer wpisu; </text:span></text:p>
      <text:p text:style-name="P9"><text:span text:style-name="T5">2) </text:span><text:span text:style-name="T3">numer uprawnienia; </text:span></text:p>
      <text:p text:style-name="P9"><text:span text:style-name="T5">3) </text:span><text:span text:style-name="T3">datę wpisu; </text:span></text:p>
      <text:p text:style-name="P9"><text:span text:style-name="T5">4) </text:span><text:span text:style-name="T3">imię i nazwisko; </text:span></text:p>
      <text:p text:style-name="P9"><text:span text:style-name="T5">5) </text:span><text:span text:style-name="T3">data i miejsce urodzenia; </text:span></text:p>
      <text:p text:style-name="P9"><text:span text:style-name="T5">6) </text:span><text:span text:style-name="T3">adres do korespondencji; </text:span></text:p>
      <text:p text:style-name="P9"><text:span text:style-name="T5">7) </text:span><text:span text:style-name="T3">numer telefonu i faksu. </text:span></text:p>
      <text:p text:style-name="artykul"><text:bookmark-start text:name="JEDN_416_1_5"/><text:span text:style-name="T1">Art. 5</text:span><text:span text:style-name="T13">1</text:span><text:span text:style-name="T1">. </text:span><text:bookmark-start text:name="PP_416_1_80"/><text:span text:style-name="T1">1. </text:span><text:span text:style-name="akapitdomyslny1"><text:span text:style-name="T3">Osoba posiadająca uprawnienia do sporządzania świadectw charakterystyki energetycznej budynku, lokalu mieszkalnego lub części budynku stanowiącej samodzielną całość techniczno-użytkową traci je w przypadku: </text:span></text:span><text:span text:style-name="T3"> </text:span></text:p>
      <text:p text:style-name="P9"><text:span text:style-name="T5">1) </text:span><text:span text:style-name="T3">skazania prawomocnym wyrokiem za popełnienie przestępstwa, o którym mowa w art. 5 ust. 8 pkt 3; </text:span></text:p>
      <text:p text:style-name="P9"><text:span text:style-name="T5">2) </text:span><text:span text:style-name="T3">pozbawienia praw publicznych; </text:span></text:p>
      <text:p text:style-name="P9"><text:span text:style-name="T5">3) </text:span><text:span text:style-name="T3">całkowitego lub częściowego ubezwłasnowolnienia; </text:span></text:p>
      <text:p text:style-name="P9"><text:span text:style-name="T5">4) </text:span><text:span text:style-name="T3">niedopełnienia obowiązków lub naruszenia zakazów określonych w art. 5 ust. 4a oraz art. 5</text:span><text:span text:style-name="T10">2</text:span><text:span text:style-name="T3"> ust. 1, po przeprowadzeniu, przez ministra właściwego do spraw budownictwa, gospodarki przestrzennej i mieszkaniowej, postępowania wyjaśniającego w sprawie utraty uprawnień. </text:span></text:p>
      <text:p text:style-name="P9"><text:span text:style-name="T1">2. </text:span><text:span text:style-name="akapitdomyslny1"><text:span text:style-name="T3">Minister właściwy do spraw budownictwa, gospodarki przestrzennej i mieszkaniowej prowadzi w formie elektronicznej rejestr osób, które utraciły uprawnienia do sporządzania świadectw charakterystyki energetycznej budynku, lokalu mieszkalnego lub części budynku stanowiącej samodzielną całość techniczno-użytkową w przypadkach, o których mowa w ust. 1. Rejestr zawiera dane, o których mowa w art. 5 ust. 15 pkt 1-5. </text:span></text:span></text:p>
      <text:p text:style-name="P9"><text:span text:style-name="T5">3. </text:span><text:span text:style-name="akapitdomyslny1"><text:span text:style-name="T3">W przypadku, o którym mowa w ust. 1 pkt 1-3, minister właściwy do spraw budownictwa, gospodarki przestrzennej i mieszkaniowej, na podstawie prawomocnego orzeczenia sądu, wpisuje z urzędu do rejestru, o którym mowa w ust. 2, osoby, które utraciły uprawnienia do sporządzania świadectw charakterystyki energetycznej budynku, lokalu mieszkalnego lub części budynku stanowiącej samodzielną całość techniczno-użytkową. </text:span></text:span></text:p>
      <text:p text:style-name="P9"><text:span text:style-name="T5">4. </text:span><text:span text:style-name="akapitdomyslny1"><text:span text:style-name="T3">W przypadku powzięcia informacji o niedopełnieniu obowiązków lub naruszeniu zakazów, o których mowa w art. 5 ust. 4a oraz art. 5</text:span></text:span><text:span text:style-name="akapitdomyslny1"><text:span text:style-name="T10">2</text:span></text:span><text:span text:style-name="akapitdomyslny1"><text:span text:style-name="T3"> ust. 1, przez osobę uprawnioną do sporządzania świadectw charakterystyki energetycznej budynku, lokalu mieszkalnego lub części budynku stanowiącej samodzielną całość techniczno-użytkową, minister właściwy do spraw budownictwa, gospodarki przestrzennej i mieszkaniowej wszczyna, z urzędu lub na wniosek osoby, która zleciła osobie uprawnionej sporządzenie świadectwa charakterystyki energetycznej budynku, lokalu mieszkalnego </text:span></text:span><text:soft-page-break/><text:span text:style-name="akapitdomyslny1"><text:span text:style-name="T3">lub części budynku stanowiącej samodzielną całość techniczno-użytkową, postępowanie w sprawie utraty uprawnień. </text:span></text:span></text:p>
      <text:p text:style-name="P9"><text:span text:style-name="T5">5. </text:span><text:span text:style-name="akapitdomyslny1"><text:span text:style-name="T3">W przypadku ustalenia, że osoba uprawniona do sporządzania świadectw charakterystyki energetycznej budynku, lokalu mieszkalnego lub części budynku stanowiącej samodzielną całość techniczno-użytkową nie dopełniła obowiązków lub naruszyła zakazy, o których mowa w art. 5 ust. 4a oraz art. 5</text:span></text:span><text:span text:style-name="akapitdomyslny1"><text:span text:style-name="T10">2</text:span></text:span><text:span text:style-name="akapitdomyslny1"><text:span text:style-name="T3"> ust. 1, minister właściwy do spraw budownictwa, gospodarki przestrzennej i mieszkaniowej orzeka, w drodze decyzji, o utracie przez tę osobę uprawnień do sporządzania świadectw charakterystyki energetycznej budynku, lokalu mieszkalnego lub części budynku stanowiącej samodzielną całość techniczno-użytkową. Wpisanie tej osoby do rejestru, o którym mowa w ust. 2, następuje z dniem, gdy decyzja stanie się ostateczna. </text:span></text:span></text:p>
      <text:p text:style-name="P9"><text:span text:style-name="T5">6. </text:span><text:span text:style-name="akapitdomyslny1"><text:span text:style-name="T3">Od decyzji, o której mowa w ust. 5, nie służy odwołanie. Strona niezadowolona z decyzji może zwrócić się do ministra właściwego do spraw budownictwa, gospodarki przestrzennej i mieszkaniowej, w terminie 2 miesięcy od dnia doręczenia decyzji, z wnioskiem o ponowne rozpatrzenie sprawy. Do wniosku stosuje się odpowiednio przepisy Kodeksu postępowania administracyjnego dotyczące odwołań od decyzji. </text:span></text:span></text:p>
      <text:p text:style-name="P9"><text:span text:style-name="T5">7. </text:span><text:span text:style-name="akapitdomyslny1"><text:span text:style-name="T3">W przypadku ustania przyczyny wpisania do rejestru, o którym mowa w ust. 2, na wniosek zainteresowanego, minister właściwy do spraw budownictwa, gospodarki przestrzennej i mieszkaniowej niezwłocznie wykreśla wpis, z zastrzeżeniem ust. 8. </text:span></text:span></text:p>
      <text:p text:style-name="P9"><text:span text:style-name="T5">8. </text:span><text:span text:style-name="akapitdomyslny1"><text:span text:style-name="T3">W przypadku utraty uprawnień na podstawie decyzji, o której mowa w ust. 5, ponowne ich uzyskanie może nastąpić wyłącznie w wyniku pozytywnego złożenia egzaminu, o którym mowa w art. 5 ust. 8 pkt 4. Do egzaminu można przystąpić nie wcześniej niż po upływie 12 miesięcy, licząc od dnia utraty uprawnień. </text:span></text:span></text:p>
      <text:p text:style-name="artykul"><text:bookmark-start text:name="JEDN_416_1_6"/><text:span text:style-name="T5">Art. 5</text:span><text:span text:style-name="T11">2</text:span><text:span text:style-name="T5">. </text:span><text:bookmark-start text:name="PP_416_1_81"/><text:span text:style-name="T5">1. </text:span><text:span text:style-name="akapitdomyslny1"><text:span text:style-name="T3">Osoba sporządzająca świadectwo charakterystyki energetycznej budynku, lokalu mieszkalnego lub części budynku stanowiącej samodzielną całość techniczno-użytkową obowiązana jest: </text:span></text:span><text:span text:style-name="T3"> </text:span></text:p>
      <text:p text:style-name="P9"><text:span text:style-name="T5">1) </text:span><text:span text:style-name="T3">przechowywać sporządzone świadectwa przez okres 10 lat; </text:span></text:p>
      <text:p text:style-name="P9"><text:span text:style-name="T5">2) </text:span><text:span text:style-name="T3">wykonywać czynności związane ze sporządzaniem świadectwa charakterystyki energetycznej z należytą starannością uwzględniając w szczególności rozwój wiedzy technicznej oraz zmiany w przepisach prawa; </text:span></text:p>
      <text:p text:style-name="P9"><text:span text:style-name="T5">3) </text:span><text:bookmark-start text:name="PP_416_1_82"/><text:span text:style-name="T3">zawrzeć umowę ubezpieczenia odpowiedzialności cywilnej za szkody wyrządzone w związku ze sporządzaniem świadectwa charakterystyki energetycznej. </text:span></text:p>
      <text:p text:style-name="P9"><text:span text:style-name="T1">2. </text:span><text:span text:style-name="akapitdomyslny1"><text:span text:style-name="T3">Minister właściwy do spraw instytucji finansowych, w porozumieniu z ministrem właściwym do spraw budownictwa, gospodarki przestrzennej i mieszkaniowej, po zasięgnięciu opinii Polskiej Izby Ubezpieczeń, określi, w drodze rozporządzenia, szczegółowy zakres ubezpieczenia obowiązkowego, o którym mowa w ust. 1 pkt 3, termin powstania obowiązku ubezpieczenia oraz minimalną sumę gwarancyjną, biorąc w szczególności pod uwagę zakres zadań realizowanych przez osobę sporządzającą świadectwo charakterystyki energetycznej. </text:span></text:span></text:p>
      <text:p text:style-name="artykul"><text:bookmark-start text:name="JEDN_416_1_7"/><text:span text:style-name="T5">A</text:span><text:span text:style-name="T5">rt. 5a. </text:span><text:bookmark-start text:name="PP_416_1_83"/><text:span text:style-name="T5">1. </text:span><text:span text:style-name="akapitdomyslny1"><text:span text:style-name="T3">W przypadku budowy obiektu liniowego, którego przebieg został ustalony w miejscowym planie zagospodarowania przestrzennego, a także wykonywania innych robót budowlanych dotyczących obiektu liniowego, gdy liczba stron w postępowaniu przekracza 20, stosuje się przepis art. 49 Kodeksu postępowania administracyjnego. </text:span></text:span><text:span text:style-name="T3"> </text:span></text:p>
      <text:p text:style-name="P9"><text:span text:style-name="T5">2. </text:span><text:span text:style-name="akapitdomyslny1"><text:span text:style-name="T3">Przepisu ust. 1 nie stosuje się do inwestora oraz właścicieli, użytkowników wieczystych i zarządców nieruchomości, jeżeli na tych nieruchomościach są lub będą wykonywane roboty budowlane. </text:span></text:span></text:p>
      <text:p text:style-name="artykul"><text:bookmark-start text:name="JEDN_416_1_8"/><text:span text:style-name="T5">Art. 6. </text:span><text:bookmark-start text:name="PP_416_1_84"/><text:span text:style-name="akapitdomyslny1"><text:span text:style-name="T3">Dla działek budowlanych lub terenów, na których jest przewidziana budowa obiektów budowlanych lub funkcjonalnie powiązanych zespołów obiektów budowlanych, należy zaprojektować odpowiednie zagospodarowanie, zgodnie z wymaganiami art. 5, zrealizować je przed oddaniem tych obiektów (zespołów) do użytkowania oraz zapewnić utrzymanie tego zagospodarowania we właściwym stanie techniczno-użytkowym przez okres istnienia obiektów (zespołów) budowlanych. </text:span></text:span></text:p>
      <text:p text:style-name="artykul"><text:bookmark-start text:name="JEDN_416_1_9"/><text:soft-page-break/><text:span text:style-name="T5">Art. 7. 1. </text:span><text:span text:style-name="akapitustep1"><text:span text:style-name="T3">Do przepisów techniczno-budowlanych zalicza się:  </text:span></text:span><text:span text:style-name="T3"><text:line-break/></text:span></text:p>
      <text:p text:style-name="P9"><text:span text:style-name="T5">1) </text:span><text:bookmark-start text:name="PP_416_1_85"/><text:span text:style-name="T3">warunki techniczne, jakim powinny odpowiadać obiekty budowlane i ich usytuowanie, uwzględniające wymagania, o których mowa w art. 5; </text:span></text:p>
      <text:p text:style-name="P9"><text:span text:style-name="T5">2) </text:span><text:span text:style-name="T3">warunki techniczne użytkowania obiektów budowlanych.  </text:span></text:p>
      <text:p text:style-name="P9"><text:span text:style-name="T1">2. </text:span><text:span text:style-name="akapitustep1"><text:span text:style-name="T3">Warunki, o których mowa w ust. 1 pkt 1, określą, w drodze rozporządzenia:  </text:span></text:span><text:span text:style-name="T3"><text:line-break/></text:span></text:p>
      <text:p text:style-name="P9"><text:span text:style-name="T5">1) </text:span><text:bookmark-start text:name="PP_416_1_86"/><text:span text:style-name="T3">minister właściwy do spraw budownictwa, gospodarki przestrzennej i mieszkaniowej dla budynków oraz związanych z nimi urządzeń;  </text:span></text:p>
      <text:p text:style-name="P9"><text:span text:style-name="T5">2) </text:span><text:bookmark-start text:name="PP_416_1_89"/><text:span text:style-name="T3">właściwi ministrowie, w porozumieniu z ministrem właściwym do spraw budownictwa, gospodarki przestrzennej i mieszkaniowej, dla obiektów budowlanych niewymienionych w pkt 1.  </text:span></text:p>
      <text:p text:style-name="P9"><text:span text:style-name="T1">3. </text:span><text:span text:style-name="akapitustep1"><text:span text:style-name="T3">Warunki, o których mowa w ust. 1 pkt 2, mogą określić, w drodze rozporządzenia:  </text:span></text:span><text:span text:style-name="T3"><text:line-break/></text:span></text:p>
      <text:p text:style-name="P9"><text:span text:style-name="T5">1) </text:span><text:bookmark-start text:name="PP_416_1_92"/><text:span text:style-name="T3">minister właściwy do spraw budownictwa, gospodarki przestrzennej i mieszkaniowej - dla budynków mieszkalnych;  </text:span></text:p>
      <text:p text:style-name="P9"><text:span text:style-name="T5">2) </text:span><text:bookmark-start text:name="PP_416_1_95"/><text:span text:style-name="T3">właściwi ministrowie, w porozumieniu z ministrem właściwym do spraw budownictwa, gospodarki przestrzennej i mieszkaniowej - dla innych obiektów budowlanych.  </text:span></text:p>
      <text:p text:style-name="artykul"><text:bookmark-start text:name="JEDN_416_1_10"/><text:span text:style-name="T1">Art. 8. </text:span><text:bookmark-start text:name="PP_416_1_98"/><text:span text:style-name="akapitdomyslny1"><text:span text:style-name="T3">Rada Ministrów może określić, w drodze rozporządzenia, dodatkowe warunki techniczne, jakim powinny odpowiadać budynki służące bezpieczeństwu lub obronności państwa, albo których przepisów, wydanych na podstawie art. 7 ust. 2 pkt 1, nie stosuje się do tych budynków. </text:span></text:span></text:p>
      <text:p text:style-name="artykul"><text:bookmark-start text:name="JEDN_416_1_11"/><text:span text:style-name="T5">Art. 9. 1. </text:span><text:bookmark-start text:name="PP_416_1_99"/><text:span text:style-name="akapitustep1"><text:span text:style-name="T3">W przypadkach szczególnie uzasadnionych dopuszcza się odstępstwo od przepisów techniczno-budowlanych, o których mowa w art. 7. Odstępstwo nie może powodować zagrożenia życia ludzi lub bezpieczeństwa mienia, a w stosunku do obiektów, o których mowa w art. 5 ust. 1 pkt 4 - ograniczenia dostępności dla osób niepełnosprawnych oraz nie powinno powodować pogorszenia warunków zdrowotno-sanitarnych i użytkowych, a także stanu środowiska, po spełnieniu określonych warunków zamiennych.  </text:span></text:span><text:span text:style-name="T3"><text:line-break/></text:span></text:p>
      <text:p text:style-name="P9"><text:span text:style-name="T5">2. </text:span><text:span text:style-name="akapitustep1"><text:span text:style-name="T3">Właściwy organ, po uzyskaniu upoważnienia ministra, który ustanowił przepisy techniczno-budowlane, w drodze postanowienia, udziela bądź odmawia zgody na odstępstwo.  </text:span></text:span></text:p>
      <text:p text:style-name="P9"><text:span text:style-name="T5">3. </text:span><text:bookmark-start text:name="PP_416_1_101"/><text:span text:style-name="akapitdomyslny1"><text:span text:style-name="T3">Wniosek do ministra, o którym mowa w ust. 2, w sprawie upoważnienia do udzielenia zgody na odstępstwo właściwy organ składa przed wydaniem decyzji o pozwoleniu na budowę. Wniosek powinien zawierać: </text:span></text:span><text:span text:style-name="T3"> </text:span></text:p>
      <text:p text:style-name="P9"><text:span text:style-name="T5">1) </text:span><text:span text:style-name="T3">charakterystykę obiektu oraz, w miarę potrzeby, projekt zagospodarowania działki lub terenu, a jeżeli odstępstwo mogłoby mieć wpływ na środowisko lub nieruchomości sąsiednie - również projekty zagospodarowania tych nieruchomości, z uwzględnieniem istniejącej i projektowanej zabudowy; </text:span></text:p>
      <text:p text:style-name="P9"><text:span text:style-name="T5">2) </text:span><text:span text:style-name="T3">szczegółowe uzasadnienie konieczności wprowadzenia odstępstwa; </text:span></text:p>
      <text:p text:style-name="P9"><text:span text:style-name="T5">3) </text:span><text:span text:style-name="T3">propozycje rozwiązań zamiennych; </text:span></text:p>
      <text:p text:style-name="P9"><text:span text:style-name="T5">4) </text:span><text:span text:style-name="T3">pozytywną opinię wojewódzkiego konserwatora zabytków w odniesieniu do obiektów budowlanych wpisanych do rejestru zabytków oraz innych obiektów budowlanych usytuowanych na obszarach objętych ochroną konserwatorską; </text:span></text:p>
      <text:p text:style-name="P9"><text:span text:style-name="T5">5) </text:span><text:span text:style-name="T3">w zależności od potrzeb - pozytywną opinię innych zainteresowanych organów. </text:span></text:p>
      <text:p text:style-name="P9"><text:span text:style-name="T1">4. </text:span><text:span text:style-name="akapitustep1"><text:span text:style-name="T3">Minister, o którym mowa w ust. 2, może uzależnić upoważnienie do wyrażenia zgody na odstępstwo od spełnienia dodatkowych warunków.  </text:span></text:span></text:p>
      <text:p text:style-name="artykul"><text:bookmark-start text:name="JEDN_416_1_12"/><text:span text:style-name="T5">Art. 10. </text:span><text:bookmark-start text:name="PP_416_1_102"/><text:span text:style-name="akapitdomyslny1"><text:span text:style-name="T3">Wyroby wytworzone w celu zastosowania w obiekcie budowlanym w sposób trwały, o właściwościach użytkowych, umożliwiających prawidłowo zaprojektowanym i wykonanym obiektom budowlanym spełnienie wymagań podstawowych, o których mowa w art. 5 ust. 1 pkt 1, można stosować przy wykonywaniu robót budowlanych wyłącznie, jeżeli wyroby te zostały wprowadzone do obrotu zgodnie z przepisami odrębnymi. </text:span></text:span></text:p>
      <text:p text:style-name="artykul"><text:bookmark-start text:name="JEDN_416_1_13"/><text:soft-page-break/><text:span text:style-name="T5">Art. 10a. </text:span><text:bookmark-start text:name="PP_416_1_116"/><text:span text:style-name="T4">(skreślony)</text:span></text:p>
      <text:p text:style-name="artykul"><text:bookmark-start text:name="JEDN_416_1_14"/><text:span text:style-name="T5">Art. 11. </text:span><text:bookmark-start text:name="PP_416_1_118"/><text:span text:style-name="T5">1. </text:span><text:span text:style-name="akapitdomyslny1"><text:span text:style-name="T3">Minister właściwy do spraw zdrowia określi, w drodze rozporządzenia, dopuszczalne stężenia i natężenia czynników szkodliwych dla zdrowia wydzielanych przez materiały budowlane, urządzenia i elementy wyposażenia w pomieszczeniach przeznaczonych na pobyt ludzi. </text:span></text:span><text:span text:style-name="T3"> </text:span></text:p>
      <text:p text:style-name="P9"><text:span text:style-name="T5">2. </text:span><text:span text:style-name="akapitdomyslny1"><text:span text:style-name="T3">Minister właściwy do spraw rolnictwa, w porozumieniu z ministrem właściwym do spraw zdrowia, może określić, w drodze rozporządzenia, dopuszczalne stężenia i natężenia czynników szkodliwych w pomieszczeniach przeznaczonych dla zwierząt. </text:span></text:span></text:p>
      <text:p text:style-name="P10"><text:bookmark-start text:name="JEDN_416_2_r"/><text:span text:style-name="T2">Rozdział 2</text:span><text:span text:style-name="T3"> </text:span></text:p>
      <text:p text:style-name="P11"><text:line-break/>Samodzielne funkcje techniczne w budownictwie</text:p>
      <text:p text:style-name="artykul"><text:bookmark-start text:name="JEDN_416_2_0"/><text:span text:style-name="T5">Art. 12. 1. </text:span><text:span text:style-name="akapitustep1"><text:span text:style-name="T3">Za samodzielną funkcję techniczną w budownictwie uważa się działalność związaną z koniecznością fachowej oceny zjawisk technicznych lub samodzielnego rozwiązania zagadnień architektonicznych i technicznych oraz techniczno-organizacyjnych, a w szczególności działalność obejmującą:  </text:span></text:span><text:span text:style-name="T3"><text:line-break/></text:span></text:p>
      <text:p text:style-name="P9"><text:span text:style-name="T5">1) </text:span><text:span text:style-name="T3">projektowanie, sprawdzanie projektów architektoniczno-budowlanych i sprawowanie nadzoru autorskiego;  </text:span></text:p>
      <text:p text:style-name="P9"><text:span text:style-name="T5">2) </text:span><text:span text:style-name="T3">kierowanie budową lub innymi robotami budowlanymi;  </text:span></text:p>
      <text:p text:style-name="P9"><text:span text:style-name="T5">3) </text:span><text:span text:style-name="T3">kierowanie wytwarzaniem konstrukcyjnych elementów budowlanych oraz nadzór i kontrolę techniczną wytwarzania tych elementów;  </text:span></text:p>
      <text:p text:style-name="P9"><text:span text:style-name="T5">4) </text:span><text:span text:style-name="T3">wykonywanie nadzoru inwestorskiego;  </text:span></text:p>
      <text:p text:style-name="P9"><text:span text:style-name="T5">5) </text:span><text:span text:style-name="T3">sprawowanie kontroli technicznej utrzymania obiektów budowlanych;  </text:span></text:p>
      <text:p text:style-name="P9"><text:span text:style-name="T5">6) </text:span><text:bookmark-start text:name="PP_416_2_126"/><text:span text:style-name="T4">(skreślony)</text:span></text:p>
      <text:p text:style-name="P9"><text:span text:style-name="T5">7) </text:span><text:span text:style-name="T3">rzeczoznawstwo budowlane.  </text:span></text:p>
      <text:p text:style-name="P9"><text:span text:style-name="T1">2. </text:span><text:bookmark-start text:name="PP_416_2_128"/><text:span text:style-name="akapitdomyslny1"><text:span text:style-name="T3">Samodzielne funkcje techniczne w budownictwie, określone w ust. 1 pkt 1-5, mogą wykonywać wyłącznie osoby posiadające odpowiednie wykształcenie techniczne i praktykę zawodową, dostosowane do rodzaju, stopnia skomplikowania działalności i innych wymagań związanych z wykonywaną funkcją, stwierdzone decyzją, zwaną dalej </text:span></text:span><text:span text:style-name="akapitdomyslny1"><text:span text:style-name="T6">„uprawnieniami budowlanymi”</text:span></text:span><text:span text:style-name="akapitdomyslny1"><text:span text:style-name="T3">, wydaną przez organ samorządu zawodowego. </text:span></text:span></text:p>
      <text:p text:style-name="P9"><text:span text:style-name="T5">3. </text:span><text:bookmark-start text:name="PP_416_2_131"/><text:span text:style-name="akapitdomyslny1"><text:span text:style-name="T3">Warunkiem uzyskania uprawnień budowlanych jest zdanie egzaminu ze znajomości procesu budowlanego oraz umiejętności praktycznego zastosowania wiedzy technicznej. </text:span></text:span></text:p>
      <text:p text:style-name="P9"><text:span text:style-name="T5">4. </text:span><text:bookmark-start text:name="PP_416_2_132"/><text:span text:style-name="akapitdomyslny1"><text:span text:style-name="T3">Egzamin składa się przed komisją egzaminacyjną powoływaną przez organ samorządu zawodowego albo inny upoważniony organ. </text:span></text:span></text:p>
      <text:p text:style-name="P9"><text:span text:style-name="T5">5. </text:span><text:bookmark-start text:name="PP_416_2_135"/><text:span text:style-name="akapitdomyslny1"><text:span text:style-name="T3">Koszty postępowania kwalifikacyjnego, obejmujące w szczególności wynagrodzenie członków komisji egzaminacyjnej, ponosi osoba ubiegająca się o nadanie uprawnień budowlanych. </text:span></text:span></text:p>
      <text:p text:style-name="P9"><text:span text:style-name="T5">6. </text:span><text:bookmark-start text:name="PP_416_2_137"/><text:span text:style-name="akapitdomyslny1"><text:span text:style-name="T3">Osoby wykonujące samodzielne funkcje techniczne w budownictwie są odpowiedzialne za wykonywanie tych funkcji zgodnie z przepisami i zasadami wiedzy technicznej oraz za należytą staranność w wykonywaniu pracy, jej właściwą organizację, bezpieczeństwo i jakość. </text:span></text:span></text:p>
      <text:p text:style-name="P9"><text:span text:style-name="T5">7. </text:span><text:bookmark-start text:name="PP_416_2_139"/><text:span text:style-name="akapitdomyslny1"><text:span text:style-name="T3">Podstawę do wykonywania samodzielnych funkcji technicznych w budownictwie stanowi wpis, w drodze decyzji, do centralnego rejestru, o którym mowa w art. 88a ust. 1 pkt 3 lit. a, oraz - zgodnie z odrębnymi przepisami - wpis na listę członków właściwej izby samorządu zawodowego, potwierdzony zaświadczeniem wydanym przez tę izbę, z określonym w nim terminem ważności. </text:span></text:span></text:p>
      <text:p text:style-name="P12">8. <text:bookmark-start text:name="PP_416_2_142"/></text:p>
      <text:p text:style-name="P9"><text:span text:style-name="T5">9. </text:span><text:bookmark-start text:name="PP_416_2_144"/><text:span text:style-name="akapitdomyslny1"><text:span text:style-name="T3">Organy samorządu zawodowego są obowiązane przekazywać bezzwłocznie informacje o wpisie na listę członków właściwej izby samorządu zawodowego oraz o wykreśleniu z tej listy, w celu ujawnienia w rejestrze, o którym mowa w art. 88a ust. 1 pkt 3 lit. a. </text:span></text:span></text:p>
      <text:p text:style-name="artykul"><text:bookmark-start text:name="JEDN_416_2_1"/><text:span text:style-name="T5">Art. 12a. </text:span><text:bookmark-start text:name="PP_416_2_145"/><text:span text:style-name="akapitdomyslny1"><text:span text:style-name="T3">Samodzielne funkcje techniczne w budownictwie, określone w art. 12 ust. 1, mogą również wykonywać osoby, których odpowiednie kwalifikacje zawodowe zostały uznane na zasadach określonych w przepisach odrębnych. </text:span></text:span></text:p>
      <text:p text:style-name="artykul"><text:bookmark-start text:name="JEDN_416_2_2"/><text:soft-page-break/><text:span text:style-name="T8">Art. 12b. </text:span><text:bookmark-start text:name="PP_416_2_150"/><text:span text:style-name="T4">(skreślony)</text:span></text:p>
      <text:p text:style-name="artykul"><text:bookmark-start text:name="JEDN_416_2_3"/><text:span text:style-name="T8">Art. 12c. </text:span><text:bookmark-start text:name="PP_416_2_152"/><text:span text:style-name="T4">(skreślony)</text:span></text:p>
      <text:p text:style-name="artykul"><text:bookmark-start text:name="JEDN_416_2_4"/><text:span text:style-name="T8">Art. 13. </text:span><text:span text:style-name="T5">1. </text:span><text:span text:style-name="akapitustep1"><text:span text:style-name="T3">Uprawnienia budowlane mogą być udzielane do:  </text:span></text:span><text:span text:style-name="T3"><text:line-break/></text:span></text:p>
      <text:p text:style-name="P9"><text:span text:style-name="T5">1) </text:span><text:span text:style-name="T3">projektowania;  </text:span></text:p>
      <text:p text:style-name="P9"><text:span text:style-name="T5">2) </text:span><text:span text:style-name="T3">kierowania robotami budowlanymi.  </text:span></text:p>
      <text:p text:style-name="P9"><text:span text:style-name="T1">2. </text:span><text:span text:style-name="akapitustep1"><text:span text:style-name="T3">W uprawnieniach budowlanych należy określić specjalność i ewentualną specjalizację techniczno-budowlaną oraz zakres prac projektowych lub robót budowlanych objętych danym uprawnieniem.  </text:span></text:span></text:p>
      <text:p text:style-name="P9"><text:span text:style-name="T5">3. </text:span><text:bookmark-start text:name="PP_416_2_154"/><text:span text:style-name="akapitustep1"><text:span text:style-name="T3">Uprawnienia do kierowania robotami budowlanymi stanowią również podstawę do wykonywania samodzielnych funkcji technicznych, o których mowa w art. 12 ust. 1 pkt 3 i 4.  </text:span></text:span></text:p>
      <text:p text:style-name="P9"><text:span text:style-name="T5">4. </text:span><text:bookmark-start text:name="PP_416_2_155"/><text:span text:style-name="akapitdomyslny1"><text:span text:style-name="T3">Uprawnienia do projektowania lub kierowania robotami budowlanymi stanowią również podstawę do wykonywania samodzielnych funkcji technicznych, o których mowa w art. 12 ust. 1 pkt 5 i </text:span></text:span><text:span text:style-name="akapitdomyslny1"><text:span text:style-name="T6">6</text:span></text:span><text:bookmark-start text:name="PP_416_2_156"/><text:span text:style-name="akapitdomyslny1"><text:span text:style-name="T3">. </text:span></text:span></text:p>
      <text:p text:style-name="artykul"><text:bookmark-start text:name="JEDN_416_2_5"/><text:span text:style-name="T5">Art. 14. 1. </text:span><text:span text:style-name="akapitustep1"><text:span text:style-name="T3">Uprawnienia budowlane są udzielane w specjalnościach:  </text:span></text:span><text:span text:style-name="T3"><text:line-break/></text:span></text:p>
      <text:p text:style-name="P9"><text:span text:style-name="T5">1) </text:span><text:span text:style-name="T3">architektonicznej;  </text:span></text:p>
      <text:p text:style-name="P9"><text:span text:style-name="T5">2) </text:span><text:span text:style-name="T3">konstrukcyjno-budowlanej;  </text:span></text:p>
      <text:p text:style-name="P9"><text:span text:style-name="T5">2a) </text:span><text:bookmark-start text:name="PP_416_2_157"/><text:span text:style-name="T3">drogowej; </text:span></text:p>
      <text:p text:style-name="P9"><text:span text:style-name="T5">2b) </text:span><text:bookmark-start text:name="PP_416_2_158"/><text:span text:style-name="T3">mostowej; </text:span></text:p>
      <text:p text:style-name="P9"><text:span text:style-name="T5">2c) </text:span><text:bookmark-start text:name="PP_416_2_159"/><text:span text:style-name="T3">kolejowej; </text:span></text:p>
      <text:p text:style-name="P9"><text:span text:style-name="T5">2d) </text:span><text:bookmark-start text:name="PP_416_2_160"/><text:span text:style-name="T3">wyburzeniowej; </text:span></text:p>
      <text:p text:style-name="P9"><text:span text:style-name="T5">2e) </text:span><text:bookmark-start text:name="PP_416_2_161"/><text:span text:style-name="T3">telekomunikacyjnej; </text:span></text:p>
      <text:p text:style-name="P9"><text:span text:style-name="T5">3) </text:span><text:bookmark-start text:name="PP_416_2_162"/><text:span text:style-name="T4">(skreślony)</text:span></text:p>
      <text:p text:style-name="P9"><text:span text:style-name="T5">4) </text:span><text:bookmark-start text:name="PP_416_2_163"/><text:span text:style-name="T3">instalacyjnej w zakresie sieci, instalacji i urządzeń cieplnych, wentylacyjnych, gazowych, wodociągowych i kanalizacyjnych; </text:span></text:p>
      <text:p text:style-name="P9"><text:span text:style-name="T5">5) </text:span><text:span text:style-name="T3">instalacyjnej w zakresie sieci, instalacji i urządzeń elektrycznych i elektroenergetycznych;  </text:span></text:p>
      <text:p text:style-name="P9"><text:span text:style-name="T5">6) </text:span><text:bookmark-start text:name="PP_416_2_164"/><text:span text:style-name="T4">(skreślony)</text:span></text:p>
      <text:p text:style-name="P9"><text:span text:style-name="T5">2. </text:span><text:span text:style-name="akapitustep1"><text:span text:style-name="T3">W ramach specjalności wymienionych w ust. 1 mogą być wyodrębniane specjalizacje techniczno-budowlane.  </text:span></text:span></text:p>
      <text:p text:style-name="P9"><text:span text:style-name="T5">3. </text:span><text:bookmark-start text:name="PP_416_2_165"/><text:span text:style-name="akapitdomyslny1"><text:span text:style-name="T3">Uzyskanie uprawnień budowlanych w specjalnościach, o których mowa w ust. 1, wymaga: </text:span></text:span><text:span text:style-name="T3"> </text:span></text:p>
      <text:p text:style-name="P9"><text:span text:style-name="T5">1) </text:span><text:span text:style-name="T3">do projektowania bez ograniczeń i sprawdzania projektów architektoniczno-budowlanych:  </text:span></text:p>
      <text:p text:style-name="P9"><text:span text:style-name="T5">a) </text:span><text:span text:style-name="T3">ukończenia studiów magisterskich, w rozumieniu przepisów o szkolnictwie wyższym, na kierunku odpowiednim dla danej specjalności, </text:span></text:p>
      <text:p text:style-name="P9"><text:span text:style-name="T5">b) </text:span><text:span text:style-name="T3">odbycia dwuletniej praktyki przy sporządzaniu projektów, </text:span></text:p>
      <text:p text:style-name="P9"><text:span text:style-name="T5">c) </text:span><text:span text:style-name="T3">odbycia rocznej praktyki na budowie; </text:span></text:p>
      <text:p text:style-name="P9"><text:span text:style-name="T1">2) </text:span><text:span text:style-name="T3">do projektowania w ograniczonym zakresie:  </text:span></text:p>
      <text:p text:style-name="P9"><text:span text:style-name="T5">a) </text:span><text:span text:style-name="T3">ukończenia wyższych studiów zawodowych, w rozumieniu przepisów</text:span><text:bookmark-start text:name="PP_416_2_167"/><text:span text:style-name="T3"> o wyższych szkołach zawodowych, na kierunku odpowiednim dla danej specjalności lub ukończenia studiów magisterskich, w rozumieniu przepisów o szkolnictwie wyższym, na kierunku pokrewnym dla danej specjalności, </text:span></text:p>
      <text:p text:style-name="P9"><text:span text:style-name="T5">b) </text:span><text:span text:style-name="T3">odbycia dwuletniej praktyki przy sporządzaniu projektów, </text:span></text:p>
      <text:p text:style-name="P9"><text:span text:style-name="T5">c) </text:span><text:span text:style-name="T3">odbycia rocznej praktyki na budowie; </text:span></text:p>
      <text:p text:style-name="P9"><text:span text:style-name="T1">3) </text:span><text:span text:style-name="T3">do kierowania robotami budowlanymi bez ograniczeń:  </text:span></text:p>
      <text:p text:style-name="P9"><text:span text:style-name="T5">a) </text:span><text:span text:style-name="T3">ukończenia studiów magisterskich, w rozumieniu przepisów o szkolnictwie wyższym, na kierunku odpowiednim dla danej specjalności, </text:span></text:p>
      <text:p text:style-name="P9"><text:span text:style-name="T5">b) </text:span><text:span text:style-name="T3">odbycia dwuletniej praktyki na budowie; </text:span></text:p>
      <text:p text:style-name="P9"><text:span text:style-name="T1">4) </text:span><text:span text:style-name="T3">do kierowania robotami budowlanymi w ograniczonym zakresie:  </text:span></text:p>
      <text:p text:style-name="P9"><text:span text:style-name="T5">a) </text:span><text:span text:style-name="T3">ukończenia wyższych studiów zawodowych, w rozumieniu przepisów o wyższych szkołach zawodowych, na kierunku odpowiednim dla danej specjalności lub ukończenia studiów magisterskich, w rozumieniu przepisów o szkolnictwie wyższym, na kierunku pokrewnym dla danej specjalności, </text:span></text:p>
      <text:p text:style-name="P9"><text:soft-page-break/><text:span text:style-name="T5">b) </text:span><text:span text:style-name="T3">odbycia trzyletniej praktyki na budowie. </text:span></text:p>
      <text:p text:style-name="P9"><text:span text:style-name="T1">4. </text:span><text:span text:style-name="akapitustep1"><text:span text:style-name="T3">Warunkiem zaliczenia praktyki zawodowej jest praca polegająca na bezpośrednim uczestnictwie w pracach projektowych albo na pełnieniu funkcji technicznej na budowie pod kierownictwem osoby posiadającej odpowiednie uprawnienia budowlane, a w przypadku odbywania praktyki za granicą pod kierunkiem osoby posiadającej uprawnienia odpowiednie w danym kraju.  </text:span></text:span></text:p>
      <text:p text:style-name="P9"><text:span text:style-name="T5">5. </text:span><text:bookmark-start text:name="PP_416_2_168"/><text:span text:style-name="akapitdomyslny1"><text:span text:style-name="T3">Do osób ubiegających się o uprawnienia budowlane bez ograniczeń, posiadających uprawnienia budowlane w ograniczonym zakresie w tej specjalności, nie stosuje się przepisów ust. 3 pkt 1 lit. b i c lub ust. 3 pkt 3 lit. b. </text:span></text:span></text:p>
      <text:p text:style-name="artykul"><text:bookmark-start text:name="JEDN_416_2_6"/><text:span text:style-name="T5">A</text:span><text:span text:style-name="T5">rt. 15. </text:span><text:bookmark-start text:name="PP_416_2_169"/><text:span text:style-name="T5">1. </text:span><text:span text:style-name="akapitdomyslny1"><text:span text:style-name="T3">Rzeczoznawcą budowlanym może być osoba, która: </text:span></text:span><text:span text:style-name="T3"> </text:span></text:p>
      <text:p text:style-name="P9"><text:span text:style-name="T5">1) </text:span><text:span text:style-name="T3">korzysta w pełni z praw publicznych; </text:span></text:p>
      <text:p text:style-name="P9"><text:span text:style-name="T5">2) </text:span><text:span text:style-name="T3">posiada:  </text:span></text:p>
      <text:p text:style-name="P9"><text:span text:style-name="T5">a) </text:span><text:span text:style-name="T3">tytuł zawodowy magistra inżyniera, magistra inżyniera architekta, inżyniera lub inżyniera architekta, </text:span></text:p>
      <text:p text:style-name="P9"><text:span text:style-name="T5">b) </text:span><text:span text:style-name="T3">uprawnienia budowlane bez ograniczeń, </text:span></text:p>
      <text:p text:style-name="P9"><text:span text:style-name="T5">c) </text:span><text:span text:style-name="T3">co najmniej 10 lat praktyki w zakresie objętym rzeczoznawstwem, </text:span></text:p>
      <text:p text:style-name="P9"><text:span text:style-name="T5">d) </text:span><text:span text:style-name="T3">znaczący dorobek praktyczny w zakresie objętym rzeczoznawstwem. </text:span></text:p>
      <text:p text:style-name="P9"><text:span text:style-name="T1">2. </text:span><text:span text:style-name="akapitdomyslny1"><text:span text:style-name="T3">Właściwy organ samorządu zawodowego, na wniosek zainteresowanego, orzeka, w drodze decyzji, o nadaniu tytułu rzeczoznawcy budowlanego, określając zakres rzeczoznawstwa. </text:span></text:span></text:p>
      <text:p text:style-name="P9"><text:span text:style-name="T5">3. </text:span><text:span text:style-name="akapitdomyslny1"><text:span text:style-name="T3">Właściwy organ samorządu zawodowego może również nadać tytuł rzeczoznawcy osobie, która nie spełnia warunku, o którym mowa w ust. 1 pkt 2 lit. a i b, ale posiada szczególną wiedzę i doświadczenie w zakresie nieobjętym uprawnieniami budowlanymi. </text:span></text:span></text:p>
      <text:p text:style-name="P9"><text:span text:style-name="T5">4. </text:span><text:span text:style-name="akapitdomyslny1"><text:span text:style-name="T3">Podstawę do podjęcia czynności rzeczoznawcy budowlanego stanowi dokonanie wpisu, w drodze decyzji, do centralnego rejestru rzeczoznawców budowlanych. </text:span></text:span></text:p>
      <text:p text:style-name="P9"><text:span text:style-name="T5">5. </text:span><text:span text:style-name="akapitdomyslny1"><text:span text:style-name="T3">Właściwy organ samorządu zawodowego orzeka, w drodze decyzji, o pozbawieniu tytułu rzeczoznawcy budowlanego na wniosek rzeczoznawcy lub w razie: </text:span></text:span><text:span text:style-name="T3"> </text:span></text:p>
      <text:p text:style-name="P9"><text:span text:style-name="T5">1) </text:span><text:span text:style-name="T3">pozbawienia praw publicznych; </text:span></text:p>
      <text:p text:style-name="P9"><text:span text:style-name="T5">2) </text:span><text:span text:style-name="T3">ukarania z tytułu odpowiedzialności zawodowej; </text:span></text:p>
      <text:p text:style-name="P9"><text:span text:style-name="T5">3) </text:span><text:span text:style-name="T3">nienależytego wykonywania czynności rzeczoznawcy budowlanego. </text:span></text:p>
      <text:p text:style-name="P9"><text:span text:style-name="T1">6. </text:span><text:span text:style-name="akapitdomyslny1"><text:span text:style-name="T3">Właściwy organ samorządu zawodowego przesyła ostateczną decyzję o pozbawieniu tytułu rzeczoznawcy budowlanego do Głównego Inspektora Nadzoru Budowlanego. </text:span></text:span></text:p>
      <text:p text:style-name="P9"><text:span text:style-name="T5">7. </text:span><text:span text:style-name="akapitdomyslny1"><text:span text:style-name="T3">Skreślenie z centralnego rejestru rzeczoznawców budowlanych następuje: </text:span></text:span><text:span text:style-name="T3"> </text:span></text:p>
      <text:p text:style-name="P9"><text:span text:style-name="T5">1) </text:span><text:span text:style-name="T3">na podstawie ostatecznej decyzji o pozbawieniu tytułu rzeczoznawcy budowlanego; </text:span></text:p>
      <text:p text:style-name="P9"><text:span text:style-name="T5">2) </text:span><text:span text:style-name="T3">w razie śmierci rzeczoznawcy. </text:span></text:p>
      <text:p text:style-name="artykul"><text:bookmark-start text:name="JEDN_416_2_7"/><text:span text:style-name="T1">Art. 16. 1. </text:span><text:bookmark-start text:name="PP_416_2_174"/><text:span text:style-name="akapitustep1"><text:span text:style-name="T3">Minister właściwy do spraw budownictwa, gospodarki przestrzennej i mieszkaniowej określi, w drodze rozporządzenia: rodzaje i zakres przygotowania zawodowego do wykonywania samodzielnych funkcji technicznych w budownictwie, sposób stwierdzania posiadania tego przygotowania, ograniczenia zakresu uprawnień budowlanych, wykaz kierunków wykształcenia odpowiedniego i pokrewnego dla danej specjalności, wykaz specjalizacji wyodrębnionych w ramach poszczególnych specjalności, a także sposób przeprowadzania i zakres egzaminu, zasady odpłatności za postępowanie kwalifikacyjne oraz zasady wynagradzania członków komisji egzaminacyjnej.  </text:span></text:span><text:span text:style-name="T3"><text:line-break/></text:span></text:p>
      <text:p text:style-name="P9"><text:span text:style-name="T5">1a. </text:span><text:bookmark-start text:name="PP_416_2_177"/><text:span text:style-name="akapitdomyslny1"><text:span text:style-name="T3">W rozporządzeniu, o którym mowa w ust. 1, należy w szczególności uregulować sprawy: </text:span></text:span><text:span text:style-name="T3"> </text:span></text:p>
      <text:p text:style-name="P9"><text:span text:style-name="T5">1) </text:span><text:span text:style-name="T3">sposobu dokumentowania posiadanego wykształcenia i kwalifikowania wykształcenia za odpowiednie lub pokrewne, </text:span></text:p>
      <text:p text:style-name="P9"><text:span text:style-name="T5">2) </text:span><text:span text:style-name="T3">sposobu dokumentowania praktyki i kryteriów uznawania praktyki, </text:span></text:p>
      <text:p text:style-name="P9"><text:span text:style-name="T5">3) </text:span><text:span text:style-name="T3">sposobu przeprowadzania egzaminu na uprawnienia budowlane, </text:span></text:p>
      <text:p text:style-name="P9"><text:span text:style-name="T5">4) </text:span><text:span text:style-name="T3">ustalania wysokości odpłatności za postępowanie kwalifikacyjne, </text:span></text:p>
      <text:p text:style-name="P9"><text:span text:style-name="T5">5) </text:span><text:span text:style-name="T3">ustalania wynagrodzenia członków komisji egzaminacyjnej, </text:span></text:p>
      <text:p text:style-name="P9"><text:span text:style-name="T5">6) </text:span><text:span text:style-name="T3">sposobu stwierdzania przygotowania zawodowego oraz uzyskiwania specjalizacji techniczno-budowlanej, </text:span></text:p>
      <text:p text:style-name="P9"><text:span text:style-name="T5">7) </text:span><text:span text:style-name="T3">ograniczania zakresu uprawnień budowlanych, </text:span></text:p>
      <text:p text:style-name="P9"><text:soft-page-break/><text:span text:style-name="T5">8) </text:span><text:span text:style-name="T3">określania rodzajów specjalizacji techniczno-budowlanych, </text:span></text:p>
      <text:p text:style-name="P6">w taki sposób, aby mając na względzie zachowanie interesu osób ubiegających się o nadanie uprawnień budowlanych, rozporządzenie nie stwarzało problemów interpretacyjnych przy stosowaniu w praktyce. </text:p>
      <text:p text:style-name="P9"><text:span text:style-name="T5">2</text:span><text:bookmark-start text:name="PP_416_2_178"/><text:span text:style-name="T5">-6 </text:span><text:span text:style-name="T4">(skreślony)</text:span></text:p>
      <text:p text:style-name="P13"/>
      <text:p text:style-name="P10"><text:bookmark-start text:name="JEDN_416_3_r"/><text:span text:style-name="T2">Rozdział 3</text:span><text:span text:style-name="T3"> </text:span></text:p>
      <text:p text:style-name="P11"><text:line-break/>Prawa i obowiązki uczestników procesu budowlanego</text:p>
      <text:p text:style-name="artykul"><text:bookmark-start text:name="JEDN_416_3_0"/><text:span text:style-name="T5">Art. 17. </text:span><text:span text:style-name="akapitdomyslny1"><text:span text:style-name="T3">Uczestnikami procesu budowlanego, w rozumieniu ustawy, są:  </text:span></text:span><text:span text:style-name="T3"> </text:span></text:p>
      <text:p text:style-name="P9"><text:span text:style-name="T5">1) </text:span><text:span text:style-name="T3">inwestor;  </text:span></text:p>
      <text:p text:style-name="P9"><text:span text:style-name="T5">2) </text:span><text:span text:style-name="T3">inspektor nadzoru inwestorskiego;  </text:span></text:p>
      <text:p text:style-name="P9"><text:span text:style-name="T5">3) </text:span><text:span text:style-name="T3">projektant;  </text:span></text:p>
      <text:p text:style-name="P9"><text:span text:style-name="T5">4) </text:span><text:span text:style-name="T3">kierownik budowy lub kierownik robót.  </text:span></text:p>
      <text:p text:style-name="artykul"><text:bookmark-start text:name="JEDN_416_3_1"/><text:span text:style-name="T5">Art. 18. 1. </text:span><text:bookmark-start text:name="PP_416_3_190"/><text:span text:style-name="akapitdomyslny1"><text:span text:style-name="T3">Do obowiązków inwestora należy zorganizowanie procesu budowy, z uwzględnieniem zawartych w przepisach zasad bezpieczeństwa i ochrony zdrowia, a w szczególności zapewnienie:  </text:span></text:span><text:span text:style-name="T3"> </text:span></text:p>
      <text:p text:style-name="P9"><text:span text:style-name="T5">1) </text:span><text:span text:style-name="T3">opracowania projektu budowlanego i, stosownie do potrzeb, innych projektów,  </text:span></text:p>
      <text:p text:style-name="P9"><text:span text:style-name="T5">2) </text:span><text:span text:style-name="T3">objęcia kierownictwa budowy przez kierownika budowy,  </text:span></text:p>
      <text:p text:style-name="P9"><text:span text:style-name="T5">3) </text:span><text:span text:style-name="T3">opracowania planu bezpieczeństwa i ochrony zdrowia,  </text:span></text:p>
      <text:p text:style-name="P9"><text:span text:style-name="T5">4) </text:span><text:span text:style-name="T3">wykonania i odbioru robót budowlanych, </text:span></text:p>
      <text:p text:style-name="P9"><text:span text:style-name="T5">5) </text:span><text:bookmark-start text:name="PP_416_3_191"/><text:span text:style-name="T3">w przypadkach uzasadnionych wysokim stopniem skomplikowania robót budowlanych lub warunkami gruntowymi, nadzoru nad wykonywaniem robót budowlanych </text:span></text:p>
      <text:p text:style-name="P9"><text:span text:style-name="akapitdomyslnynastepne1"><text:span text:style-name="T3">- przez osoby o odpowiednich kwalifikacjach zawodowych. </text:span></text:span><text:span text:style-name="T3"> </text:span></text:p>
      <text:p text:style-name="P9"><text:span text:style-name="T5">2. </text:span><text:span text:style-name="akapitustep1"><text:span text:style-name="T3">Inwestor może ustanowić inspektora nadzoru inwestorskiego na budowie.  </text:span></text:span></text:p>
      <text:p text:style-name="P9"><text:span text:style-name="T5">3. </text:span><text:span text:style-name="akapitustep1"><text:span text:style-name="T3">Inwestor może zobowiązać projektanta do sprawowania nadzoru autorskiego.  </text:span></text:span></text:p>
      <text:p text:style-name="artykul"><text:bookmark-start text:name="JEDN_416_3_2"/><text:span text:style-name="T5">Art. 19. 1. </text:span><text:span text:style-name="akapitustep1"><text:span text:style-name="T3">Właściwy organ może w decyzji o pozwoleniu na budowę nałożyć na inwestora obowiązek ustanowienia inspektora nadzoru inwestorskiego, a także obowiązek zapewnienia nadzoru autorskiego, w przypadkach uzasadnionych wysokim stopniem skomplikowania obiektu lub robót budowlanych bądź przewidywanym wpływem na środowisko.  </text:span></text:span><text:span text:style-name="T3"><text:line-break/></text:span></text:p>
      <text:p text:style-name="P9"><text:span text:style-name="T5">2. </text:span><text:bookmark-start text:name="PP_416_3_192"/><text:span text:style-name="akapitdomyslny1"><text:span text:style-name="T3">Minister właściwy do spraw budownictwa, gospodarki przestrzennej i mieszkaniowej określi, w drodze rozporządzenia, rodzaje obiektów budowlanych, przy których realizacji jest wymagane ustanowienie inspektora nadzoru inwestorskiego, oraz listę obiektów budowlanych i kryteria techniczne, jakimi powinien kierować się organ podczas nakładania na inwestora obowiązku ustanowienia inspektora nadzoru inwestorskiego. </text:span></text:span></text:p>
      <text:p text:style-name="artykul"><text:bookmark-start text:name="JEDN_416_3_3"/><text:span text:style-name="T5">Art. 20. 1. </text:span><text:span text:style-name="akapitustep1"><text:span text:style-name="T3">Do podstawowych obowiązków projektanta należy:  </text:span></text:span><text:span text:style-name="T3"><text:line-break/></text:span></text:p>
      <text:p text:style-name="P9"><text:span text:style-name="T5">1) </text:span><text:bookmark-start text:name="PP_416_3_198"/><text:span text:style-name="T3">opracowanie projektu budowlanego w sposób zgodny z ustaleniami określonymi w decyzji o warunkach zabudowy i zagospodarowania terenu, w decyzji o środowiskowych uwarunkowaniach, o której mowa w art. 71 ust. 1 ustawy z dnia 3 października 2008 r. o udostępnianiu informacji o środowisku i jego ochronie, udziale społeczeństwa w ochronie środowiska oraz o ocenach oddziaływania na środowisko (Dz. U. Nr 199, poz. 1227, z późn. zm.</text:span><text:bookmark-start text:name="PP_416_3_207"/><text:span text:style-name="T3">), lub w pozwoleniu, o którym mowa w art. 23 i 23a ustawy z dnia 21 marca 1991 r. o obszarach morskich Rzeczypospolitej Polskiej i administracji morskiej (Dz. U. z 2003 r. Nr 153, poz. 1502, z późn. zm.</text:span><text:bookmark-start text:name="PP_416_3_209"/><text:span text:style-name="T3">), wymaganiami ustawy, przepisami oraz zasadami wiedzy technicznej; </text:span></text:p>
      <text:p text:style-name="P9"><text:soft-page-break/><text:span text:style-name="T5">1a) </text:span><text:bookmark-start text:name="PP_416_3_210"/><text:span text:style-name="T3">zapewnienie, w razie potrzeby, udziału w opracowaniu projektu osób posiadających uprawnienia budowlane do projektowania w odpowiedniej specjalności oraz wzajemne skoordynowanie techniczne wykonanych przez te osoby opracowań projektowych, zapewniające uwzględnienie zawartych w przepisach zasad bezpieczeństwa i ochrony zdrowia w procesie budowy, z uwzględnieniem specyfiki projektowanego obiektu budowlanego; </text:span></text:p>
      <text:p text:style-name="P9"><text:span text:style-name="T5">1b) </text:span><text:bookmark-start text:name="PP_416_3_212"/><text:span text:style-name="T3">sporządzenie informacji dotyczącej bezpieczeństwa i ochrony zdrowia ze względu na specyfikę projektowanego obiektu budowlanego, uwzględnianej w planie bezpieczeństwa i ochrony zdrowia; </text:span></text:p>
      <text:p text:style-name="P9"><text:span text:style-name="T5">2) </text:span><text:span text:style-name="T3">uzyskanie wymaganych opinii, uzgodnień i sprawdzeń rozwiązań projektowych w zakresie wynikającym z przepisów;  </text:span></text:p>
      <text:p text:style-name="P9"><text:span text:style-name="T5">3) </text:span><text:span text:style-name="T3">wyjaśnianie wątpliwości dotyczących projektu i zawartych w nim rozwiązań;  </text:span></text:p>
      <text:p text:style-name="P9"><text:span text:style-name="T5">3a) </text:span><text:bookmark-start text:name="PP_416_3_213"/><text:span text:style-name="T3">sporządzanie lub uzgadnianie indywidualnej dokumentacji technicznej, o której mowa w art. 10 ust. 1 ustawy z dnia 16 kwietnia 2004 r. o wyrobach budowlanych (Dz. U. Nr 92, poz. 881, z 2009 r. Nr 18, poz. 97 oraz z 2010 r. Nr 114, poz. 760); </text:span></text:p>
      <text:p text:style-name="P9"><text:span text:style-name="T5">4) </text:span><text:span text:style-name="T3">sprawowanie nadzoru autorskiego na żądanie inwestora lub właściwego organu w zakresie:   </text:span></text:p>
      <text:p text:style-name="P9"><text:span text:style-name="T5">a) </text:span><text:span text:style-name="T3">stwierdzania w toku wykonywania robót budowlanych zgodności realizacji z projektem,  </text:span></text:p>
      <text:p text:style-name="P9"><text:span text:style-name="T5">b) </text:span><text:span text:style-name="T3">uzgadniania możliwości wprowadzenia rozwiązań zamiennych w stosunku do przewidzianych w projekcie, zgłoszonych przez kierownika budowy lub inspektora nadzoru inwestorskiego.  </text:span></text:p>
      <text:p text:style-name="P9"><text:span text:style-name="T1">2. </text:span><text:bookmark-start text:name="PP_416_3_216"/><text:span text:style-name="akapitdomyslny1"><text:span text:style-name="T3">Projektant ma obowiązek zapewnić sprawdzenie projektu architektoniczno-budowlanego pod względem zgodności z przepisami, w tym techniczno-budowlanymi, przez osobę posiadającą uprawnienia budowlane do projektowania bez ograniczeń w odpowiedniej specjalności lub rzeczoznawcę budowlanego. </text:span></text:span></text:p>
      <text:p text:style-name="P9"><text:span text:style-name="T5">3. </text:span><text:span text:style-name="akapitustep1"><text:span text:style-name="T3">Obowiązek, o którym mowa w ust. 2, nie dotyczy:  </text:span></text:span><text:span text:style-name="T3"><text:line-break/></text:span></text:p>
      <text:p text:style-name="P9"><text:span text:style-name="T5">1) </text:span><text:span text:style-name="T3">zakresu objętego sprawdzaniem i opiniowaniem na podstawie przepisów szczególnych;  </text:span></text:p>
      <text:p text:style-name="P9"><text:span text:style-name="T5">2) </text:span><text:bookmark-start text:name="PP_416_3_217"/><text:span text:style-name="T3">projektów obiektów budowlanych o prostej konstrukcji, jak: budynki mieszkalne jednorodzinne, niewielkie obiekty gospodarcze, inwentarskie i składowe. </text:span></text:p>
      <text:p text:style-name="P9"><text:span text:style-name="T1">4. </text:span><text:bookmark-start text:name="PP_416_3_218"/><text:span text:style-name="akapitdomyslny1"><text:span text:style-name="T3">Projektant, a także sprawdzający, o którym mowa w ust. 2, do projektu budowlanego dołącza oświadczenie o sporządzeniu projektu budowlanego, zgodnie z obowiązującymi przepisami oraz zasadami wiedzy technicznej. </text:span></text:span></text:p>
      <text:p text:style-name="artykul"><text:bookmark-start text:name="JEDN_416_3_4"/><text:span text:style-name="T5">Art. 21. </text:span><text:span text:style-name="akapitdomyslny1"><text:span text:style-name="T3">Projektant, w trakcie realizacji budowy, ma prawo:  </text:span></text:span><text:span text:style-name="T3"> </text:span></text:p>
      <text:p text:style-name="P9"><text:span text:style-name="T5">1) </text:span><text:span text:style-name="T3">wstępu na teren budowy i dokonywania zapisów w dzienniku budowy dotyczących jej realizacji;  </text:span></text:p>
      <text:p text:style-name="P9"><text:span text:style-name="T5">2) </text:span><text:span text:style-name="T3">żądania wpisem do dziennika budowy wstrzymania robót budowlanych w razie:   </text:span></text:p>
      <text:p text:style-name="P9"><text:span text:style-name="T5">a) </text:span><text:span text:style-name="T3">stwierdzenia możliwości powstania zagrożenia,  </text:span></text:p>
      <text:p text:style-name="P9"><text:span text:style-name="T5">b) </text:span><text:span text:style-name="T3">wykonywania ich niezgodnie z projektem.  </text:span></text:p>
      <text:p text:style-name="artykul"><text:bookmark-start text:name="JEDN_416_3_5"/><text:span text:style-name="T1">Art. 21a. </text:span><text:bookmark-start text:name="PP_416_3_219"/><text:span text:style-name="T1">1. </text:span><text:bookmark-start text:name="PP_416_3_220"/><text:span text:style-name="akapitdomyslny1"><text:span text:style-name="T3">Kierownik budowy jest obowiązany, w oparciu o informację, o której mowa w art. 20 ust. 1 pkt 1b, sporządzić lub zapewnić sporządzenie, przed rozpoczęciem budowy, planu bezpieczeństwa i ochrony zdrowia, uwzględniając specyfikę obiektu budowlanego i warunki prowadzenia robót budowlanych, w tym planowane jednoczesne prowadzenie robót budowlanych i produkcji przemysłowej. </text:span></text:span><text:span text:style-name="T3"> </text:span></text:p>
      <text:p text:style-name="P9"><text:span text:style-name="T5">1a. </text:span><text:bookmark-start text:name="PP_416_3_221"/><text:span text:style-name="akapitdomyslny1"><text:span text:style-name="T3">Plan bezpieczeństwa i ochrony zdrowia na budowie sporządza się, jeżeli: </text:span></text:span><text:span text:style-name="T3"> </text:span></text:p>
      <text:p text:style-name="P9"><text:span text:style-name="T5">1) </text:span><text:span text:style-name="T3">w trakcie budowy wykonywany będzie przynajmniej jeden z rodzajów robót budowlanych wymienionych w ust. 2 lub </text:span></text:p>
      <text:p text:style-name="P9"><text:span text:style-name="T5">2) </text:span><text:span text:style-name="T3">przewidywane roboty budowlane mają trwać dłużej niż 30 dni roboczych i jednocześnie będzie przy nich zatrudnionych co najmniej 20 pracowników lub pracochłonność planowanych robót będzie przekraczać 500 osobodni. </text:span></text:p>
      <text:p text:style-name="P9"><text:span text:style-name="T1">2. </text:span><text:span text:style-name="akapitdomyslny1"><text:span text:style-name="T3">W planie, o którym mowa w ust. 1, należy uwzględnić specyfikę następujących rodzajów robót budowlanych:  </text:span></text:span><text:span text:style-name="T3"> </text:span></text:p>
      <text:p text:style-name="P9"><text:soft-page-break/><text:span text:style-name="T5">1) </text:span><text:span text:style-name="T3">których charakter, organizacja lub miejsce prowadzenia stwarza szczególnie wysokie ryzyko powstania zagrożenia bezpieczeństwa i zdrowia ludzi, a w szczególności przysypania ziemią lub upadku z wysokości;  </text:span></text:p>
      <text:p text:style-name="P9"><text:span text:style-name="T5">2) </text:span><text:span text:style-name="T3">przy prowadzeniu których występują działania substancji chemicznych lub czynników biologicznych zagrażających bezpieczeństwu i zdrowiu ludzi;  </text:span></text:p>
      <text:p text:style-name="P9"><text:span text:style-name="T5">3) </text:span><text:span text:style-name="T3">stwarzających zagrożenie promieniowaniem jonizującym;  </text:span></text:p>
      <text:p text:style-name="P9"><text:span text:style-name="T5">4) </text:span><text:span text:style-name="T3">prowadzonych w pobliżu linii wysokiego napięcia lub czynnych linii komunikacyjnych;  </text:span></text:p>
      <text:p text:style-name="P9"><text:span text:style-name="T5">5) </text:span><text:span text:style-name="T3">stwarzających ryzyko utonięcia pracowników;  </text:span></text:p>
      <text:p text:style-name="P9"><text:span text:style-name="T5">6) </text:span><text:span text:style-name="T3">prowadzonych w studniach, pod ziemią i w tunelach;  </text:span></text:p>
      <text:p text:style-name="P9"><text:span text:style-name="T5">7) </text:span><text:span text:style-name="T3">wykonywanych przez kierujących pojazdami zasilanymi z linii napowietrznych;  </text:span></text:p>
      <text:p text:style-name="P9"><text:span text:style-name="T5">8) </text:span><text:span text:style-name="T3">wykonywanych w kesonach, z atmosferą wytwarzaną ze sprężonego powietrza;  </text:span></text:p>
      <text:p text:style-name="P9"><text:span text:style-name="T5">9) </text:span><text:span text:style-name="T3">wymagających użycia materiałów wybuchowych;  </text:span></text:p>
      <text:p text:style-name="P9"><text:span text:style-name="T5">10) </text:span><text:span text:style-name="T3">prowadzonych przy montażu i demontażu ciężkich elementów prefabrykowanych.  </text:span></text:p>
      <text:p text:style-name="P9"><text:span text:style-name="T1">3. </text:span><text:bookmark-start text:name="PP_416_3_222"/><text:span text:style-name="akapitdomyslny1"><text:span text:style-name="T3">Wymagania dotyczące bezpieczeństwa i ochrony zdrowia przy wykonywaniu robót budowlanych określają odrębne przepisy w zakresie bezpieczeństwa i higieny pracy. </text:span></text:span></text:p>
      <text:p text:style-name="P9"><text:span text:style-name="T5">4. </text:span><text:bookmark-start text:name="PP_416_3_223"/><text:span text:style-name="akapitdomyslny1"><text:span text:style-name="T3">Minister właściwy do spraw budownictwa, gospodarki przestrzennej i mieszkaniowej określi, w drodze rozporządzenia: </text:span></text:span><text:span text:style-name="T3"> </text:span></text:p>
      <text:p text:style-name="P9"><text:span text:style-name="T5">1) </text:span><text:span text:style-name="T3">szczegółowy zakres i formę:  </text:span></text:p>
      <text:p text:style-name="P9"><text:span text:style-name="T5">a) </text:span><text:span text:style-name="T3">informacji dotyczącej bezpieczeństwa i ochrony zdrowia, </text:span></text:p>
      <text:p text:style-name="P9"><text:span text:style-name="T5">b) </text:span><text:span text:style-name="T3">planu bezpieczeństwa i ochrony zdrowia </text:span></text:p>
      <text:p text:style-name="P6">- mając na uwadze specyfikę projektowanego obiektu budowlanego; </text:p>
      <text:p text:style-name="P9"><text:span text:style-name="T5">2) </text:span><text:span text:style-name="T3">szczegółowy zakres rodzajów robót budowlanych, o których mowa w ust. 2, mając na uwadze stopień zagrożeń, jakie stwarzają poszczególne ich rodzaje. </text:span></text:p>
      <text:p text:style-name="artykul"><text:bookmark-start text:name="JEDN_416_3_6"/><text:span text:style-name="T1">Art. 22. </text:span><text:span text:style-name="akapitdomyslny1"><text:span text:style-name="T3">Do podstawowych obowiązków kierownika budowy należy:  </text:span></text:span><text:span text:style-name="T3"> </text:span></text:p>
      <text:p text:style-name="P9"><text:span text:style-name="T5">1) </text:span><text:span text:style-name="T3">protokolarne przejęcie od inwestora i odpowiednie zabezpieczenie terenu budowy wraz ze znajdującymi się na nim obiektami budowlanymi, urządzeniami technicznymi i stałymi punktami osnowy geodezyjnej oraz podlegającymi ochronie elementami środowiska przyrodniczego i kulturowego;  </text:span></text:p>
      <text:p text:style-name="P9"><text:span text:style-name="T5">2) </text:span><text:span text:style-name="T3">prowadzenie dokumentacji budowy;  </text:span></text:p>
      <text:p text:style-name="P9"><text:span text:style-name="T5">3) </text:span><text:bookmark-start text:name="PP_416_3_224"/><text:span text:style-name="T3">zapewnienie geodezyjnego wytyczenia obiektu oraz zorganizowanie budowy i kierowanie budową obiektu budowlanego w sposób zgodny z projektem i pozwoleniem na budowę, przepisami, w tym techniczno-budowlanymi, oraz przepisami bezpieczeństwa i higieny pracy; </text:span></text:p>
      <text:p text:style-name="P9"><text:span text:style-name="T5">3a) </text:span><text:bookmark-start text:name="PP_416_3_225"/><text:span text:style-name="T3">koordynowanie realizacji zadań zapobiegających zagrożeniom bezpieczeństwa i ochrony zdrowia:   </text:span></text:p>
      <text:p text:style-name="P9"><text:span text:style-name="T5">a) </text:span><text:span text:style-name="T3">przy opracowywaniu technicznych lub organizacyjnych założeń planowanych robót budowlanych lub ich poszczególnych etapów, które mają być prowadzone jednocześnie lub kolejno,  </text:span></text:p>
      <text:p text:style-name="P9"><text:span text:style-name="T5">b) </text:span><text:span text:style-name="T3">przy planowaniu czasu wymaganego do zakończenia robót budowlanych lub ich poszczególnych etapów;  </text:span></text:p>
      <text:p text:style-name="P9"><text:span text:style-name="T1">3b) </text:span><text:bookmark-start text:name="PP_416_3_226"/><text:span text:style-name="T3">koordynowanie działań zapewniających przestrzeganie podczas wykonywania robót budowlanych zasad bezpieczeństwa i ochrony zdrowia zawartych w przepisach, o których mowa w art. 21a ust. 3, oraz w planie bezpieczeństwa i ochrony zdrowia; </text:span></text:p>
      <text:p text:style-name="P9"><text:span text:style-name="T5">3c) </text:span><text:bookmark-start text:name="PP_416_3_228"/><text:span text:style-name="T3">wprowadzanie niezbędnych zmian w informacji, o której mowa w art. 20 ust. 1 pkt 1b, oraz w planie bezpieczeństwa i ochrony zdrowia, wynikających z postępu wykonywanych robót budowlanych;  </text:span></text:p>
      <text:p text:style-name="P9"><text:span text:style-name="T5">3d) </text:span><text:bookmark-start text:name="PP_416_3_229"/><text:span text:style-name="T3">podejmowanie niezbędnych działań uniemożliwiających wstęp na budowę osobom nieupoważnionym; </text:span></text:p>
      <text:p text:style-name="P9"><text:span text:style-name="T5">4) </text:span><text:span text:style-name="T3">wstrzymanie robót budowlanych w przypadku stwierdzenia możliwości powstania zagrożenia oraz bezzwłoczne zawiadomienie o tym właściwego organu;  </text:span></text:p>
      <text:p text:style-name="P9"><text:span text:style-name="T5">5) </text:span><text:span text:style-name="T3">zawiadomienie inwestora o wpisie do dziennika budowy dotyczącym wstrzymania robót budowlanych z powodu wykonywania ich niezgodnie z projektem;  </text:span></text:p>
      <text:p text:style-name="P9"><text:span text:style-name="T5">6) </text:span><text:span text:style-name="T3">realizacja zaleceń wpisanych do dziennika budowy;  </text:span></text:p>
      <text:p text:style-name="P9"><text:span text:style-name="T5">7) </text:span><text:span text:style-name="T3">zgłaszanie inwestorowi do sprawdzenia lub odbioru wykonanych robót ulegających zakryciu bądź zanikających oraz zapewnienie dokonania wymaganych przepisami lub ustalonych w umowie </text:span><text:soft-page-break/><text:span text:style-name="T3">prób i sprawdzeń instalacji, urządzeń technicznych i przewodów kominowych przed zgłoszeniem obiektu budowlanego do odbioru;  </text:span></text:p>
      <text:p text:style-name="P9"><text:span text:style-name="T5">8) </text:span><text:span text:style-name="T3">przygotowanie dokumentacji powykonawczej obiektu budowlanego;  </text:span></text:p>
      <text:p text:style-name="P9"><text:span text:style-name="T5">9) </text:span><text:span text:style-name="T3">zgłoszenie obiektu budowlanego do odbioru odpowiednim wpisem do dziennika budowy oraz uczestniczenie w czynnościach odbioru i zapewnienie usunięcia stwierdzonych wad, a także przekazanie inwestorowi oświadczenia, o którym mowa w art. 57 ust. 1 pkt 2.  </text:span></text:p>
      <text:p text:style-name="artykul"><text:bookmark-start text:name="JEDN_416_3_7"/><text:span text:style-name="T5">Art. 23. </text:span><text:span text:style-name="akapitdomyslny1"><text:span text:style-name="T3">Kierownik budowy ma prawo:  </text:span></text:span><text:span text:style-name="T3"> </text:span></text:p>
      <text:p text:style-name="P9"><text:span text:style-name="T5">1) </text:span><text:span text:style-name="T3">występowania do inwestora o zmiany w rozwiązaniach projektowych, jeżeli są one uzasadnione koniecznością zwiększenia bezpieczeństwa realizacji robót budowlanych lub usprawnienia procesu budowy;  </text:span></text:p>
      <text:p text:style-name="P9"><text:span text:style-name="T5">2) </text:span><text:span text:style-name="T3">ustosunkowania się w dzienniku budowy do zaleceń w nim zawartych.  </text:span></text:p>
      <text:p text:style-name="artykul"><text:bookmark-start text:name="JEDN_416_3_8"/><text:span text:style-name="T5">Art. 23a. </text:span><text:bookmark-start text:name="PP_416_3_230"/><text:span text:style-name="T4">(skreślony)</text:span></text:p>
      <text:p text:style-name="artykul"><text:bookmark-start text:name="JEDN_416_3_9"/><text:span text:style-name="T5">Art. 24. 1. </text:span><text:span text:style-name="akapitustep1"><text:span text:style-name="T3">Łączenie funkcji kierownika budowy i inspektora nadzoru inwestorskiego nie jest dopuszczalne.  </text:span></text:span><text:span text:style-name="T3"><text:line-break/></text:span></text:p>
      <text:p text:style-name="P9"><text:span text:style-name="T5">2. </text:span><text:span text:style-name="akapitustep1"><text:span text:style-name="T3">Przepisy ust. 1 oraz art. 22 i art. 23 stosuje się odpowiednio do kierownika robót.  </text:span></text:span></text:p>
      <text:p text:style-name="artykul"><text:bookmark-start text:name="JEDN_416_3_10"/><text:span text:style-name="T5">Art. 25. </text:span><text:span text:style-name="akapitdomyslny1"><text:span text:style-name="T3">Do podstawowych obowiązków inspektora nadzoru inwestorskiego należy:  </text:span></text:span><text:span text:style-name="T3"> </text:span></text:p>
      <text:p text:style-name="P9"><text:span text:style-name="T5">1) </text:span><text:bookmark-start text:name="PP_416_3_232"/><text:span text:style-name="T3">reprezentowanie inwestora na budowie przez sprawowanie kontroli zgodności jej realizacji z projektem i pozwoleniem na budowę, przepisami oraz zasadami wiedzy technicznej; </text:span></text:p>
      <text:p text:style-name="P9"><text:span text:style-name="T5">2) </text:span><text:bookmark-start text:name="PP_416_3_233"/><text:span text:style-name="T3">sprawdzanie jakości wykonywanych robót i wbudowanych wyrobów budowlanych, a w szczególności zapobieganie zastosowaniu wyrobów budowlanych wadliwych i niedopuszczonych do stosowania w budownictwie; </text:span></text:p>
      <text:p text:style-name="P9"><text:span text:style-name="T5">3) </text:span><text:span text:style-name="T3">sprawdzanie i odbiór robót budowlanych ulegających zakryciu lub zanikających, uczestniczenie w próbach i odbiorach technicznych instalacji, urządzeń technicznych i przewodów kominowych oraz przygotowanie i udział w czynnościach odbioru gotowych obiektów budowlanych i przekazywanie ich do użytkowania;  </text:span></text:p>
      <text:p text:style-name="P9"><text:span text:style-name="T5">4) </text:span><text:span text:style-name="T3">potwierdzanie faktycznie wykonanych robót oraz usunięcia wad, a także, na żądanie inwestora, kontrolowanie rozliczeń budowy.  </text:span></text:p>
      <text:p text:style-name="artykul"><text:bookmark-start text:name="JEDN_416_3_11"/><text:span text:style-name="T5">Art. 26. </text:span><text:span text:style-name="akapitdomyslny1"><text:span text:style-name="T3">Inspektor nadzoru inwestorskiego ma prawo:  </text:span></text:span><text:span text:style-name="T3"> </text:span></text:p>
      <text:p text:style-name="P9"><text:span text:style-name="T5">1) </text:span><text:bookmark-start text:name="PP_416_3_235"/><text:span text:style-name="T3">wydawać kierownikowi budowy lub kierownikowi robót polecenia, potwierdzone wpisem do dziennika budowy, dotyczące: usunięcia nieprawidłowości lub zagrożeń, wykonania prób lub badań, także wymagających odkrycia robót lub elementów zakrytych, oraz przedstawienia ekspertyz dotyczących prowadzonych robót budowlanych i dowodów dopuszczenia do stosowania w budownictwie wyrobów budowlanych oraz urządzeń technicznych; </text:span></text:p>
      <text:p text:style-name="P9"><text:span text:style-name="T5">2) </text:span><text:span text:style-name="T3">żądać od kierownika budowy lub kierownika robót dokonania poprawek bądź ponownego wykonania wadliwie wykonanych robót, a także wstrzymania dalszych robót budowlanych w przypadku, gdyby ich kontynuacja mogła wywołać zagrożenie bądź spowodować niedopuszczalną niezgodność z projektem lub pozwoleniem na budowę.  </text:span></text:p>
      <text:p text:style-name="artykul"><text:bookmark-start text:name="JEDN_416_3_12"/><text:span text:style-name="T5">Art. 27. </text:span><text:span text:style-name="akapitdomyslny1"><text:span text:style-name="T3">Przy budowie obiektu budowlanego, wymagającego ustanowienia inspektorów nadzoru inwestorskiego w zakresie różnych specjalności, inwestor wyznacza jednego z nich jako koordynatora ich czynności na budowie.  </text:span></text:span></text:p>
      <text:p text:style-name="P10"><text:bookmark-start text:name="JEDN_416_4_r"/><text:span text:style-name="T2">Rozdział 4</text:span><text:span text:style-name="T3"> </text:span></text:p>
      <text:p text:style-name="P11"><text:soft-page-break/><text:line-break/>Postępowanie poprzedzające rozpoczęcie robót budowlanych</text:p>
      <text:p text:style-name="artykul"><text:bookmark-start text:name="JEDN_416_4_0"/><text:span text:style-name="T5">Art. 28. </text:span><text:bookmark-start text:name="PP_416_4_237"/><text:span text:style-name="T5">1. </text:span><text:span text:style-name="akapitdomyslny1"><text:span text:style-name="T3">Roboty budowlane można rozpocząć jedynie na podstawie ostatecznej decyzji o pozwoleniu na budowę, z zastrzeżeniem art. 29-31. </text:span></text:span><text:span text:style-name="T3"> </text:span></text:p>
      <text:p text:style-name="P9"><text:span text:style-name="T5">2. </text:span><text:span text:style-name="akapitdomyslny1"><text:span text:style-name="T3">Stronami w postępowaniu w sprawie pozwolenia na budowę są: inwestor oraz właściciele, użytkownicy wieczyści lub zarządcy nieruchomości znajdujących się w obszarze oddziaływania obiektu. </text:span></text:span></text:p>
      <text:p text:style-name="P9"><text:span text:style-name="T5">3. </text:span><text:span text:style-name="akapitdomyslny1"><text:span text:style-name="T3">Przepisu art. 31 Kodeksu postępowania administracyjnego nie stosuje się w postępowaniu w sprawie pozwolenia na budowę. </text:span></text:span></text:p>
      <text:p text:style-name="P9"><text:span text:style-name="T5">4. </text:span><text:bookmark-start text:name="PP_416_4_241"/><text:span text:style-name="akapitdomyslny1"><text:span text:style-name="T3">Przepisów ust. 2 i 3 nie stosuje się w postępowaniu w sprawie pozwolenia na budowę wymagającym udziału społeczeństwa zgodnie z przepisami ustawy z dnia 3 października 2008 r. o udostępnianiu informacji o środowisku i jego ochronie, udziale społeczeństwa w ochronie środowiska oraz o ocenach oddziaływania na środowisko. W tym przypadku stosuje się przepisy art. 44 ustawy, o której mowa w zdaniu pierwszym. </text:span></text:span></text:p>
      <text:p text:style-name="artykul"><text:bookmark-start text:name="JEDN_416_4_1"/><text:span text:style-name="T5">Art. 29. </text:span><text:bookmark-start text:name="PP_416_4_242"/><text:span text:style-name="T5">1. </text:span><text:span text:style-name="akapitdomyslny1"><text:span text:style-name="T3">Pozwolenia na budowę nie wymaga budowa: </text:span></text:span><text:span text:style-name="T3"> </text:span></text:p>
      <text:p text:style-name="P9"><text:span text:style-name="T5">1) </text:span><text:span text:style-name="T3">obiektów gospodarczych związanych z produkcją rolną i uzupełniających zabudowę zagrodową w ramach istniejącej działki siedliskowej:  </text:span></text:p>
      <text:p text:style-name="P9"><text:span text:style-name="T5">a) </text:span><text:span text:style-name="T3">parterowych budynków gospodarczych o powierzchni zabudowy do 35 m</text:span><text:span text:style-name="T10">2</text:span><text:span text:style-name="T3">, przy rozpiętości konstrukcji nie większej niż 4,80 m, </text:span></text:p>
      <text:p text:style-name="P9"><text:span text:style-name="T5">b) </text:span><text:span text:style-name="T3">płyt do składowania obornika, </text:span></text:p>
      <text:p text:style-name="P9"><text:span text:style-name="T5">c) </text:span><text:span text:style-name="T3">szczelnych zbiorników na gnojówkę lub gnojowicę o pojemności do 25 m</text:span><text:span text:style-name="T10">3</text:span><text:span text:style-name="T3">, </text:span></text:p>
      <text:p text:style-name="P9"><text:span text:style-name="T5">d) </text:span><text:span text:style-name="T3">naziemnych silosów na materiały sypkie o pojemności do 30 m</text:span><text:span text:style-name="T10">3</text:span><text:span text:style-name="T3"> i wysokości nie większej niż 4,50 m, </text:span></text:p>
      <text:p text:style-name="P9"><text:span text:style-name="T5">e) </text:span><text:span text:style-name="T3">suszarni kontenerowych o powierzchni zabudowy do 21 m</text:span><text:span text:style-name="T10">2</text:span><text:span text:style-name="T3">; </text:span></text:p>
      <text:p text:style-name="P9"><text:span text:style-name="T1">2) </text:span><text:bookmark-start text:name="PP_416_4_254"/><text:span text:style-name="T3">wolno stojących parterowych budynków gospodarczych, wiat i altan oraz przydomowych oranżerii (ogrodów zimowych) o powierzchni zabudowy do 25 m</text:span><text:span text:style-name="T10">2</text:span><text:span text:style-name="T3">, przy czym łączna liczba tych obiektów na działce nie może przekraczać dwóch na każde 500 m</text:span><text:span text:style-name="T10">2</text:span><text:span text:style-name="T3"> powierzchni działki; </text:span></text:p>
      <text:p text:style-name="P9"><text:span text:style-name="T5">3) </text:span><text:span text:style-name="T3">indywidualnych przydomowych oczyszczalni ścieków o wydajności do 7,50 m</text:span><text:span text:style-name="T10">3</text:span><text:span text:style-name="T3"> na dobę; </text:span></text:p>
      <text:p text:style-name="P9"><text:span text:style-name="T5">4) </text:span><text:bookmark-start text:name="PP_416_4_256"/><text:span text:style-name="T3">altan i obiektów gospodarczych na działkach w rodzinnych ogrodach działkowych o powierzchni zabudowy do 25 m</text:span><text:span text:style-name="T10">2</text:span><text:span text:style-name="T3"> w miastach i do 35 m</text:span><text:span text:style-name="T10">2</text:span><text:span text:style-name="T3"> poza granicami miast oraz wysokości do 5 m przy dachach stromych i do 4 m przy dachach płaskich; </text:span></text:p>
      <text:p text:style-name="P9"><text:span text:style-name="T5">5) </text:span><text:span text:style-name="T3">wiat przystankowych i peronowych; </text:span></text:p>
      <text:p text:style-name="P9"><text:span text:style-name="T5">6) </text:span><text:span text:style-name="T3">budynków gospodarczych o powierzchni zabudowy do 20 m</text:span><text:span text:style-name="T10">2</text:span><text:span text:style-name="T3">, służących jako zaplecze do bieżącego utrzymania linii kolejowych, położonych na terenach stanowiących własność Skarbu Państwa i będących we władaniu zarządu kolei; </text:span></text:p>
      <text:p text:style-name="P9"><text:span text:style-name="T5">7) </text:span><text:bookmark-start text:name="PP_416_4_257"/><text:span text:style-name="T3">wolno stojących kabin telefonicznych, szaf i słupków telekomunikacyjnych; </text:span></text:p>
      <text:p text:style-name="P9"><text:span text:style-name="T5">8) </text:span><text:span text:style-name="T3">parkometrów z własnym zasilaniem; </text:span></text:p>
      <text:p text:style-name="P9"><text:span text:style-name="T5">9) </text:span><text:bookmark-start text:name="PP_416_4_258"/><text:span text:style-name="T3">boisk szkolnych oraz boisk, kortów tenisowych, bieżni służących do rekreacji; </text:span></text:p>
      <text:p text:style-name="P9"><text:span text:style-name="T5">10) </text:span><text:span text:style-name="T3">miejsc postojowych dla samochodów osobowych do 10 stanowisk włącznie; </text:span></text:p>
      <text:p text:style-name="P9"><text:span text:style-name="T5">11) </text:span><text:span text:style-name="T3">zatok parkingowych na drogach wojewódzkich, powiatowych i gminnych; </text:span></text:p>
      <text:p text:style-name="P9"><text:span text:style-name="T5">12) </text:span><text:bookmark-start text:name="PP_416_4_259"/><text:span text:style-name="T3">tymczasowych obiektów budowlanych, niepołączonych trwale z gruntem i przewidzianych do rozbiórki lub przeniesienia w inne miejsce w terminie określonym w zgłoszeniu, o którym mowa w art. 30 ust. 1, ale nie później niż przed upływem 120 dni od dnia rozpoczęcia budowy określonego w zgłoszeniu; </text:span></text:p>
      <text:p text:style-name="P9"><text:span text:style-name="T5">13) </text:span><text:bookmark-start text:name="PP_416_4_260"/><text:span text:style-name="T3">gospodarczych obiektów budowlanych o powierzchni zabudowy do 35 m</text:span><text:span text:style-name="T10">2</text:span><text:span text:style-name="T3">, przy rozpiętości konstrukcji nie większej niż 4,80 m, przeznaczonych wyłącznie na cele gospodarki leśnej i położonych na gruntach leśnych Skarbu Państwa; </text:span></text:p>
      <text:p text:style-name="P9"><text:span text:style-name="T5">14) </text:span><text:span text:style-name="T3">obiektów budowlanych piętrzących wodę i upustowych o wysokości piętrzenia poniżej 1 m poza rzekami żeglownymi oraz poza obszarem parków narodowych, rezerwatów przyrody i parków krajobrazowych oraz ich otulin; </text:span></text:p>
      <text:p text:style-name="P9"><text:span text:style-name="T5">15) </text:span><text:span text:style-name="T3">przydomowych basenów i oczek wodnych o powierzchni do 30 m</text:span><text:span text:style-name="T10">2</text:span><text:span text:style-name="T3">; </text:span></text:p>
      <text:p text:style-name="P9"><text:soft-page-break/><text:span text:style-name="T5">16) </text:span><text:span text:style-name="T3">pomostów o długości całkowitej do 25 m i wysokości, liczonej od korony pomostu do dna akwenu, do 2,50 m, służących do:  </text:span></text:p>
      <text:p text:style-name="P9"><text:span text:style-name="T5">a) </text:span><text:span text:style-name="T3">cumowania niewielkich jednostek pływających, jak łodzie, kajaki, jachty, </text:span></text:p>
      <text:p text:style-name="P9"><text:span text:style-name="T5">b) </text:span><text:span text:style-name="T3">uprawiania wędkarstwa, </text:span></text:p>
      <text:p text:style-name="P9"><text:span text:style-name="T5">c) </text:span><text:span text:style-name="T3">rekreacji; </text:span></text:p>
      <text:p text:style-name="P9"><text:span text:style-name="T1">17) </text:span><text:bookmark-start text:name="PP_416_4_261"/><text:span text:style-name="T3">opasek brzegowych oraz innych sztucznych, powierzchniowych lub liniowych umocnień brzegów rzek i potoków górskich oraz brzegu morskiego, brzegu morskich wód wewnętrznych, niestanowiących konstrukcji oporowych; </text:span></text:p>
      <text:p text:style-name="P9"><text:span text:style-name="T5">18) </text:span><text:span text:style-name="T3">pochylni przeznaczonych dla osób niepełnosprawnych; </text:span></text:p>
      <text:p text:style-name="P9"><text:span text:style-name="T5">19) </text:span><text:span text:style-name="T3">instalacji zbiornikowych na gaz płynny z pojedynczym zbiornikiem o pojemności do 7 m</text:span><text:span text:style-name="T10">3</text:span><text:span text:style-name="T3">, przeznaczonych do zasilania instalacji gazowych w budynkach mieszkalnych jednorodzinnych; </text:span></text:p>
      <text:p text:style-name="P9"><text:span text:style-name="T5">20) </text:span><text:bookmark-start text:name="PP_416_4_262"/><text:span text:style-name="T3">przyłączy: elektroenergetycznych, wodociągowych, kanalizacyjnych, gazowych, cieplnych i telekomunikacyjnych; </text:span></text:p>
      <text:p text:style-name="P9"><text:span text:style-name="T5">20a) </text:span><text:bookmark-start text:name="PP_416_4_263"/><text:span text:style-name="T3">telekomunikacyjnych linii kablowych; </text:span></text:p>
      <text:p text:style-name="P9"><text:span text:style-name="T5">20b) </text:span><text:bookmark-start text:name="PP_416_4_264"/><text:span text:style-name="T3">kanalizacji kablowej; </text:span></text:p>
      <text:p text:style-name="P9"><text:span text:style-name="T5">21) </text:span><text:span text:style-name="T3">urządzeń pomiarowych, wraz z ogrodzeniami i drogami wewnętrznymi, państwowej służby hydrologiczno-meteorologicznej i państwowej służby hydrogeologicznej:  </text:span></text:p>
      <text:p text:style-name="P9"><text:span text:style-name="T5">a) </text:span><text:span text:style-name="T3">posterunków: wodowskazowych, meteorologicznych, opadowych oraz wód podziemnych, </text:span></text:p>
      <text:p text:style-name="P9"><text:span text:style-name="T5">b) </text:span><text:span text:style-name="T3">punktów: obserwacyjnych stanów wód podziemnych oraz monitoringu jakości wód podziemnych, </text:span></text:p>
      <text:p text:style-name="P9"><text:span text:style-name="T5">c) </text:span><text:span text:style-name="T3">piezometrów obserwacyjnych i obudowanych źródeł; </text:span></text:p>
      <text:p text:style-name="P9"><text:span text:style-name="T1">22) </text:span><text:span text:style-name="T3">obiektów małej architektury; </text:span></text:p>
      <text:p text:style-name="P9"><text:span text:style-name="T5">23) </text:span><text:span text:style-name="T3">ogrodzeń; </text:span></text:p>
      <text:p text:style-name="P9"><text:span text:style-name="T5">24) </text:span><text:span text:style-name="T3">obiektów przeznaczonych do czasowego użytkowania w trakcie realizacji robót budowlanych, położonych na terenie budowy, oraz ustawianie barakowozów używanych przy wykonywaniu robót budowlanych, badaniach geologicznych i pomiarach geodezyjnych; </text:span></text:p>
      <text:p text:style-name="P9"><text:span text:style-name="T5">2</text:span><text:span text:style-name="T5">5) </text:span><text:span text:style-name="T3">tymczasowych obiektów budowlanych stanowiących wyłącznie eksponaty wystawowe, niepełniących jakichkolwiek funkcji użytkowych, usytuowanych na terenach przeznaczonych na ten cel; </text:span></text:p>
      <text:p text:style-name="P9"><text:span text:style-name="T5">26) </text:span><text:span text:style-name="T3">znaków geodezyjnych, a także obiektów triangulacyjnych, poza obszarem parków narodowych i rezerwatów przyrody; </text:span></text:p>
      <text:p text:style-name="P9"><text:span text:style-name="T5">27) </text:span><text:bookmark-start text:name="PP_416_4_265"/><text:span text:style-name="T3">instalacji telekomunikacyjnych w obrębie budynków będących w użytkowaniu. </text:span></text:p>
      <text:p text:style-name="P9"><text:span text:style-name="T1">2. </text:span><text:span text:style-name="akapitdomyslny1"><text:span text:style-name="T3">Pozwolenia na budowę nie wymaga wykonywanie robót budowlanych polegających na: </text:span></text:span><text:span text:style-name="T3"> </text:span></text:p>
      <text:p text:style-name="P9"><text:span text:style-name="T5">1) </text:span><text:bookmark-start text:name="PP_416_4_266"/><text:span text:style-name="T3">remoncie istniejących obiektów budowlanych i urządzeń budowlanych, z wyjątkiem obiektów wpisanych do rejestru zabytków; </text:span></text:p>
      <text:p text:style-name="P9"><text:span text:style-name="T5">2) </text:span><text:bookmark-start text:name="PP_416_4_267"/><text:span text:style-name="T4">(skreślony)</text:span></text:p>
      <text:p text:style-name="P9"><text:span text:style-name="T5">3) </text:span><text:bookmark-start text:name="PP_416_4_268"/><text:span text:style-name="T4">(skreślony)</text:span></text:p>
      <text:p text:style-name="P9"><text:span text:style-name="T5">4) </text:span><text:bookmark-start text:name="PP_416_4_269"/><text:span text:style-name="T3">dociepleniu budynków o wysokości do 12 m; </text:span></text:p>
      <text:p text:style-name="P9"><text:span text:style-name="T5">5) </text:span><text:span text:style-name="T3">utwardzeniu powierzchni gruntu na działkach budowlanych; </text:span></text:p>
      <text:p text:style-name="P9"><text:span text:style-name="T5">6) </text:span><text:bookmark-start text:name="PP_416_4_271"/><text:span text:style-name="T3">instalowaniu tablic i urządzeń reklamowych, z wyjątkiem usytuowanych na obiektach wpisanych do rejestru zabytków w rozumieniu przepisów o ochronie zabytków i opiece nad zabytkami oraz z wyjątkiem reklam świetlnych i podświetlanych usytuowanych poza obszarem zabudowanym w rozumieniu przepisów o ruchu drogowym; </text:span></text:p>
      <text:p text:style-name="P9"><text:span text:style-name="T5">7) </text:span><text:bookmark-start text:name="PP_416_4_272"/><text:span text:style-name="T4">(skreślony)</text:span></text:p>
      <text:p text:style-name="P9"><text:span text:style-name="T5">8) </text:span><text:bookmark-start text:name="PP_416_4_273"/><text:span text:style-name="T4">(skreślony)</text:span></text:p>
      <text:p text:style-name="P9"><text:span text:style-name="T5">9) </text:span><text:bookmark-start text:name="PP_416_4_274"/><text:span text:style-name="T3">wykonywaniu urządzeń melioracji wodnych szczegółowych, z wyjątkiem:  </text:span></text:p>
      <text:p text:style-name="P9"><text:span text:style-name="T5">a) </text:span><text:span text:style-name="T3">ziemnych stawów hodowlanych, </text:span></text:p>
      <text:p text:style-name="P9"><text:span text:style-name="T5">b) </text:span><text:span text:style-name="T3">urządzeń melioracji wodnych szczegółowych usytuowanych w granicach parków narodowych, rezerwatów przyrody i parków krajobrazowych oraz ich otulin; </text:span></text:p>
      <text:p text:style-name="P9"><text:span text:style-name="T1">10) </text:span><text:bookmark-start text:name="PP_416_4_275"/><text:span text:style-name="T3">wykonywaniu ujęć wód śródlądowych powierzchniowych o wydajności poniżej 50 m</text:span><text:span text:style-name="T10">3</text:span><text:span text:style-name="T3">/h oraz obudowy ujęć wód podziemnych; </text:span></text:p>
      <text:p text:style-name="P9"><text:span text:style-name="T5">11) </text:span><text:bookmark-start text:name="PP_416_4_276"/><text:span text:style-name="T3">przebudowie sieci elektroenergetycznych, wodociągowych, kanalizacyjnych, gazowych, cieplnych i telekomunikacyjnych; </text:span></text:p>
      <text:p text:style-name="P9"><text:span text:style-name="T5">12) </text:span><text:bookmark-start text:name="PP_416_4_277"/><text:span text:style-name="T3">przebudowie dróg, torów i urządzeń kolejowych; </text:span></text:p>
      <text:p text:style-name="P9"><text:span text:style-name="T5">13) </text:span><text:bookmark-start text:name="PP_416_4_278"/><text:span text:style-name="T3">wykonywaniu podczyszczeniowych robót czerpalnych polegających na usunięciu spłyceń dna, powstałych w czasie użytkowania basenów i kanałów portowych oraz torów wodnych, w stosunku do głębokości technicznych (eksploatacyjnych) i nachyleń skarp podwodnych akwenu; </text:span></text:p>
      <text:p text:style-name="P9"><text:soft-page-break/><text:span text:style-name="T5">14) </text:span><text:span text:style-name="T3">instalowaniu krat na obiektach budowlanych; </text:span></text:p>
      <text:p text:style-name="P9"><text:span text:style-name="T5">15) </text:span><text:bookmark-start text:name="PP_416_4_279"/><text:span text:style-name="T3">instalowaniu urządzeń, w tym antenowych konstrukcji wsporczych i instalacji radiokomunikacyjnych, na obiektach budowlanych; </text:span></text:p>
      <text:p text:style-name="P9"><text:span text:style-name="T5">16) </text:span><text:bookmark-start text:name="PP_416_4_280"/><text:span text:style-name="T3">montażu wolno stojących kolektorów słonecznych; </text:span></text:p>
      <text:p text:style-name="P9"><text:span text:style-name="T5">17) </text:span><text:bookmark-start text:name="PP_416_4_281"/><text:span text:style-name="T3">instalowaniu kabli telekomunikacyjnych w kanalizacji kablowej. </text:span></text:p>
      <text:p text:style-name="P9"><text:span text:style-name="T1">3. </text:span><text:bookmark-start text:name="PP_416_4_282"/><text:span text:style-name="akapitdomyslny1"><text:span text:style-name="T3">Pozwolenia na budowę wymagają przedsięwzięcia, które wymagają przeprowadzenia oceny oddziaływania na środowisko, oraz przedsięwzięcia wymagające przeprowadzenia oceny oddziaływania na obszar Natura 2000, zgodnie z art. 59 ustawy z dnia 3 października 2008 r. o udostępnianiu informacji o środowisku i jego ochronie, udziale społeczeństwa w ochronie środowiska oraz o ocenach oddziaływania na środowisko. </text:span></text:span></text:p>
      <text:p text:style-name="artykul"><text:bookmark-start text:name="JEDN_416_4_2"/><text:span text:style-name="T5">Art. 29a. </text:span><text:bookmark-start text:name="PP_416_4_284"/><text:span text:style-name="T5">1. </text:span><text:span text:style-name="akapitdomyslny1"><text:span text:style-name="T3">Budowa przyłączy, o których mowa w art. 29 ust. 1 pkt 20, wymaga sporządzenia planu sytuacyjnego na kopii aktualnej mapy zasadniczej lub mapy jednostkowej przyjętej do państwowego zasobu geodezyjnego i kartograficznego. </text:span></text:span><text:span text:style-name="T3"> </text:span></text:p>
      <text:p text:style-name="P9"><text:span text:style-name="T5">2. </text:span><text:span text:style-name="akapitdomyslny1"><text:span text:style-name="T3">Do budowy, o której mowa w ust. 1, stosuje się przepisy prawa energetycznego albo o zbiorowym zaopatrzeniu w wodę i zbiorowym odprowadzaniu ścieków. </text:span></text:span></text:p>
      <text:p text:style-name="P9"><text:span text:style-name="T5">3. </text:span><text:span text:style-name="akapitdomyslny1"><text:span text:style-name="T3">Przepisów ust. 1 i 2 nie stosuje się, jeżeli inwestor dokonał zgłoszenia, o którym mowa w art. 30. </text:span></text:span></text:p>
      <text:p text:style-name="artykul"><text:bookmark-start text:name="JEDN_416_4_3"/><text:span text:style-name="T5">Art. 30. </text:span><text:bookmark-start text:name="PP_416_4_285"/><text:span text:style-name="T5">1. </text:span><text:bookmark-start text:name="PP_416_4_290"/><text:span text:style-name="akapitdomyslny1"><text:span text:style-name="T3">Zgłoszenia właściwemu organowi wymaga, z zastrzeżeniem art. 29 ust. 3: </text:span></text:span><text:span text:style-name="T3"> </text:span></text:p>
      <text:p text:style-name="P9"><text:span text:style-name="T5">1) </text:span><text:bookmark-start text:name="PP_416_4_291"/><text:span text:style-name="T3">budowa, o której mowa w art. 29 ust. 1 pkt 1-3, 5-19 i 20a-21; </text:span></text:p>
      <text:p text:style-name="P9"><text:span text:style-name="T5">1a) </text:span><text:bookmark-start text:name="PP_416_4_293"/><text:span text:style-name="T3">budowa, o której mowa w art. 29 ust. 1 pkt 20 - z zastrzeżeniem art. 29a; </text:span></text:p>
      <text:p text:style-name="P9"><text:span text:style-name="T5">2) </text:span><text:bookmark-start text:name="PP_416_4_294"/><text:span text:style-name="T3">wykonywanie robót budowlanych, o których mowa w art. 29 ust. 2 pkt 1, 4-6 oraz 9-13; </text:span></text:p>
      <text:p text:style-name="P9"><text:span text:style-name="T5">3) </text:span><text:span text:style-name="T3">budowa ogrodzeń od strony dróg, ulic, placów, torów kolejowych i innych miejsc publicznych oraz ogrodzeń o wysokości powyżej 2,20 m i wykonywanie robót budowlanych polegających na instalowaniu:  </text:span></text:p>
      <text:p text:style-name="P9"><text:span text:style-name="T5">a) </text:span><text:span text:style-name="T3">krat na budynkach mieszkalnych wielorodzinnych, użyteczności publicznej i zamieszkania zbiorowego oraz obiektach wpisanych do rejestru zabytków, </text:span></text:p>
      <text:p text:style-name="P9"><text:span text:style-name="T5">b) </text:span><text:span text:style-name="T3">urządzeń o wysokości powyżej 3 m na obiektach budowlanych, </text:span></text:p>
      <text:p text:style-name="P9"><text:span text:style-name="T5">c) </text:span><text:bookmark-start text:name="PP_416_4_295"/><text:span text:style-name="T4">(skreślony)</text:span></text:p>
      <text:p text:style-name="P9"><text:span text:style-name="T5">4) </text:span><text:span text:style-name="T3">budowa obiektów małej architektury w miejscach publicznych. </text:span></text:p>
      <text:p text:style-name="P9"><text:span text:style-name="T1">2. </text:span><text:span text:style-name="akapitdomyslny1"><text:span text:style-name="T3">W zgłoszeniu należy określić rodzaj, zakres i sposób wykonywania robót budowlanych oraz termin ich rozpoczęcia. Do zgłoszenia należy dołączyć oświadczenie, o którym mowa w art. 32 ust. 4 pkt 2, oraz, w zależności od potrzeb, odpowiednie szkice lub rysunki, a także pozwolenia, uzgodnienia i opinie wymagane odrębnymi przepisami. W razie konieczności uzupełnienia zgłoszenia właściwy organ nakłada, w drodze postanowienia, na zgłaszającego obowiązek uzupełnienia, w określonym terminie, brakujących dokumentów, a w przypadku ich nieuzupełnienia - wnosi sprzeciw, w drodze decyzji. </text:span></text:span></text:p>
      <text:p text:style-name="P9"><text:span text:style-name="T5">3. </text:span><text:bookmark-start text:name="PP_416_4_297"/><text:span text:style-name="akapitdomyslny1"><text:span text:style-name="T3">Do zgłoszenia budowy, o której mowa w art. 29 ust. 1 pkt 19 i 20, należy ponadto dołączyć projekt zagospodarowania działki lub terenu wraz z opisem technicznym instalacji, wykonany przez projektanta posiadającego odpowiednie uprawnienia budowlane. Projekt zagospodarowania działki lub terenu, w przypadku budowy instalacji gazowej, o której mowa w art. 29 ust. 1 pkt 19, powinien być uzgodniony z podmiotem właściwym do spraw zabezpieczeń przeciwpożarowych. </text:span></text:span></text:p>
      <text:p text:style-name="P9"><text:span text:style-name="T5">4. </text:span><text:span text:style-name="akapitdomyslny1"><text:span text:style-name="T3">W zgłoszeniu budowy, o której mowa w ust. 1 pkt 4, należy ponadto przedstawić projekt zagospodarowania działki lub terenu, wykonany przez projektanta posiadającego wymagane uprawnienia budowlane. </text:span></text:span></text:p>
      <text:p text:style-name="P9"><text:span text:style-name="T5">5. </text:span><text:span text:style-name="akapitdomyslny1"><text:span text:style-name="T3">Zgłoszenia, o którym mowa w ust. 1, należy dokonać przed terminem zamierzonego rozpoczęcia robót budowlanych. Do wykonywania robót budowlanych można przystąpić, jeżeli w terminie 30 dni od dnia doręczenia zgłoszenia właściwy organ nie wniesie, w drodze decyzji, sprzeciwu i nie później niż po upływie 2 lat od określonego w zgłoszeniu terminu ich rozpoczęcia. </text:span></text:span></text:p>
      <text:p text:style-name="P9"><text:span text:style-name="T5">5a. </text:span><text:bookmark-start text:name="PP_416_4_298"/><text:span text:style-name="T4">(skreślony)</text:span></text:p>
      <text:p text:style-name="P9"><text:span text:style-name="T5">6. </text:span><text:span text:style-name="akapitdomyslny1"><text:span text:style-name="T3">Właściwy organ wnosi sprzeciw, jeżeli: </text:span></text:span><text:span text:style-name="T3"> </text:span></text:p>
      <text:p text:style-name="P9"><text:span text:style-name="T5">1) </text:span><text:span text:style-name="T3">zgłoszenie dotyczy budowy lub wykonywania robót budowlanych objętych obowiązkiem uzyskania pozwolenia na budowę; </text:span></text:p>
      <text:p text:style-name="P9"><text:soft-page-break/><text:span text:style-name="T5">2) </text:span><text:span text:style-name="T3">budowa lub wykonywanie robót budowlanych objętych zgłoszeniem narusza ustalenia miejscowego planu zagospodarowania przestrzennego lub inne przepisy; </text:span></text:p>
      <text:p text:style-name="P9"><text:span text:style-name="T5">3) </text:span><text:span text:style-name="T3">zgłoszenie dotyczy budowy tymczasowego obiektu budowlanego, o którym mowa w art. 29 ust. 1 pkt 12, w miejscu, w którym taki obiekt istnieje. </text:span></text:p>
      <text:p text:style-name="P9"><text:span text:style-name="T1">7. </text:span><text:span text:style-name="akapitdomyslny1"><text:span text:style-name="T3">Właściwy organ może nałożyć, w drodze decyzji, o której mowa w ust. 5, obowiązek uzyskania pozwolenia na wykonanie określonego obiektu lub robót budowlanych objętych obowiązkiem zgłoszenia, o którym mowa w ust. 1, jeżeli ich realizacja może naruszać ustalenia miejscowego planu zagospodarowania przestrzennego lub spowodować: </text:span></text:span><text:span text:style-name="T3"> </text:span></text:p>
      <text:p text:style-name="P9"><text:span text:style-name="T5">1) </text:span><text:span text:style-name="T3">zagrożenie bezpieczeństwa ludzi lub mienia; </text:span></text:p>
      <text:p text:style-name="P9"><text:span text:style-name="T5">2) </text:span><text:span text:style-name="T3">pogorszenie stanu środowiska lub stanu zachowania zabytków; </text:span></text:p>
      <text:p text:style-name="P9"><text:span text:style-name="T5">3) </text:span><text:span text:style-name="T3">pogorszenie warunków zdrowotno-sanitarnych; </text:span></text:p>
      <text:p text:style-name="P9"><text:span text:style-name="T5">4) </text:span><text:span text:style-name="T3">wprowadzenie, utrwalenie bądź zwiększenie ograniczeń lub uciążliwości dla terenów sąsiednich. </text:span></text:p>
      <text:p text:style-name="artykul"><text:bookmark-start text:name="JEDN_416_4_4"/><text:span text:style-name="T1">Art. 31. 1. </text:span><text:bookmark-start text:name="PP_416_4_300"/><text:span text:style-name="akapitdomyslny1"><text:span text:style-name="T3">Pozwolenia nie wymaga rozbiórka: </text:span></text:span><text:span text:style-name="T3"> </text:span></text:p>
      <text:p text:style-name="P9"><text:span text:style-name="T5">1) </text:span><text:bookmark-start text:name="PP_416_4_301"/><text:span text:style-name="T3">budynków i budowli - niewpisanych do rejestru zabytków oraz nieobjętych ochroną konserwatorską - o wysokości poniżej 8 m, jeżeli ich odległość od granicy działki jest nie mniejsza niż połowa wysokości; </text:span></text:p>
      <text:p text:style-name="P9"><text:span text:style-name="T5">2) </text:span><text:span text:style-name="T3">obiektów i urządzeń budowlanych, na budowę których nie jest wymagane pozwolenie na budowę, jeżeli nie podlegają ochronie jako zabytki. </text:span></text:p>
      <text:p text:style-name="P9"><text:span text:style-name="T1">2. </text:span><text:bookmark-start text:name="PP_416_4_302"/><text:span text:style-name="akapitustep1"><text:span text:style-name="T3">Rozbiórka obiektów budowlanych, o których mowa w ust. 1 pkt 1, wymaga uprzedniego zgłoszenia właściwemu organowi, w którym należy określić rodzaj, zakres i sposób wykonywania tych robót. Przepis art. 30 ust. 5 stosuje się odpowiednio.  </text:span></text:span></text:p>
      <text:p text:style-name="P9"><text:span text:style-name="T5">3. </text:span><text:span text:style-name="akapitustep1"><text:span text:style-name="T3">Właściwy organ może nałożyć obowiązek uzyskania pozwolenia na rozbiórkę obiektów, o których mowa w ust. 1 pkt 1, jeżeli rozbiórka tych obiektów:  </text:span></text:span><text:span text:style-name="T3"><text:line-break/></text:span></text:p>
      <text:p text:style-name="P9"><text:span text:style-name="T5">1) </text:span><text:span text:style-name="T3">może wpłynąć na pogorszenie stosunków wodnych, warunków sanitarnych oraz stanu środowiska lub </text:span></text:p>
      <text:p text:style-name="P9"><text:span text:style-name="T5">2) </text:span><text:span text:style-name="T3">wymaga zachowania warunków, od których spełnienia może być uzależnione prowadzenie robót związanych z rozbiórką.  </text:span></text:p>
      <text:p text:style-name="P9"><text:span text:style-name="T1">4. </text:span><text:span text:style-name="akapitustep1"><text:span text:style-name="T3">Właściwy organ może żądać, ze względu na bezpieczeństwo ludzi lub mienia, przedstawienia danych o obiekcie budowlanym lub dotyczących prowadzenia robót rozbiórkowych.  </text:span></text:span></text:p>
      <text:p text:style-name="P9"><text:span text:style-name="T5">5. </text:span><text:span text:style-name="akapitustep1"><text:span text:style-name="T3">Roboty zabezpieczające i rozbiórkowe można rozpocząć przed uzyskaniem pozwolenia na rozbiórkę lub przed ich zgłoszeniem, jeżeli mają one na celu usunięcie bezpośredniego zagrożenia bezpieczeństwa ludzi lub mienia. Rozpoczęcie takich robót nie zwalnia od obowiązku bezzwłocznego uzyskania pozwolenia na rozbiórkę lub zgłoszenia o zamierzonej rozbiórce obiektu budowlanego.  </text:span></text:span></text:p>
      <text:p text:style-name="artykul"><text:bookmark-start text:name="JEDN_416_4_5"/><text:span text:style-name="T5">Art. 32. 1. </text:span><text:bookmark-start text:name="PP_416_4_303"/><text:span text:style-name="akapitustep1"><text:span text:style-name="T3">Pozwolenie na budowę lub rozbiórkę obiektu budowlanego może być wydane po uprzednim: </text:span></text:span><text:span text:style-name="T3"><text:line-break/></text:span></text:p>
      <text:p text:style-name="P9"><text:span text:style-name="T5">1) </text:span><text:bookmark-start text:name="PP_416_4_304"/><text:span text:style-name="T3">przeprowadzeniu oceny oddziaływania przedsięwzięcia na środowisko albo oceny oddziaływania przedsięwzięcia na obszar Natura 2000, jeżeli jest ona wymagana przepisami ustawy z dnia 3 października 2008 r. o udostępnianiu informacji o środowisku i jego ochronie, udziale społeczeństwa w ochronie środowiska oraz o ocenach oddziaływania na środowisko; </text:span></text:p>
      <text:p text:style-name="P9"><text:span text:style-name="T5">2) </text:span><text:span text:style-name="T3">uzyskaniu przez inwestora, wymaganych przepisami szczególnymi, pozwoleń, uzgodnień lub opinii innych organów; </text:span></text:p>
      <text:p text:style-name="P9"><text:span text:style-name="T5">3) </text:span><text:bookmark-start text:name="PP_416_4_306"/><text:span text:style-name="T3">wyrażeniu zgody przez ministra właściwego do spraw budownictwa, gospodarki przestrzennej i mieszkaniowej - w przypadku budowy gazociągów o zasięgu krajowym lub jeżeli budowa ta wynika z umów międzynarodowych. </text:span></text:p>
      <text:p text:style-name="P9"><text:span text:style-name="T1">2. </text:span><text:bookmark-start text:name="PP_416_4_307"/><text:span text:style-name="akapitustep1"><text:span text:style-name="T3">Uzgodnienie, wyrażenie zgody lub opinii, o których mowa w ust. 1 pkt 2, powinny nastąpić w terminie 14 dni od dnia przedstawienia proponowanych rozwiązań. Niezajęcie przez organ stanowiska w tym terminie uznaje się jako brak zastrzeżeń do przedstawionych rozwiązań.  </text:span></text:span></text:p>
      <text:p text:style-name="P9"><text:soft-page-break/><text:span text:style-name="T5">3. </text:span><text:bookmark-start text:name="PP_416_4_308"/><text:span text:style-name="akapitdomyslny1"><text:span text:style-name="T3">Przepis ust. 2 nie dotyczy przypadków, w których stanowisko powinno być wyrażone w drodze decyzji, oraz uzgodnienia i opiniowania przeprowadzanego w ramach oceny oddziaływania przedsięwzięcia na środowisko albo oceny oddziaływania przedsięwzięcia na obszar Natura 2000. </text:span></text:span></text:p>
      <text:p text:style-name="P9"><text:span text:style-name="T5">4. </text:span><text:span text:style-name="akapitustep1"><text:span text:style-name="T3">Pozwolenie na budowę może być wydane wyłącznie temu, kto:  </text:span></text:span><text:span text:style-name="T3"><text:line-break/></text:span></text:p>
      <text:p text:style-name="P9"><text:span text:style-name="T5">1) </text:span><text:bookmark-start text:name="PP_416_4_309"/><text:span text:style-name="T3">złożył wniosek w tej sprawie w okresie ważności decyzji o warunkach zabudowy i zagospodarowania terenu, jeżeli jest ona wymagana zgodnie z przepisami o planowaniu i zagospodarowaniu przestrzennym; </text:span></text:p>
      <text:p text:style-name="P9"><text:span text:style-name="T5">1a) </text:span><text:bookmark-start text:name="PP_416_4_311"/><text:span text:style-name="T3">złożył wniosek w tej sprawie w okresie ważności pozwolenia, o którym mowa w art. 23 i art. 23a ustawy z dnia 21 marca 1991 r. o obszarach morskich Rzeczypospolitej Polskiej i administracji morskiej, jeżeli jest ono wymagane; </text:span></text:p>
      <text:p text:style-name="P9"><text:span text:style-name="T5">2) </text:span><text:bookmark-start text:name="PP_416_4_312"/><text:span text:style-name="T3">złożył oświadczenie, pod rygorem odpowiedzialności karnej, o posiadanym prawie do dysponowania nieruchomością na cele budowlane. </text:span></text:p>
      <text:p text:style-name="P9"><text:span text:style-name="T1">4a. </text:span><text:bookmark-start text:name="PP_416_4_313"/><text:span text:style-name="akapitdomyslny1"><text:span text:style-name="T3">Nie wydaje się pozwolenia na budowę w przypadku rozpoczęcia robót budowlanych z naruszeniem przepisu art. 28 ust. 1. </text:span></text:span></text:p>
      <text:p text:style-name="P9"><text:span text:style-name="T5">5. </text:span><text:bookmark-start text:name="PP_416_4_314"/><text:span text:style-name="akapitdomyslny1"><text:span text:style-name="T3">Minister właściwy do spraw budownictwa, gospodarki przestrzennej i mieszkaniowej określi, w drodze rozporządzenia, wzory: wniosku o pozwolenie na budowę, oświadczenia o posiadanym prawie do dysponowania nieruchomością na cele budowlane i decyzji o pozwoleniu na budowę. </text:span></text:span></text:p>
      <text:p text:style-name="P9"><text:span text:style-name="T5">6. </text:span><text:bookmark-start text:name="PP_416_4_320"/><text:span text:style-name="akapitdomyslny1"><text:span text:style-name="T3">Wzory wniosku i oświadczenia, o których mowa w ust. 5, powinny obejmować w szczególności dane osobowe lub nazwę inwestora oraz inne informacje niezbędne do podjęcia rozstrzygnięcia w prowadzonym postępowaniu. Wzór decyzji o pozwoleniu na budowę powinien obejmować w szczególności określenie organu wydającego decyzję, dane osobowe lub nazwę inwestora i innych stron postępowania oraz inne informacje niezbędne inwestorowi do legalnego wykonywania robót budowlanych. </text:span></text:span></text:p>
      <text:p text:style-name="artykul"><text:bookmark-start text:name="JEDN_416_4_6"/><text:span text:style-name="T5">Art. 33. 1. </text:span><text:bookmark-start text:name="PP_416_4_340"/><text:span text:style-name="akapitdomyslny1"><text:span text:style-name="T3">Pozwolenie na budowę dotyczy całego zamierzenia budowlanego. W przypadku zamierzenia budowlanego obejmującego więcej niż jeden obiekt, pozwolenie na budowę może, na wniosek inwestora, dotyczyć wybranych obiektów lub zespołu obiektów, mogących samodzielnie funkcjonować zgodnie z przeznaczeniem. Jeżeli pozwolenie na budowę dotyczy wybranych obiektów lub zespołu obiektów, inwestor jest obowiązany przedstawić projekt zagospodarowania działki lub terenu, o którym mowa w art. 34 ust. 3 pkt 1, dla całego zamierzenia budowlanego. </text:span></text:span><text:span text:style-name="T3"> </text:span></text:p>
      <text:p text:style-name="P9"><text:span text:style-name="T5">2. </text:span><text:span text:style-name="akapitustep1"><text:span text:style-name="T3">Do wniosku o pozwolenie na budowę należy dołączyć:  </text:span></text:span><text:span text:style-name="T3"><text:line-break/></text:span></text:p>
      <text:p text:style-name="P9"><text:span text:style-name="T5">1) </text:span><text:bookmark-start text:name="PP_416_4_341"/><text:span text:style-name="T3">cztery egzemplarze projektu budowlanego wraz z opiniami, uzgodnieniami, pozwoleniami i innymi dokumentami wymaganymi przepisami szczególnymi oraz zaświadczeniem, o którym mowa w art. 12 ust. 7, aktualnym na dzień opracowania projektu; nie dotyczy to uzgodnienia i opiniowania przeprowadzanego w ramach oceny oddziaływania przedsięwzięcia na środowisko albo oceny oddziaływania przedsięwzięcia na obszar Natura 2000; </text:span></text:p>
      <text:p text:style-name="P9"><text:span text:style-name="T5">2) </text:span><text:bookmark-start text:name="PP_416_4_345"/><text:span text:style-name="T3">oświadczenie o posiadanym prawie do dysponowania nieruchomością na cele budowlane; </text:span></text:p>
      <text:p text:style-name="P9"><text:span text:style-name="T5">3) </text:span><text:bookmark-start text:name="PP_416_4_346"/><text:span text:style-name="T3">decyzję o warunkach zabudowy i zagospodarowania terenu, jeżeli jest ona wymagana zgodnie z przepisami o planowaniu i zagospodarowaniu przestrzennym; </text:span></text:p>
      <text:p text:style-name="P9"><text:span text:style-name="T5">3a) </text:span><text:bookmark-start text:name="PP_416_4_348"/><text:span text:style-name="T3">pozwolenie, o którym mowa w art. 23 i art. 23a ustawy z dnia 21 marca 1991 r. o obszarach morskich Rzeczypospolitej Polskiej i administracji morskiej, jeżeli jest ono wymagane; </text:span></text:p>
      <text:p text:style-name="P9"><text:span text:style-name="T5">4) </text:span><text:bookmark-start text:name="PP_416_4_349"/><text:span text:style-name="T3">w przypadku obiektów zakładów górniczych oraz obiektów usytuowanych na terenach zamkniętych i terenach, o których mowa w art. 82 ust. 3 pkt 1, postanowienie o uzgodnieniu z organem administracji architektoniczno-budowlanej, o którym mowa w art. 82 ust. 2, projektowanych rozwiązań w zakresie:  </text:span></text:p>
      <text:p text:style-name="P9"><text:span text:style-name="T5">a) </text:span><text:span text:style-name="T3">linii zabudowy oraz elewacji obiektów budowlanych projektowanych od strony dróg, ulic, placów i innych miejsc publicznych, </text:span></text:p>
      <text:p text:style-name="P9"><text:span text:style-name="T5">b) </text:span><text:span text:style-name="T3">przebiegu i charakterystyki technicznej dróg, linii komunikacyjnych oraz sieci uzbrojenia terenu, wyprowadzonych poza granice terenu zamkniętego, portów morskich i przystani morskich, a także podłączeń tych obiektów do sieci użytku publicznego. </text:span></text:p>
      <text:p text:style-name="P9"><text:span text:style-name="T1">5) </text:span><text:bookmark-start text:name="PP_416_4_351"/><text:span text:style-name="T3">w przypadku obiektów handlowych zezwolenie, o którym mowa w</text:span><text:span text:style-name="T6"> art. 3 ustawy z dnia 11 maja 2007 r. o tworzeniu i działaniu wielkopowierzchniowych obiektów handlowych (Dz. U. Nr 127, poz. 880)</text:span><text:bookmark-start text:name="PP_416_4_353"/><text:span text:style-name="T3">. </text:span></text:p>
      <text:p text:style-name="P9"><text:soft-page-break/><text:span text:style-name="T1">2a. </text:span><text:bookmark-start text:name="PP_416_4_355"/><text:span text:style-name="akapitdomyslny1"><text:span text:style-name="T3">Na postanowienie, o którym mowa w ust. 2 pkt 4, nie przysługuje zażalenie. </text:span></text:span></text:p>
      <text:p text:style-name="P9"><text:span text:style-name="T5">3. </text:span><text:span text:style-name="akapitustep1"><text:span text:style-name="T3">Do wniosku o pozwolenie na budowę obiektów budowlanych:  </text:span></text:span><text:span text:style-name="T3"><text:line-break/></text:span></text:p>
      <text:p text:style-name="P9"><text:span text:style-name="T5">1) </text:span><text:bookmark-start text:name="PP_416_4_356"/><text:span text:style-name="T3">których wykonanie lub użytkowanie może stwarzać poważne zagrożenie dla użytkowników, takich jak: obiekty energetyki jądrowej, rafinerie, zakłady chemiczne, zapory wodne lub </text:span></text:p>
      <text:p text:style-name="P9"><text:span text:style-name="T5">2) </text:span><text:span text:style-name="T3">których projekty budowlane zawierają nowe, niesprawdzone w krajowej praktyce, rozwiązania techniczne, nieznajdujące podstaw w przepisach i Polskich Normach,  </text:span></text:p>
      <text:p text:style-name="P9"><text:span text:style-name="akapitdomyslnynastepne1"><text:span text:style-name="T3">należy dołączyć specjalistyczną opinię wydaną przez osobę fizyczną lub jednostkę organizacyjną wskazaną przez właściwego ministra.  </text:span></text:span></text:p>
      <text:p text:style-name="P9"><text:span text:style-name="T5">4. </text:span><text:span text:style-name="akapitustep1"><text:span text:style-name="T3">Do wniosku o pozwolenie na rozbiórkę należy dołączyć:  </text:span></text:span><text:span text:style-name="T3"><text:line-break/></text:span></text:p>
      <text:p text:style-name="P9"><text:span text:style-name="T5">1) </text:span><text:span text:style-name="T3">zgodę właściciela obiektu;  </text:span></text:p>
      <text:p text:style-name="P9"><text:span text:style-name="T5">2) </text:span><text:span text:style-name="T3">szkic usytuowania obiektu budowlanego;  </text:span></text:p>
      <text:p text:style-name="P9"><text:span text:style-name="T5">3) </text:span><text:span text:style-name="T3">opis zakresu i sposobu prowadzenia robót rozbiórkowych;  </text:span></text:p>
      <text:p text:style-name="P9"><text:span text:style-name="T5">4) </text:span><text:span text:style-name="T3">opis sposobu zapewnienia bezpieczeństwa ludzi i mienia;  </text:span></text:p>
      <text:p text:style-name="P9"><text:span text:style-name="T5">5) </text:span><text:bookmark-start text:name="PP_416_4_357"/><text:span text:style-name="T3">pozwolenia, uzgodnienia lub opinie innych organów, a także inne dokumenty, wymagane przepisami szczególnymi; nie dotyczy to uzgodnienia i opinii uzyskiwanych w ramach oceny oddziaływania przedsięwzięcia na środowisko albo oceny oddziaływania przedsięwzięcia na obszar Natura 2000; </text:span></text:p>
      <text:p text:style-name="P9"><text:span text:style-name="T5">6) </text:span><text:span text:style-name="T3">w zależności od potrzeb, projekt rozbiórki obiektu.  </text:span></text:p>
      <text:p text:style-name="P9"><text:span text:style-name="T1">5. </text:span><text:bookmark-start text:name="PP_416_4_359"/><text:span text:style-name="akapitdomyslny1"><text:span text:style-name="T3">Projekt budowlany i inne dokumenty, o których mowa w ust. 2-4, zawierające informacje niejawne mogą być za zgodą właściwego organu przechowywane przez inwestora. </text:span></text:span></text:p>
      <text:p text:style-name="artykul"><text:bookmark-start text:name="JEDN_416_4_7"/><text:span text:style-name="T5">Art. 34. 1. </text:span><text:bookmark-start text:name="PP_416_4_360"/><text:span text:style-name="akapitustep1"><text:span text:style-name="T3">Projekt budowlany powinien spełniać wymagania określone w decyzji o warunkach zabudowy i zagospodarowania terenu, jeżeli jest ona wymagana zgodnie z przepisami o planowaniu i zagospodarowaniu przestrzennym, lub w pozwoleniu, o którym mowa w art. 23 i art. 23a ustawy z dnia 21 marca 1991 r. o obszarach morskich Rzeczypospolitej Polskiej i administracji morskiej, jeżeli jest ono wymagane. </text:span></text:span><text:span text:style-name="T3"><text:line-break/></text:span></text:p>
      <text:p text:style-name="P9"><text:span text:style-name="T5">2. </text:span><text:span text:style-name="akapitustep1"><text:span text:style-name="T3">Zakres i treść projektu budowlanego powinny być dostosowane do specyfiki i charakteru obiektu oraz stopnia skomplikowania robót budowlanych.  </text:span></text:span></text:p>
      <text:p text:style-name="P9"><text:span text:style-name="T5">3. </text:span><text:bookmark-start text:name="PP_416_4_363"/><text:span text:style-name="akapitustep1"><text:span text:style-name="T3">Projekt budowlany powinien zawierać:  </text:span></text:span><text:span text:style-name="T3"><text:line-break/></text:span></text:p>
      <text:p text:style-name="P9"><text:span text:style-name="T5">1) </text:span><text:span text:style-name="T3">projekt zagospodarowania działki lub terenu, sporządzony na aktualnej mapie, obejmujący: określenie granic działki lub terenu, usytuowanie, obrys i układy istniejących i projektowanych obiektów budowlanych, sieci uzbrojenia terenu, sposób odprowadzania lub oczyszczania ścieków, układ komunikacyjny i układ zieleni, ze wskazaniem charakterystycznych elementów, wymiarów, rzędnych i wzajemnych odległości obiektów, w nawiązaniu do istniejącej i projektowanej zabudowy terenów sąsiednich;  </text:span></text:p>
      <text:p text:style-name="P9"><text:span text:style-name="T5">2) </text:span><text:bookmark-start text:name="PP_416_4_364"/><text:span text:style-name="T3">projekt architektoniczno-budowlany, określający funkcję, formę i konstrukcję obiektu budowlanego, jego charakterystykę energetyczną i ekologiczną oraz proponowane niezbędne rozwiązania techniczne, a także materiałowe, ukazujące zasady nawiązania do otoczenia, a w stosunku do obiektów budowlanych, o których mowa w art. 5 ust. 1 pkt 4 - również opis dostępności dla osób niepełnosprawnych;  </text:span></text:p>
      <text:p text:style-name="P9"><text:span text:style-name="T5">3) </text:span><text:bookmark-start text:name="PP_416_4_366"/><text:span text:style-name="T3">stosownie do potrzeb:  </text:span></text:p>
      <text:p text:style-name="P9"><text:span text:style-name="T5">a</text:span><text:span text:style-name="T5">) </text:span><text:span text:style-name="T3">oświadczenia właściwych jednostek organizacyjnych o zapewnieniu dostaw energii, wody, ciepła i gazu, odbioru ścieków oraz o warunkach przyłączenia obiektu do sieci wodociągowych, kanalizacyjnych, cieplnych, gazowych, elektroenergetycznych, telekomunikacyjnych oraz dróg lądowych, </text:span></text:p>
      <text:p text:style-name="P9"><text:span text:style-name="T5">b) </text:span><text:span text:style-name="T3">oświadczenie właściwego zarządcy drogi o możliwości połączenia działki z drogą publiczną zgodnie z przepisami o drogach publicznych; </text:span></text:p>
      <text:p text:style-name="P9"><text:span text:style-name="T1">4) </text:span><text:span text:style-name="T3">w zależności od potrzeb, wyniki badań geologiczno-inżynierskich oraz geotechniczne warunki posadowienia obiektów budowlanych.  </text:span></text:p>
      <text:p text:style-name="P9"><text:soft-page-break/><text:span text:style-name="T1">3a. </text:span><text:bookmark-start text:name="PP_416_4_368"/><text:span text:style-name="akapitdomyslny1"><text:span text:style-name="T3">Przepisu ust. 3 pkt 1 nie stosuje się do projektu budowlanego przebudowy lub montażu obiektu budowlanego, jeżeli, zgodnie z przepisami o zagospodarowaniu przestrzennym, nie jest wymagane ustalenie warunków zabudowy i zagospodarowania terenu. </text:span></text:span></text:p>
      <text:p text:style-name="P9"><text:span text:style-name="T5">3b. </text:span><text:bookmark-start text:name="PP_416_4_372"/><text:span text:style-name="akapitdomyslny1"><text:span text:style-name="T3">Przepisu ust. 3 pkt 2 nie stosuje się do projektu budowlanego budowy lub przebudowy urządzeń budowlanych bądź podziemnych sieci uzbrojenia terenu, jeżeli całość problematyki może być przedstawiona w projekcie zagospodarowania działki lub terenu. </text:span></text:span></text:p>
      <text:p text:style-name="P9"><text:span text:style-name="T5">4. </text:span><text:span text:style-name="akapitustep1"><text:span text:style-name="T3">Projekt budowlany podlega zatwierdzeniu w decyzji o pozwoleniu na budowę.  </text:span></text:span></text:p>
      <text:p text:style-name="P9"><text:span text:style-name="T5">5. </text:span><text:span text:style-name="akapitustep1"><text:span text:style-name="T3">Inwestor, spełniający warunki do uzyskania pozwolenia na budowę, może żądać wydania odrębnej decyzji o zatwierdzeniu projektu budowlanego, poprzedzającej wydanie decyzji o pozwoleniu na budowę. Decyzja jest ważna przez czas w niej oznaczony, jednak nie dłużej niż rok.  </text:span></text:span></text:p>
      <text:p text:style-name="P9"><text:span text:style-name="T5">6. </text:span><text:bookmark-start text:name="PP_416_4_373"/><text:span text:style-name="akapitdomyslny1"><text:span text:style-name="T3">Minister właściwy do spraw budownictwa, gospodarki przestrzennej i mieszkaniowej określi, w drodze rozporządzenia: </text:span></text:span><text:span text:style-name="T3"> </text:span></text:p>
      <text:p text:style-name="P9"><text:span text:style-name="T5">1) </text:span><text:span text:style-name="T3">szczegółowy zakres i formę projektu budowlanego; </text:span></text:p>
      <text:p text:style-name="P9"><text:span text:style-name="T5">2) </text:span><text:span text:style-name="T3">szczegółowe zasady ustalania geotechnicznych warunków posadawiania obiektów budowlanych. </text:span></text:p>
      <text:p text:style-name="artykul"><text:bookmark-start text:name="JEDN_416_4_8"/><text:span text:style-name="T1">Art. 35. 1. </text:span><text:bookmark-start text:name="PP_416_4_380"/><text:span text:style-name="akapitdomyslny1"><text:span text:style-name="T3">Przed wydaniem decyzji o pozwoleniu na budowę lub odrębnej decyzji o zatwierdzeniu projektu budowlanego właściwy organ sprawdza:  </text:span></text:span><text:span text:style-name="T3"> </text:span></text:p>
      <text:p text:style-name="P9"><text:span text:style-name="T5">1) </text:span><text:bookmark-start text:name="PP_416_4_383"/><text:span text:style-name="T3">zgodność projektu budowlanego z ustaleniami miejscowego planu zagospodarowania przestrzennego albo decyzji o warunkach zabudowy i zagospodarowania terenu w przypadku braku miejscowego planu, a także wymaganiami ochrony środowiska, w szczególności określonymi w decyzji o środowiskowych uwarunkowaniach, o której mowa w art. 71 ust. 1 ustawy z dnia 3 października 2008 r. o udostępnianiu informacji o środowisku i jego ochronie, udziale społeczeństwa w ochronie środowiska oraz o ocenach oddziaływania na środowisko; </text:span></text:p>
      <text:p text:style-name="P9"><text:span text:style-name="T5">2) </text:span><text:span text:style-name="T3">zgodność projektu zagospodarowania działki lub terenu z przepisami, w tym techniczno-budowlanymi; </text:span></text:p>
      <text:p text:style-name="P9"><text:span text:style-name="T5">3) </text:span><text:span text:style-name="T3">kompletność projektu budowlanego i posiadanie wymaganych opinii, uzgodnień, pozwoleń i sprawdzeń oraz informacji dotyczącej bezpieczeństwa i ochrony zdrowia, o której mowa w art. 20 ust. 1 pkt 1b, a także zaświadczenia, o którym mowa w art. 12 ust. 7; </text:span></text:p>
      <text:p text:style-name="P9"><text:span text:style-name="T5">4) </text:span><text:span text:style-name="T3">wykonanie - w przypadku obowiązku sprawdzenia projektu, o którym mowa w art. 20 ust. 2, także sprawdzenie projektu - przez osobę posiadającą wymagane uprawnienia budowlane i legitymującą się aktualnym na dzień opracowania projektu - lub jego sprawdzenia - zaświadczeniem, o którym mowa w art. 12 ust. 7. </text:span></text:p>
      <text:p text:style-name="P9"><text:span text:style-name="T1">2. </text:span><text:bookmark-start text:name="PP_416_4_386"/><text:span text:style-name="T4">(skreślony)</text:span></text:p>
      <text:p text:style-name="P9"><text:span text:style-name="T5">3. </text:span><text:bookmark-start text:name="PP_416_4_387"/><text:span text:style-name="akapitdomyslny1"><text:span text:style-name="T3">W razie stwierdzenia naruszeń, w zakresie określonym w ust. 1, właściwy organ nakłada postanowieniem obowiązek usunięcia wskazanych nieprawidłowości, określając termin ich usunięcia, a po jego bezskutecznym upływie wydaje decyzję o odmowie zatwierdzenia projektu i udzielenia pozwolenia na budowę. </text:span></text:span></text:p>
      <text:p text:style-name="P9"><text:span text:style-name="T5">4. </text:span><text:bookmark-start text:name="PP_416_4_389"/><text:span text:style-name="akapitdomyslny1"><text:span text:style-name="T3">W razie spełnienia wymagań określonych w ust. 1 oraz w art. 32 ust. 4, właściwy organ nie może odmówić wydania decyzji o pozwoleniu na budowę. </text:span></text:span></text:p>
      <text:p text:style-name="P9"><text:span text:style-name="T5">5. </text:span><text:bookmark-start text:name="PP_416_4_390"/><text:span text:style-name="akapitdomyslny1"><text:span text:style-name="T3">Właściwy organ wydaje decyzję o odmowie zatwierdzenia projektu budowlanego i udzielenia pozwolenia na budowę, jeżeli na terenie, którego dotyczy projekt zagospodarowania działki lub terenu, znajduje się obiekt budowlany, w stosunku do którego orzeczono nakaz rozbiórki.  </text:span></text:span></text:p>
      <text:p text:style-name="P9"><text:span text:style-name="T5">6. </text:span><text:bookmark-start text:name="PP_416_4_391"/><text:span text:style-name="akapitdomyslny1"><text:span text:style-name="T3">W przypadku gdy właściwy organ nie wyda decyzji w sprawie pozwolenia na budowę w terminie 65 dni od dnia złożenia wniosku o wydanie takiej decyzji, organ wyższego stopnia wymierza temu organowi, w drodze postanowienia, na które przysługuje zażalenie, karę w wysokości 500 zł za każdy dzień zwłoki. Wpływy z kar stanowią dochód budżetu państwa. </text:span></text:span></text:p>
      <text:p text:style-name="P9"><text:span text:style-name="T5">6a. </text:span><text:bookmark-start text:name="PP_416_4_393"/><text:span text:style-name="akapitdomyslny1"><text:span text:style-name="T3">Przepisu ust. 6 nie stosuje się do pozwolenia na budowę wydawanego dla przedsięwzięcia podlegającego ocenie oddziaływania przedsięwzięcia na środowisko albo ocenie oddziaływania przedsięwzięcia na obszar Natura 2000. </text:span></text:span></text:p>
      <text:p text:style-name="P9"><text:span text:style-name="T5">7. </text:span><text:bookmark-start text:name="PP_416_4_394"/><text:span text:style-name="akapitdomyslny1"><text:span text:style-name="T3">Karę uiszcza się w terminie 14 dni od dnia doręczenia postanowienia, o którym mowa w ust. 6. W przypadku nieuiszczenia kary, o której mowa w ust. 6, podlega ona ściągnięciu w trybie przepisów o postępowaniu egzekucyjnym w administracji. </text:span></text:span></text:p>
      <text:p text:style-name="P9"><text:soft-page-break/><text:span text:style-name="T5">8. </text:span><text:bookmark-start text:name="PP_416_4_395"/><text:span text:style-name="akapitdomyslny1"><text:span text:style-name="T3">Do terminu, o którym mowa w ust. 6, nie wlicza się terminów przewidzianych w przepisach prawa do dokonania określonych czynności, okresów zawieszenia postępowania oraz okresów opóźnień spowodowanych z winy strony, albo z przyczyn niezależnych od organu. </text:span></text:span></text:p>
      <text:p text:style-name="artykul"><text:bookmark-start text:name="JEDN_416_4_9"/><text:span text:style-name="T5">Art. 35a. </text:span><text:bookmark-start text:name="PP_416_4_396"/><text:span text:style-name="T5">1. </text:span><text:span text:style-name="akapitdomyslny1"><text:span text:style-name="T3">W przypadku wniesienia skargi do sądu administracyjnego na decyzję o pozwoleniu na budowę wstrzymanie wykonania tej decyzji na wniosek skarżącego sąd może uzależnić od złożenia przez skarżącego kaucji na zabezpieczenie roszczeń inwestora z powodu wstrzymania wykonania decyzji. </text:span></text:span><text:span text:style-name="T3"> </text:span></text:p>
      <text:p text:style-name="P9"><text:span text:style-name="T5">2. </text:span><text:span text:style-name="akapitdomyslny1"><text:span text:style-name="T3">W przypadku uznania skargi za słuszną w całości lub w części kaucja podlega zwrotowi. </text:span></text:span></text:p>
      <text:p text:style-name="P9"><text:span text:style-name="T5">3. </text:span><text:span text:style-name="akapitdomyslny1"><text:span text:style-name="T3">W przypadku oddalenia skargi kaucję przeznacza się na zaspokojenie roszczeń inwestora. </text:span></text:span></text:p>
      <text:p text:style-name="P9"><text:span text:style-name="T5">4. </text:span><text:span text:style-name="akapitdomyslny1"><text:span text:style-name="T3">W sprawach kaucji stosuje się odpowiednio przepisy Kodeksu postępowania cywilnego o zabezpieczeniu roszczeń. </text:span></text:span></text:p>
      <text:p text:style-name="artykul"><text:bookmark-start text:name="JEDN_416_4_10"/><text:span text:style-name="T5">Art. 36. 1. </text:span><text:span text:style-name="akapitustep1"><text:span text:style-name="T3">W decyzji o pozwoleniu na budowę właściwy organ, w razie potrzeby:  </text:span></text:span><text:span text:style-name="T3"><text:line-break/></text:span></text:p>
      <text:p text:style-name="P9"><text:span text:style-name="T5">1) </text:span><text:span text:style-name="T3">określa szczególne warunki zabezpieczenia terenu budowy i prowadzenia robót budowlanych;  </text:span></text:p>
      <text:p text:style-name="P9"><text:span text:style-name="T5">2) </text:span><text:span text:style-name="T3">określa czas użytkowania tymczasowych obiektów budowlanych;  </text:span></text:p>
      <text:p text:style-name="P9"><text:span text:style-name="T5">3) </text:span><text:span text:style-name="T3">określa terminy rozbiórki:   </text:span></text:p>
      <text:p text:style-name="P9"><text:span text:style-name="T5">a) </text:span><text:span text:style-name="T3">istniejących obiektów budowlanych nieprzewidzianych do dalszego użytkowania,  </text:span></text:p>
      <text:p text:style-name="P9"><text:span text:style-name="T5">b) </text:span><text:span text:style-name="T3">tymczasowych obiektów budowlanych;  </text:span></text:p>
      <text:p text:style-name="P9"><text:span text:style-name="T1">4) </text:span><text:span text:style-name="T3">określa szczegółowe wymagania dotyczące nadzoru na budowie;  </text:span></text:p>
      <text:p text:style-name="P9"><text:span text:style-name="T5">5) </text:span><text:bookmark-start text:name="PP_416_4_397"/><text:span text:style-name="T3">zamieszcza informację o obowiązkach i warunkach, wynikających z art. 54 lub art. 55; </text:span></text:p>
      <text:p text:style-name="P9"><text:span text:style-name="T5">6) </text:span><text:bookmark-start text:name="PP_416_4_398"/><text:span text:style-name="T4">(skreślony)</text:span></text:p>
      <text:p text:style-name="P9"><text:span text:style-name="T5">2. </text:span><text:bookmark-start text:name="PP_416_4_400"/><text:span text:style-name="T4">(skreślony)</text:span></text:p>
      <text:p text:style-name="artykul"><text:bookmark-start text:name="JEDN_416_4_11"/><text:span text:style-name="T5">Art. 36a. </text:span><text:bookmark-start text:name="PP_416_4_401"/><text:span text:style-name="T5">1. </text:span><text:span text:style-name="akapitdomyslny1"><text:span text:style-name="T3">Istotne odstąpienie od zatwierdzonego projektu budowlanego lub innych warunków pozwolenia na budowę jest dopuszczalne jedynie po uzyskaniu decyzji o zmianie pozwolenia na budowę.  </text:span></text:span><text:span text:style-name="T3"> </text:span></text:p>
      <text:p text:style-name="P9"><text:span text:style-name="T5">2. </text:span><text:bookmark-start text:name="PP_416_4_402"/><text:span text:style-name="akapitdomyslny1"><text:span text:style-name="T3">Właściwy organ uchyla decyzje o pozwoleniu na budowę, w przypadku wydania decyzji, o której mowa w art. 51 ust. 1 pkt 3. </text:span></text:span></text:p>
      <text:p text:style-name="P9"><text:span text:style-name="T5">3. </text:span><text:bookmark-start text:name="PP_416_4_403"/><text:span text:style-name="akapitdomyslny1"><text:span text:style-name="T3">W postępowaniu w sprawie zmiany decyzji o pozwoleniu na budowę, przepisy art. 32-35 stosuje się odpowiednio do zakresu tej zmiany. </text:span></text:span></text:p>
      <text:p text:style-name="P9"><text:span text:style-name="T5">4. </text:span><text:bookmark-start text:name="PP_416_4_405"/><text:span text:style-name="T4">(skreślony)</text:span></text:p>
      <text:p text:style-name="P9"><text:span text:style-name="T5">5. </text:span><text:bookmark-start text:name="PP_416_4_407"/><text:span text:style-name="akapitdomyslny1"><text:span text:style-name="T3">Nieistotne odstąpienie od zatwierdzonego projektu budowlanego lub innych warunków pozwolenia na budowę nie wymaga uzyskania decyzji o zmianie pozwolenia na budowę i jest dopuszczalne, o ile nie dotyczy:  </text:span></text:span><text:span text:style-name="T3"> </text:span></text:p>
      <text:p text:style-name="P9"><text:span text:style-name="T5">1) </text:span><text:span text:style-name="T3">zakresu objętego projektem zagospodarowania działki lub terenu, </text:span></text:p>
      <text:p text:style-name="P9"><text:span text:style-name="T5">2) </text:span><text:bookmark-start text:name="PP_416_4_408"/><text:span text:style-name="T3">charakterystycznych parametrów obiektu budowlanego: kubatury, powierzchni zabudowy, wysokości, długości, szerokości i liczby kondygnacji, </text:span></text:p>
      <text:p text:style-name="P9"><text:span text:style-name="T5">3) </text:span><text:bookmark-start text:name="PP_416_4_409"/><text:span text:style-name="T4">(skreślony)</text:span></text:p>
      <text:p text:style-name="P9"><text:span text:style-name="T5">4) </text:span><text:bookmark-start text:name="PP_416_4_410"/><text:span text:style-name="T4">(skreślony)</text:span></text:p>
      <text:p text:style-name="P9"><text:span text:style-name="T5">5) </text:span><text:span text:style-name="T3">zapewnienia warunków niezbędnych do korzystania z tego obiektu przez osoby niepełnosprawne, </text:span></text:p>
      <text:p text:style-name="P9"><text:span text:style-name="T5">6) </text:span><text:bookmark-start text:name="PP_416_4_411"/><text:span text:style-name="T3">zmiany zamierzonego sposobu użytkowania obiektu budowlanego lub jego części, </text:span></text:p>
      <text:p text:style-name="P9"><text:span text:style-name="T5">7) </text:span><text:span text:style-name="T3">ustaleń miejscowego planu zagospodarowania przestrzennego lub decyzji o warunkach zabudowy i zagospodarowania terenu  </text:span></text:p>
      <text:p text:style-name="P9"><text:span text:style-name="akapitdomyslnynastepne1"><text:span text:style-name="T3">oraz nie wymaga uzyskania opinii, uzgodnień, pozwoleń i innych dokumentów, wymaganych przepisami szczególnymi. </text:span></text:span></text:p>
      <text:p text:style-name="P9"><text:span text:style-name="T5">6. </text:span><text:bookmark-start text:name="PP_416_4_412"/><text:span text:style-name="akapitdomyslny1"><text:span text:style-name="T3">Projektant dokonuje kwalifikacji zamierzonego odstąpienia oraz jest obowiązany zamieścić w projekcie budowlanym odpowiednie informacje (rysunek i opis) dotyczące odstąpienia, o którym mowa w ust. 5. </text:span></text:span></text:p>
      <text:p text:style-name="artykul"><text:bookmark-start text:name="JEDN_416_4_12"/><text:soft-page-break/><text:span text:style-name="T5">Art. 37. 1. </text:span><text:bookmark-start text:name="PP_416_4_414"/><text:span text:style-name="akapitdomyslny1"><text:span text:style-name="T3">Decyzja o pozwoleniu na budowę wygasa, jeżeli budowa nie została rozpoczęta przed upływem 3 lat od dnia, w którym decyzja ta stała się ostateczna lub budowa została przerwana na czas dłuższy niż 3 lata. </text:span></text:span><text:span text:style-name="T3"> </text:span></text:p>
      <text:p text:style-name="P9"><text:span text:style-name="T5">2. </text:span><text:bookmark-start text:name="PP_416_4_415"/><text:span text:style-name="akapitdomyslny1"><text:span text:style-name="T3">Rozpoczęcie albo wznowienie budowy, w przypadkach określonych w ust. 1, art. 36a ust. 2 albo w razie stwierdzenia nieważności bądź uchylenia decyzji o pozwoleniu na budowę, może nastąpić po wydaniu nowej decyzji o pozwoleniu na budowę, o której mowa w art. 28, albo decyzji o pozwoleniu na wznowienie robót budowlanych, o której mowa w art. 51 ust. 4. </text:span></text:span></text:p>
      <text:p text:style-name="artykul"><text:bookmark-start text:name="JEDN_416_4_13"/><text:span text:style-name="T5">Art. 38. 1. </text:span><text:bookmark-start text:name="PP_416_4_419"/><text:span text:style-name="akapitdomyslny1"><text:span text:style-name="T3">Decyzję o pozwoleniu na budowę właściwy organ przesyła niezwłocznie wójtowi, burmistrzowi, prezydentowi miasta albo organowi, który wydał decyzję o warunkach zabudowy i zagospodarowania terenu, decyzję o środowiskowych uwarunkowaniach, o której mowa w art. 71 ust. 1 ustawy z dnia 3 października 2008 r. o udostępnianiu informacji o środowisku i jego ochronie, udziale społeczeństwa w ochronie środowiska oraz o ocenach oddziaływania na środowisko, lub pozwolenie, o którym mowa w art. 23 i 23a ustawy z dnia 21 marca 1991 r. o obszarach morskich Rzeczypospolitej Polskiej i administracji morskiej. </text:span></text:span><text:span text:style-name="T3"> </text:span></text:p>
      <text:p text:style-name="P9"><text:span text:style-name="T5">2. </text:span><text:bookmark-start text:name="PP_416_4_423"/><text:span text:style-name="akapitustep1"><text:span text:style-name="T3">Właściwy organ prowadzi rejestr decyzji o pozwoleniu na budowę oraz przechowuje zatwierdzone projekty budowlane, a także inne dokumenty objęte pozwoleniem na budowę, co najmniej przez okres istnienia obiektu budowlanego, z zastrzeżeniem ust. 3.  </text:span></text:span></text:p>
      <text:p text:style-name="P9"><text:span text:style-name="T5">3. </text:span><text:bookmark-start text:name="PP_416_4_424"/><text:span text:style-name="akapitdomyslny1"><text:span text:style-name="T3">Właściwy organ w decyzji o pozwoleniu na budowę obiektu budowlanego na terenie zamkniętym niezbędnym na cele obronności lub bezpieczeństwa państwa może wyrazić zgodę, aby zatwierdzony projekt budowlany, a także inne dokumenty objęte pozwoleniem na budowę zawierające informacje niejawne przechowywane były przez użytkownika obiektu budowlanego. </text:span></text:span></text:p>
      <text:p text:style-name="P9"><text:span text:style-name="T5">4. </text:span><text:bookmark-start text:name="PP_416_4_425"/><text:span text:style-name="akapitdomyslny1"><text:span text:style-name="T3">Przepisy ustawy z dnia 3 października 2008 r. o udostępnianiu informacji o środowisku i jego ochronie, udziale społeczeństwa w ochronie środowiska oraz o ocenach oddziaływania na środowisko wskazują przypadki, gdy informacje o wydanych decyzjach o pozwoleniu na budowę podaje się do publicznej wiadomości oraz gdy dane o tych decyzjach zamieszcza się w publicznie dostępnych wykazach. </text:span></text:span></text:p>
      <text:p text:style-name="artykul"><text:bookmark-start text:name="JEDN_416_4_14"/><text:span text:style-name="T5">Art. 39. </text:span><text:bookmark-start text:name="PP_416_4_428"/><text:span text:style-name="T5">1. </text:span><text:bookmark-start text:name="PP_416_4_431"/><text:span text:style-name="akapitdomyslny1"><text:span text:style-name="T3">Prowadzenie robót budowlanych przy obiekcie budowlanym wpisanym do rejestru zabytków lub na obszarze wpisanym do rejestru zabytków wymaga, przed wydaniem decyzji o pozwoleniu na budowę, uzyskania pozwolenia na prowadzenie tych robót, wydanego przez właściwego wojewódzkiego konserwatora zabytków. </text:span></text:span><text:span text:style-name="T3"> </text:span></text:p>
      <text:p text:style-name="P9"><text:span text:style-name="T5">2. </text:span><text:span text:style-name="akapitdomyslny1"><text:span text:style-name="T3">Pozwolenie na rozbiórkę obiektu budowlanego wpisanego do rejestru zabytków może być wydane po uzyskaniu decyzji Generalnego Konserwatora Zabytków działającego w imieniu ministra właściwego do spraw kultury i ochrony dziedzictwa narodowego o skreśleniu tego obiektu z rejestru zabytków. </text:span></text:span></text:p>
      <text:p text:style-name="P9"><text:span text:style-name="T5">3. </text:span><text:bookmark-start text:name="PP_416_4_432"/><text:span text:style-name="akapitdomyslny1"><text:span text:style-name="T3">W stosunku do obiektów budowlanych oraz obszarów niewpisanych do rejestru zabytków, a ujętych w gminnej ewidencji zabytków, pozwolenie na budowę lub rozbiórkę obiektu budowlanego wydaje właściwy organ w uzgodnieniu z wojewódzkim konserwatorem zabytków. </text:span></text:span></text:p>
      <text:p text:style-name="P9"><text:span text:style-name="T5">4. </text:span><text:span text:style-name="akapitdomyslny1"><text:span text:style-name="T3">Wojewódzki konserwator zabytków jest obowiązany zająć stanowisko w sprawie wniosku o pozwolenie na budowę lub rozbiórkę obiektów budowlanych, o których mowa w ust. 3, w terminie 30 dni od dnia jego doręczenia. Niezajęcie stanowiska w tym terminie uznaje się jako brak zastrzeżeń do przedstawionych we wniosku rozwiązań projektowych. </text:span></text:span></text:p>
      <text:p text:style-name="artykul"><text:bookmark-start text:name="JEDN_416_4_15"/><text:span text:style-name="T5">Art. 39a. </text:span><text:bookmark-start text:name="PP_416_4_434"/><text:span text:style-name="akapitdomyslny1"><text:span text:style-name="T3">Budowa obiektu budowlanego, tymczasowego obiektu budowlanego i urządzenia budowlanego na obszarze Pomnika Zagłady lub jego strefy ochronnej w rozumieniu ustawy z dnia 7 maja 1999 r. o ochronie terenów byłych hitlerowskich obozów zagłady (Dz. U. Nr 41, poz. 412, z późn. zm.</text:span></text:span><text:bookmark-start text:name="PP_416_4_437"/><text:span text:style-name="akapitdomyslny1"><text:span text:style-name="T3">) wymaga, przed wydaniem decyzji o pozwoleniu na budowę, uzyskania zgody właściwego wojewody. </text:span></text:span></text:p>
      <text:p text:style-name="artykul"><text:bookmark-start text:name="JEDN_416_4_16"/><text:span text:style-name="T5">Art. 40. </text:span><text:bookmark-start text:name="PP_416_4_438"/><text:span text:style-name="T5">1.</text:span><text:span text:style-name="T5"> </text:span><text:span text:style-name="akapitdomyslny1"><text:span text:style-name="T3">Organ, który wydał decyzję określoną w art. 28, jest obowiązany, za zgodą strony, na rzecz której decyzja została wydana, do przeniesienia tej decyzji na rzecz innego podmiotu, jeżeli </text:span></text:span><text:soft-page-break/><text:span text:style-name="akapitdomyslny1"><text:span text:style-name="T3">przyjmuje on wszystkie warunki zawarte w tej decyzji oraz złoży oświadczenie, o którym mowa w art. 32 ust. 4 pkt 2. </text:span></text:span><text:span text:style-name="T3"> </text:span></text:p>
      <text:p text:style-name="P9"><text:span text:style-name="T5">2. </text:span><text:bookmark-start text:name="PP_416_4_440"/><text:span text:style-name="akapitdomyslny1"><text:span text:style-name="T3">Przepis ust. 1 stosuje się odpowiednio do decyzji o pozwoleniu na wznowienie robót budowlanych, o której mowa w art. 51 ust. 4. </text:span></text:span></text:p>
      <text:p text:style-name="P9"><text:span text:style-name="T5">3. </text:span><text:span text:style-name="akapitdomyslny1"><text:span text:style-name="T3">Stronami w postępowaniu o przeniesienie decyzji o pozwoleniu na budowę lub o pozwoleniu na wznowienie robót budowlanych są jedynie podmioty, między którymi ma być dokonane przeniesienie decyzji. </text:span></text:span></text:p>
      <text:p text:style-name="artykul"><text:bookmark-start text:name="JEDN_416_4_17"/><text:span text:style-name="T5">Art. 40a. </text:span><text:bookmark-start text:name="PP_416_4_441"/><text:span text:style-name="akapitdomyslny1"><text:span text:style-name="T3">Ilekroć w przepisach niniejszego rozdziału jest mowa o decyzji o warunkach zabudowy i zagospodarowania terenu, rozumie się przez to także decyzję o ustaleniu lokalizacji linii kolejowej w rozumieniu ustawy z dnia 28 marca 2003 r. o transporcie kolejowym (Dz. U. z 2007 r. Nr 16, poz. 94, z późn. zm.</text:span></text:span><text:bookmark-start text:name="PP_416_4_445"/><text:span text:style-name="akapitdomyslny1"><text:span text:style-name="T3">). </text:span></text:span></text:p>
      <text:p text:style-name="P10"><text:bookmark-start text:name="JEDN_416_5_r"/><text:span text:style-name="T2">Rozdział 5</text:span><text:span text:style-name="T3"> </text:span></text:p>
      <text:p text:style-name="P11"><text:line-break/>Budowa i oddawanie do użytku obiektów budowlanych</text:p>
      <text:p text:style-name="artykul"><text:bookmark-start text:name="JEDN_416_5_0"/><text:span text:style-name="T5">Art. 41. 1. </text:span><text:span text:style-name="akapitustep1"><text:span text:style-name="T3">Rozpoczęcie budowy następuje z chwilą podjęcia prac przygotowawczych na terenie budowy.  </text:span></text:span><text:span text:style-name="T3"><text:line-break/></text:span></text:p>
      <text:p text:style-name="P9"><text:span text:style-name="T5">2. </text:span><text:span text:style-name="akapitustep1"><text:span text:style-name="T3">Pracami przygotowawczymi są:  </text:span></text:span><text:span text:style-name="T3"><text:line-break/></text:span></text:p>
      <text:p text:style-name="P9"><text:span text:style-name="T5">1) </text:span><text:span text:style-name="T3">wytyczenie geodezyjne obiektów w terenie;  </text:span></text:p>
      <text:p text:style-name="P9"><text:span text:style-name="T5">2) </text:span><text:span text:style-name="T3">wykonanie niwelacji terenu;  </text:span></text:p>
      <text:p text:style-name="P9"><text:span text:style-name="T5">3) </text:span><text:span text:style-name="T3">zagospodarowanie terenu budowy wraz z budową tymczasowych obiektów;  </text:span></text:p>
      <text:p text:style-name="P9"><text:span text:style-name="T5">4) </text:span><text:span text:style-name="T3">wykonanie przyłączy do sieci infrastruktury technicznej na potrzeby budowy.  </text:span></text:p>
      <text:p text:style-name="P9"><text:span text:style-name="T1">3. </text:span><text:span text:style-name="akapitustep1"><text:span text:style-name="T3">Prace przygotowawcze mogą być wykonywane tylko na terenie objętym pozwoleniem na budowę lub zgłoszeniem.  </text:span></text:span></text:p>
      <text:p text:style-name="P9"><text:span text:style-name="T5">4. </text:span><text:bookmark-start text:name="PP_416_5_446"/><text:span text:style-name="akapitdomyslny1"><text:span text:style-name="T3">Inwestor jest obowiązany zawiadomić o zamierzonym terminie rozpoczęcia robót budowlanych, na które jest wymagane pozwolenie na budowę, właściwy organ oraz projektanta sprawującego nadzór nad zgodnością realizacji budowy z projektem, co najmniej na 7 dni przed ich rozpoczęciem, dołączając na piśmie:  </text:span></text:span><text:span text:style-name="T3"> </text:span></text:p>
      <text:p text:style-name="P9"><text:span text:style-name="T5">1) </text:span><text:bookmark-start text:name="PP_416_5_447"/><text:span text:style-name="T3">oświadczenie kierownika budowy (robót), stwierdzające sporządzenie planu bezpieczeństwa i ochrony zdrowia oraz przyjęcie obowiązku kierowania budową (robotami budowlanymi), a także zaświadczenie, o którym mowa w art. 12 ust. 7; </text:span></text:p>
      <text:p text:style-name="P9"><text:span text:style-name="T5">2) </text:span><text:bookmark-start text:name="PP_416_5_448"/><text:span text:style-name="T3">w przypadku ustanowienia nadzoru inwestorskiego - oświadczenie inspektora nadzoru inwestorskiego, stwierdzające przyjęcie obowiązku pełnienia nadzoru inwestorskiego nad danymi robotami budowlanymi, a także zaświadczenie, o którym mowa w art. 12 ust. 7; </text:span></text:p>
      <text:p text:style-name="P9"><text:span text:style-name="T5">3) </text:span><text:span text:style-name="T3">informację zawierającą dane zamieszczone w ogłoszeniu, o którym mowa w art. 42 ust. 2 pkt 2. </text:span></text:p>
      <text:p text:style-name="P9"><text:span text:style-name="T1">5. </text:span><text:bookmark-start text:name="PP_416_5_449"/><text:span text:style-name="akapitustep1"><text:span text:style-name="T3">Rozpoczęcie dostaw energii, wody, ciepła lub gazu na potrzeby budowy może nastąpić jedynie po okazaniu wymaganego pozwolenia na budowę lub zgłoszenia.  </text:span></text:span></text:p>
      <text:p text:style-name="artykul"><text:bookmark-start text:name="JEDN_416_5_1"/><text:span text:style-name="T5">Art. 42. 1. </text:span><text:span text:style-name="akapitustep1"><text:span text:style-name="T3">Inwestor jest obowiązany zapewnić: objęcie kierownictwa budowy (rozbiórki) lub określonych robót budowlanych oraz nadzór nad robotami przez osobę posiadającą uprawnienia budowlane w odpowiedniej specjalności.  </text:span></text:span><text:span text:style-name="T3"><text:line-break/></text:span></text:p>
      <text:p text:style-name="P9"><text:span text:style-name="T5">2. </text:span><text:span text:style-name="akapitustep1"><text:span text:style-name="T3">Kierownik budowy (robót) jest obowiązany:  </text:span></text:span><text:span text:style-name="T3"><text:line-break/></text:span></text:p>
      <text:p text:style-name="P9"><text:span text:style-name="T5">1) </text:span><text:span text:style-name="T3">prowadzić dziennik budowy lub rozbiórki;  </text:span></text:p>
      <text:p text:style-name="P9"><text:soft-page-break/><text:span text:style-name="T5">2) </text:span><text:bookmark-start text:name="PP_416_5_450"/><text:span text:style-name="T3">umieścić na budowie lub rozbiórce, w widocznym miejscu, tablicę informacyjną oraz ogłoszenie zawierające dane dotyczące bezpieczeństwa pracy i ochrony zdrowia; nie dotyczy to budowy obiektów służących obronności i bezpieczeństwu państwa oraz obiektów liniowych;  </text:span></text:p>
      <text:p text:style-name="P9"><text:span text:style-name="T5">3) </text:span><text:span text:style-name="T3">odpowiednio zabezpieczyć teren budowy (rozbiórki).  </text:span></text:p>
      <text:p text:style-name="P9"><text:span text:style-name="T1">3. </text:span><text:bookmark-start text:name="PP_416_5_451"/><text:span text:style-name="akapitdomyslny1"><text:span text:style-name="T3">Przepisów ust. 1 i 2 nie stosuje się do budowy lub rozbiórki obiektów, dla których nie jest wymagane pozwolenie na budowę, z wyjątkiem budowy, o której mowa w art. 29 ust. 1 pkt 19. Właściwy organ może wyłączyć, w drodze decyzji, stosowanie tych przepisów również w stosunku do innych obiektów, jeżeli jest to uzasadnione nieznacznym stopniem skomplikowania robót budowlanych lub innymi ważnymi względami. </text:span></text:span></text:p>
      <text:p text:style-name="P9"><text:span text:style-name="T5">3a. </text:span><text:bookmark-start text:name="PP_416_5_452"/><text:span text:style-name="akapitdomyslny1"><text:span text:style-name="T3">Ogłoszenie, o którym mowa w ust. 2 pkt 2, stosuje się do budowy lub rozbiórki, na której przewiduje się prowadzenie robót budowlanych trwających dłużej niż 30 dni roboczych i jednoczesne zatrudnienie co najmniej 20 pracowników albo na których planowany zakres robót przekracza 500 osobodni. </text:span></text:span></text:p>
      <text:p text:style-name="P9"><text:span text:style-name="T5">4. </text:span><text:span text:style-name="akapitustep1"><text:span text:style-name="T3">Przy prowadzeniu robót budowlanych, do kierowania którymi jest wymagane przygotowanie zawodowe w specjalności techniczno-budowlanej innej niż posiada kierownik budowy, inwestor jest obowiązany zapewnić ustanowienie kierownika robót w danej specjalności.  </text:span></text:span></text:p>
      <text:p text:style-name="artykul"><text:bookmark-start text:name="JEDN_416_5_2"/><text:span text:style-name="T5">Art. 43. 1. </text:span><text:bookmark-start text:name="PP_416_5_453"/><text:span text:style-name="akapitdomyslny1"><text:span text:style-name="T3">Obiekty budowlane wymagające pozwolenia na budowę oraz obiekty, o których mowa w art. 29 ust. 1 pkt 20, podlegają geodezyjnemu wyznaczeniu w terenie, a po ich wybudowaniu - geodezyjnej inwentaryzacji powykonawczej, obejmującej położenie ich na gruncie. </text:span></text:span><text:span text:style-name="T3"> </text:span></text:p>
      <text:p text:style-name="P9"><text:span text:style-name="T5">2. </text:span><text:span text:style-name="akapitustep1"><text:span text:style-name="T3">Właściwy organ może nałożyć obowiązek stosowania przepisu ust. 1 również w stosunku do obiektów budowlanych wymagających zgłoszenia.  </text:span></text:span></text:p>
      <text:p text:style-name="P9"><text:span text:style-name="T5">3. </text:span><text:span text:style-name="akapitustep1"><text:span text:style-name="T3">Obiekty lub elementy obiektów budowlanych, ulegające zakryciu, wymagające inwentaryzacji, o której mowa w ust. 1, podlegają inwentaryzacji przed ich zakryciem.  </text:span></text:span></text:p>
      <text:p text:style-name="P9"><text:span text:style-name="T5">4. </text:span><text:bookmark-start text:name="PP_416_5_454"/><text:span text:style-name="akapitustep1"><text:span text:style-name="T3">Minister właściwy do spraw budownictwa, gospodarki przestrzennej i mieszkaniowej określi, w drodze rozporządzenia, rodzaje i zakres opracowań geodezyjno-kartograficznych oraz czynności geodezyjnych obowiązujących w budownictwie.  </text:span></text:span></text:p>
      <text:p text:style-name="artykul"><text:bookmark-start text:name="JEDN_416_5_3"/><text:span text:style-name="T5">Art. 44. 1. </text:span><text:span text:style-name="akapitustep1"><text:span text:style-name="T3">Inwestor jest obowiązany bezzwłocznie zawiadomić właściwy organ o zmianie:  </text:span></text:span><text:span text:style-name="T3"><text:line-break/></text:span></text:p>
      <text:p text:style-name="P9"><text:span text:style-name="T5">1) </text:span><text:span text:style-name="T3">kierownika budowy lub robót,  </text:span></text:p>
      <text:p text:style-name="P9"><text:span text:style-name="T5">2) </text:span><text:span text:style-name="T3">inspektora nadzoru inwestorskiego,  </text:span></text:p>
      <text:p text:style-name="P9"><text:span text:style-name="T5">3) </text:span><text:span text:style-name="T3">projektanta sprawującego nadzór autorski, </text:span></text:p>
      <text:p text:style-name="P9"><text:span text:style-name="akapitdomyslnynastepne1"><text:span text:style-name="T3">podając, od kiedy nastąpiła zmiana.  </text:span></text:span><text:span text:style-name="T3"> </text:span></text:p>
      <text:p text:style-name="P9"><text:span text:style-name="T5">2. </text:span><text:span text:style-name="akapitustep1"><text:span text:style-name="T3">Do zawiadomienia należy dołączyć oświadczenia osób, wymienionych w ust. 1, o przejęciu obowiązków.  </text:span></text:span></text:p>
      <text:p text:style-name="artykul"><text:bookmark-start text:name="JEDN_416_5_4"/><text:span text:style-name="T5">Art. 45. 1. </text:span><text:span text:style-name="akapitustep1"><text:span text:style-name="T3">Dziennik budowy stanowi urzędowy dokument przebiegu robót budowlanych oraz zdarzeń i okoliczności zachodzących w toku wykonywania robót i jest wydawany odpłatnie przez właściwy organ.  </text:span></text:span><text:span text:style-name="T3"><text:line-break/></text:span></text:p>
      <text:p text:style-name="P9"><text:span text:style-name="T5">2. </text:span><text:span text:style-name="akapitustep1"><text:span text:style-name="T3">Przed rozpoczęciem robót budowlanych należy dokonać w dzienniku budowy wpisu osób, którym zostało powierzone kierownictwo, nadzór i kontrola techniczna robót budowlanych. Osoby te są obowiązane potwierdzić podpisem przyjęcie powierzonych im funkcji.  </text:span></text:span></text:p>
      <text:p text:style-name="P9"><text:span text:style-name="T5">3. </text:span><text:span text:style-name="akapitustep1"><text:span text:style-name="T3">Przepisy ust. 1 i 2 stosuje się odpowiednio do prowadzenia dzienników: montażu i rozbiórki.  </text:span></text:span></text:p>
      <text:p text:style-name="P9"><text:span text:style-name="T5">4. </text:span><text:bookmark-start text:name="PP_416_5_457"/><text:span text:style-name="akapitdomyslny1"><text:span text:style-name="T3">Minister właściwy do spraw budownictwa, gospodarki przestrzennej i mieszkaniowej określi, w drodze rozporządzenia, sposób prowadzenia dzienników budowy, montażu i rozbiórki oraz osoby upoważnione do dokonywania w nich wpisów, a także dane, jakie powinna zawierać tablica informacyjna oraz ogłoszenie zawierające dane dotyczące bezpieczeństwa i ochrony zdrowia. </text:span></text:span></text:p>
      <text:p text:style-name="P9"><text:span text:style-name="T5">5. </text:span><text:bookmark-start text:name="PP_416_5_464"/><text:span text:style-name="akapitdomyslny1"><text:span text:style-name="T3">W rozporządzeniu, o którym mowa w ust. 4, określa się w szczególności:  </text:span></text:span><text:span text:style-name="T3"> </text:span></text:p>
      <text:p text:style-name="P9"><text:span text:style-name="T5">1) </text:span><text:span text:style-name="T3">kształt i wymiary tablicy informacyjnej oraz napisów na niej umieszczonych;  </text:span></text:p>
      <text:p text:style-name="P9"><text:span text:style-name="T5">2) </text:span><text:span text:style-name="T3">formę ogłoszenia;  </text:span></text:p>
      <text:p text:style-name="P9"><text:soft-page-break/><text:span text:style-name="T5">3) </text:span><text:span text:style-name="T3">miejsce umieszczenia tablicy informacyjnej oraz ogłoszenia;  </text:span></text:p>
      <text:p text:style-name="P9"><text:span text:style-name="T5">4) </text:span><text:span text:style-name="T3">zakres danych osobowych uczestników procesu budowlanego i pełnionych przez nich funkcji w dziedzinie bezpieczeństwa pracy i ochrony zdrowia;  </text:span></text:p>
      <text:p text:style-name="P9"><text:span text:style-name="T5">5) </text:span><text:span text:style-name="T3">informacje dotyczące decyzji o pozwoleniu na budowę;  </text:span></text:p>
      <text:p text:style-name="P9"><text:span text:style-name="T5">6) </text:span><text:span text:style-name="T3">informacje dotyczące podmiotów wykonujących roboty budowlane, w tym imię lub imiona i nazwisko lub nazwę i adres;  </text:span></text:p>
      <text:p text:style-name="P9"><text:span text:style-name="T5">7) </text:span><text:span text:style-name="T3">przewidywane terminy rozpoczęcia i zakończenia wykonywania robót budowlanych oraz maksymalną liczbę pracowników zatrudnionych na budowie;  </text:span></text:p>
      <text:p text:style-name="P9"><text:span text:style-name="T5">8) </text:span><text:span text:style-name="T3">informacje dotyczące telefonów alarmowych. </text:span></text:p>
      <text:p text:style-name="artykul"><text:bookmark-start text:name="JEDN_416_5_5"/><text:span text:style-name="T1">Art. 46. </text:span><text:bookmark-start text:name="PP_416_5_465"/><text:span text:style-name="akapitdomyslny1"><text:span text:style-name="T3">Kierownik budowy (rozbiórki), a jeżeli jego ustanowienie nie jest wymagane - inwestor, jest obowiązany przez okres wykonywania robót budowlanych przechowywać dokumenty stanowiące podstawę ich wykonania, a także oświadczenie dotyczące wyrobów budowlanych jednostkowo zastosowanych w obiekcie budowlanym, o których mowa w art. 10 ust. 1 ustawy z dnia 16 kwietnia 2004 r. o wyrobach budowlanych, oraz udostępniać te dokumenty przedstawicielom uprawnionych organów. </text:span></text:span></text:p>
      <text:p text:style-name="artykul"><text:bookmark-start text:name="JEDN_416_5_6"/><text:span text:style-name="T5">Art. 47. 1. </text:span><text:span text:style-name="akapitustep1"><text:span text:style-name="T3">Jeżeli do wykonania prac przygotowawczych lub robót budowlanych jest niezbędne wejście do sąsiedniego budynku, lokalu lub na teren sąsiedniej nieruchomości, inwestor jest obowiązany przed rozpoczęciem robót uzyskać zgodę właściciela sąsiedniej nieruchomości, budynku lub lokalu (najemcy) na wejście oraz uzgodnić z nim przewidywany sposób, zakres i terminy korzystania z tych obiektów, a także ewentualną rekompensatę z tego tytułu.  </text:span></text:span><text:span text:style-name="T3"><text:line-break/></text:span></text:p>
      <text:p text:style-name="P9"><text:span text:style-name="T5">2. </text:span><text:span text:style-name="akapitustep1"><text:span text:style-name="T3">W razie nieuzgodnienia warunków, o których mowa w ust. 1, właściwy organ - na wniosek inwestora - w terminie 14 dni od dnia złożenia wniosku, rozstrzyga, w drodze decyzji, o niezbędności wejścia do sąsiedniego budynku, lokalu lub na teren sąsiedniej nieruchomości. W przypadku uznania zasadności wniosku inwestora, właściwy organ określa jednocześnie granice niezbędnej potrzeby oraz warunki korzystania z sąsiedniego budynku, lokalu lub nieruchomości.  </text:span></text:span></text:p>
      <text:p text:style-name="P9"><text:span text:style-name="T5">3. </text:span><text:span text:style-name="akapitustep1"><text:span text:style-name="T3">Inwestor, po zakończeniu robót, o których mowa w ust. 1, jest obowiązany naprawić szkody powstałe w wyniku korzystania z sąsiedniej nieruchomości, budynku lub lokalu - na zasadach określonych w Kodeksie cywilnym.  </text:span></text:span></text:p>
      <text:p text:style-name="P9"><text:span text:style-name="T5">4. </text:span><text:span text:style-name="akapitustep1"><text:span text:style-name="T3">Zajęcie, na potrzeby budowy, pasa drogowego lub jego części może nastąpić po spełnieniu wymagań określonych w odrębnych przepisach.  </text:span></text:span></text:p>
      <text:p text:style-name="artykul"><text:bookmark-start text:name="JEDN_416_5_7"/><text:span text:style-name="T5">Art. 48. </text:span><text:bookmark-start text:name="PP_416_5_468"/><text:span text:style-name="T5">1. </text:span><text:span text:style-name="akapitdomyslny1"><text:span text:style-name="T3">Właściwy organ nakazuje, z zastrzeżeniem ust. 2, w drodze decyzji, rozbiórkę obiektu budowlanego, lub jego części, będącego w budowie albo wybudowanego bez wymaganego pozwolenia na budowę. </text:span></text:span><text:span text:style-name="T3"> </text:span></text:p>
      <text:p text:style-name="P9"><text:span text:style-name="T5">2. </text:span><text:span text:style-name="akapitdomyslny1"><text:span text:style-name="T3">Jeżeli budowa, o której mowa w ust. 1: </text:span></text:span><text:span text:style-name="T3"> </text:span></text:p>
      <text:p text:style-name="P9"><text:span text:style-name="T5">1) </text:span><text:bookmark-start text:name="PP_416_5_469"/><text:span text:style-name="T3">jest zgodna z przepisami o planowaniu i zagospodarowaniu przestrzennym, a w szczególności:   </text:span></text:p>
      <text:p text:style-name="P9"><text:span text:style-name="T5">a) </text:span><text:span text:style-name="T3">ustaleniami obowiązującego miejscowego planu zagospodarowania przestrzennego albo </text:span></text:p>
      <text:p text:style-name="P9"><text:span text:style-name="T5">b) </text:span><text:bookmark-start text:name="PP_416_5_470"/><text:span text:style-name="T3">ustaleniami ostatecznej decyzji o warunkach zabudowy i zagospodarowania terenu, w przypadku braku obowiązującego miejscowego planu zagospodarowania przestrzennego, </text:span></text:p>
      <text:p text:style-name="P9"><text:span text:style-name="T1">2) </text:span><text:span text:style-name="T3">nie narusza przepisów, w tym techniczno-budowlanych, w zakresie uniemożliwiającym doprowadzenie obiektu budowlanego lub jego części do stanu zgodnego z prawem </text:span></text:p>
      <text:p text:style-name="P9"><text:span text:style-name="akapitdomyslnynastepne1"><text:span text:style-name="T3">- właściwy organ wstrzymuje postanowieniem prowadzenie robót budowlanych. </text:span></text:span></text:p>
      <text:p text:style-name="P9"><text:span text:style-name="T5">3. </text:span><text:span text:style-name="akapitdomyslny1"><text:span text:style-name="T3">W postanowieniu, o którym mowa w ust. 2, ustala się wymagania dotyczące niezbędnych zabezpieczeń budowy oraz nakłada obowiązek przedstawienia, w wyznaczonym terminie: </text:span></text:span><text:span text:style-name="T3"> </text:span></text:p>
      <text:p text:style-name="P9"><text:span text:style-name="T5">1) </text:span><text:bookmark-start text:name="PP_416_5_472"/><text:span text:style-name="T3">zaświadczenia wójta, burmistrza albo prezydenta miasta o zgodności budowy z ustaleniami obowiązującego miejscowego planu zagospodarowania przestrzennego albo ostatecznej decyzji o warunkach zabudowy i zagospodarowania terenu, w przypadku braku obowiązującego planu zagospodarowania przestrzennego; </text:span></text:p>
      <text:p text:style-name="P9"><text:soft-page-break/><text:span text:style-name="T5">2) </text:span><text:bookmark-start text:name="PP_416_5_475"/><text:span text:style-name="T3">dokumentów, o których mowa w art. 33 ust. 2 pkt 1, 2 i 4 oraz ust. 3; do projektu architektoniczno-budowlanego nie stosuje się przepisu art. 20 ust. 3 pkt 2. </text:span></text:p>
      <text:p text:style-name="P9"><text:span text:style-name="T1">4. </text:span><text:span text:style-name="akapitdomyslny1"><text:span text:style-name="T3">W przypadku niespełnienia w wyznaczonym terminie obowiązków, o których mowa w ust. 3, stosuje się przepis ust. 1. </text:span></text:span></text:p>
      <text:p text:style-name="P9"><text:span text:style-name="T5">5. </text:span><text:bookmark-start text:name="PP_416_5_476"/><text:span text:style-name="akapitdomyslny1"><text:span text:style-name="T3">Przedłożenie w wyznaczonym terminie dokumentów, o których mowa w ust. 3, traktuje się jak wniosek o zatwierdzenie projektu budowlanego i pozwolenie na wznowienie robót budowlanych, jeżeli budowa nie została zakończona. </text:span></text:span></text:p>
      <text:p text:style-name="artykul"><text:bookmark-start text:name="JEDN_416_5_8"/><text:span text:style-name="T5">Art. 49. </text:span><text:bookmark-start text:name="PP_416_5_477"/><text:span text:style-name="T5">1. </text:span><text:span text:style-name="akapitdomyslny1"><text:span text:style-name="T3">Właściwy organ, przed wydaniem decyzji w sprawie zatwierdzenia projektu budowlanego i udzielenia pozwolenia na wznowienie robót budowlanych, bada: </text:span></text:span><text:span text:style-name="T3"> </text:span></text:p>
      <text:p text:style-name="P9"><text:span text:style-name="T5">1) </text:span><text:span text:style-name="T3">zgodność projektu zagospodarowania działki lub terenu z przepisami o planowaniu i zagospodarowaniu przestrzennym, a w szczególności z ustaleniami obowiązującego miejscowego planu zagospodarowania przestrzennego, </text:span></text:p>
      <text:p text:style-name="P9"><text:span text:style-name="T5">2) </text:span><text:span text:style-name="T3">kompletność projektu budowlanego i posiadanie wymaganych opinii, uzgodnień, pozwoleń i sprawdzeń, </text:span></text:p>
      <text:p text:style-name="P9"><text:span text:style-name="T5">3) </text:span><text:span text:style-name="T3">wykonanie projektu budowlanego przez osobę posiadającą wymagane uprawnienia budowlane </text:span></text:p>
      <text:p text:style-name="P9"><text:span text:style-name="akapitdomyslnynastepne1"><text:span text:style-name="T3">- oraz, w drodze postanowienia, ustala wysokość opłaty legalizacyjnej. Na postanowienie przysługuje zażalenie. </text:span></text:span><text:span text:style-name="T3"> </text:span></text:p>
      <text:p text:style-name="P9"><text:span text:style-name="T5">2. </text:span><text:bookmark-start text:name="PP_416_5_479"/><text:span text:style-name="akapitdomyslny1"><text:span text:style-name="T3">Do opłaty legalizacyjnej stosuje się odpowiednio przepisy dotyczące kar, o których mowa w art. 59f ust. 1, z tym że stawka opłaty podlega pięćdziesięciokrotnemu podwyższeniu. </text:span></text:span></text:p>
      <text:p text:style-name="P9"><text:span text:style-name="T5">3. </text:span><text:span text:style-name="akapitdomyslny1"><text:span text:style-name="T3">W przypadku stwierdzenia naruszeń, w zakresie określonym w ust. 1, właściwy organ nakłada postanowieniem obowiązek usunięcia wskazanych nieprawidłowości, w określonym terminie, a po jego bezskutecznym upływie wydaje decyzję, o której mowa w art. 48 ust. 1. Decyzję tę wydaje się również w przypadku nieuiszczenia w terminie opłaty legalizacyjnej. </text:span></text:span></text:p>
      <text:p text:style-name="P9"><text:span text:style-name="T5">4. </text:span><text:span text:style-name="akapitdomyslny1"><text:span text:style-name="T3">W razie spełnienia wymagań, określonych w ust. 1, właściwy organ wydaje decyzję: </text:span></text:span><text:span text:style-name="T3"> </text:span></text:p>
      <text:p text:style-name="P9"><text:span text:style-name="T5">1) </text:span><text:span text:style-name="T3">o zatwierdzeniu projektu budowlanego i pozwoleniu na wznowienie robót; </text:span></text:p>
      <text:p text:style-name="P9"><text:span text:style-name="T5">2) </text:span><text:span text:style-name="T3">o zatwierdzeniu projektu budowlanego, jeżeli budowa została zakończona. </text:span></text:p>
      <text:p text:style-name="P9"><text:span text:style-name="T1">4a. </text:span><text:bookmark-start text:name="PP_416_5_480"/><text:span text:style-name="akapitdomyslny1"><text:span text:style-name="T3">Decyzje, o których mowa w ust. 4, mogą być wydane po uprzednim przeprowadzeniu oceny oddziaływania przedsięwzięcia na środowisko albo oceny oddziaływania przedsięwzięcia na obszar Natura 2000, jeżeli jest ona wymagana przepisami ustawy z dnia 3 października 2008 r. o udostępnianiu informacji o środowisku i jego ochronie, udziale społeczeństwa w ochronie środowiska oraz o ocenach oddziaływania na środowisko. </text:span></text:span></text:p>
      <text:p text:style-name="P9"><text:span text:style-name="T5">5. </text:span><text:span text:style-name="akapitdomyslny1"><text:span text:style-name="T3">W decyzji, o której mowa w ust. 4, nakłada się obowiązek uzyskania decyzji o pozwoleniu na użytkowanie. </text:span></text:span></text:p>
      <text:p text:style-name="artykul"><text:bookmark-start text:name="JEDN_416_5_9"/><text:span text:style-name="T5">Art. 49a. </text:span><text:bookmark-start text:name="PP_416_5_481"/><text:span text:style-name="T5">1. </text:span><text:span text:style-name="akapitdomyslny1"><text:span text:style-name="T3">W przypadku uchylenia w postępowaniu odwoławczym decyzji, o której mowa w art. 49 ust. 4, i wydania decyzji, o której mowa w art. 48 ust. 1, opłata legalizacyjna podlega zwrotowi, z zastrzeżeniem ust. 2, w terminie 30 dni od dnia stwierdzenia wykonania rozbiórki. </text:span></text:span><text:span text:style-name="T3"> </text:span></text:p>
      <text:p text:style-name="P9"><text:span text:style-name="T5">2. </text:span><text:span text:style-name="akapitdomyslny1"><text:span text:style-name="T3">Jeżeli wykonanie decyzji o nakazie rozbiórki obiektu budowlanego odbywa się w trybie wykonania zastępczego, o którym mowa w przepisach o postępowaniu egzekucyjnym w administracji, opłatę legalizacyjną zalicza się w poczet kosztów wykonania zastępczego. </text:span></text:span></text:p>
      <text:p text:style-name="artykul"><text:bookmark-start text:name="JEDN_416_5_10"/><text:span text:style-name="T5">Art. 49b. </text:span><text:bookmark-start text:name="PP_416_5_482"/><text:span text:style-name="T5">1. </text:span><text:span text:style-name="akapitdomyslny1"><text:span text:style-name="T3">Właściwy organ nakazuje, z zastrzeżeniem ust. 2, w drodze decyzji, rozbiórkę obiektu budowlanego, lub jego części, będącego w budowie albo wybudowanego bez wymaganego zgłoszenia bądź pomimo wniesienia sprzeciwu przez właściwy organ. </text:span></text:span><text:span text:style-name="T3"> </text:span></text:p>
      <text:p text:style-name="P9"><text:span text:style-name="T5">2. </text:span><text:bookmark-start text:name="PP_416_5_483"/><text:span text:style-name="akapitdomyslny1"><text:span text:style-name="T3">Jeżeli budowa, o której mowa w ust. 1, jest zgodna z przepisami o planowaniu i zagospodarowaniu przestrzennym, a w szczególności ustaleniami obowiązującego miejscowego planu zagospodarowania przestrzennego albo, w przypadku jego braku, ostatecznej decyzji o warunkach zabudowy i zagospodarowania terenu oraz nie narusza przepisów, w tym techniczno-budowlanych, właściwy organ wstrzymuje postanowieniem - gdy budowa nie została zakończona - prowadzenie robót budowlanych oraz nakłada na inwestora obowiązek przedłożenia w terminie 30 dni: </text:span></text:span><text:span text:style-name="T3"> </text:span></text:p>
      <text:p text:style-name="P9"><text:soft-page-break/><text:span text:style-name="T5">1) </text:span><text:span text:style-name="T3">dokumentów, o których mowa w art. 30 ust. 2 albo art. 30 ust. 2 i 3, albo art. 30 ust. 2 i 4; </text:span></text:p>
      <text:p text:style-name="P9"><text:span text:style-name="T5">2) </text:span><text:span text:style-name="T3">projektu zagospodarowania działki lub terenu; </text:span></text:p>
      <text:p text:style-name="P9"><text:span text:style-name="T5">3) </text:span><text:span text:style-name="T3">zaświadczenia wójta, burmistrza albo prezydenta miasta o zgodności budowy z ustaleniami obowiązującego miejscowego planu zagospodarowania przestrzennego albo ostatecznej decyzji o warunkach zabudowy i zagospodarowania terenu, w przypadku braku obowiązującego planu zagospodarowania przestrzennego. </text:span></text:p>
      <text:p text:style-name="P9"><text:span text:style-name="T1">3. </text:span><text:span text:style-name="akapitdomyslny1"><text:span text:style-name="T3">W przypadku niespełnienia obowiązku, o którym mowa w ust. 2, stosuje się przepis ust. 1. </text:span></text:span></text:p>
      <text:p text:style-name="P9"><text:span text:style-name="T5">4. </text:span><text:span text:style-name="akapitdomyslny1"><text:span text:style-name="T3">Jeżeli zachodzą okoliczności, o których mowa w ust. 2, właściwy organ, w drodze postanowienia, ustala wysokość opłaty legalizacyjnej. Na postanowienie przysługuje zażalenie. </text:span></text:span></text:p>
      <text:p text:style-name="P9"><text:span text:style-name="T5">5. </text:span><text:bookmark-start text:name="PP_416_5_486"/><text:span text:style-name="akapitdomyslny1"><text:span text:style-name="T3">Do opłaty legalizacyjnej stosuje się odpowiednio przepisy art. 59g, z tym że wysokość opłaty w przypadku budowy, o której mowa w:  </text:span></text:span><text:span text:style-name="T3"> </text:span></text:p>
      <text:p text:style-name="P9"><text:span text:style-name="T5">1) </text:span><text:span text:style-name="T3">art. 29 ust. 1 pkt 7-11, 14, 15, 17 i 18 oraz w art. 30 ust. 1 pkt 3 i 4 - wynosi 2 500 zł; </text:span></text:p>
      <text:p text:style-name="P9"><text:span text:style-name="T5">2) </text:span><text:span text:style-name="T3">art. 29 ust. 1 pkt 1-3, 5, 6, 12, 13, 16 i 19-21 - wynosi 5 000 zł. </text:span></text:p>
      <text:p text:style-name="P9"><text:span text:style-name="T1">6. </text:span><text:span text:style-name="akapitdomyslny1"><text:span text:style-name="T3">Właściwy organ, w przypadku gdy budowa nie została zakończona, po wniesieniu opłaty, o której mowa w ust. 5, zezwala, w drodze postanowienia, na dokończenie budowy. </text:span></text:span></text:p>
      <text:p text:style-name="P9"><text:span text:style-name="T5">7. </text:span><text:bookmark-start text:name="PP_416_5_487"/><text:span text:style-name="akapitdomyslny1"><text:span text:style-name="T3">W przypadku nieuiszczenia w terminie opłaty legalizacyjnej właściwy organ wydaje decyzję, o której mowa w ust. 1. </text:span></text:span></text:p>
      <text:p text:style-name="artykul"><text:bookmark-start text:name="JEDN_416_5_11"/><text:span text:style-name="T5">Art. 50. </text:span><text:bookmark-start text:name="PP_416_5_488"/><text:span text:style-name="T5">1. </text:span><text:span text:style-name="akapitdomyslny1"><text:span text:style-name="T3">W przypadkach innych niż określone w art. 48 ust. 1 lub w art. 49b ust. 1 właściwy organ wstrzymuje postanowieniem prowadzenie robót budowlanych wykonywanych: </text:span></text:span><text:span text:style-name="T3"> </text:span></text:p>
      <text:p text:style-name="P9"><text:span text:style-name="T5">1) </text:span><text:span text:style-name="T3">bez wymaganego pozwolenia na budowę albo zgłoszenia lub </text:span></text:p>
      <text:p text:style-name="P9"><text:span text:style-name="T5">2) </text:span><text:span text:style-name="T3">w sposób mogący spowodować zagrożenie bezpieczeństwa ludzi lub mienia bądź zagrożenie środowiska, lub </text:span></text:p>
      <text:p text:style-name="P9"><text:span text:style-name="T5">3) </text:span><text:span text:style-name="T3">na podstawie zgłoszenia z naruszeniem art. 30 ust. 1, lub </text:span></text:p>
      <text:p text:style-name="P9"><text:span text:style-name="T5">4) </text:span><text:span text:style-name="T3">w sposób istotnie odbiegający od ustaleń i warunków określonych w pozwoleniu na budowę bądź w przepisach. </text:span></text:p>
      <text:p text:style-name="P9"><text:span text:style-name="T1">2. </text:span><text:span text:style-name="akapitdomyslny1"><text:span text:style-name="T3">W postanowieniu o wstrzymaniu robót budowlanych należy: </text:span></text:span><text:span text:style-name="T3"> </text:span></text:p>
      <text:p text:style-name="P9"><text:span text:style-name="T5">1) </text:span><text:span text:style-name="T3">podać przyczynę wstrzymania robót; </text:span></text:p>
      <text:p text:style-name="P9"><text:span text:style-name="T5">2) </text:span><text:span text:style-name="T3">ustalić wymagania dotyczące niezbędnych zabezpieczeń. </text:span></text:p>
      <text:p text:style-name="P9"><text:span text:style-name="T1">3. </text:span><text:span text:style-name="akapitdomyslny1"><text:span text:style-name="T3">W postanowieniu o wstrzymaniu robót budowlanych można nałożyć obowiązek przedstawienia, w terminie 30 dni od dnia doręczenia postanowienia, inwentaryzacji wykonanych robót budowlanych lub odpowiednich ocen technicznych bądź ekspertyz. </text:span></text:span></text:p>
      <text:p text:style-name="P9"><text:span text:style-name="T5">4. </text:span><text:span text:style-name="akapitdomyslny1"><text:span text:style-name="T3">Postanowienie o wstrzymaniu robót budowlanych traci ważność po upływie 2 miesięcy od dnia doręczenia, chyba że w tym terminie zostanie wydana decyzja, o której mowa w art. 50a pkt 2 albo w art. 51 ust. 1. </text:span></text:span></text:p>
      <text:p text:style-name="P9"><text:span text:style-name="T5">5. </text:span><text:span text:style-name="akapitdomyslny1"><text:span text:style-name="T3">Na postanowienie o wstrzymaniu robót budowlanych służy zażalenie. </text:span></text:span></text:p>
      <text:p text:style-name="artykul"><text:bookmark-start text:name="JEDN_416_5_12"/><text:span text:style-name="T5">Art. 50a. </text:span><text:bookmark-start text:name="PP_416_5_490"/><text:span text:style-name="akapitdomyslny1"><text:span text:style-name="T3">Właściwy organ w przypadku wykonywania robót budowlanych - pomimo wstrzymania ich wykonywania postanowieniem: </text:span></text:span><text:span text:style-name="T3"> </text:span></text:p>
      <text:p text:style-name="P9"><text:span text:style-name="T5">1) </text:span><text:span text:style-name="T3">o którym mowa w art. 48 ust. 2 oraz w art. 49b ust. 2 - nakazuje, w drodze decyzji, rozbiórkę obiektu budowlanego lub jego części; </text:span></text:p>
      <text:p text:style-name="P9"><text:span text:style-name="T5">2) </text:span><text:span text:style-name="T3">o którym mowa w art. 50 ust. 1 - nakazuje, w drodze decyzji, rozbiórkę części obiektu budowlanego wykonanego po doręczeniu postanowienia albo doprowadzenie obiektu budowlanego do stanu poprzedniego. </text:span></text:p>
      <text:p text:style-name="artykul"><text:bookmark-start text:name="JEDN_416_5_13"/><text:span text:style-name="T5">Art. 51. </text:span><text:bookmark-start text:name="PP_416_5_491"/><text:span text:style-name="T5">1. </text:span><text:span text:style-name="akapitdomyslny1"><text:span text:style-name="T3">Przed upływem 2 miesięcy od dnia wydania postanowienia, o którym mowa w art. 50 ust. 1, właściwy organ w drodze decyzji:  </text:span></text:span><text:span text:style-name="T3"> </text:span></text:p>
      <text:p text:style-name="P9"><text:span text:style-name="T5">1) </text:span><text:span text:style-name="T3">nakazuje zaniechanie dalszych robót budowlanych bądź rozbiórkę obiektu budowlanego lub jego części, bądź doprowadzenie obiektu do stanu poprzedniego albo </text:span></text:p>
      <text:p text:style-name="P9"><text:span text:style-name="T5">2) </text:span><text:span text:style-name="T3">nakłada obowiązek wykonania określonych czynności lub robót budowlanych w celu doprowadzenia wykonywanych robót budowlanych do stanu zgodnego z prawem, określając termin ich wykonania, albo </text:span></text:p>
      <text:p text:style-name="P9"><text:soft-page-break/><text:span text:style-name="T5">3) </text:span><text:span text:style-name="T3">w przypadku istotnego odstąpienia od zatwierdzonego projektu budowlanego lub innych warunków pozwolenia na budowę - nakłada, określając termin wykonania, obowiązek sporządzenia i przedstawienia projektu budowlanego zamiennego, uwzględniającego zmiany wynikające z dotychczas wykonanych robót budowlanych oraz - w razie potrzeby - wykonania określonych czynności lub robót budowlanych w celu doprowadzenia wykonywanych robót budowlanych do stanu zgodnego z prawem; przepisy dotyczące projektu budowlanego stosuje się odpowiednio do zakresu tych zmian. </text:span></text:p>
      <text:p text:style-name="P9"><text:span text:style-name="T1">2. </text:span><text:span text:style-name="akapitdomyslny1"><text:span text:style-name="T3">W przypadku wydania nakazu, o którym mowa w art. 50a pkt 2, decyzje, o których mowa w ust. 1 pkt 2 lub 3, wydaje się po wykonaniu obowiązku określonego w tym nakazie. </text:span></text:span></text:p>
      <text:p text:style-name="P9"><text:span text:style-name="T5">3. </text:span><text:span text:style-name="akapitdomyslny1"><text:span text:style-name="T3">Po upływie terminu lub na wniosek inwestora, właściwy organ sprawdza wykonanie obowiązku, o którym mowa w ust. 1 pkt 2, i wydaje decyzję:  </text:span></text:span><text:span text:style-name="T3"> </text:span></text:p>
      <text:p text:style-name="P9"><text:span text:style-name="T5">1) </text:span><text:span text:style-name="T3">o stwierdzeniu wykonania obowiązku albo </text:span></text:p>
      <text:p text:style-name="P9"><text:span text:style-name="T5">2) </text:span><text:span text:style-name="T3">w przypadku niewykonania obowiązku - nakazującą zaniechanie dalszych robót budowlanych bądź rozbiórkę obiektu lub jego części, bądź doprowadzenie obiektu do stanu poprzedniego. </text:span></text:p>
      <text:p text:style-name="P9"><text:span text:style-name="T1">4. </text:span><text:span text:style-name="akapitdomyslny1"><text:span text:style-name="T3">Po upływie terminu lub na wniosek inwestora, właściwy organ sprawdza wykonanie obowiązku, o którym mowa w ust. 1 pkt 3, i wydaje decyzję w sprawie zatwierdzenia projektu budowlanego i pozwolenia na wznowienie robót budowlanych albo - jeżeli budowa została zakończona - o zatwierdzeniu projektu budowlanego zamiennego. W decyzji tej nakłada się obowiązek uzyskania decyzji o pozwoleniu na użytkowanie. </text:span></text:span></text:p>
      <text:p text:style-name="P9"><text:span text:style-name="T5">5. </text:span><text:span text:style-name="akapitdomyslny1"><text:span text:style-name="T3">W przypadku niewykonania w terminie obowiązku, o którym mowa w ust. 1 pkt 3, właściwy organ wydaje decyzję nakazującą zaniechanie dalszych robót budowlanych bądź rozbiórkę obiektu lub jego części, bądź doprowadzenie obiektu do stanu poprzedniego. </text:span></text:span></text:p>
      <text:p text:style-name="P9"><text:span text:style-name="T5">6. </text:span><text:span text:style-name="akapitdomyslny1"><text:span text:style-name="T3">Przepisów ust. 4 i 5 dotyczących pozwolenia na użytkowanie nie stosuje się do robót budowlanych innych niż budowa bądź przebudowa obiektu budowlanego lub jego części. </text:span></text:span></text:p>
      <text:p text:style-name="P9"><text:span text:style-name="T5">7. </text:span><text:span text:style-name="akapitdomyslny1"><text:span text:style-name="T3">Przepisy ust. 1 pkt 1 i 2 oraz ust. 3 stosuje się odpowiednio, jeżeli roboty budowlane, w przypadkach innych niż określone w art. 48 albo w art. 49b, zostały wykonane w sposób, o którym mowa w art. 50 ust. 1. </text:span></text:span></text:p>
      <text:p text:style-name="artykul"><text:bookmark-start text:name="JEDN_416_5_14"/><text:span text:style-name="T5">Art. 52. </text:span><text:bookmark-start text:name="PP_416_5_496"/><text:span text:style-name="akapitdomyslny1"><text:span text:style-name="T3">Inwestor, właściciel lub zarządca obiektu budowlanego jest obowiązany na swój koszt dokonać czynności nakazanych w decyzji, o której mowa w art. 48, art. 49b, art. 50a oraz art. 51. </text:span></text:span></text:p>
      <text:p text:style-name="artykul"><text:bookmark-start text:name="JEDN_416_5_15"/><text:span text:style-name="T5">Art. 53. </text:span><text:span text:style-name="akapitdomyslny1"><text:span text:style-name="T3">Przepis art. 52 stosuje się również do obiektów budowlanych, podlegających rozbiórce w terminach, o których mowa w art. 36 ust. 1 pkt 3.  </text:span></text:span></text:p>
      <text:p text:style-name="artykul"><text:bookmark-start text:name="JEDN_416_5_16"/><text:span text:style-name="T5">Art. 54. </text:span><text:bookmark-start text:name="PP_416_5_497"/><text:span text:style-name="akapitdomyslny1"><text:span text:style-name="T3">Do użytkowania obiektu budowlanego, na którego wzniesienie jest wymagane pozwolenie na budowę, można przystąpić, z zastrzeżeniem art. 55 i 57, po zawiadomieniu właściwego organu o zakończeniu budowy, jeżeli organ ten, w terminie 21 dni od dnia doręczenia zawiadomienia, nie zgłosi sprzeciwu w drodze decyzji. </text:span></text:span></text:p>
      <text:p text:style-name="artykul"><text:bookmark-start text:name="JEDN_416_5_17"/><text:span text:style-name="T5">Art. 55. </text:span><text:bookmark-start text:name="PP_416_5_500"/><text:span text:style-name="akapitdomyslny1"><text:span text:style-name="T3">Przed przystąpieniem do użytkowania obiektu budowlanego należy uzyskać ostateczną decyzję o pozwoleniu na użytkowanie, jeżeli: </text:span></text:span><text:span text:style-name="T3"> </text:span></text:p>
      <text:p text:style-name="P9"><text:span text:style-name="T5">1) </text:span><text:span text:style-name="T3">na wzniesienie obiektu budowlanego jest wymagane pozwolenie na budowę i jest on zaliczony do kategorii V, IX-XVIII, XX, XXII, XXIV, XXVII-XXX, o których mowa w załączniku do ustawy; </text:span></text:p>
      <text:p text:style-name="P9"><text:span text:style-name="T5">2) </text:span><text:span text:style-name="T3">zachodzą okoliczności, o których mowa w art. 49 ust. 5 albo art. 51 ust. 4; </text:span></text:p>
      <text:p text:style-name="P9"><text:span text:style-name="T5">3) </text:span><text:span text:style-name="T3">przystąpienie do użytkowania obiektu budowlanego ma nastąpić przed wykonaniem wszystkich robót budowlanych. </text:span></text:p>
      <text:p text:style-name="artykul"><text:bookmark-start text:name="JEDN_416_5_18"/><text:span text:style-name="T5">Art. 55a. </text:span><text:bookmark-start text:name="PP_416_5_503"/><text:span text:style-name="akapitdomyslny1"><text:span text:style-name="T3">Minister właściwy do spraw budownictwa, gospodarki przestrzennej i mieszkaniowej określi, w drodze rozporządzenia, metodologie obliczania charakterystyki energetycznej budynku i lokalu mieszkalnego lub części budynku stanowiącej samodzielną całość techniczno-użytkową, o którym mowa w art. 5 ust. 3 oraz sposób sporządzania i wzór świadectw ich charakterystyki energetycznej uwzględniając w szczególności: dane ilościowe i wskaźniki charakterystyki energetycznej budynku i lokalu mieszkalnego, dane osoby wykonującej świadectwo charakterystyki </text:span></text:span><text:soft-page-break/><text:span text:style-name="akapitdomyslny1"><text:span text:style-name="T3">energetycznej oraz niezbędne dane osobowe właściciela budynku lub lokalu mieszkalnego, mając na uwadze poprawność wykonywania świadectw charakterystyki energetycznej. </text:span></text:span></text:p>
      <text:p text:style-name="artykul"><text:bookmark-start text:name="JEDN_416_5_19"/><text:span text:style-name="T5">Art. 56. 1. </text:span><text:bookmark-start text:name="PP_416_5_504"/><text:span text:style-name="akapitdomyslny1"><text:span text:style-name="T3">Inwestor, w stosunku do którego nałożono obowiązek uzyskania pozwolenia na użytkowanie obiektu budowlanego, jest obowiązany zawiadomić, zgodnie z właściwością wynikającą z przepisów szczególnych, organy: </text:span></text:span><text:span text:style-name="T3"> </text:span></text:p>
      <text:p text:style-name="P9"><text:span text:style-name="T5">1) </text:span><text:bookmark-start text:name="PP_416_5_507"/><text:span text:style-name="T4">(skreślony)</text:span></text:p>
      <text:p text:style-name="P9"><text:span text:style-name="T5">2) </text:span><text:span text:style-name="T3">Państwowej Inspekcji Sanitarnej, </text:span></text:p>
      <text:p text:style-name="P9"><text:span text:style-name="T5">3) </text:span><text:bookmark-start text:name="PP_416_5_508"/><text:span text:style-name="T4">(skreślony)</text:span></text:p>
      <text:p text:style-name="P9"><text:span text:style-name="T5">4) </text:span><text:span text:style-name="T3">Państwowej Straży Pożarnej </text:span></text:p>
      <text:p text:style-name="P9"><text:span text:style-name="akapitdomyslnynastepne1"><text:span text:style-name="T3">- o zakończeniu budowy obiektu budowlanego i zamiarze przystąpienia do jego użytkowania. Organy zajmują stanowisko w sprawie zgodności wykonania obiektu budowlanego z projektem budowlanym. </text:span></text:span><text:span text:style-name="T3"> </text:span></text:p>
      <text:p text:style-name="P9"><text:span text:style-name="T5">2. </text:span><text:span text:style-name="akapitustep1"><text:span text:style-name="T3">Niezajęcie stanowiska przez organy, wymienione w ust. 1, w terminie 14 dni od dnia otrzymania zawiadomienia, traktuje się jak niezgłoszenie sprzeciwu lub uwag.  </text:span></text:span></text:p>
      <text:p text:style-name="artykul"><text:bookmark-start text:name="JEDN_416_5_20"/><text:span text:style-name="T5">Art. 57. </text:span><text:bookmark-start text:name="PP_416_5_509"/><text:span text:style-name="T5">1. </text:span><text:span text:style-name="akapitustep1"><text:span text:style-name="T3">Do zawiadomienia o zakończeniu budowy obiektu budowlanego lub wniosku o udzielenie pozwolenia na użytkowanie inwestor jest obowiązany dołączyć:  </text:span></text:span><text:span text:style-name="T3"><text:line-break/></text:span></text:p>
      <text:p text:style-name="P9"><text:span text:style-name="T5">1) </text:span><text:span text:style-name="T3">oryginał dziennika budowy;  </text:span></text:p>
      <text:p text:style-name="P9"><text:span text:style-name="T5">2) </text:span><text:span text:style-name="T3">oświadczenie kierownika budowy:   </text:span></text:p>
      <text:p text:style-name="P9"><text:span text:style-name="T5">a) </text:span><text:bookmark-start text:name="PP_416_5_510"/><text:span text:style-name="T3">o zgodności wykonania obiektu budowlanego z projektem budowlanym i warunkami pozwolenia na budowę oraz przepisami, </text:span></text:p>
      <text:p text:style-name="P9"><text:span text:style-name="T5">b) </text:span><text:bookmark-start text:name="PP_416_5_511"/><text:span text:style-name="T3">o doprowadzeniu do należytego stanu i porządku terenu budowy, a także - w razie korzystania - drogi, ulicy, sąsiedniej nieruchomości, budynku lub lokalu; </text:span></text:p>
      <text:p text:style-name="P9"><text:span text:style-name="T1">3) </text:span><text:span text:style-name="T3">oświadczenie o właściwym zagospodarowaniu terenów przyległych, jeżeli eksploatacja wybudowanego obiektu jest uzależniona od ich odpowiedniego zagospodarowania;  </text:span></text:p>
      <text:p text:style-name="P9"><text:span text:style-name="T5">4) </text:span><text:span text:style-name="T3">protokoły badań i sprawdzeń;  </text:span></text:p>
      <text:p text:style-name="P9"><text:span text:style-name="T5">5) </text:span><text:span text:style-name="T3">inwentaryzację geodezyjną powykonawczą; </text:span></text:p>
      <text:p text:style-name="P9"><text:span text:style-name="T5">6) </text:span><text:bookmark-start text:name="PP_416_5_512"/><text:span text:style-name="T3">potwierdzenie, zgodnie z odrębnymi przepisami, odbioru wykonanych przyłączy; </text:span></text:p>
      <text:p text:style-name="P9"><text:span text:style-name="T5">7) </text:span><text:bookmark-start text:name="PP_416_5_513"/><text:span text:style-name="T3">kopię świadectwa charakterystyki energetycznej budynku, z zastrzeżeniem art. 5 ust. 7. </text:span></text:p>
      <text:p text:style-name="P9"><text:span text:style-name="T1">2. </text:span><text:bookmark-start text:name="PP_416_5_514"/><text:span text:style-name="akapitdomyslny1"><text:span text:style-name="T3">W razie zmian nieodstępujących w sposób istotny od zatwierdzonego projektu lub warunków pozwolenia na budowę, dokonanych podczas wykonywania robót, do zawiadomienia, o którym mowa w ust. 1, należy dołączyć kopie rysunków wchodzących w skład zatwierdzonego projektu budowlanego, z naniesionymi zmianami, a w razie potrzeby także uzupełniający opis. W takim przypadku oświadczenie, o którym mowa w ust. 1 pkt 2 lit. a, powinno być potwierdzone przez projektanta i inspektora nadzoru inwestorskiego, jeżeli został ustanowiony. </text:span></text:span></text:p>
      <text:p text:style-name="P9"><text:span text:style-name="T5">3. </text:span><text:bookmark-start text:name="PP_416_5_515"/><text:span text:style-name="akapitustep1"><text:span text:style-name="T3">Inwestor jest obowiązany dołączyć do wniosku, o którym mowa w ust. 1, oświadczenia o braku sprzeciwu lub uwag ze strony organów wymienionych w art. 56.  </text:span></text:span></text:p>
      <text:p text:style-name="P9"><text:span text:style-name="T5">4. </text:span><text:span text:style-name="akapitustep1"><text:span text:style-name="T3">Inwestor jest obowiązany uzupełnić dokumenty wymienione w ust. 1-3, jeżeli, w wyniku ich sprawdzenia przez właściwy organ, okaże się, że są one niekompletne lub posiadają braki i nieścisłości.  </text:span></text:span></text:p>
      <text:p text:style-name="P9"><text:span text:style-name="T5">5. </text:span><text:bookmark-start text:name="PP_416_5_516"/><text:span text:style-name="T4">(skreślony)</text:span></text:p>
      <text:p text:style-name="P9"><text:span text:style-name="T5">6. </text:span><text:bookmark-start text:name="PP_416_5_518"/><text:span text:style-name="akapitdomyslny1"><text:span text:style-name="T3">Wniosek o udzielenie pozwolenia na użytkowanie stanowi wezwanie właściwego organu do przeprowadzenia obowiązkowej kontroli, o której mowa w art. 59a. </text:span></text:span></text:p>
      <text:p text:style-name="P9"><text:span text:style-name="T5">7. </text:span><text:bookmark-start text:name="PP_416_5_520"/><text:span text:style-name="akapitdomyslny1"><text:span text:style-name="T3">W przypadku stwierdzenia przystąpienia do użytkowania obiektu budowlanego lub jego części z naruszeniem przepisów art. 54 i 55, właściwy organ wymierza karę z tytułu nielegalnego użytkowania obiektu budowlanego. Do kary tej stosuje się odpowiednio przepisy dotyczące kar, o których mowa w art. 59f ust. 1, z tym że stawka opłaty podlega dziesięciokrotnemu podwyższeniu. </text:span></text:span></text:p>
      <text:p text:style-name="P9"><text:span text:style-name="T5">8. </text:span><text:bookmark-start text:name="PP_416_5_521"/><text:span text:style-name="akapitdomyslny1"><text:span text:style-name="T3">Po zakończeniu postępowania w sprawie zawiadomienia o zakończeniu budowy obiektu budowlanego albo udzieleniu pozwolenia na użytkowanie, właściwy organ zwraca bezzwłocznie inwestorowi dokumenty, o których mowa w ust. 1 pkt 1, 4 i 5. </text:span></text:span></text:p>
      <text:p text:style-name="artykul"><text:bookmark-start text:name="JEDN_416_5_21"/><text:soft-page-break/><text:span text:style-name="T5">Art. 58. </text:span><text:bookmark-start text:name="PP_416_5_522"/><text:span text:style-name="T4">(skreślony)</text:span></text:p>
      <text:p text:style-name="artykul"><text:bookmark-start text:name="JEDN_416_5_22"/><text:span text:style-name="T5">Art. 59. 1. </text:span><text:bookmark-start text:name="PP_416_5_523"/><text:span text:style-name="akapitdomyslny1"><text:span text:style-name="T3">Właściwy organ wydaje decyzję w sprawie pozwolenia na użytkowanie obiektu budowlanego po przeprowadzeniu obowiązkowej kontroli, o której mowa w art. 59a. </text:span></text:span><text:span text:style-name="T3"> </text:span></text:p>
      <text:p text:style-name="P9"><text:span text:style-name="T5">2. </text:span><text:span text:style-name="akapitustep1"><text:span text:style-name="T3">Właściwy organ może w pozwoleniu na użytkowanie obiektu budowlanego określić warunki użytkowania tego obiektu albo uzależnić jego użytkowanie od wykonania, w oznaczonym terminie, określonych robót budowlanych.  </text:span></text:span></text:p>
      <text:p text:style-name="P9"><text:span text:style-name="T5">3. </text:span><text:span text:style-name="akapitustep1"><text:span text:style-name="T3">Jeżeli właściwy organ stwierdzi, że obiekt budowlany spełnia warunki, określone w ust. 1, pomimo niewykonania części robót wykończeniowych lub innych robót budowlanych związanych z obiektem, w wydanym pozwoleniu na użytkowanie może określić termin wykonania tych robót.  </text:span></text:span></text:p>
      <text:p text:style-name="P9"><text:span text:style-name="T5">4. </text:span><text:span text:style-name="akapitustep1"><text:span text:style-name="T3">Przepisu ust. 3 nie stosuje się do instalacji i urządzeń służących ochronie środowiska.  </text:span></text:span></text:p>
      <text:p text:style-name="P9"><text:span text:style-name="T5">4a. </text:span><text:bookmark-start text:name="PP_416_5_525"/><text:span text:style-name="akapitdomyslny1"><text:span text:style-name="T3">Inwestor jest obowiązany zawiadomić właściwy organ o zakończeniu robót budowlanych prowadzonych, po przystąpieniu do użytkowania obiektu budowlanego, na podstawie pozwolenia na użytkowanie.  </text:span></text:span></text:p>
      <text:p text:style-name="P9"><text:span text:style-name="T5">5. </text:span><text:bookmark-start text:name="PP_416_5_526"/><text:span text:style-name="akapitdomyslny1"><text:span text:style-name="T3">Właściwy organ, z zastrzeżeniem ust. 2 i 3, odmawia wydania pozwolenia na użytkowanie obiektu budowlanego w przypadku niespełnienia wymagań określonych w ust. 1 i w art. 57 ust. 1-4. Przepisy art. 51 stosuje się odpowiednio. </text:span></text:span></text:p>
      <text:p text:style-name="P9"><text:span text:style-name="T5">6. </text:span><text:bookmark-start text:name="PP_416_5_528"/><text:span text:style-name="akapitustep1"><text:span text:style-name="T3">Decyzję o pozwoleniu na użytkowanie obiektu budowlanego właściwy organ przesyła niezwłocznie organowi, który wydał decyzję o warunkach zabudowy i zagospodarowania terenu lub pozwolenie, o którym mowa w art. 23 i art. 23a ustawy z dnia 21 marca 1991 r. o obszarach morskich Rzeczypospolitej Polskiej i administracji morskiej. </text:span></text:span></text:p>
      <text:p text:style-name="P9"><text:span text:style-name="T5">7. </text:span><text:bookmark-start text:name="PP_416_5_529"/><text:span text:style-name="akapitdomyslny1"><text:span text:style-name="T3">Stroną w postępowaniu w sprawie pozwolenia na użytkowanie jest wyłącznie inwestor. </text:span></text:span></text:p>
      <text:p text:style-name="artykul"><text:bookmark-start text:name="JEDN_416_5_23"/><text:span text:style-name="T5">Art. 59a. </text:span><text:bookmark-start text:name="PP_416_5_530"/><text:span text:style-name="T5">1. </text:span><text:span text:style-name="akapitdomyslny1"><text:span text:style-name="T3">Właściwy organ przeprowadza, na wezwanie inwestora, obowiązkową kontrolę budowy w celu stwierdzenia prowadzenia jej zgodnie z ustaleniami i warunkami określonymi w pozwoleniu na budowę. </text:span></text:span><text:span text:style-name="T3"> </text:span></text:p>
      <text:p text:style-name="P9"><text:span text:style-name="T5">2. </text:span><text:span text:style-name="akapitdomyslny1"><text:span text:style-name="T3">Kontrola, o której mowa w ust. 1, obejmuje sprawdzenie: </text:span></text:span><text:span text:style-name="T3"> </text:span></text:p>
      <text:p text:style-name="P9"><text:span text:style-name="T5">1) </text:span><text:span text:style-name="T3">zgodności obiektu budowlanego z projektem zagospodarowania działki lub terenu; </text:span></text:p>
      <text:p text:style-name="P9"><text:span text:style-name="T5">2) </text:span><text:span text:style-name="T3">zgodności obiektu budowlanego z projektem architektoniczno-budowlanym, w zakresie:  </text:span></text:p>
      <text:p text:style-name="P9"><text:span text:style-name="T5">a) </text:span><text:span text:style-name="T3">charakterystycznych parametrów technicznych: kubatury, powierzchni zabudowy, wysokości, długości, szerokości i liczby kondygnacji, </text:span></text:p>
      <text:p text:style-name="P9"><text:span text:style-name="T5">b) </text:span><text:span text:style-name="T3">wykonania widocznych elementów nośnych układu konstrukcyjnego obiektu budowlanego, </text:span></text:p>
      <text:p text:style-name="P9"><text:span text:style-name="T5">c) </text:span><text:span text:style-name="T3">geometrii dachu (kąt nachylenia, wysokość kalenicy i układ połaci dachowych), </text:span></text:p>
      <text:p text:style-name="P9"><text:span text:style-name="T5">d) </text:span><text:span text:style-name="T3">wykonania urządzeń budowlanych, </text:span></text:p>
      <text:p text:style-name="P9"><text:span text:style-name="T5">e) </text:span><text:span text:style-name="T3">zasadniczych elementów wyposażenia budowlano-instalacyjnego, zapewniających użytkowanie obiektu zgodnie z przeznaczeniem, </text:span></text:p>
      <text:p text:style-name="P9"><text:span text:style-name="T5">f) </text:span><text:span text:style-name="T3">zapewnienia warunków niezbędnych do korzystania z tego obiektu przez osoby niepełnosprawne, w szczególności poruszające się na wózkach inwalidzkich - w stosunku do obiektu użyteczności publicznej i budynku mieszkalnego wielorodzinnego; </text:span></text:p>
      <text:p text:style-name="P9"><text:span text:style-name="T1">3) </text:span><text:span text:style-name="T3">wyrobów budowlanych szczególnie istotnych dla bezpieczeństwa konstrukcji i bezpieczeństwa pożarowego; </text:span></text:p>
      <text:p text:style-name="P9"><text:span text:style-name="T5">4) </text:span><text:span text:style-name="T3">w przypadku nałożenia w pozwoleniu na budowę obowiązku rozbiórki istniejących obiektów budowlanych nieprzewidzianych do dalszego użytkowania lub tymczasowych obiektów budowlanych - wykonania tego obowiązku, jeżeli upłynął termin rozbiórki określony w pozwoleniu; </text:span></text:p>
      <text:p text:style-name="P9"><text:span text:style-name="T5">5) </text:span><text:span text:style-name="T3">uporządkowania terenu budowy. </text:span></text:p>
      <text:p text:style-name="artykul"><text:bookmark-start text:name="JEDN_416_5_24"/><text:span text:style-name="T1">Art. 59b. </text:span><text:bookmark-start text:name="PP_416_5_532"/><text:span text:style-name="T4">(skreślony)</text:span></text:p>
      <text:p text:style-name="artykul"><text:bookmark-start text:name="JEDN_416_5_25"/><text:span text:style-name="T5">Art. 59c. </text:span><text:bookmark-start text:name="PP_416_5_535"/><text:span text:style-name="T5">1. </text:span><text:span text:style-name="akapitdomyslny1"><text:span text:style-name="T3">Właściwy organ przeprowadza obowiązkową kontrolę przed upływem 21 dni od dnia doręczenia wezwania inwestora. O terminie obowiązkowej kontroli organ zawiadamia inwestora w terminie 7 dni od dnia doręczenia wezwania. </text:span></text:span><text:span text:style-name="T3"> </text:span></text:p>
      <text:p text:style-name="P9"><text:span text:style-name="T5">2. </text:span><text:span text:style-name="akapitdomyslny1"><text:span text:style-name="T3">Inwestor jest obowiązany uczestniczyć w obowiązkowej kontroli w wyznaczonym terminie. </text:span></text:span></text:p>
      <text:p text:style-name="artykul"><text:bookmark-start text:name="JEDN_416_5_26"/><text:soft-page-break/><text:span text:style-name="T5">Art. 59d. </text:span><text:bookmark-start text:name="PP_416_5_537"/><text:span text:style-name="T5">1. </text:span><text:bookmark-start text:name="PP_416_5_539"/><text:span text:style-name="akapitdomyslny1"><text:span text:style-name="T3">Właściwy organ, po przeprowadzeniu obowiązkowej kontroli, sporządza protokół w trzech egzemplarzach. Jeden egzemplarz protokołu doręcza się inwestorowi bezzwłocznie po przeprowadzeniu kontroli, drugi egzemplarz przekazuje się organowi wyższego stopnia, a trzeci pozostaje we właściwym organie. </text:span></text:span><text:span text:style-name="T3"> </text:span></text:p>
      <text:p text:style-name="P9"><text:span text:style-name="T5">1a. </text:span><text:bookmark-start text:name="PP_416_5_540"/><text:span text:style-name="akapitdomyslny1"><text:span text:style-name="T3">Dopuszcza się przekazanie protokołu organowi wyższego stopnia w formie elektronicznej. W takim przypadku sporządza się dwa egzemplarze protokołu. </text:span></text:span></text:p>
      <text:p text:style-name="P9"><text:span text:style-name="T5">2. </text:span><text:span text:style-name="akapitdomyslny1"><text:span text:style-name="T3">Protokół, o którym mowa w ust. 1, przechowuje się przez okres istnienia obiektu budowlanego. </text:span></text:span></text:p>
      <text:p text:style-name="P9"><text:span text:style-name="T5">3. </text:span><text:span text:style-name="akapitdomyslny1"><text:span text:style-name="T3">Minister właściwy do spraw budownictwa, gospodarki przestrzennej i mieszkaniowej określi, w drodze rozporządzenia, wzór protokołu obowiązkowej kontroli. </text:span></text:span></text:p>
      <text:p text:style-name="P9"><text:span text:style-name="T5">4. </text:span><text:span text:style-name="akapitdomyslny1"><text:span text:style-name="T3">Wzór protokołu powinien obejmować w szczególności informacje dotyczące danych osobowych osób uczestniczących w kontroli oraz informacje niezbędne do ustalenia przebiegu i wyniku przeprowadzonej kontroli, w tym: adres i kategorię obiektu budowlanego, ustalenia dotyczące zgodności wykonania obiektu budowlanego z zatwierdzonym projektem budowlanym i innymi warunkami określonymi w pozwoleniu na budowę. </text:span></text:span></text:p>
      <text:p text:style-name="artykul"><text:bookmark-start text:name="JEDN_416_5_27"/><text:span text:style-name="T5">Art. 59e. </text:span><text:bookmark-start text:name="PP_416_5_541"/><text:span text:style-name="akapitdomyslny1"><text:span text:style-name="T3">Obowiązkową kontrolę budowy lub obiektu budowlanego może przeprowadzać, z upoważnienia właściwego organu nadzoru budowlanego, wyłącznie osoba zatrudniona w tym organie i posiadająca uprawnienia budowlane. </text:span></text:span></text:p>
      <text:p text:style-name="artykul"><text:bookmark-start text:name="JEDN_416_5_28"/><text:span text:style-name="T5">Art. 59f. </text:span><text:bookmark-start text:name="PP_416_5_544"/><text:span text:style-name="T5">1. </text:span><text:span text:style-name="akapitdomyslny1"><text:span text:style-name="T3">W przypadku stwierdzenia w trakcie obowiązkowej kontroli nieprawidłowości w zakresie, o którym mowa w art. 59a ust. 2, wymierza się karę stanowiącą iloczyn stawki opłaty (s), współczynnika kategorii obiektu budowlanego (k) i współczynnika wielkości obiektu budowlanego (w). </text:span></text:span><text:span text:style-name="T3"> </text:span></text:p>
      <text:p text:style-name="P9"><text:span text:style-name="T5">2. </text:span><text:span text:style-name="akapitdomyslny1"><text:span text:style-name="T3">Stawka opłaty (s) wynosi 500 zł. </text:span></text:span></text:p>
      <text:p text:style-name="P9"><text:span text:style-name="T5">3. </text:span><text:span text:style-name="akapitdomyslny1"><text:span text:style-name="T3">Kategorie obiektów, współczynnik kategorii obiektu oraz współczynnik wielkości obiektu określa załącznik do ustawy. </text:span></text:span></text:p>
      <text:p text:style-name="P9"><text:span text:style-name="T5">4. </text:span><text:span text:style-name="akapitdomyslny1"><text:span text:style-name="T3">W przypadku gdy w skład obiektu budowlanego, z wyjątkiem budynku mieszkalnego jednorodzinnego, wchodzą części odpowiadające różnym kategoriom, karę stanowi suma kar obliczonych dla różnych kategorii. </text:span></text:span></text:p>
      <text:p text:style-name="P9"><text:span text:style-name="T5">5. </text:span><text:span text:style-name="akapitdomyslny1"><text:span text:style-name="T3">W przypadku stwierdzenia nieprawidłowości w zakresie, o którym mowa w art. 59a ust. 2, karę oblicza się odrębnie za każdą stwierdzoną nieprawidłowość. Karę stanowi suma tak obliczonych kar. </text:span></text:span></text:p>
      <text:p text:style-name="P9"><text:span text:style-name="T5">6. </text:span><text:span text:style-name="akapitdomyslny1"><text:span text:style-name="T3">W przypadku wymierzenia kary właściwy organ, w drodze decyzji, odmawia wydania pozwolenia na użytkowanie i przeprowadza, w odpowiednim zakresie, postępowanie, o którym mowa w art. 51. </text:span></text:span></text:p>
      <text:p text:style-name="artykul"><text:bookmark-start text:name="JEDN_416_5_29"/><text:span text:style-name="T5">Art. 59g. </text:span><text:bookmark-start text:name="PP_416_5_547"/><text:span text:style-name="T5">1. </text:span><text:span text:style-name="akapitdomyslny1"><text:span text:style-name="T3">Karę, o której mowa w art. 59f ust. 1, właściwy organ wymierza w drodze postanowienia, na które przysługuje zażalenie. Wpływy z kar stanowią dochód budżetu państwa. </text:span></text:span><text:span text:style-name="T3"> </text:span></text:p>
      <text:p text:style-name="P9"><text:span text:style-name="T5">2. </text:span><text:span text:style-name="akapitdomyslny1"><text:span text:style-name="T3">Wymierzoną karę wnosi się w terminie 7 dni od dnia doręczenia postanowienia, o którym mowa w ust. 1, w kasie właściwego urzędu wojewódzkiego lub na rachunek bankowy tego urzędu. </text:span></text:span></text:p>
      <text:p text:style-name="P9"><text:span text:style-name="T5">3. </text:span><text:span text:style-name="akapitdomyslny1"><text:span text:style-name="T3">W przypadku nieuiszczenia kary w terminie podlega ona ściągnięciu w trybie przepisów o postępowaniu egzekucyjnym w administracji. </text:span></text:span></text:p>
      <text:p text:style-name="P9"><text:span text:style-name="T5">4. </text:span><text:span text:style-name="akapitdomyslny1"><text:span text:style-name="T3">Uprawnionym do żądania wykonania w drodze egzekucji administracyjnej obowiązków, o których mowa w ust. 3, jest wojewoda. </text:span></text:span></text:p>
      <text:p text:style-name="P9"><text:span text:style-name="T5">5. </text:span><text:bookmark-start text:name="PP_416_5_550"/><text:span text:style-name="akapitdomyslny1"><text:span text:style-name="T3">Do kar, o których mowa w ust. 1, stosuje się odpowiednio przepisy działu III ustawy z dnia 29 sierpnia 1997 r. - Ordynacja podatkowa (Dz. U. z 2005 r. Nr 8, poz. 60, z późn. zm.</text:span></text:span><text:bookmark-start text:name="PP_416_5_553"/><text:span text:style-name="akapitdomyslny1"><text:span text:style-name="T3">), z tym że uprawnienia organu podatkowego, z wyjątkiem określonego w ust. 1, przysługują wojewodzie. </text:span></text:span></text:p>
      <text:p text:style-name="P9"><text:span text:style-name="T5">6. </text:span><text:span text:style-name="akapitdomyslny1"><text:span text:style-name="T3">Organ właściwy do wydania, zmiany, uchylenia lub stwierdzenia nieważności postanowienia niezwłocznie przesyła kopię wydanego postanowienia właściwemu wojewodzie. </text:span></text:span></text:p>
      <text:p text:style-name="artykul"><text:bookmark-start text:name="JEDN_416_5_30"/><text:span text:style-name="T5">Art. 60. </text:span><text:span text:style-name="akapitdomyslny1"><text:span text:style-name="T3">Inwestor, oddając do użytkowania obiekt budowlany, przekazuje właścicielowi lub zarządcy obiektu dokumentację budowy i dokumentację powykonawczą. Przekazaniu podlegają </text:span></text:span><text:soft-page-break/><text:span text:style-name="akapitdomyslny1"><text:span text:style-name="T3">również inne dokumenty i decyzje dotyczące obiektu, a także, w razie potrzeby, instrukcje obsługi i eksploatacji: obiektu, instalacji i urządzeń związanych z tym obiektem.  </text:span></text:span></text:p>
      <text:p text:style-name="P10"><text:bookmark-start text:name="JEDN_416_6_r"/><text:span text:style-name="T2">Rozdział 6</text:span><text:span text:style-name="T3"> </text:span></text:p>
      <text:p text:style-name="P11"><text:line-break/>Utrzymanie obiektów budowlanych</text:p>
      <text:p text:style-name="artykul"><text:bookmark-start text:name="JEDN_416_6_0"/><text:span text:style-name="T5">Art. 61. </text:span><text:bookmark-start text:name="PP_416_6_554"/><text:span text:style-name="akapitdomyslny1"><text:span text:style-name="T3">Właściciel lub zarządca obiektu budowlanego jest obowiązany: </text:span></text:span><text:span text:style-name="T3"> </text:span></text:p>
      <text:p text:style-name="P9"><text:span text:style-name="T5">1) </text:span><text:span text:style-name="T3">utrzymywać i użytkować obiekt zgodnie z zasadami, o których mowa w art. 5 ust. 2; </text:span></text:p>
      <text:p text:style-name="P9"><text:span text:style-name="T5">2) </text:span><text:span text:style-name="T3">zapewnić, dochowując należytej staranności, bezpieczne użytkowanie obiektu w razie wystąpienia czynników zewnętrznych odziaływujących na obiekt, związanych z działaniem człowieka lub sił natury, takich jak: wyładowania atmosferyczne, wstrząsy sejsmiczne, silne wiatry, intensywne opady atmosferyczne, osuwiska ziemi, zjawiska lodowe na rzekach i morzu oraz jeziorach i zbiornikach wodnych, pożary lub powodzie, w wyniku których następuje uszkodzenie obiektu budowlanego lub bezpośrednie zagrożenie takim uszkodzeniem, mogące spowodować zagrożenie życia lub zdrowia ludzi, bezpieczeństwa mienia lub środowiska. </text:span></text:p>
      <text:p text:style-name="artykul"><text:bookmark-start text:name="JEDN_416_6_1"/><text:span text:style-name="T5">Art. 62. 1. </text:span><text:bookmark-start text:name="PP_416_6_556"/><text:span text:style-name="akapitustep1"><text:span text:style-name="T3">Obiekty budowlane powinny być w czasie ich użytkowania poddawane przez właściciela lub zarządcę kontroli: </text:span></text:span><text:span text:style-name="T3"><text:line-break/></text:span></text:p>
      <text:p text:style-name="P9"><text:span text:style-name="T5">1) </text:span><text:span text:style-name="T3">okresowej, co najmniej raz w roku, polegającej na sprawdzeniu stanu technicznego:  </text:span></text:p>
      <text:p text:style-name="P9"><text:span text:style-name="T5">a) </text:span><text:span text:style-name="T3">elementów budynku, budowli i instalacji narażonych na szkodliwe wpływy atmosferyczne i niszczące działania czynników występujących podczas użytkowania obiektu, </text:span></text:p>
      <text:p text:style-name="P9"><text:span text:style-name="T5">b) </text:span><text:span text:style-name="T3">instalacji i urządzeń służących ochronie środowiska, </text:span></text:p>
      <text:p text:style-name="P9"><text:span text:style-name="T5">c) </text:span><text:span text:style-name="T3">instalacji gazowych oraz przewodów kominowych (dymowych, spalinowych i wentylacyjnych); </text:span></text:p>
      <text:p text:style-name="P9"><text:span text:style-name="T1">2) </text:span><text:span text:style-name="T3">okresowej, co najmniej raz na 5 lat, polegającej na sprawdzeniu stanu technicznego i przydatności do użytkowania obiektu budowlanego, estetyki obiektu budowlanego oraz jego otoczenia; kontrolą tą powinno być objęte również badanie instalacji elektrycznej i piorunochronnej w zakresie stanu sprawności połączeń, osprzętu, zabezpieczeń i środków ochrony od porażeń, oporności izolacji przewodów oraz uziemień instalacji i aparatów; </text:span></text:p>
      <text:p text:style-name="P9"><text:span text:style-name="T5">3) </text:span><text:span text:style-name="T3">okresowej w zakresie, o którym mowa w pkt 1, co najmniej dwa razy w roku, w terminach do 31 maja oraz do 30 listopada, w przypadku budynków o powierzchni zabudowy przekraczającej 2 000 m</text:span><text:span text:style-name="T10">2</text:span><text:span text:style-name="T3"> oraz innych obiektów budowlanych o powierzchni dachu przekraczającej 1 000 m</text:span><text:span text:style-name="T10">2</text:span><text:span text:style-name="T3">; osoba dokonująca kontroli jest obowiązana bezzwłocznie pisemnie zawiadomić właściwy organ o przeprowadzonej kontroli; </text:span></text:p>
      <text:p text:style-name="P9"><text:span text:style-name="T5">4) </text:span><text:span text:style-name="T3">bezpiecznego użytkowania obiektu każdorazowo w przypadku wystąpienia okoliczności, o których mowa w art. 61 pkt 2; </text:span></text:p>
      <text:p text:style-name="P9"><text:span text:style-name="T5">5) </text:span><text:bookmark-start text:name="PP_416_6_558"/><text:span text:style-name="T3">okresowej, polegającej na sprawdzeniu stanu technicznego kotłów, z uwzględnieniem efektywności energetycznej kotłów oraz ich wielkości do potrzeb użytkowych:  </text:span></text:p>
      <text:p text:style-name="P9"><text:span text:style-name="T5">a) </text:span><text:span text:style-name="T3">co najmniej raz na 2 lata - opalanych nieodnawialnym paliwem ciekłym lub stałym o efektywnej nominalnej wydajności ponad 100 kW, </text:span></text:p>
      <text:p text:style-name="P9"><text:span text:style-name="T5">b) </text:span><text:span text:style-name="T3">co najmniej raz na 4 lata - opalanych nieodnawialnym paliwem ciekłym lub stałym o efektywnej nominalnej wydajności 20 kW do 100 kW oraz kotłów opalanych gazem; </text:span></text:p>
      <text:p text:style-name="P9"><text:span text:style-name="T1">6) </text:span><text:bookmark-start text:name="PP_416_6_559"/><text:span text:style-name="T3">okresowej, co najmniej raz na 5 lat, polegającej na ocenie efektywności energetycznej zastosowanych urządzeń chłodniczych w systemach klimatyzacji, ich wielkości w stosunku do wymagań użytkowych o mocy chłodniczej nominalnej większej niż 12 kW. </text:span></text:p>
      <text:p text:style-name="P9"><text:span text:style-name="T1">1a. </text:span><text:bookmark-start text:name="PP_416_6_560"/><text:span text:style-name="akapitdomyslny1"><text:span text:style-name="T3">W trakcie kontroli, o której mowa w ust. 1, należy dokonać sprawdzenia wykonania zaleceń z poprzedniej kontroli. </text:span></text:span></text:p>
      <text:p text:style-name="P9"><text:span text:style-name="T5">1b. </text:span><text:bookmark-start text:name="PP_416_6_561"/><text:span text:style-name="akapitdomyslny1"><text:span text:style-name="T3">Instalacje ogrzewcze z kotłami o efektywnej nominalnej wydajności powyżej 20 kW użytkowanymi co najmniej 15 lat, licząc od daty zamieszczonej na tabliczce znamionowej kotła, powinny być poddane przez właściciela lub zarządcę obiektu budowlanego jednorazowej kontroli </text:span></text:span><text:soft-page-break/><text:span text:style-name="akapitdomyslny1"><text:span text:style-name="T3">obejmującej ocenę efektywności energetycznej i doboru wielkości kotła, a także ocenę parametrów instalacji oraz dostosowania do funkcji, jaką ma ona spełniać. Kontrolę tę przeprowadza się w roku następnym po roku, w którym upłynęło 15 lat użytkowania kotła, a kontrolę kotłów, które z dniem 31 grudnia 2009 r. użytkowane są już ponad 15 lat, przeprowadza się do dnia 31 grudnia 2010 r. </text:span></text:span></text:p>
      <text:p text:style-name="P9"><text:span text:style-name="T5">2. </text:span><text:bookmark-start text:name="PP_416_6_563"/><text:span text:style-name="akapitdomyslny1"><text:span text:style-name="T3">Obowiązek kontroli, o której mowa w ust. 1 pkt 1 lit. a, nie obejmuje właścicieli i zarządców: </text:span></text:span><text:span text:style-name="T3"> </text:span></text:p>
      <text:p text:style-name="P9"><text:span text:style-name="T5">1) </text:span><text:span text:style-name="T3">budynków mieszkalnych jednorodzinnych; </text:span></text:p>
      <text:p text:style-name="P9"><text:span text:style-name="T5">2) </text:span><text:span text:style-name="T3">obiektów budowlanych:  </text:span></text:p>
      <text:p text:style-name="P9"><text:span text:style-name="T5">a) </text:span><text:span text:style-name="T3">budownictwa zagrodowego i letniskowego, </text:span></text:p>
      <text:p text:style-name="P9"><text:span text:style-name="T5">b) </text:span><text:span text:style-name="T3">wymienionych w art. 29 ust. 1. </text:span></text:p>
      <text:p text:style-name="P9"><text:span text:style-name="T1">3. </text:span><text:bookmark-start text:name="PP_416_6_564"/><text:span text:style-name="akapitdomyslny1"><text:span text:style-name="T3">Właściwy organ - w razie stwierdzenia nieodpowiedniego stanu technicznego obiektu budowlanego lub jego części, mogącego spowodować zagrożenie: życia lub zdrowia ludzi, bezpieczeństwa mienia bądź środowiska - nakazuje przeprowadzenie kontroli, o której mowa w ust. 1, a także może żądać przedstawienia ekspertyzy stanu technicznego obiektu lub jego części. </text:span></text:span></text:p>
      <text:p text:style-name="P9"><text:span text:style-name="T5">4. </text:span><text:bookmark-start text:name="PP_416_6_566"/><text:span text:style-name="akapitdomyslny1"><text:span text:style-name="T3">Kontrole, o których mowa w ust. 1, z zastrzeżeniem ust. 5-6a, przeprowadzają osoby posiadające uprawnienia budowlane w odpowiedniej specjalności. </text:span></text:span></text:p>
      <text:p text:style-name="P9"><text:span text:style-name="T5">5. </text:span><text:bookmark-start text:name="PP_416_6_568"/><text:span text:style-name="akapitdomyslny1"><text:span text:style-name="T3">Kontrole stanu technicznego instalacji elektrycznych, piorunochronnych, gazowych i urządzeń chłodniczych, o których mowa w ust. 1 pkt 1 lit. c, pkt 2 i pkt 6 oraz ust. 1b, mogą przeprowadzać osoby posiadające kwalifikacje wymagane przy wykonywaniu dozoru nad eksploatacją urządzeń, instalacji oraz sieci energetycznych i gazowych. </text:span></text:span></text:p>
      <text:p text:style-name="P9"><text:span text:style-name="T5">6. </text:span><text:bookmark-start text:name="PP_416_6_571"/><text:span text:style-name="akapitdomyslny1"><text:span text:style-name="T3">Kontrolę stanu technicznego przewodów kominowych, o której mowa w ust. 1 pkt 1 lit. c, powinny przeprowadzać:  </text:span></text:span><text:span text:style-name="T3"> </text:span></text:p>
      <text:p text:style-name="P9"><text:span text:style-name="T5">1) </text:span><text:span text:style-name="T3">osoby posiadające kwalifikacje mistrza w rzemiośle kominiarskim - w odniesieniu do przewodów dymowych oraz grawitacyjnych przewodów spalinowych i wentylacyjnych;  </text:span></text:p>
      <text:p text:style-name="P9"><text:span text:style-name="T5">2) </text:span><text:span text:style-name="T3">osoby posiadające uprawnienia budowlane odpowiedniej specjalności - w odniesieniu do przewodów kominowych, o których mowa w pkt 1, oraz do kominów przemysłowych, kominów wolno stojących oraz kominów lub przewodów kominowych, w których ciąg kominowy jest wymuszony pracą urządzeń mechanicznych.  </text:span></text:p>
      <text:p text:style-name="P9"><text:span text:style-name="T1">6a. </text:span><text:bookmark-start text:name="PP_416_6_572"/><text:span text:style-name="akapitdomyslny1"><text:span text:style-name="T3">Kontrolę stanu technicznego i stanu bezpieczeństwa budowli piętrzących mogą przeprowadzać także upoważnieni pracownicy państwowej służby do spraw bezpieczeństwa budowli piętrzących. </text:span></text:span></text:p>
      <text:p text:style-name="P9"><text:span text:style-name="T5">7. </text:span><text:bookmark-start text:name="PP_416_6_573"/><text:span text:style-name="akapitdomyslny1"><text:span text:style-name="T3">Szczegółowy zakres kontroli niektórych budowli oraz obowiązek przeprowadzania ich częściej, niż zostało to ustalone w ust. 1, może być określony w rozporządzeniu, o którym mowa w art. 7 ust. 3 pkt 2. </text:span></text:span></text:p>
      <text:p text:style-name="artykul"><text:bookmark-start text:name="JEDN_416_6_2"/><text:span text:style-name="T5">Art. 63. 1. </text:span><text:bookmark-start text:name="PP_416_6_574"/><text:span text:style-name="akapitdomyslny1"><text:span text:style-name="T3">Właściciel lub zarządca obiektu budowlanego jest obowiązany przechowywać przez okres istnienia obiektu dokumenty, o których mowa w art. 60, oraz opracowania projektowe i dokumenty techniczne robót budowlanych wykonywanych w obiekcie w toku jego użytkowania.  </text:span></text:span><text:span text:style-name="T3"> </text:span></text:p>
      <text:p text:style-name="P9"><text:span text:style-name="T5">2. </text:span><text:bookmark-start text:name="PP_416_6_575"/><text:span text:style-name="akapitustep1"><text:span text:style-name="T3">W przypadku opracowania świadectwa charakterystyki energetycznej budynku o powierzchni użytkowej przekraczającej 1000 m</text:span></text:span><text:span text:style-name="akapitustep1"><text:span text:style-name="T10">2</text:span></text:span><text:span text:style-name="akapitustep1"><text:span text:style-name="T3">, który jest zajmowany przez organy administracji publicznej lub w którym świadczone są usługi znacznej liczbie osób, jak dworce, lotniska, muzea, hale wystawiennicze, świadectwo charakterystyki energetycznej powinno być umieszczone w widocznym miejscu w budynku. </text:span></text:span></text:p>
      <text:p text:style-name="P9"><text:span text:style-name="T5">3. </text:span><text:bookmark-start text:name="PP_416_6_576"/><text:span text:style-name="akapitdomyslny1"><text:span text:style-name="T3">Właściciel budynku, z zastrzeżeniem art. 5 ust. 7, jest obowiązany zapewnić sporządzenie świadectwa charakterystyki energetycznej budynku, jeżeli: </text:span></text:span><text:span text:style-name="T3"> </text:span></text:p>
      <text:p text:style-name="P9"><text:span text:style-name="T5">1) </text:span><text:span text:style-name="T3">upłynął termin ważności świadectwa charakterystyki energetycznego budynku; </text:span></text:p>
      <text:p text:style-name="P9"><text:span text:style-name="T5">2) </text:span><text:span text:style-name="T3">w wyniku przebudowy lub remontu budynku, uległa zmianie jego charakterystyka energetyczna. </text:span></text:p>
      <text:p text:style-name="artykul"><text:bookmark-start text:name="JEDN_416_6_3"/><text:span text:style-name="T1">Art. 63a. </text:span><text:bookmark-start text:name="PP_416_6_577"/><text:span text:style-name="T4">(skreślony)</text:span></text:p>
      <text:p text:style-name="artykul"><text:bookmark-start text:name="JEDN_416_6_4"/><text:span text:style-name="T5">Art. 64. 1. </text:span><text:bookmark-start text:name="PP_416_6_579"/><text:span text:style-name="akapitustep1"><text:span text:style-name="T3">Właściciel lub zarządca jest obowiązany prowadzić dla każdego budynku oraz obiektu budowlanego niebędącego budynkiem, którego projekt jest objęty obowiązkiem sprawdzenia, o którym mowa w art. 20 ust. 2, książkę obiektu budowlanego, stanowiącą dokument przeznaczony do zapisów dotyczących przeprowadzanych badań i kontroli stanu technicznego, remontów i przebudowy, </text:span></text:span><text:soft-page-break/><text:span text:style-name="akapitustep1"><text:span text:style-name="T3">w okresie użytkowania obiektu budowlanego.  </text:span></text:span><text:span text:style-name="T3"><text:line-break/></text:span></text:p>
      <text:p text:style-name="P9"><text:span text:style-name="T5">2. </text:span><text:bookmark-start text:name="PP_416_6_580"/><text:span text:style-name="akapitdomyslny1"><text:span text:style-name="T3">Obowiązek prowadzenia książki obiektu budowlanego, o którym mowa w ust. 1, nie obejmuje właścicieli i zarządców: </text:span></text:span><text:span text:style-name="T3"> </text:span></text:p>
      <text:p text:style-name="P9"><text:span text:style-name="T5">1) </text:span><text:span text:style-name="T3">budynków mieszkalnych jednorodzinnych; </text:span></text:p>
      <text:p text:style-name="P9"><text:span text:style-name="T5">2) </text:span><text:span text:style-name="T3">obiektów budowlanych:  </text:span></text:p>
      <text:p text:style-name="P9"><text:span text:style-name="T5">a) </text:span><text:span text:style-name="T3">budownictwa zagrodowego i letniskowego, </text:span></text:p>
      <text:p text:style-name="P9"><text:span text:style-name="T5">b) </text:span><text:span text:style-name="T3">wymienionych w art. 29 ust. 1; </text:span></text:p>
      <text:p text:style-name="P9"><text:span text:style-name="T1">3) </text:span><text:span text:style-name="T3">dróg lub obiektów mostowych, jeżeli prowadzą książkę drogi lub książkę obiektu mostowego na podstawie przepisów o drogach publicznych. </text:span></text:p>
      <text:p text:style-name="P9"><text:span text:style-name="T1">3. </text:span><text:bookmark-start text:name="PP_416_6_581"/><text:span text:style-name="akapitdomyslny1"><text:span text:style-name="T3">Protokoły z kontroli obiektu budowlanego, oceny i ekspertyzy dotyczące jego stanu technicznego, świadectwo charakterystyki energetycznej oraz dokumenty, o których mowa w art. 63, powinny być dołączone do książki obiektu budowlanego. </text:span></text:span></text:p>
      <text:p text:style-name="P9"><text:span text:style-name="T5">4. </text:span><text:bookmark-start text:name="PP_416_6_582"/><text:span text:style-name="akapitdomyslny1"><text:span text:style-name="T3">Minister właściwy do spraw budownictwa, gospodarki przestrzennej i mieszkaniowej określi, w drodze rozporządzenia, wzór książki obiektu budowlanego i sposób jej prowadzenia. </text:span></text:span></text:p>
      <text:p text:style-name="artykul"><text:bookmark-start text:name="JEDN_416_6_5"/><text:span text:style-name="T5">Art. 65. </text:span><text:span text:style-name="akapitdomyslny1"><text:span text:style-name="T3">Właściciel lub zarządca obiektu budowlanego jest obowiązany udostępniać dokumenty, o których mowa w art. 64 ust. 3, przedstawicielom właściwego organu oraz innych jednostek organizacyjnych i organów upoważnionych do kontroli utrzymania obiektów budowlanych we właściwym stanie technicznym oraz do kontroli przestrzegania przepisów obowiązujących w budownictwie.  </text:span></text:span></text:p>
      <text:p text:style-name="artykul"><text:bookmark-start text:name="JEDN_416_6_6"/><text:span text:style-name="T5">Art. 66. </text:span><text:bookmark-start text:name="PP_416_6_588"/><text:span text:style-name="T5">1. </text:span><text:span text:style-name="akapitdomyslny1"><text:span text:style-name="T3">W przypadku stwierdzenia, że obiekt budowlany: </text:span></text:span><text:span text:style-name="T3"> </text:span></text:p>
      <text:p text:style-name="P9"><text:span text:style-name="T5">1) </text:span><text:span text:style-name="T3">może zagrażać życiu lub zdrowiu ludzi, bezpieczeństwu mienia bądź środowiska albo </text:span></text:p>
      <text:p text:style-name="P9"><text:span text:style-name="T5">2) </text:span><text:span text:style-name="T3">jest użytkowany w sposób zagrażający życiu lub zdrowiu ludzi, bezpieczeństwu mienia lub środowisku, albo </text:span></text:p>
      <text:p text:style-name="P9"><text:span text:style-name="T5">3) </text:span><text:span text:style-name="T3">jest w nieodpowiednim stanie technicznym, albo </text:span></text:p>
      <text:p text:style-name="P9"><text:span text:style-name="T5">4) </text:span><text:span text:style-name="T3">powoduje swym wyglądem oszpecenie otoczenia </text:span></text:p>
      <text:p text:style-name="P9"><text:span text:style-name="akapitdomyslnynastepne1"><text:span text:style-name="T3">- właściwy organ nakazuje, w drodze decyzji, usunięcie stwierdzonych nieprawidłowości, określając termin wykonania tego obowiązku. </text:span></text:span><text:span text:style-name="T3"> </text:span></text:p>
      <text:p text:style-name="P9"><text:span text:style-name="T5">2. </text:span><text:span text:style-name="akapitustep1"><text:span text:style-name="T3">W decyzji, o której mowa w ust. 1 pkt 1-3, właściwy organ może zakazać użytkowania obiektu budowlanego lub jego części do czasu usunięcia stwierdzonych nieprawidłowości. Decyzja o zakazie użytkowania obiektu, jeżeli występują okoliczności, o których mowa w ust. 1 pkt 1 i 2, podlega natychmiastowemu wykonaniu i może być ogłoszona ustnie. </text:span></text:span></text:p>
      <text:p text:style-name="artykul"><text:bookmark-start text:name="JEDN_416_6_7"/><text:span text:style-name="T5">Art. 67. </text:span><text:bookmark-start text:name="PP_416_6_590"/><text:span text:style-name="T5">1. </text:span><text:span text:style-name="akapitdomyslny1"><text:span text:style-name="T3">Jeżeli nieużytkowany lub niewykończony obiekt budowlany nie nadaje się do remontu, odbudowy lub wykończenia, właściwy organ wydaje decyzję nakazującą właścicielowi lub zarządcy rozbiórkę tego obiektu i uporządkowanie terenu oraz określającą terminy przystąpienia do tych robót i ich zakończenia. </text:span></text:span><text:span text:style-name="T3"> </text:span></text:p>
      <text:p text:style-name="P9"><text:span text:style-name="T5">2. </text:span><text:span text:style-name="akapitdomyslny1"><text:span text:style-name="T3">Przepisu ust. 1 nie stosuje się do obiektów budowlanych wpisanych do rejestru zabytków. </text:span></text:span></text:p>
      <text:p text:style-name="P9"><text:span text:style-name="T5">3. </text:span><text:span text:style-name="akapitdomyslny1"><text:span text:style-name="T3">W stosunku do obiektów budowlanych niewpisanych do rejestru zabytków, a objętych ochroną konserwatorską na podstawie miejscowego planu zagospodarowania przestrzennego, decyzję, o której mowa w ust. 1, właściwy organ wydaje po uzgodnieniu z wojewódzkim konserwatorem zabytków. </text:span></text:span></text:p>
      <text:p text:style-name="P9"><text:span text:style-name="T5">4. </text:span><text:span text:style-name="akapitdomyslny1"><text:span text:style-name="T3">Wojewódzki konserwator zabytków jest obowiązany zająć stanowisko w terminie 30 dni. Niezajęcie stanowiska w tym terminie uznaje się za uzgodnienie. </text:span></text:span></text:p>
      <text:p text:style-name="artykul"><text:bookmark-start text:name="JEDN_416_6_8"/><text:span text:style-name="T5">Art. 68. </text:span><text:span text:style-name="akapitdomyslny1"><text:span text:style-name="T3">W razie stwierdzenia potrzeby opróżnienia w całości lub w części budynku przeznaczonego na pobyt ludzi, bezpośrednio grożącego zawaleniem, właściwy organ jest obowiązany:  </text:span></text:span><text:span text:style-name="T3"> </text:span></text:p>
      <text:p text:style-name="P9"><text:soft-page-break/><text:span text:style-name="T5">1) </text:span><text:span text:style-name="T3">nakazać, w drodze decyzji, na podstawie protokołu oględzin, właścicielowi lub zarządcy obiektu budowlanego opróżnienie bądź wyłączenie w określonym terminie całości lub części budynku z użytkowania;  </text:span></text:p>
      <text:p text:style-name="P9"><text:span text:style-name="T5">2) </text:span><text:bookmark-start text:name="PP_416_6_592"/><text:span text:style-name="T3">przesłać decyzję, o której mowa w pkt 1, obowiązanemu do zapewnienia lokali zamiennych na podstawie odrębnych przepisów;  </text:span></text:p>
      <text:p text:style-name="P9"><text:span text:style-name="T5">3) </text:span><text:span text:style-name="T3">zarządzić:   </text:span></text:p>
      <text:p text:style-name="P9"><text:span text:style-name="T5">a) </text:span><text:span text:style-name="T3">umieszczenie na budynku zawiadomienia o stanie zagrożenia bezpieczeństwa ludzi lub mienia oraz o zakazie jego użytkowania,  </text:span></text:p>
      <text:p text:style-name="P9"><text:span text:style-name="T5">b) </text:span><text:span text:style-name="T3">wykonanie doraźnych zabezpieczeń i usunięcie zagrożenia bezpieczeństwa ludzi lub mienia, z określeniem, technicznie uzasadnionych, terminów ich wykonania.  </text:span></text:p>
      <text:p text:style-name="artykul"><text:bookmark-start text:name="JEDN_416_6_9"/><text:span text:style-name="T1">Art. 69. 1. </text:span><text:span text:style-name="akapitustep1"><text:span text:style-name="T3">W razie konieczności niezwłocznego podjęcia działań mających na celu usunięcie niebezpieczeństwa dla ludzi lub mienia, właściwy organ zapewni, na koszt właściciela lub zarządcy obiektu budowlanego, zastosowanie niezbędnych środków zabezpieczających.  </text:span></text:span><text:span text:style-name="T3"><text:line-break/></text:span></text:p>
      <text:p text:style-name="P9"><text:span text:style-name="T5">2. </text:span><text:span text:style-name="akapitustep1"><text:span text:style-name="T3">Do zastosowania, na koszt właściciela lub zarządcy, środków przewidzianych w ust. 1 są upoważnione również organy Policji i Państwowej Straży Pożarnej. O podjętych działaniach organy te powinny niezwłocznie zawiadomić właściwy organ.  </text:span></text:span></text:p>
      <text:p text:style-name="artykul"><text:bookmark-start text:name="JEDN_416_6_10"/><text:span text:style-name="T5">Art. 70. </text:span><text:bookmark-start text:name="PP_416_6_593"/><text:span text:style-name="T5">1. </text:span><text:span text:style-name="akapitdomyslny1"><text:span text:style-name="T3">Właściciel, zarządca lub użytkownik obiektu budowlanego, na których spoczywają obowiązki w zakresie napraw, określone w przepisach odrębnych bądź umowach, są obowiązani w czasie lub bezpośrednio po przeprowadzonej kontroli, o której mowa w art. 62 ust. 1, usunąć stwierdzone uszkodzenia oraz uzupełnić braki, które mogłyby spowodować zagrożenie życia lub zdrowia ludzi, bezpieczeństwa mienia bądź środowiska, a w szczególności katastrofę budowlaną, pożar, wybuch, porażenie prądem elektrycznym albo zatrucie gazem. </text:span></text:span><text:span text:style-name="T3"> </text:span></text:p>
      <text:p text:style-name="P9"><text:span text:style-name="T5">2. </text:span><text:span text:style-name="akapitustep1"><text:span text:style-name="T3">Obowiązek, o którym mowa w ust. 1, powinien być potwierdzony w protokole z kontroli obiektu budowlanego. Osoba dokonująca kontroli jest obowiązana bezzwłocznie przesłać kopię tego protokołu do właściwego organu. Właściwy organ, po otrzymaniu kopii protokołu, przeprowadza bezzwłocznie kontrolę obiektu budowlanego w celu potwierdzenia usunięcia stwierdzonych uszkodzeń oraz uzupełnienia braków, o których mowa w ust. 1. </text:span></text:span></text:p>
      <text:p text:style-name="artykul"><text:bookmark-start text:name="JEDN_416_6_11"/><text:span text:style-name="T5">Art. 71. </text:span><text:bookmark-start text:name="PP_416_6_596"/><text:span text:style-name="T5">1. </text:span><text:span text:style-name="akapitdomyslny1"><text:span text:style-name="T3">Przez zmianę sposobu użytkowania obiektu budowlanego lub jego części rozumie się w szczególności:  </text:span></text:span><text:span text:style-name="T3"> </text:span></text:p>
      <text:p text:style-name="P9"><text:span text:style-name="T5">1) </text:span><text:bookmark-start text:name="PP_416_6_599"/><text:span text:style-name="T4">(skreślony)</text:span></text:p>
      <text:p text:style-name="P9"><text:span text:style-name="T5">2) </text:span><text:span text:style-name="T3">podjęcie bądź zaniechanie w obiekcie budowlanym lub jego części działalności zmieniającej warunki: bezpieczeństwa pożarowego, powodziowego, pracy, zdrowotne, higieniczno-sanitarne, ochrony środowiska bądź wielkość lub układ obciążeń. </text:span></text:p>
      <text:p text:style-name="P9"><text:span text:style-name="T1">2. </text:span><text:span text:style-name="akapitdomyslny1"><text:span text:style-name="T3">Zmiana sposobu użytkowania obiektu budowlanego lub jego części wymaga zgłoszenia właściwemu organowi. W zgłoszeniu należy określić dotychczasowy i zamierzony sposób użytkowania obiektu budowlanego lub jego części. Do zgłoszenia należy dołączyć:  </text:span></text:span><text:span text:style-name="T3"> </text:span></text:p>
      <text:p text:style-name="P9"><text:span text:style-name="T5">1) </text:span><text:span text:style-name="T3">opis i rysunek określający usytuowanie obiektu budowlanego w stosunku do granic nieruchomości i innych obiektów budowlanych istniejących lub budowanych na tej i sąsiednich nieruchomościach, z oznaczeniem części obiektu budowlanego, w której zamierza się dokonać zmiany sposobu użytkowania; </text:span></text:p>
      <text:p text:style-name="P9"><text:span text:style-name="T5">2) </text:span><text:span text:style-name="T3">zwięzły opis techniczny, określający rodzaj i charakterystykę obiektu budowlanego oraz jego konstrukcję, wraz z danymi techniczno-użytkowymi, w tym wielkościami i rozkładem obciążeń, a w razie potrzeby, również danymi technologicznymi; </text:span></text:p>
      <text:p text:style-name="P9"><text:span text:style-name="T5">3) </text:span><text:span text:style-name="T3">oświadczenie, o którym mowa w art. 32 ust. 4 pkt 2; </text:span></text:p>
      <text:p text:style-name="P9"><text:span text:style-name="T5">4) </text:span><text:span text:style-name="T3">zaświadczenie wójta, burmistrza albo prezydenta miasta o zgodności zamierzonego sposobu użytkowania obiektu budowlanego z ustaleniami obowiązującego miejscowego planu zagospodarowania przestrzennego albo ostateczną decyzję o warunkach zabudowy i </text:span><text:soft-page-break/><text:span text:style-name="T3">zagospodarowania terenu, w przypadku braku obowiązującego miejscowego planu zagospodarowania przestrzennego; </text:span></text:p>
      <text:p text:style-name="P9"><text:span text:style-name="T5">5) </text:span><text:span text:style-name="T3">w przypadku zmiany sposobu użytkowania, o której mowa w ust. 1 pkt 2 - ekspertyzę techniczną, wykonaną przez osobę posiadającą uprawnienia budowlane bez ograniczeń w odpowiedniej specjalności; </text:span></text:p>
      <text:p text:style-name="P9"><text:span text:style-name="T5">6) </text:span><text:span text:style-name="T3">w zależności od potrzeb - pozwolenia, uzgodnienia lub opinie wymagane odrębnymi przepisami. </text:span></text:p>
      <text:p text:style-name="P9"><text:span text:style-name="T1">3. </text:span><text:span text:style-name="akapitdomyslny1"><text:span text:style-name="T3">W razie konieczności uzupełnienia zgłoszenia właściwy organ nakłada na zgłaszającego, w drodze postanowienia, obowiązek uzupełnienia, w określonym terminie, brakujących dokumentów, a w przypadku ich nieuzupełnienia, wnosi sprzeciw w drodze decyzji. </text:span></text:span></text:p>
      <text:p text:style-name="P9"><text:span text:style-name="T5">4. </text:span><text:span text:style-name="akapitdomyslny1"><text:span text:style-name="T3">Zgłoszenia, o którym mowa w ust. 2, należy dokonać przed dokonaniem zmiany sposobu użytkowania obiektu budowlanego lub jego części. Zmiana sposobu użytkowania może nastąpić, jeżeli w terminie 30 dni, od dnia doręczenia zgłoszenia, właściwy organ, nie wniesie sprzeciwu w drodze decyzji i nie później niż po upływie 2 lat od doręczenia zgłoszenia. </text:span></text:span></text:p>
      <text:p text:style-name="P9"><text:span text:style-name="T5">4a. </text:span><text:bookmark-start text:name="PP_416_6_600"/><text:span text:style-name="T4">(skreślony)</text:span></text:p>
      <text:p text:style-name="P9"><text:span text:style-name="T5">5. </text:span><text:span text:style-name="akapitdomyslny1"><text:span text:style-name="T3">Właściwy organ wnosi sprzeciw, jeżeli zamierzona zmiana sposobu użytkowania obiektu budowlanego lub jego części:  </text:span></text:span><text:span text:style-name="T3"> </text:span></text:p>
      <text:p text:style-name="P9"><text:span text:style-name="T5">1) </text:span><text:span text:style-name="T3">wymaga wykonania robót budowlanych, objętych obowiązkiem uzyskania pozwolenia na budowę; </text:span></text:p>
      <text:p text:style-name="P9"><text:span text:style-name="T5">2) </text:span><text:span text:style-name="T3">narusza ustalenia obowiązującego miejscowego planu zagospodarowania przestrzennego albo decyzji o warunkach budowy i zagospodarowania terenu, w przypadku braku obowiązującego miejscowego planu zagospodarowania przestrzennego; </text:span></text:p>
      <text:p text:style-name="P9"><text:span text:style-name="T5">3) </text:span><text:span text:style-name="T3">może spowodować niedopuszczalne:   </text:span></text:p>
      <text:p text:style-name="P9"><text:span text:style-name="T5">a) </text:span><text:span text:style-name="T3">zagrożenia bezpieczeństwa ludzi lub mienia, </text:span></text:p>
      <text:p text:style-name="P9"><text:span text:style-name="T5">b) </text:span><text:span text:style-name="T3">pogorszenie stanu środowiska lub stanu zachowania zabytków, </text:span></text:p>
      <text:p text:style-name="P9"><text:span text:style-name="T5">c) </text:span><text:span text:style-name="T3">pogorszenie warunków zdrowotno-sanitarnych, </text:span></text:p>
      <text:p text:style-name="P9"><text:span text:style-name="T5">d) </text:span><text:span text:style-name="T3">wprowadzenie, utrwalenie bądź zwiększenie ograniczeń lub uciążliwości dla terenów sąsiednich. </text:span></text:p>
      <text:p text:style-name="P9"><text:span text:style-name="T1">6. </text:span><text:span text:style-name="akapitdomyslny1"><text:span text:style-name="T3">Jeżeli zamierzona zmiana sposobu użytkowania obiektu budowlanego lub jego części wymaga wykonania robót budowlanych:  </text:span></text:span><text:span text:style-name="T3"> </text:span></text:p>
      <text:p text:style-name="P9"><text:span text:style-name="T5">1) </text:span><text:span text:style-name="T3">objętych obowiązkiem uzyskania pozwolenia na budowę - rozstrzygnięcie w sprawie zmiany sposobu użytkowania następuje w decyzji o pozwoleniu na budowę; </text:span></text:p>
      <text:p text:style-name="P9"><text:span text:style-name="T5">2) </text:span><text:span text:style-name="T3">objętych obowiązkiem zgłoszenia - do zgłoszenia, o którym mowa w ust. 2, stosuje się odpowiednio przepisy art. 30 ust. 2-4. </text:span></text:p>
      <text:p text:style-name="P9"><text:span text:style-name="T1">7. </text:span><text:span text:style-name="akapitdomyslny1"><text:span text:style-name="T3">Dokonanie zgłoszenia, o którym mowa w ust. 2, po zmianie sposobu użytkowania obiektu budowlanego lub jego części nie wywołuje skutków prawnych. </text:span></text:span></text:p>
      <text:p text:style-name="artykul"><text:bookmark-start text:name="JEDN_416_6_12"/><text:span text:style-name="T5">Art. 71a. </text:span><text:bookmark-start text:name="PP_416_6_602"/><text:span text:style-name="T5">1. </text:span><text:span text:style-name="akapitdomyslny1"><text:span text:style-name="T3">W razie zmiany sposobu użytkowania obiektu budowlanego lub jego części bez wymaganego zgłoszenia, właściwy organ, w drodze postanowienia:  </text:span></text:span><text:span text:style-name="T3"> </text:span></text:p>
      <text:p text:style-name="P9"><text:span text:style-name="T5">1) </text:span><text:span text:style-name="T3">wstrzymuje użytkowanie obiektu budowlanego lub jego części; </text:span></text:p>
      <text:p text:style-name="P9"><text:span text:style-name="T5">2) </text:span><text:span text:style-name="T3">nakłada obowiązek przedstawienia w wyznaczonym terminie dokumentów, o których mowa w art. 71 ust. 2. </text:span></text:p>
      <text:p text:style-name="P9"><text:span text:style-name="T1">2. </text:span><text:span text:style-name="akapitdomyslny1"><text:span text:style-name="T3">Po upływie terminu lub na wniosek zobowiązanego, właściwy organ sprawdza wykonanie obowiązku, o którym mowa w ust. 1 pkt 2, i - w przypadku stwierdzenia jego wykonania - w drodze postanowienia ustala wysokość opłaty legalizacyjnej. Na postanowienie przysługuje zażalenie. </text:span></text:span></text:p>
      <text:p text:style-name="P9"><text:span text:style-name="T5">3. </text:span><text:span text:style-name="akapitdomyslny1"><text:span text:style-name="T3">Do opłaty legalizacyjnej stosuje się odpowiednio przepisy dotyczące kar, o których mowa w art. 59f ust. 1, z tym że stawka opłaty podlega dziesięciokrotnemu podwyższeniu. </text:span></text:span></text:p>
      <text:p text:style-name="P9"><text:span text:style-name="T5">4. </text:span><text:span text:style-name="akapitdomyslny1"><text:span text:style-name="T3">W przypadku niewykonania w terminie obowiązku, o którym mowa w ust. 1, albo dalszego użytkowania obiektu budowlanego lub jego części, pomimo jego wstrzymania, albo zmiany sposobu użytkowania obiektu budowlanego lub jego części, pomimo wniesienia sprzeciwu, o którym mowa w art. 71 ust. 3-5, właściwy organ, w drodze decyzji, nakazuje przywrócenie poprzedniego sposobu użytkowania obiektu budowlanego lub jego części. </text:span></text:span></text:p>
      <text:p text:style-name="artykul"><text:bookmark-start text:name="JEDN_416_6_13"/><text:soft-page-break/><text:span text:style-name="T5">Art. 72. 1. </text:span><text:bookmark-start text:name="PP_416_6_603"/><text:span text:style-name="akapitdomyslny1"><text:span text:style-name="T3">Minister właściwy do spraw budownictwa, gospodarki przestrzennej i mieszkaniowej określi, w drodze rozporządzenia, warunki i tryb postępowania w sprawach rozbiórek, o których mowa w art. 67. </text:span></text:span><text:span text:style-name="T3"> </text:span></text:p>
      <text:p text:style-name="P9"><text:span text:style-name="T5">2. </text:span><text:bookmark-start text:name="PP_416_6_607"/><text:span text:style-name="akapitdomyslny1"><text:span text:style-name="T3">Minister właściwy do spraw budownictwa, gospodarki przestrzennej i mieszkaniowej określi, w drodze rozporządzenia, sposób i warunki przeprowadzania oraz tryb postępowania w sprawach rozbiórek obiektów budowlanych, wykonywanych metodą wybuchową. </text:span></text:span></text:p>
      <text:p text:style-name="P9"><text:span text:style-name="T5">3. </text:span><text:bookmark-start text:name="PP_416_6_610"/><text:span text:style-name="akapitdomyslny1"><text:span text:style-name="T3">W rozporządzeniu, o którym mowa w ust. 1, należy określić czynności właściwego organu prowadzącego postępowanie w sprawie rozbiórki oraz obowiązki nakładane na właściciela lub zarządcę obiektu budowlanego oraz warunki ich wykonania, mając na uwadze, że obowiązki te powinny być technicznie uzasadnione i nie powodować nadmiernego obciążenia właściciela lub zarządcy. </text:span></text:span></text:p>
      <text:p text:style-name="P10"><text:bookmark-start text:name="JEDN_416_7_r"/><text:span text:style-name="T2">Rozdział 7</text:span><text:span text:style-name="T3"> </text:span></text:p>
      <text:p text:style-name="P11"><text:line-break/>Katastrofa budowlana</text:p>
      <text:p text:style-name="artykul"><text:bookmark-start text:name="JEDN_416_7_0"/><text:span text:style-name="T5">Art. 73. 1. </text:span><text:span text:style-name="akapitustep1"><text:span text:style-name="T3">Katastrofą budowlaną jest niezamierzone, gwałtowne zniszczenie obiektu budowlanego lub jego części, a także konstrukcyjnych elementów rusztowań, elementów urządzeń formujących, ścianek szczelnych i obudowy wykopów.  </text:span></text:span><text:span text:style-name="T3"><text:line-break/></text:span></text:p>
      <text:p text:style-name="P9"><text:span text:style-name="T5">2. </text:span><text:span text:style-name="akapitustep1"><text:span text:style-name="T3">Nie jest katastrofą budowlaną:  </text:span></text:span><text:span text:style-name="T3"><text:line-break/></text:span></text:p>
      <text:p text:style-name="P9"><text:span text:style-name="T5">1) </text:span><text:span text:style-name="T3">uszkodzenie elementu wbudowanego w obiekt budowlany, nadającego się do naprawy lub wymiany;  </text:span></text:p>
      <text:p text:style-name="P9"><text:span text:style-name="T5">2) </text:span><text:span text:style-name="T3">uszkodzenie lub zniszczenie urządzeń budowlanych związanych z budynkami;  </text:span></text:p>
      <text:p text:style-name="P9"><text:span text:style-name="T5">3) </text:span><text:span text:style-name="T3">awaria instalacji.  </text:span></text:p>
      <text:p text:style-name="artykul"><text:bookmark-start text:name="JEDN_416_7_1"/><text:span text:style-name="T1">Art. 74. </text:span><text:bookmark-start text:name="PP_416_7_611"/><text:span text:style-name="akapitdomyslny1"><text:span text:style-name="T3">Postępowanie wyjaśniające w sprawie przyczyn katastrofy budowlanej prowadzi właściwy organ nadzoru budowlanego. </text:span></text:span></text:p>
      <text:p text:style-name="artykul"><text:bookmark-start text:name="JEDN_416_7_2"/><text:span text:style-name="T5">Art. 75. 1. </text:span><text:span text:style-name="akapitustep1"><text:span text:style-name="T3">W razie katastrofy budowlanej w budowanym, rozbieranym lub użytkowanym obiekcie budowlanym, kierownik budowy (robót), właściciel, zarządca lub użytkownik jest obowiązany:  </text:span></text:span><text:span text:style-name="T3"><text:line-break/></text:span></text:p>
      <text:p text:style-name="P9"><text:span text:style-name="T5">1) </text:span><text:span text:style-name="T3">zorganizować doraźną pomoc poszkodowanym i przeciwdziałać rozszerzaniu się skutków katastrofy;  </text:span></text:p>
      <text:p text:style-name="P9"><text:span text:style-name="T5">2) </text:span><text:span text:style-name="T3">zabezpieczyć miejsce katastrofy przed zmianami uniemożliwiającymi prowadzenie postępowania, o którym mowa w art. 74;  </text:span></text:p>
      <text:p text:style-name="P9"><text:span text:style-name="T5">3) </text:span><text:span text:style-name="T3">niezwłocznie zawiadomić o katastrofie:   </text:span></text:p>
      <text:p text:style-name="P9"><text:span text:style-name="T5">a) </text:span><text:span text:style-name="T3">właściwy organ,  </text:span></text:p>
      <text:p text:style-name="P9"><text:span text:style-name="T5">b) </text:span><text:span text:style-name="T3">właściwego miejscowo prokuratora i Policję,  </text:span></text:p>
      <text:p text:style-name="P9"><text:span text:style-name="T5">c) </text:span><text:span text:style-name="T3">inwestora, inspektora nadzoru inwestorskiego i projektanta obiektu budowlanego, jeżeli katastrofa nastąpiła w trakcie budowy,  </text:span></text:p>
      <text:p text:style-name="P9"><text:span text:style-name="T5">d) </text:span><text:span text:style-name="T3">inne organy lub jednostki organizacyjne zainteresowane przyczynami lub skutkami katastrofy z mocy szczególnych przepisów.  </text:span></text:p>
      <text:p text:style-name="P9"><text:span text:style-name="T1">2. </text:span><text:span text:style-name="akapitustep1"><text:span text:style-name="T3">Przepisu ust. 1 pkt 2 nie stosuje się do czynności mających na celu ratowanie życia lub zabezpieczenie przed rozszerzaniem się skutków katastrofy. W tych przypadkach należy szczegółowo opisać stan po katastrofie oraz zmiany w nim wprowadzone, z oznaczeniem miejsc ich wprowadzenia na szkicach i, w miarę możliwości, na fotografiach.  </text:span></text:span></text:p>
      <text:p text:style-name="artykul"><text:bookmark-start text:name="JEDN_416_7_3"/><text:soft-page-break/><text:span text:style-name="T5">Art. 76. 1. </text:span><text:span text:style-name="akapitustep1"><text:span text:style-name="T3">Organ, o którym mowa w art. 74, po otrzymaniu zawiadomienia o katastrofie budowlanej jest obowiązany:  </text:span></text:span><text:span text:style-name="T3"><text:line-break/></text:span></text:p>
      <text:p text:style-name="P9"><text:span text:style-name="T5">1) </text:span><text:span text:style-name="T3">niezwłocznie powołać komisję w celu ustalenia przyczyn i okoliczności katastrofy oraz zakresu czynności niezbędnych do likwidacji zagrożenia bezpieczeństwa ludzi lub mienia;  </text:span></text:p>
      <text:p text:style-name="P9"><text:span text:style-name="T5">2) </text:span><text:bookmark-start text:name="PP_416_7_612"/><text:span text:style-name="T3">niezwłocznie zawiadomić o katastrofie budowlanej właściwy organ nadzoru budowlanego wyższego stopnia oraz Głównego Inspektora Nadzoru Budowlanego. </text:span></text:p>
      <text:p text:style-name="P9"><text:span text:style-name="T1">2. </text:span><text:span text:style-name="akapitustep1"><text:span text:style-name="T3">W skład komisji, o której mowa w ust. 1 pkt 1, wchodzą: przedstawiciel właściwego organu jako przewodniczący, przedstawiciele innych zainteresowanych lub właściwych rzeczowo organów administracji rządowej, przedstawiciele samorządu terytorialnego, a także, w miarę potrzeby, rzeczoznawcy lub inne osoby posiadające wymagane kwalifikacje zawodowe.  </text:span></text:span></text:p>
      <text:p text:style-name="P9"><text:span text:style-name="T5">3. </text:span><text:span text:style-name="akapitustep1"><text:span text:style-name="T3">Do udziału w czynnościach komisji mogą być wezwani:  </text:span></text:span><text:span text:style-name="T3"><text:line-break/></text:span></text:p>
      <text:p text:style-name="P9"><text:span text:style-name="T5">1) </text:span><text:span text:style-name="T3">inwestor, właściciel lub zarządca oraz użytkownik obiektu budowlanego;  </text:span></text:p>
      <text:p text:style-name="P9"><text:span text:style-name="T5">2) </text:span><text:span text:style-name="T3">projektant, przedstawiciel wykonawcy i producenta wyrobów budowlanych;  </text:span></text:p>
      <text:p text:style-name="P9"><text:span text:style-name="T5">3) </text:span><text:span text:style-name="T3">osoby odpowiedzialne za nadzór nad wykonywanymi robotami budowlanymi.  </text:span></text:p>
      <text:p text:style-name="P9"><text:span text:style-name="T1">4. </text:span><text:bookmark-start text:name="PP_416_7_614"/><text:span text:style-name="akapitustep1"><text:span text:style-name="T3">Organ, o którym mowa w art. 74, może nakazać właścicielowi lub zarządcy, w drodze decyzji, zabezpieczenie miejsca katastrofy oraz obiektu budowlanego, który uległ katastrofie, uporządkowanie terenu lub wykonanie innych niezbędnych czynności i robót budowlanych. Decyzja podlega natychmiastowemu wykonaniu i może być ogłoszona ustnie. W razie niewykonania lub nadmiernej zwłoki w wykonaniu decyzji przez właściciela lub zarządcę obiektu budowlanego, organ zapewni jej wykonanie na koszt i ryzyko zobowiązanego. </text:span></text:span></text:p>
      <text:p text:style-name="artykul"><text:bookmark-start text:name="JEDN_416_7_4"/><text:span text:style-name="T5">Art. 77. </text:span><text:bookmark-start text:name="PP_416_7_615"/><text:span text:style-name="akapitdomyslny1"><text:span text:style-name="T3">Organy, o których mowa w art. 76 ust. 1 pkt 2, mogą przejąć prowadzenie postępowania wyjaśniającego przyczyny i okoliczności powstania katastrofy budowlanej. </text:span></text:span></text:p>
      <text:p text:style-name="artykul"><text:bookmark-start text:name="JEDN_416_7_5"/><text:span text:style-name="T5">Art. 78. 1. </text:span><text:span text:style-name="akapitustep1"><text:span text:style-name="T3">Po zakończeniu prac komisji właściwy organ niezwłocznie wydaje decyzję określającą zakres i termin wykonania niezbędnych robót w celu uporządkowania terenu katastrofy i zabezpieczenia obiektu budowlanego do czasu wykonania robót doprowadzających obiekt do stanu właściwego.  </text:span></text:span><text:span text:style-name="T3"><text:line-break/></text:span></text:p>
      <text:p text:style-name="P9"><text:span text:style-name="T5">2. </text:span><text:span text:style-name="akapitustep1"><text:span text:style-name="T3">Organ, o którym mowa w ust. 1, może zlecić na koszt inwestora, właściciela lub zarządcy obiektu budowlanego sporządzenie ekspertyzy, jeżeli jest to niezbędne do wydania decyzji lub do ustalenia przyczyn katastrofy.  </text:span></text:span></text:p>
      <text:p text:style-name="artykul"><text:bookmark-start text:name="JEDN_416_7_6"/><text:span text:style-name="T5">Art. 79. </text:span><text:span text:style-name="akapitdomyslny1"><text:span text:style-name="T3">Inwestor, właściciel lub zarządca obiektu budowlanego po zakończeniu postępowania, o którym mowa w art. 78, jest obowiązany podjąć niezwłocznie działania niezbędne do usunięcia skutków katastrofy budowlanej.  </text:span></text:span></text:p>
      <text:p text:style-name="P10"><text:bookmark-start text:name="JEDN_416_8_r"/><text:span text:style-name="T2">Rozdział 8</text:span><text:bookmark-start text:name="PP_416_8_616"/><text:span text:style-name="T3"> </text:span></text:p>
      <text:p text:style-name="P11"><text:line-break/>Organy administracji architektoniczno-budowlanej i nadzoru budowlanego</text:p>
      <text:p text:style-name="artykul"><text:bookmark-start text:name="JEDN_416_8_12"/><text:span text:style-name="T5">Art. 80. 1. </text:span><text:span text:style-name="akapitdomyslny1"><text:span text:style-name="T3">Zadania administracji architektoniczno-budowlanej wykonują, z zastrzeżeniem ust. </text:span></text:span><text:span text:style-name="akapitdomyslny1"><text:span text:style-name="T6">3</text:span></text:span><text:bookmark-start text:name="PP_416_8_636"/><text:span text:style-name="akapitdomyslny1"><text:span text:style-name="T3"> i 4, następujące organy: </text:span></text:span><text:span text:style-name="T3"> </text:span></text:p>
      <text:p text:style-name="P9"><text:span text:style-name="T5">1) </text:span><text:span text:style-name="T3">starosta; </text:span></text:p>
      <text:p text:style-name="P9"><text:span text:style-name="T5">2) </text:span><text:span text:style-name="T3">wojewoda; </text:span></text:p>
      <text:p text:style-name="P9"><text:span text:style-name="T5">3) </text:span><text:span text:style-name="T3">Główny Inspektor Nadzoru Budowlanego. </text:span></text:p>
      <text:p text:style-name="P9"><text:span text:style-name="T1">2. </text:span><text:span text:style-name="akapitdomyslny1"><text:span text:style-name="T3">Zadania nadzoru budowlanego wykonują, z zastrzeżeniem ust. </text:span></text:span><text:span text:style-name="akapitdomyslny1"><text:span text:style-name="T6">3</text:span></text:span><text:bookmark-start text:name="PP_416_8_637"/><text:span text:style-name="akapitdomyslny1"><text:span text:style-name="T3"> i 4, następujące organy: </text:span></text:span><text:span text:style-name="T3"> </text:span></text:p>
      <text:p text:style-name="P9"><text:soft-page-break/><text:span text:style-name="T5">1) </text:span><text:span text:style-name="T3">powiatowy inspektor nadzoru budowlanego; </text:span></text:p>
      <text:p text:style-name="P9"><text:span text:style-name="T5">2) </text:span><text:span text:style-name="T3">wojewoda przy pomocy wojewódzkiego inspektora nadzoru budowlanego jako kierownika wojewódzkiego nadzoru budowlanego, wchodzącego w skład zespolonej administracji wojewódzkiej; </text:span></text:p>
      <text:p text:style-name="P9"><text:span text:style-name="T5">3) </text:span><text:span text:style-name="T3">Główny Inspektor Nadzoru Budowlanego. </text:span></text:p>
      <text:p text:style-name="P9"><text:span text:style-name="T1">3. </text:span><text:bookmark-start text:name="PP_416_8_638"/><text:span text:style-name="T4">(skreślony)</text:span></text:p>
      <text:p text:style-name="P9"><text:span text:style-name="T5">4. </text:span><text:span text:style-name="akapitdomyslny1"><text:span text:style-name="T3">Administrację architektoniczno-budowlaną i nadzór budowlany w dziedzinie górnictwa sprawują organy określone w odrębnych przepisach. </text:span></text:span></text:p>
      <text:p text:style-name="artykul"><text:bookmark-start text:name="JEDN_416_8_13"/><text:span text:style-name="T5">Art. 81. 1. </text:span><text:span text:style-name="akapitdomyslny1"><text:span text:style-name="T3">Do podstawowych obowiązków organów administracji architektoniczno-budowlanej i nadzoru budowlanego należy: </text:span></text:span><text:span text:style-name="T3"> </text:span></text:p>
      <text:p text:style-name="P9"><text:span text:style-name="T5">1) </text:span><text:span text:style-name="T3">nadzór i kontrola nad przestrzeganiem przepisów prawa budowlanego, a w szczególności:  </text:span></text:p>
      <text:p text:style-name="P9"><text:span text:style-name="T5">a) </text:span><text:span text:style-name="T3">zgodności zagospodarowania terenu z miejscowymi planami zagospodarowania przestrzennego oraz wymaganiami ochrony środowiska, </text:span></text:p>
      <text:p text:style-name="P9"><text:span text:style-name="T5">b) </text:span><text:span text:style-name="T3">warunków bezpieczeństwa ludzi i mienia w rozwiązaniach przyjętych w projektach budowlanych, przy wykonywaniu robót budowlanych oraz utrzymywaniu obiektów budowlanych, </text:span></text:p>
      <text:p text:style-name="P9"><text:span text:style-name="T5">c) </text:span><text:bookmark-start text:name="PP_416_8_639"/><text:span text:style-name="T3">zgodności rozwiązań architektoniczno-budowlanych z przepisami techniczno-budowlanymi oraz zasadami wiedzy technicznej, </text:span></text:p>
      <text:p text:style-name="P9"><text:span text:style-name="T5">d) </text:span><text:span text:style-name="T3">właściwego wykonywania samodzielnych funkcji technicznych w budownictwie, </text:span></text:p>
      <text:p text:style-name="P9"><text:span text:style-name="T5">e) </text:span><text:bookmark-start text:name="PP_416_8_640"/><text:span text:style-name="T3">stosowania wyrobów budowlanych; </text:span></text:p>
      <text:p text:style-name="P9"><text:span text:style-name="T1">2) </text:span><text:span text:style-name="T3">wydawanie decyzji administracyjnych w sprawach określonych ustawą. </text:span></text:p>
      <text:p text:style-name="P9"><text:span text:style-name="T5">3) </text:span><text:bookmark-start text:name="PP_416_8_642"/><text:span text:style-name="T4">(skreślony)</text:span></text:p>
      <text:p text:style-name="P9"><text:span text:style-name="T5">2. </text:span><text:span text:style-name="akapitdomyslny1"><text:span text:style-name="T3">Przepisu ust. 1 pkt 1 lit. b, c i e nie stosuje się do budownictwa doświadczalnego, wykonywanego na zamkniętych terenach badawczych. </text:span></text:span></text:p>
      <text:p text:style-name="P9"><text:span text:style-name="T5">3. </text:span><text:span text:style-name="akapitdomyslny1"><text:span text:style-name="T3">Organy administracji architektoniczno-budowlanej i nadzoru budowlanego kontrolują posiadanie przez osoby wykonujące samodzielne funkcje techniczne w budownictwie uprawnień do pełnienia tych funkcji. </text:span></text:span></text:p>
      <text:p text:style-name="P9"><text:span text:style-name="T5">4. </text:span><text:span text:style-name="akapitdomyslny1"><text:span text:style-name="T3">Organy administracji architektoniczno-budowlanej i nadzoru budowlanego przy wykonywaniu obowiązków określonych przepisami prawa budowlanego mogą dokonywać czynności kontrolnych. Protokolarne ustalenia dokonane w toku tych czynności stanowią podstawę do wydania decyzji oraz podejmowania innych środków przewidzianych w przepisach prawa budowlanego. </text:span></text:span></text:p>
      <text:p text:style-name="artykul"><text:bookmark-start text:name="JEDN_416_8_14"/><text:span text:style-name="T5">Art. 81a. 1. </text:span><text:span text:style-name="akapitdomyslny1"><text:span text:style-name="T3">Organy nadzoru budowlanego lub osoby działające z ich upoważnienia mają prawo wstępu: </text:span></text:span><text:span text:style-name="T3"> </text:span></text:p>
      <text:p text:style-name="P9"><text:span text:style-name="T5">1) </text:span><text:span text:style-name="T3">do obiektu budowlanego; </text:span></text:p>
      <text:p text:style-name="P9"><text:span text:style-name="T5">2) </text:span><text:span text:style-name="T3">na teren:  </text:span></text:p>
      <text:p text:style-name="P9"><text:span text:style-name="T5">a) </text:span><text:span text:style-name="T3">budowy, </text:span></text:p>
      <text:p text:style-name="P9"><text:span text:style-name="T5">b) </text:span><text:span text:style-name="T3">zakładu pracy, </text:span></text:p>
      <text:p text:style-name="P9"><text:span text:style-name="T5">c) </text:span><text:bookmark-start text:name="PP_416_8_643"/><text:span text:style-name="T4">(skreślony)</text:span></text:p>
      <text:p text:style-name="P9"><text:span text:style-name="T1">2. </text:span><text:bookmark-start text:name="PP_416_8_644"/><text:span text:style-name="akapitdomyslny1"><text:span text:style-name="T3">Czynności kontrolne, związane z wykonywaniem uprawnień organów nadzoru budowlanego, przeprowadza się w obecności inwestora, kierownika budowy lub robót, kierownika zakładu pracy lub wyznaczonego pracownika, bądź osób przez nich upoważnionych albo w obecności właściciela lub zarządcy obiektu, a w lokalu mieszkalnym - w obecności pełnoletniego domownika i przedstawiciela administracji lub zarządcy budynku. </text:span></text:span></text:p>
      <text:p text:style-name="P9"><text:span text:style-name="T5">3. </text:span><text:bookmark-start text:name="PP_416_8_646"/><text:span text:style-name="akapitdomyslny1"><text:span text:style-name="T3">W przypadku kontroli podmiotu niebędącego przedsiębiorcą, w razie nieobecności osób, o których mowa w ust. 2, w uzasadnionych przypadkach, czynności kontrolne mogą być dokonywane w obecności przywołanego pełnoletniego świadka. </text:span></text:span></text:p>
      <text:p text:style-name="P9"><text:span text:style-name="T5">4. </text:span><text:span text:style-name="akapitdomyslny1"><text:span text:style-name="T3">Czynności kontrolne dotyczące obiektów budowlanych, które są w zarządzie państw obcych albo są użytkowane przez przedstawicieli dyplomatycznych i konsularnych tych państw lub przez inne osoby zrównane z nimi na podstawie ustaw, umów lub powszechnie ustalonych zwyczajów międzynarodowych, mogą być wykonywane za zgodą tych przedstawicieli lub osób. </text:span></text:span></text:p>
      <text:p text:style-name="artykul"><text:bookmark-start text:name="JEDN_416_8_15"/><text:span text:style-name="T5">Art. 81b. </text:span><text:bookmark-start text:name="PP_416_8_647"/><text:span text:style-name="T4">(skreślony)</text:span></text:p>
      <text:p text:style-name="artykul"><text:bookmark-start text:name="JEDN_416_8_16"/><text:soft-page-break/><text:span text:style-name="T5">Art. 81c. 1. </text:span><text:bookmark-start text:name="PP_416_8_648"/><text:span text:style-name="akapitdomyslny1"><text:span text:style-name="T3">Organy administracji architektoniczno-budowlanej i nadzoru budowlanego przy wykonywaniu zadań określonych przepisami prawa budowlanego mogą żądać od uczestników procesu budowlanego, właściciela lub zarządcy obiektu budowlanego, informacji lub udostępnienia dokumentów:  </text:span></text:span><text:span text:style-name="T3"> </text:span></text:p>
      <text:p text:style-name="P9"><text:span text:style-name="T5">1) </text:span><text:span text:style-name="T3">związanych z prowadzeniem robót, przekazywaniem obiektu budowlanego do użytkowania, utrzymaniem i użytkowaniem obiektu budowlanego; </text:span></text:p>
      <text:p text:style-name="P9"><text:span text:style-name="T5">2) </text:span><text:span text:style-name="T3">świadczących o dopuszczeniu wyrobu budowlanego do obrotu albo jednostkowego zastosowania w obiekcie budowlanym. </text:span></text:p>
      <text:p text:style-name="P9"><text:span text:style-name="T1">2. </text:span><text:span text:style-name="akapitdomyslny1"><text:span text:style-name="T3">Organy administracji architektoniczno-budowlanej i nadzoru budowlanego, w razie powstania uzasadnionych wątpliwości co do jakości wyrobów budowlanych lub robót budowlanych, a także stanu technicznego obiektu budowlanego, mogą nałożyć, w drodze postanowienia, na osoby, o których mowa w ust. 1, obowiązek dostarczenia w określonym terminie odpowiednich ocen technicznych lub ekspertyz. Koszty ocen i ekspertyz ponosi osoba zobowiązana do ich dostarczenia. </text:span></text:span></text:p>
      <text:p text:style-name="P9"><text:span text:style-name="T5">3. </text:span><text:span text:style-name="akapitdomyslny1"><text:span text:style-name="T3">Na postanowienie, o którym mowa w ust. 2, przysługuje zażalenie. </text:span></text:span></text:p>
      <text:p text:style-name="P9"><text:span text:style-name="T5">4. </text:span><text:span text:style-name="akapitdomyslny1"><text:span text:style-name="T3">W razie niedostarczenia w wyznaczonym terminie żądanych ocen lub ekspertyz albo w razie dostarczenia ocen lub ekspertyz, które niedostatecznie wyjaśniają sprawę będącą ich przedmiotem, organ administracji architektoniczno-budowlanej lub nadzoru budowlanego może zlecić wykonanie tych ocen lub ekspertyz albo wykonanie dodatkowych ocen lub ekspertyz na koszt osoby zobowiązanej do ich dostarczenia. </text:span></text:span></text:p>
      <text:p text:style-name="artykul"><text:bookmark-start text:name="JEDN_416_8_17"/><text:span text:style-name="T5">Art. 82. 1. </text:span><text:span text:style-name="akapitdomyslny1"><text:span text:style-name="T3">Do właściwości organów administracji architektoniczno-budowlanej należą sprawy określone w ustawie i niezastrzeżone do właściwości innych organów. </text:span></text:span><text:span text:style-name="T3"> </text:span></text:p>
      <text:p text:style-name="P9"><text:span text:style-name="T5">2. </text:span><text:span text:style-name="akapitdomyslny1"><text:span text:style-name="T3">Organem administracji architektoniczno-budowlanej pierwszej instancji, z zastrzeżeniem ust. 3 i 4, jest starosta. </text:span></text:span></text:p>
      <text:p text:style-name="P9"><text:span text:style-name="T5">3. </text:span><text:span text:style-name="akapitdomyslny1"><text:span text:style-name="T3">Wojewoda jest organem administracji architektoniczno-budowlanej wyższego stopnia w stosunku do starosty oraz organem pierwszej instancji w sprawach obiektów i robót budowlanych: </text:span></text:span><text:span text:style-name="T3"> </text:span></text:p>
      <text:p text:style-name="P9"><text:span text:style-name="T5">1) </text:span><text:bookmark-start text:name="PP_416_8_649"/><text:span text:style-name="T3">usytuowanych na terenie pasa technicznego, portów i przystani morskich, morskich wód wewnętrznych, morza terytorialnego i wyłącznej strefy ekonomicznej, a także na innych terenach przeznaczonych do utrzymania ruchu i transportu morskiego; </text:span></text:p>
      <text:p text:style-name="P9"><text:span text:style-name="T5">2) </text:span><text:span text:style-name="T3">hydrotechnicznych piętrzących, upustowych, regulacyjnych, melioracji podstawowych oraz kanałów i innych obiektów służących kształtowaniu zasobów wodnych i korzystaniu z nich, wraz z obiektami towarzyszącymi; </text:span></text:p>
      <text:p text:style-name="P9"><text:span text:style-name="T5">3) </text:span><text:bookmark-start text:name="PP_416_8_650"/><text:span text:style-name="T3">dróg publicznych krajowych i wojewódzkich wraz z obiektami i urządzeniami służącymi do utrzymania tych dróg i transportu drogowego oraz sytuowanymi w granicach pasa drogowego sieciami uzbrojenia terenu - niezwiązanymi z użytkowaniem drogi, a w odniesieniu do dróg ekspresowych i autostrad - wraz z obiektami i urządzeniami obsługi podróżnych, pojazdów i przesyłek; </text:span></text:p>
      <text:p text:style-name="P9"><text:span text:style-name="T5">3a) </text:span><text:bookmark-start text:name="PP_416_8_651"/><text:span text:style-name="T3">usytuowanych na obszarze kolejowym; </text:span></text:p>
      <text:p text:style-name="P9"><text:span text:style-name="T5">4) </text:span><text:span text:style-name="T3">lotnisk cywilnych wraz z obiektami i urządzeniami towarzyszącymi; </text:span></text:p>
      <text:p text:style-name="P9"><text:span text:style-name="T5">5) </text:span><text:bookmark-start text:name="PP_416_8_652"/><text:span text:style-name="T3">usytuowanych na terenach zamkniętych. </text:span></text:p>
      <text:p text:style-name="P9"><text:span text:style-name="T5">6) </text:span><text:bookmark-start text:name="PP_416_8_653"/><text:span text:style-name="T4">(skreślony)</text:span></text:p>
      <text:p text:style-name="P9"><text:span text:style-name="T5">4. </text:span><text:span text:style-name="akapitdomyslny1"><text:span text:style-name="T3">Rada Ministrów może określić, w drodze rozporządzenia, także inne niż wymienione w ust. 3 obiekty i roboty budowlane, w sprawach których organem pierwszej instancji jest wojewoda. </text:span></text:span></text:p>
      <text:p text:style-name="artykul"><text:bookmark-start text:name="JEDN_416_8_18"/><text:span text:style-name="T5">Art. 82a. </text:span><text:bookmark-start text:name="PP_416_8_655"/><text:span text:style-name="akapitdomyslny1"><text:span text:style-name="T3">Starosta nie może powierzyć gminom, w drodze porozumienia, sprawy z zakresu swojej właściwości jako organu administracji architektoniczno-budowlanej. Przepisu art. 5 ust. 2 ustawy z dnia 5 czerwca 1998 r. o samorządzie powiatowym (Dz. U. z 2001 r. Nr 142, poz. 1592, z późn. zm.</text:span></text:span><text:bookmark-start text:name="PP_416_8_660"/><text:span text:style-name="akapitdomyslny1"><text:span text:style-name="T3">) nie stosuje się. </text:span></text:span></text:p>
      <text:p text:style-name="artykul"><text:bookmark-start text:name="JEDN_416_8_19"/><text:span text:style-name="T5">Art. 82b. </text:span><text:bookmark-start text:name="PP_416_8_661"/><text:span text:style-name="T5">1. </text:span><text:span text:style-name="akapitdomyslny1"><text:span text:style-name="T3">Organy administracji architektoniczno-budowlanej: </text:span></text:span><text:span text:style-name="T3"> </text:span></text:p>
      <text:p text:style-name="P9"><text:span text:style-name="T5">1) </text:span><text:bookmark-start text:name="PP_416_8_662"/><text:span text:style-name="T3">prowadzą rejestr wniosków o pozwolenie na budowę i decyzji o pozwoleniu na budowę i przekazują do organu wyższego stopnia wprowadzone do niego dane, z zastrzeżeniem pkt 1a; </text:span></text:p>
      <text:p text:style-name="P9"><text:soft-page-break/><text:span text:style-name="T5">1a) </text:span><text:bookmark-start text:name="PP_416_8_663"/><text:span text:style-name="T3">prowadzą odrębny rejestr wniosków o pozwolenie na budowę i decyzji o pozwoleniu na budowę dotyczących terenów zamkniętych; </text:span></text:p>
      <text:p text:style-name="P9"><text:span text:style-name="T5">2) </text:span><text:span text:style-name="T3">przekazują bezzwłocznie organom nadzoru budowlanego:  </text:span></text:p>
      <text:p text:style-name="P9"><text:span text:style-name="T5">a) </text:span><text:span text:style-name="T3">kopie ostatecznych decyzji o pozwoleniu na budowę wraz z zatwierdzonym projektem budowlanym, </text:span></text:p>
      <text:p text:style-name="P9"><text:span text:style-name="T5">b) </text:span><text:span text:style-name="T3">kopie ostatecznych odrębnych decyzji o zatwierdzeniu projektu budowlanego wraz z tym projektem, </text:span></text:p>
      <text:p text:style-name="P9"><text:span text:style-name="T5">c) </text:span><text:span text:style-name="T3">kopie innych decyzji, postanowień i zgłoszeń wynikających z przepisów prawa budowlanego; </text:span></text:p>
      <text:p text:style-name="P9"><text:span text:style-name="T1">3) </text:span><text:span text:style-name="T3">uczestniczą, na wezwanie organów nadzoru budowlanego, w czynnościach inspekcyjnych i kontrolnych oraz udostępniają wszelkie dokumenty i informacje związane z tymi czynnościami. </text:span></text:p>
      <text:p text:style-name="P9"><text:span text:style-name="T1">2. </text:span><text:bookmark-start text:name="PP_416_8_664"/><text:span text:style-name="akapitdomyslny1"><text:span text:style-name="T3">Rejestr, o którym mowa w ust. 1 pkt 1, prowadzony jest w formie elektronicznej. Dane wprowadza się do rejestru i przesyła drogą elektroniczną do organu wyższego stopnia na bieżąco. </text:span></text:span></text:p>
      <text:p text:style-name="P9"><text:span text:style-name="T5">3. </text:span><text:bookmark-start text:name="PP_416_8_666"/><text:span text:style-name="akapitdomyslny1"><text:span text:style-name="T3">Dopuszcza się prowadzenie rejestru w innej formie niż określona w ust. 2. W takim przypadku uwierzytelnioną kopię rejestru przekazuje się do organu wyższego stopnia do piątego dnia każdego miesiąca lub, jeżeli dzień ten jest dniem wolnym od pracy, pierwszego dnia roboczego po tym terminie. </text:span></text:span></text:p>
      <text:p text:style-name="P9"><text:span text:style-name="T5">4. </text:span><text:bookmark-start text:name="PP_416_8_667"/><text:span text:style-name="akapitdomyslny1"><text:span text:style-name="T3">Minister właściwy do spraw budownictwa, gospodarki przestrzennej i mieszkaniowej określi, w drodze rozporządzenia, wzory rejestrów wniosków o pozwolenie na budowę i decyzji o pozwoleniu na budowę, sposób ich prowadzenia oraz organy, które mogą prowadzić rejestr w formie, o której mowa w ust. 3, uwzględniając dane i informacje podlegające wpisowi do rejestru. </text:span></text:span></text:p>
      <text:p text:style-name="P9"><text:span text:style-name="T5">5. </text:span><text:bookmark-start text:name="PP_416_8_668"/><text:span text:style-name="akapitdomyslny1"><text:span text:style-name="T3">Rejestr wniosków o pozwolenie na budowę i decyzji o pozwoleniu na budowę powinien zawierać następujące dane: </text:span></text:span><text:span text:style-name="T3"> </text:span></text:p>
      <text:p text:style-name="P9"><text:span text:style-name="T5">1) </text:span><text:span text:style-name="T3">identyfikujące organ prowadzący rejestr; </text:span></text:p>
      <text:p text:style-name="P9"><text:span text:style-name="T5">2) </text:span><text:span text:style-name="T3">pochodzące ze złożonych wniosków i wydanych decyzji, w tym dane osobowe inwestora oraz dane adresowe zamierzenia budowlanego; </text:span></text:p>
      <text:p text:style-name="P9"><text:span text:style-name="T5">3) </text:span><text:span text:style-name="T3">w przypadku terenów zamkniętych - dotyczące przepisu prawnego, na podstawie którego teren został uznany za zamknięty. </text:span></text:p>
      <text:p text:style-name="P9"><text:span text:style-name="T1">6. </text:span><text:bookmark-start text:name="PP_416_8_669"/><text:span text:style-name="akapitdomyslny1"><text:span text:style-name="T3">Rejestry wniosków o pozwolenie na budowę i decyzji o pozwoleniu na budowę powinny być prowadzone w sposób uniemożliwiający zmianę dokonanych wpisów. </text:span></text:span></text:p>
      <text:p text:style-name="artykul"><text:bookmark-start text:name="JEDN_416_8_20"/><text:span text:style-name="T5">Art. 83. 1. </text:span><text:bookmark-start text:name="PP_416_8_670"/><text:span text:style-name="akapitustep1"><text:span text:style-name="T3">Do właściwości powiatowego inspektora nadzoru budowlanego jako organu pierwszej instancji należą zadania i kompetencje, o których mowa w art. 40 ust. 2, art. 41 ust. 4, art. 44 ust. 1, art. 48-51, art. 54, art. 55, art. 57 ust. 4, 7 i 8, art. 59, art. 59a, art. 59c ust. 1, art. 59d ust. 1, art. 59g ust. 1, art. 62 ust. 1 pkt 3 i ust. 3, art. 65, art. 66, art. 67 ust. 1 i 3, art. 68, art. 69, art. 70 ust. 2, art. 71a, art. 74, art. 75 ust. 1 pkt 3 lit. a, art. 76, art. 78 oraz art. 97 ust. 1. </text:span></text:span><text:span text:style-name="T3"><text:line-break/></text:span></text:p>
      <text:p text:style-name="P9"><text:span text:style-name="T5">2. </text:span><text:span text:style-name="akapitdomyslny1"><text:span text:style-name="T3">Organem wyższego stopnia w stosunku do powiatowego inspektora nadzoru budowlanego jest wojewódzki inspektor nadzoru budowlanego. </text:span></text:span></text:p>
      <text:p text:style-name="P9"><text:span text:style-name="T5">3. </text:span><text:span text:style-name="akapitdomyslny1"><text:span text:style-name="T3">Do właściwości wojewódzkiego inspektora nadzoru budowlanego jako organu pierwszej instancji należą zadania i kompetencje określone w ust. 1, w sprawach, o których mowa w art. 82 ust. 3 i 4. </text:span></text:span></text:p>
      <text:p text:style-name="artykul"><text:bookmark-start text:name="JEDN_416_8_21"/><text:span text:style-name="T5">Art. 83a. </text:span><text:bookmark-start text:name="PP_416_8_675"/><text:span text:style-name="T4">(skreślony)</text:span></text:p>
      <text:p text:style-name="artykul"><text:bookmark-start text:name="JEDN_416_8_22"/><text:span text:style-name="T5">Art. 84. 1. </text:span><text:span text:style-name="akapitdomyslny1"><text:span text:style-name="T3">Do zadań organów nadzoru budowlanego należy: </text:span></text:span><text:span text:style-name="T3"> </text:span></text:p>
      <text:p text:style-name="P9"><text:span text:style-name="T5">1) </text:span><text:span text:style-name="T3">kontrola przestrzegania i stosowania przepisów prawa budowlanego; </text:span></text:p>
      <text:p text:style-name="P9"><text:span text:style-name="T5">2) </text:span><text:span text:style-name="T3">kontrola działania organów administracji architektoniczno-budowlanej; </text:span></text:p>
      <text:p text:style-name="P9"><text:span text:style-name="T5">3) </text:span><text:span text:style-name="T3">badanie przyczyn powstawania katastrof budowlanych; </text:span></text:p>
      <text:p text:style-name="P9"><text:span text:style-name="T5">4) </text:span><text:span text:style-name="T3">współdziałanie z organami kontroli państwowej. </text:span></text:p>
      <text:p text:style-name="P9"><text:span text:style-name="T1">2. </text:span><text:bookmark-start text:name="PP_416_8_677"/><text:span text:style-name="akapitdomyslny1"><text:span text:style-name="T3">Organy nadzoru budowlanego są obowiązane do: </text:span></text:span><text:span text:style-name="T3"> </text:span></text:p>
      <text:p text:style-name="P9"><text:span text:style-name="T5">1) </text:span><text:span text:style-name="T3">bezzwłocznego przesyłania organom administracji architektoniczno-budowlanej kopii decyzji i postanowień wynikających z przepisów prawa budowlanego; </text:span></text:p>
      <text:p text:style-name="P9"><text:soft-page-break/><text:span text:style-name="T5">2) </text:span><text:span text:style-name="T3">prowadzenia ewidencji decyzji, postanowień i zgłoszeń, o których mowa w art. 82b ust. 1 pkt 2; </text:span></text:p>
      <text:p text:style-name="P9"><text:span text:style-name="T5">3) </text:span><text:span text:style-name="T3">prowadzenia ewidencji rozpoczynanych i oddawanych do użytkowania obiektów budowlanych; </text:span></text:p>
      <text:p text:style-name="P9"><text:span text:style-name="T5">4) </text:span><text:bookmark-start text:name="PP_416_8_678"/><text:span text:style-name="T3">prowadzenia ewidencji zawiadomień o kontrolach, o których mowa w art. 62 ust. 1 pkt 3. </text:span></text:p>
      <text:p text:style-name="P9"><text:span text:style-name="T1">3. </text:span><text:bookmark-start text:name="PP_416_8_679"/><text:span text:style-name="T4">(skreślony)</text:span></text:p>
      <text:p text:style-name="P9"><text:span text:style-name="T5">4. </text:span><text:bookmark-start text:name="PP_416_8_681"/><text:span text:style-name="T4">(skreślony)</text:span></text:p>
      <text:p text:style-name="P9"><text:span text:style-name="T5">5. </text:span><text:bookmark-start text:name="PP_416_8_683"/><text:span text:style-name="akapitdomyslny1"><text:span text:style-name="T3">Minister właściwy do spraw budownictwa, gospodarki przestrzennej i mieszkaniowej określi, w drodze rozporządzenia, wzór i sposób prowadzenia ewidencji rozpoczynanych i oddawanych do użytkowania obiektów budowlanych. </text:span></text:span></text:p>
      <text:p text:style-name="P9"><text:span text:style-name="T5">6. </text:span><text:bookmark-start text:name="PP_416_8_684"/><text:span text:style-name="akapitdomyslny1"><text:span text:style-name="T3">Ewidencja rozpoczynanych i oddawanych do użytkowania obiektów budowlanych powinna zawierać w szczególności: określenie organu prowadzącego ewidencję, dane osobowe lub nazwę inwestora oraz inne niezbędne dane pochodzące ze składanych zawiadomień i decyzji. </text:span></text:span></text:p>
      <text:p text:style-name="artykul"><text:bookmark-start text:name="JEDN_416_8_23"/><text:span text:style-name="T5">Art. 84a. 1. </text:span><text:span text:style-name="akapitdomyslny1"><text:span text:style-name="T3">Kontrola przestrzegania i stosowania przepisów prawa budowlanego obejmuje: </text:span></text:span><text:span text:style-name="T3"> </text:span></text:p>
      <text:p text:style-name="P9"><text:span text:style-name="T5">1) </text:span><text:span text:style-name="T3">kontrolę zgodności wykonywania robót budowlanych z przepisami prawa budowlanego, projektem budowlanym i warunkami określonymi w decyzji o pozwoleniu na budowę; </text:span></text:p>
      <text:p text:style-name="P9"><text:span text:style-name="T5">2) </text:span><text:span text:style-name="T3">sprawdzanie posiadania przez osoby pełniące samodzielne funkcje techniczne w budownictwie właściwych uprawnień do pełnienia tych funkcji; </text:span></text:p>
      <text:p text:style-name="P9"><text:span text:style-name="T5">3) </text:span><text:bookmark-start text:name="PP_416_8_685"/><text:span text:style-name="T3">sprawdzanie dopuszczenia do stosowania w budownictwie wyrobów budowlanych. </text:span></text:p>
      <text:p text:style-name="P9"><text:span text:style-name="T1">2. </text:span><text:span text:style-name="akapitdomyslny1"><text:span text:style-name="T3">Organy nadzoru budowlanego, kontrolując stosowanie przepisów prawa budowlanego: </text:span></text:span><text:span text:style-name="T3"> </text:span></text:p>
      <text:p text:style-name="P9"><text:span text:style-name="T5">1) </text:span><text:span text:style-name="T3">badają prawidłowość postępowania administracyjnego przed organami administracji architektoniczno-budowlanej oraz wydawanych w jego toku decyzji i postanowień; </text:span></text:p>
      <text:p text:style-name="P9"><text:span text:style-name="T5">2) </text:span><text:span text:style-name="T3">sprawdzają wykonywanie obowiązków wynikających z decyzji i postanowień wydanych na podstawie przepisów prawa budowlanego. </text:span></text:p>
      <text:p text:style-name="artykul"><text:bookmark-start text:name="JEDN_416_8_24"/><text:span text:style-name="T1">Art. 84b. 1. </text:span><text:bookmark-start text:name="PP_416_8_686"/><text:span text:style-name="akapitdomyslny1"><text:span text:style-name="T3">Kontrolę działalności organów administracji architektoniczno-budowlanej wykonują Główny Inspektor Nadzoru Budowlanego oraz wojewódzki inspektor nadzoru budowlanego, który wykonuje tę kontrolę w stosunku do starosty. </text:span></text:span><text:span text:style-name="T3"> <text:line-break/> <text:s text:c="7"/></text:span><text:span text:style-name="T5">2. </text:span><text:span text:style-name="akapitdomyslny1"><text:span text:style-name="T7">(skreślony) <text:line-break/> <text:s text:c="7"/></text:span></text:span><text:span text:style-name="T5">3. </text:span><text:span text:style-name="akapitdomyslny1"><text:span text:style-name="T3">W przypadku ustalenia przez organy nadzoru budowlanego, że zachodzą okoliczności uzasadniające wznowienie postępowania albo stwierdzenie nieważności decyzji wydanej przez organ administracji architektoniczno-budowlanej, właściwy organ administracji architektoniczno-budowlanej wznawia lub wszczyna z urzędu postępowanie. <text:line-break/> <text:s text:c="7"/></text:span></text:span><text:span text:style-name="T5">4. </text:span><text:span text:style-name="akapitdomyslny1"><text:span text:style-name="T7">Kontrolę działalności organów administracji architektoniczno-budowlanej i organów nadzoru budowlanego przeprowadza się na zasadach i w trybie określonych w przepisach o kontroli w administracji rządowej. </text:span></text:span><text:bookmark-start text:name="PP_416_8_689"/></text:p>
      <text:p text:style-name="artykul"><text:bookmark-start text:name="JEDN_416_8_25"/><text:span text:style-name="T5">Art. 85. </text:span><text:span text:style-name="akapitdomyslny1"><text:span text:style-name="T3">Współdziałanie organów nadzoru budowlanego z organami administracji architektoniczno-budowlanej i organami kontroli państwowej obejmuje w szczególności: </text:span></text:span><text:span text:style-name="T3"> </text:span></text:p>
      <text:p text:style-name="P9"><text:span text:style-name="T5">1) </text:span><text:span text:style-name="T3">uzgadnianie w miarę potrzeb planów kontroli i prowadzenie wspólnych działań kontrolnych; </text:span></text:p>
      <text:p text:style-name="P9"><text:span text:style-name="T5">2) </text:span><text:span text:style-name="T3">przekazywanie i wymianę informacji o wynikach kontroli. </text:span></text:p>
      <text:p text:style-name="artykul"><text:bookmark-start text:name="JEDN_416_8_26"/><text:span text:style-name="T5">Art. 85a. </text:span><text:bookmark-start text:name="PP_416_8_691"/><text:span text:style-name="akapitdomyslny1"><text:span text:style-name="T3">Do kontroli działalności gospodarczej przedsiębiorcy stosuje się przepisy rozdziału 5 ustawy z dnia 2 lipca 2004 r. o swobodzie działalności gospodarczej (Dz. U. z 2010 r. Nr 220, poz. 1447 i Nr 239, poz. 1593). </text:span></text:span></text:p>
      <text:p text:style-name="artykul"><text:bookmark-start text:name="JEDN_416_8_27"/><text:span text:style-name="T5">Art. 86. 1. </text:span><text:span text:style-name="akapitdomyslny1"><text:span text:style-name="T3">Powiatowy inspektor nadzoru budowlanego jest powoływany przez starostę spośród co najmniej trzech kandydatów wskazanych przez wojewódzkiego inspektora nadzoru budowlanego. Jeżeli starosta nie powoła powiatowego inspektora nadzoru budowlanego w terminie 30 dni od dnia przedstawienia kandydatów, wojewódzki inspektor nadzoru budowlanego wskazuje spośród nich kandydata, którego starosta powołuje na stanowisko powiatowego inspektora nadzoru budowlanego. </text:span></text:span><text:span text:style-name="T3"> </text:span></text:p>
      <text:p text:style-name="P9"><text:soft-page-break/><text:span text:style-name="T5">2. </text:span><text:span text:style-name="akapitdomyslny1"><text:span text:style-name="T3">Starosta odwołuje powiatowego inspektora nadzoru budowlanego: </text:span></text:span><text:span text:style-name="T3"> </text:span></text:p>
      <text:p text:style-name="P9"><text:span text:style-name="T5">1) </text:span><text:span text:style-name="T3">w uzgodnieniu z wojewódzkim inspektorem nadzoru budowlanego albo </text:span></text:p>
      <text:p text:style-name="P9"><text:span text:style-name="T5">2) </text:span><text:span text:style-name="T3">na wniosek wojewódzkiego inspektora nadzoru budowlanego. </text:span></text:p>
      <text:p text:style-name="P9"><text:span text:style-name="T1">3. </text:span><text:span text:style-name="akapitdomyslny1"><text:span text:style-name="T3">Powiatowy inspektor nadzoru budowlanego wykonuje swoje zadania przy pomocy powiatowego inspektoratu nadzoru budowlanego. </text:span></text:span></text:p>
      <text:p text:style-name="P9"><text:span text:style-name="T5">3a. </text:span><text:bookmark-start text:name="PP_416_8_694"/><text:span text:style-name="akapitdomyslny1"><text:span text:style-name="T3">W uzasadnionych przypadkach zakres działania powiatowego inspektora nadzoru budowlanego może obejmować więcej niż jeden powiat.  </text:span></text:span></text:p>
      <text:p text:style-name="P9"><text:span text:style-name="T5">3b. </text:span><text:bookmark-start text:name="PP_416_8_695"/><text:span text:style-name="akapitdomyslny1"><text:span text:style-name="T3">Wojewoda, na wniosek właściwych starostów, może rozszerzyć zakres działania powiatowego inspektora nadzoru budowlanego na więcej niż jeden powiat.  </text:span></text:span></text:p>
      <text:p text:style-name="P9"><text:span text:style-name="T5">4. </text:span><text:span text:style-name="akapitdomyslny1"><text:span text:style-name="T3">Organizację wewnętrzną i szczegółowy zakres zadań powiatowego inspektoratu nadzoru budowlanego określa powiatowy inspektor nadzoru budowlanego w regulaminie organizacyjnym. </text:span></text:span></text:p>
      <text:p text:style-name="artykul"><text:bookmark-start text:name="JEDN_416_8_28"/><text:span text:style-name="T5">Art. 87. 1. </text:span><text:bookmark-start text:name="PP_416_8_696"/><text:span text:style-name="akapitdomyslny1"><text:span text:style-name="T3">Wojewódzkiego inspektora nadzoru budowlanego powołuje i odwołuje wojewoda, za zgodą Głównego Inspektora Nadzoru Budowlanego. </text:span></text:span><text:span text:style-name="T3"> </text:span></text:p>
      <text:p text:style-name="P9"><text:span text:style-name="T5">2. </text:span><text:bookmark-start text:name="PP_416_8_697"/><text:span text:style-name="T4">(skreślony)</text:span></text:p>
      <text:p text:style-name="P9"><text:span text:style-name="T5">3. </text:span><text:span text:style-name="akapitdomyslny1"><text:span text:style-name="T3">Wojewódzki inspektor nadzoru budowlanego wykonuje swoje zadania przy pomocy wojewódzkiego inspektoratu nadzoru budowlanego. </text:span></text:span></text:p>
      <text:p text:style-name="P9"><text:span text:style-name="T5">4. </text:span><text:span text:style-name="akapitdomyslny1"><text:span text:style-name="T3">Organizację wojewódzkiego inspektoratu nadzoru budowlanego określa regulamin ustalony przez wojewódzkiego inspektora nadzoru budowlanego i zatwierdzony przez wojewodę. </text:span></text:span></text:p>
      <text:p text:style-name="artykul"><text:bookmark-start text:name="JEDN_416_8_29"/><text:span text:style-name="T5">Art. 88. 1. </text:span><text:bookmark-start text:name="PP_416_8_698"/><text:span text:style-name="akapitdomyslny1"><text:span text:style-name="T3">Główny Inspektor Nadzoru Budowlanego jest centralnym organem administracji rządowej w sprawach administracji architektoniczno-budowlanej i nadzoru budowlanego. </text:span></text:span><text:span text:style-name="T3"> </text:span></text:p>
      <text:p text:style-name="P9"><text:span text:style-name="T5">2. </text:span><text:span text:style-name="akapitdomyslny1"><text:span text:style-name="T3">Główny Inspektor Nadzoru Budowlanego jest organem właściwym w sprawach indywidualnych, rozstrzyganych w drodze postępowania administracyjnego, w zakresie wynikającym z przepisów prawa budowlanego. </text:span></text:span></text:p>
      <text:p text:style-name="P9"><text:span text:style-name="T5">3. </text:span><text:bookmark-start text:name="PP_416_8_700"/><text:span text:style-name="akapitdomyslny1"><text:span text:style-name="T3">Główny Inspektor Nadzoru Budowlanego jest powoływany przez Prezesa Rady Ministrów, spośród osób wyłonionych w drodze otwartego i konkurencyjnego naboru, na wniosek ministra właściwego do spraw budownictwa, gospodarki przestrzennej i mieszkaniowej. Prezes Rady Ministrów odwołuje Głównego Inspektora Nadzoru Budowlanego. </text:span></text:span></text:p>
      <text:p text:style-name="P9"><text:span text:style-name="T5">3a. </text:span><text:bookmark-start text:name="PP_416_8_705"/><text:span text:style-name="akapitdomyslny1"><text:span text:style-name="T3">Stanowisko Głównego Inspektora Nadzoru Budowlanego może zajmować osoba, która: </text:span></text:span><text:span text:style-name="T3"> </text:span></text:p>
      <text:p text:style-name="P9"><text:span text:style-name="T5">1) </text:span><text:span text:style-name="T3">posiada tytuł zawodowy magistra lub równorzędny; </text:span></text:p>
      <text:p text:style-name="P9"><text:span text:style-name="T5">2) </text:span><text:span text:style-name="T3">jest obywatelem polskim; </text:span></text:p>
      <text:p text:style-name="P9"><text:span text:style-name="T5">3) </text:span><text:span text:style-name="T3">korzysta z pełni praw publicznych; </text:span></text:p>
      <text:p text:style-name="P9"><text:span text:style-name="T5">4) </text:span><text:span text:style-name="T3">nie była skazana prawomocnym wyrokiem za umyślne przestępstwo lub umyślne przestępstwo skarbowe; </text:span></text:p>
      <text:p text:style-name="P9"><text:span text:style-name="T5">5) </text:span><text:span text:style-name="T3">posiada kompetencje kierownicze; </text:span></text:p>
      <text:p text:style-name="P9"><text:span text:style-name="T5">6) </text:span><text:span text:style-name="T3">ma co najmniej 6-letni staż pracy, w tym co najmniej 3-letni staż pracy na stanowisku kierowniczym; </text:span></text:p>
      <text:p text:style-name="P9"><text:span text:style-name="T5">7) </text:span><text:span text:style-name="T3">posiada wykształcenie i wiedzę z zakresu spraw należących do właściwości Głównego Inspektora Nadzoru Budowlanego. </text:span></text:p>
      <text:p text:style-name="P9"><text:span text:style-name="T1">3b. </text:span><text:bookmark-start text:name="PP_416_8_706"/><text:span text:style-name="akapitdomyslny1"><text:span text:style-name="T3">Informację o naborze na stanowisko Głównego Inspektora Nadzoru Budowlanego ogłasza się przez umieszczenie ogłoszenia w miejscu powszechnie dostępnym w siedzibie urzędu oraz w Biuletynie Informacji Publicznej urzędu i Biuletynie Informacji Publicznej Kancelarii Prezesa Rady Ministrów. Ogłoszenie powinno zawierać: </text:span></text:span><text:span text:style-name="T3"> </text:span></text:p>
      <text:p text:style-name="P9"><text:span text:style-name="T5">1) </text:span><text:span text:style-name="T3">nazwę i adres urzędu; </text:span></text:p>
      <text:p text:style-name="P9"><text:span text:style-name="T5">2) </text:span><text:span text:style-name="T3">określenie stanowiska; </text:span></text:p>
      <text:p text:style-name="P9"><text:span text:style-name="T5">3) </text:span><text:span text:style-name="T3">wymagania związane ze stanowiskiem wynikające z przepisów prawa; </text:span></text:p>
      <text:p text:style-name="P9"><text:span text:style-name="T5">4) </text:span><text:span text:style-name="T3">zakres zadań wykonywanych na stanowisku; </text:span></text:p>
      <text:p text:style-name="P9"><text:span text:style-name="T5">5) </text:span><text:span text:style-name="T3">wskazanie wymaganych dokumentów; </text:span></text:p>
      <text:p text:style-name="P9"><text:span text:style-name="T5">6) </text:span><text:span text:style-name="T3">termin i miejsce składania dokumentów; </text:span></text:p>
      <text:p text:style-name="P9"><text:span text:style-name="T5">7) </text:span><text:span text:style-name="T3">informację o metodach i technikach naboru. </text:span></text:p>
      <text:p text:style-name="P9"><text:span text:style-name="T1">3c. </text:span><text:bookmark-start text:name="PP_416_8_707"/><text:span text:style-name="akapitdomyslny1"><text:span text:style-name="T3">Termin, o którym mowa w ust. 3b pkt 6, nie może być krótszy niż 10 dni od dnia opublikowania ogłoszenia w Biuletynie Informacji Publicznej Kancelarii Prezesa Rady Ministrów. </text:span></text:span></text:p>
      <text:p text:style-name="P9"><text:soft-page-break/><text:span text:style-name="T5">3d. </text:span><text:bookmark-start text:name="PP_416_8_708"/><text:span text:style-name="akapitdomyslny1"><text:span text:style-name="T3">Nabór na stanowisko Głównego Inspektora Nadzoru Budowlanego przeprowadza zespół, powołany przez ministra właściwego do spraw budownictwa, gospodarki przestrzennej i mieszkaniowej, liczący co najmniej 3 osoby, których wiedza i doświadczenie dają rękojmię wyłonienia najlepszych kandydatów. W toku naboru ocenia się doświadczenie zawodowe kandydata, wiedzę niezbędną do wykonywania zadań na stanowisku, na które jest przeprowadzany nabór, oraz kompetencje kierownicze. </text:span></text:span></text:p>
      <text:p text:style-name="P9"><text:span text:style-name="T5">3e. </text:span><text:bookmark-start text:name="PP_416_8_709"/><text:span text:style-name="akapitdomyslny1"><text:span text:style-name="T3">Ocena wiedzy i kompetencji kierowniczych, o których mowa w ust. 3d, może być dokonana na zlecenie zespołu przez osobę niebędącą członkiem zespołu, która posiada odpowiednie kwalifikacje do dokonania tej oceny. </text:span></text:span></text:p>
      <text:p text:style-name="P9"><text:span text:style-name="T5">3f. </text:span><text:bookmark-start text:name="PP_416_8_710"/><text:span text:style-name="akapitdomyslny1"><text:span text:style-name="T3">Członek zespołu oraz osoba, o której mowa w ust. 3e, mają obowiązek zachowania w tajemnicy informacji dotyczących osób ubiegających się o stanowisko, uzyskanych w trakcie naboru. </text:span></text:span></text:p>
      <text:p text:style-name="P9"><text:span text:style-name="T5">3g. </text:span><text:bookmark-start text:name="PP_416_8_711"/><text:span text:style-name="akapitdomyslny1"><text:span text:style-name="T3">W toku naboru zespół wyłania nie więcej niż 3 kandydatów, których przedstawia ministrowi właściwemu do spraw budownictwa, gospodarki przestrzennej i mieszkaniowej. </text:span></text:span></text:p>
      <text:p text:style-name="P9"><text:span text:style-name="T5">3h. </text:span><text:bookmark-start text:name="PP_416_8_712"/><text:span text:style-name="akapitdomyslny1"><text:span text:style-name="T3">Z przeprowadzonego naboru zespół sporządza protokół zawierający: </text:span></text:span><text:span text:style-name="T3"> </text:span></text:p>
      <text:p text:style-name="P9"><text:span text:style-name="T5">1) </text:span><text:span text:style-name="T3">nazwę i adres urzędu; </text:span></text:p>
      <text:p text:style-name="P9"><text:span text:style-name="T5">2) </text:span><text:span text:style-name="T3">określenie stanowiska, na które był prowadzony nabór, oraz liczbę kandydatów; </text:span></text:p>
      <text:p text:style-name="P9"><text:span text:style-name="T5">3) </text:span><text:span text:style-name="T3">imiona, nazwiska i adresy nie więcej niż 3 najlepszych kandydatów uszeregowanych według poziomu spełniania przez nich wymagań określonych w ogłoszeniu o naborze; </text:span></text:p>
      <text:p text:style-name="P9"><text:span text:style-name="T5">4) </text:span><text:span text:style-name="T3">informację o zastosowanych metodach i technikach naboru; </text:span></text:p>
      <text:p text:style-name="P9"><text:span text:style-name="T5">5) </text:span><text:span text:style-name="T3">uzasadnienie dokonanego wyboru albo powody niewyłonienia kandydata; </text:span></text:p>
      <text:p text:style-name="P9"><text:span text:style-name="T5">6) </text:span><text:span text:style-name="T3">skład zespołu. </text:span></text:p>
      <text:p text:style-name="P9"><text:span text:style-name="T1">3i. </text:span><text:bookmark-start text:name="PP_416_8_713"/><text:span text:style-name="akapitdomyslny1"><text:span text:style-name="T3">Wynik naboru ogłasza się niezwłocznie przez umieszczenie informacji w Biuletynie Informacji Publicznej urzędu i Biuletynie Informacji Publicznej Kancelarii Prezesa Rady Ministrów. Informacja o wyniku naboru zawiera: </text:span></text:span><text:span text:style-name="T3"> </text:span></text:p>
      <text:p text:style-name="P9"><text:span text:style-name="T5">1) </text:span><text:span text:style-name="T3">nazwę i adres urzędu; </text:span></text:p>
      <text:p text:style-name="P9"><text:span text:style-name="T5">2) </text:span><text:span text:style-name="T3">określenie stanowiska, na które był prowadzony nabór; </text:span></text:p>
      <text:p text:style-name="P9"><text:span text:style-name="T5">3) </text:span><text:span text:style-name="T3">imiona, nazwiska wybranych kandydatów oraz ich miejsca zamieszkania w rozumieniu przepisów Kodeksu cywilnego albo informację o niewyłonieniu kandydata. </text:span></text:p>
      <text:p text:style-name="P9"><text:span text:style-name="T1">3j. </text:span><text:bookmark-start text:name="PP_416_8_714"/><text:span text:style-name="akapitdomyslny1"><text:span text:style-name="T3">Umieszczenie w Biuletynie Informacji Publicznej Kancelarii Prezesa Rady Ministrów ogłoszenia o naborze oraz o wyniku tego naboru jest bezpłatne. </text:span></text:span></text:p>
      <text:p text:style-name="P9"><text:span text:style-name="T5">4</text:span><text:bookmark-start text:name="PP_416_8_715"/><text:span text:style-name="T5">-8 </text:span><text:span text:style-name="T4">(skreślony)</text:span></text:p>
      <text:p text:style-name="P9"><text:span text:style-name="T5">9. </text:span><text:bookmark-start text:name="PP_416_8_721"/><text:span text:style-name="akapitdomyslny1"><text:span text:style-name="T3">Zastępcy Głównego Inspektora Nadzoru Budowlanego są powoływani przez ministra właściwego do spraw budownictwa, gospodarki przestrzennej i mieszkaniowej, spośród osób wyłonionych w drodze otwartego i konkurencyjnego naboru, na wniosek Głównego Inspektora Nadzoru Budowlanego. Minister właściwy do spraw budownictwa, gospodarki przestrzennej i mieszkaniowej odwołuje zastępców Głównego Inspektora Nadzoru Budowlanego. </text:span></text:span></text:p>
      <text:p text:style-name="P9"><text:span text:style-name="T5">10. </text:span><text:bookmark-start text:name="PP_416_8_725"/><text:span text:style-name="akapitdomyslny1"><text:span text:style-name="T3">Zespół przeprowadzający nabór na stanowiska, o których mowa w ust. 9, powołuje Główny Inspektor Nadzoru Budowlanego. </text:span></text:span></text:p>
      <text:p text:style-name="P9"><text:span text:style-name="T5">11. </text:span><text:bookmark-start text:name="PP_416_8_726"/><text:span text:style-name="akapitdomyslny1"><text:span text:style-name="T3">Do sposobu przeprowadzania naboru na stanowiska, o których mowa w ust. 9, stosuje się odpowiednio ust. 3a-3j. </text:span></text:span></text:p>
      <text:p text:style-name="artykul"><text:bookmark-start text:name="JEDN_416_8_30"/><text:span text:style-name="T5">Art. 88a. </text:span><text:bookmark-start text:name="PP_416_8_727"/><text:span text:style-name="T5">1. </text:span><text:span text:style-name="akapitdomyslny1"><text:span text:style-name="T3">Główny Inspektor Nadzoru Budowlanego wykonuje zadania określone przepisami prawa budowlanego, a w szczególności: </text:span></text:span><text:span text:style-name="T3"> </text:span></text:p>
      <text:p text:style-name="P9"><text:span text:style-name="T5">1) </text:span><text:span text:style-name="T3">pełni funkcję organu wyższego stopnia w rozumieniu Kodeksu postępowania administracyjnego w stosunku do wojewodów i wojewódzkich inspektorów nadzoru budowlanego oraz sprawuje nadzór nad ich działalnością; </text:span></text:p>
      <text:p text:style-name="P9"><text:span text:style-name="T5">2) </text:span><text:span text:style-name="T3">kontroluje działanie organów administracji architektoniczno-budowlanej i nadzoru budowlanego; </text:span></text:p>
      <text:p text:style-name="P9"><text:span text:style-name="T5">3) </text:span><text:span text:style-name="T3">prowadzi w formie elektronicznej centralne rejestry:  </text:span></text:p>
      <text:p text:style-name="P9"><text:span text:style-name="T5">a) </text:span><text:span text:style-name="T3">osób posiadających uprawnienia budowlane, </text:span></text:p>
      <text:p text:style-name="P9"><text:span text:style-name="T5">b) </text:span><text:span text:style-name="T3">rzeczoznawców budowlanych, </text:span></text:p>
      <text:p text:style-name="P9"><text:span text:style-name="T5">c) </text:span><text:span text:style-name="T3">ukaranych z tytułu odpowiedzialności zawodowej. </text:span></text:p>
      <text:p text:style-name="P9"><text:span text:style-name="T1">2. </text:span><text:span text:style-name="akapitdomyslny1"><text:span text:style-name="T3">W rejestrach, o których mowa w ust. 1 pkt 3, zamieszcza się następujące dane: </text:span></text:span><text:span text:style-name="T3"> </text:span></text:p>
      <text:p text:style-name="P9"><text:span text:style-name="T5">1) </text:span><text:span text:style-name="T3">imiona i nazwisko; </text:span></text:p>
      <text:p text:style-name="P9"><text:span text:style-name="T5">2) </text:span><text:span text:style-name="T3">adres; </text:span></text:p>
      <text:p text:style-name="P9"><text:soft-page-break/><text:span text:style-name="T5">3) </text:span><text:span text:style-name="T3">numer PESEL - w stosunku do osób posiadających obywatelstwo polskie, albo numer paszportu lub innego dokumentu potwierdzającego tożsamość - w stosunku do osób nieposiadających obywatelstwa polskiego; </text:span></text:p>
      <text:p text:style-name="P9"><text:span text:style-name="T5">4) </text:span><text:span text:style-name="T3">informację o wykształceniu i tytułach naukowych; </text:span></text:p>
      <text:p text:style-name="P9"><text:span text:style-name="T5">5) </text:span><text:span text:style-name="T3">numer, datę i miejsce wydania decyzji; </text:span></text:p>
      <text:p text:style-name="P9"><text:span text:style-name="T5">6) </text:span><text:span text:style-name="T3">organ wydający decyzję; </text:span></text:p>
      <text:p text:style-name="P9"><text:span text:style-name="T5">7) </text:span><text:span text:style-name="T3">podstawę prawną wydania decyzji; </text:span></text:p>
      <text:p text:style-name="P9"><text:span text:style-name="T5">8) </text:span><text:span text:style-name="T3">numer, specjalność i zakres uprawnień budowlanych; </text:span></text:p>
      <text:p text:style-name="P9"><text:span text:style-name="T5">9) </text:span><text:span text:style-name="T3">informację o przynależności do właściwej okręgowej izby samorządu zawodowego; </text:span></text:p>
      <text:p text:style-name="P9"><text:span text:style-name="T5">10) </text:span><text:span text:style-name="T3">określenie zakresu rzeczoznawstwa - w rejestrze rzeczoznawców budowlanych; </text:span></text:p>
      <text:p text:style-name="P9"><text:span text:style-name="T5">11) </text:span><text:span text:style-name="T3">informację o nałożonej karze z tytułu odpowiedzialności zawodowej w budownictwie - w rejestrze ukaranych z tytułu odpowiedzialności zawodowej; </text:span></text:p>
      <text:p text:style-name="P9"><text:span text:style-name="T5">12) </text:span><text:span text:style-name="T3">numer kancelaryjny; </text:span></text:p>
      <text:p text:style-name="P9"><text:span text:style-name="T5">13) </text:span><text:span text:style-name="T3">pozycję rejestru; </text:span></text:p>
      <text:p text:style-name="P9"><text:span text:style-name="T5">14) </text:span><text:span text:style-name="T3">datę wpisu do rejestru. </text:span></text:p>
      <text:p text:style-name="P9"><text:span text:style-name="T1">3. </text:span><text:span text:style-name="akapitdomyslny1"><text:span text:style-name="T3">Zakres informacji o nałożonej karze z tytułu odpowiedzialności zawodowej w budownictwie obejmuje dane identyfikujące decyzję o nałożeniu kary oraz dane dotyczące nałożonej kary. </text:span></text:span></text:p>
      <text:p text:style-name="P9"><text:span text:style-name="T5">4. </text:span><text:span text:style-name="akapitdomyslny1"><text:span text:style-name="T3">Zakres, o którym mowa w ust. 3, obejmuje następujące dane: </text:span></text:span><text:span text:style-name="T3"> </text:span></text:p>
      <text:p text:style-name="P9"><text:span text:style-name="T5">1) </text:span><text:span text:style-name="T3">numer decyzji o nadaniu uprawnień lub tytułu rzeczoznawcy; </text:span></text:p>
      <text:p text:style-name="P9"><text:span text:style-name="T5">2) </text:span><text:span text:style-name="T3">datę i miejsce wydania decyzji o nałożeniu kary; </text:span></text:p>
      <text:p text:style-name="P9"><text:span text:style-name="T5">3) </text:span><text:span text:style-name="T3">wskazanie organu wydającego decyzję; </text:span></text:p>
      <text:p text:style-name="P9"><text:span text:style-name="T5">4) </text:span><text:span text:style-name="T3">podstawę prawną; </text:span></text:p>
      <text:p text:style-name="P9"><text:span text:style-name="T5">5) </text:span><text:span text:style-name="T3">funkcję uczestnika; </text:span></text:p>
      <text:p text:style-name="P9"><text:span text:style-name="T5">6) </text:span><text:span text:style-name="T3">datę, miejsce i kwalifikację prawną popełnionego czynu; </text:span></text:p>
      <text:p text:style-name="P9"><text:span text:style-name="T5">7) </text:span><text:span text:style-name="T3">rodzaj kary; </text:span></text:p>
      <text:p text:style-name="P9"><text:span text:style-name="T5">8) </text:span><text:span text:style-name="T3">terminy egzaminów; </text:span></text:p>
      <text:p text:style-name="P9"><text:span text:style-name="T5">9) </text:span><text:span text:style-name="T3">datę upływu kary; </text:span></text:p>
      <text:p text:style-name="P9"><text:span text:style-name="T5">10) </text:span><text:span text:style-name="T3">status kary; </text:span></text:p>
      <text:p text:style-name="P9"><text:span text:style-name="T5">11) </text:span><text:span text:style-name="T3">inne uwagi dotyczące kary. </text:span></text:p>
      <text:p text:style-name="P9"><text:span text:style-name="T1">5. </text:span><text:span text:style-name="akapitdomyslny1"><text:span text:style-name="T3">Udostępnieniu podlegają dane wymienione w ust. 2 pkt 1, 8-11 i w ust. 4 pkt 2, 3, 5-7, 9 i 10, a dane osób wpisanych do rejestrów przed dniem 1 stycznia 2007 r. - na ich wniosek złożony w formie pisemnej. </text:span></text:span></text:p>
      <text:p text:style-name="P9"><text:span text:style-name="T5">6. </text:span><text:span text:style-name="akapitdomyslny1"><text:span text:style-name="T3">Minister właściwy do spraw budownictwa, gospodarki przestrzennej i mieszkaniowej określi, w drodze rozporządzenia, wzory i sposób prowadzenia rejestrów, o których mowa w ust. 1 pkt 3, oraz dokumenty dołączane do wniosku o wpis do rejestrów, stanowiące podstawę dokonania wpisu, uwzględniając dane i informacje podlegające wpisowi do rejestru. </text:span></text:span></text:p>
      <text:p text:style-name="artykul"><text:bookmark-start text:name="JEDN_416_8_31"/><text:span text:style-name="T5">Art. 88b. 1. </text:span><text:span text:style-name="akapitdomyslny1"><text:span text:style-name="T3">Główny Inspektor Nadzoru Budowlanego wykonuje swoje zadania przy pomocy Głównego Urzędu Nadzoru Budowlanego. </text:span></text:span><text:span text:style-name="T3"> </text:span></text:p>
      <text:p text:style-name="P9"><text:span text:style-name="T5">2. </text:span><text:span text:style-name="akapitdomyslny1"><text:span text:style-name="T3">Organizację Głównego Urzędu Nadzoru Budowlanego określa statut nadany, w drodze rozporządzenia, przez Prezesa Rady Ministrów. </text:span></text:span></text:p>
      <text:p text:style-name="P9"><text:span text:style-name="T5">3. </text:span><text:span text:style-name="akapitdomyslny1"><text:span text:style-name="T3">Organizację wewnętrzną i szczegółowy zakres zadań Głównego Urzędu Nadzoru Budowlanego określa Główny Inspektor Nadzoru Budowlanego w regulaminie organizacyjnym. </text:span></text:span></text:p>
      <text:p text:style-name="artykul"><text:bookmark-start text:name="JEDN_416_8_32"/><text:span text:style-name="T5">Art. 89. </text:span><text:bookmark-start text:name="PP_416_8_738"/><text:span text:style-name="T4">(skreślony)</text:span></text:p>
      <text:p text:style-name="artykul"><text:bookmark-start text:name="JEDN_416_8_33"/><text:span text:style-name="T5">Art. 89a. </text:span><text:bookmark-start text:name="PP_416_8_740"/><text:span text:style-name="akapitdomyslny1"><text:span text:style-name="T3">Do właściwości organów administracji architektoniczno-budowlanej i nadzoru budowlanego w dziedzinie górnictwa należą sprawy i związane z nimi środki działania określone w ustawie, dotyczące obiektów i robót budowlanych zakładów górniczych. </text:span></text:span></text:p>
      <text:p text:style-name="artykul"><text:bookmark-start text:name="JEDN_416_8_34"/><text:span text:style-name="T5">Art. 89b. </text:span><text:bookmark-start text:name="PP_416_8_741"/><text:span text:style-name="akapitdomyslny1"><text:span text:style-name="T3">Wojewoda w sprawach, o których mowa w art. 82 ust. 3 pkt 1 i 5, oraz właściwe organy administracji architektoniczno-budowlanej w dziedzinie górnictwa przy wydawaniu pozwolenia na budowę są obowiązani do sprawdzenia posiadania przez inwestora postanowienia o uzgodnieniu, o którym mowa w art. 33 ust. 2 pkt 4. </text:span></text:span></text:p>
      <text:p text:style-name="artykul"><text:bookmark-start text:name="JEDN_416_8_35"/><text:soft-page-break/><text:span text:style-name="T5">Art. 89c. 1. </text:span><text:bookmark-start text:name="PP_416_8_744"/><text:span text:style-name="akapitustep1"><text:span text:style-name="T3">W przypadkach bezpośredniego zagrożenia życia lub zdrowia ludzi związanych z budową, utrzymaniem lub rozbiórką obiektów budowlanych starosta, wójt, burmistrz i prezydent miasta mogą wydać właściwemu powiatowemu inspektorowi nadzoru budowlanego polecenie podjęcia działań zmierzających do usunięcia tego zagrożenia. Przepisy art. 10 ust. 2 ustawy z dnia 18 kwietnia 2002 r. o stanie klęski żywiołowej (Dz. U. Nr 62, poz. 558, z późn. zm.</text:span></text:span><text:bookmark-start text:name="PP_416_8_746"/><text:span text:style-name="akapitustep1"><text:span text:style-name="T3">) stosuje się odpowiednio. </text:span></text:span><text:span text:style-name="T3"><text:line-break/></text:span></text:p>
      <text:p text:style-name="P9"><text:span text:style-name="T5">2. </text:span><text:span text:style-name="akapitdomyslny1"><text:span text:style-name="T3">Starosta, wójt, burmistrz i prezydent miasta ponoszą wyłączną odpowiedzialność za treść polecenia, o którym mowa w ust. 1. </text:span></text:span></text:p>
      <text:p text:style-name="P9"><text:span text:style-name="T5">3. </text:span><text:span text:style-name="akapitdomyslny1"><text:span text:style-name="T3">Polecenie przekazane ustnie wymaga potwierdzenia na piśmie. </text:span></text:span></text:p>
      <text:p text:style-name="P9"><text:span text:style-name="T5">4. </text:span><text:bookmark-start text:name="PP_416_8_747"/><text:span text:style-name="akapitustep1"><text:span text:style-name="T3">Polecenie podlega niezwłocznemu wykonaniu. Powiatowy inspektor nadzoru budowlanego przedkłada bezzwłocznie sprawę wojewódzkiemu inspektorowi nadzoru budowlanego, jeżeli nie jest w stanie wykonać polecenia albo jeżeli polecenie narusza prawo. </text:span></text:span></text:p>
      <text:p text:style-name="P9"><text:span text:style-name="T5">5. </text:span><text:span text:style-name="akapitdomyslny1"><text:span text:style-name="T3">Polecenie naruszające prawo jest nieważne. O nieważności polecenia rozstrzyga wojewoda. </text:span></text:span></text:p>
      <text:p text:style-name="P10"><text:bookmark-start text:name="JEDN_416_9_r"/><text:span text:style-name="T2">Rozdział 9</text:span><text:span text:style-name="T3"> </text:span></text:p>
      <text:p text:style-name="P11"><text:line-break/>Przepisy karne</text:p>
      <text:p text:style-name="artykul"><text:bookmark-start text:name="JEDN_416_9_0"/><text:span text:style-name="T5">Art. 90. </text:span><text:bookmark-start text:name="PP_416_9_748"/><text:span text:style-name="akapitdomyslny1"><text:span text:style-name="T3">Kto, w przypadkach określonych w art. 48, art. 49b, art. 50 ust. 1 pkt 1 lub art. 50 ust. 1 pkt 2, wykonuje roboty budowlane, </text:span></text:span><text:span text:style-name="akapitdomyslnynastepne1"><text:span text:style-name="T3">podlega grzywnie, karze ograniczenia wolności albo pozbawienia wolności do lat 2.  </text:span></text:span></text:p>
      <text:p text:style-name="artykul"><text:bookmark-start text:name="JEDN_416_9_1"/><text:span text:style-name="T5">Art. 91. </text:span><text:bookmark-start text:name="PP_416_9_750"/><text:span text:style-name="T5">1. </text:span><text:bookmark-start text:name="PP_416_9_752"/><text:span text:style-name="akapitdomyslny1"><text:span text:style-name="T3">Kto:  </text:span></text:span><text:span text:style-name="T3"> </text:span></text:p>
      <text:p text:style-name="P9"><text:span text:style-name="T5">1) </text:span><text:span text:style-name="T3">udaremnia określone ustawą czynności właściwych organów,  </text:span></text:p>
      <text:p text:style-name="P9"><text:span text:style-name="T5">2) </text:span><text:bookmark-start text:name="PP_416_9_753"/><text:span text:style-name="T3">wykonuje samodzielną funkcję techniczną w budownictwie, nie posiadając odpowiednich uprawnień budowlanych lub prawa wykonywania samodzielnej funkcji technicznej w budownictwie,  </text:span></text:p>
      <text:p text:style-name="P6">podlega grzywnie, karze ograniczenia wolności albo pozbawienia wolności do roku. </text:p>
      <text:p text:style-name="P9"><text:span text:style-name="T5">2. </text:span><text:bookmark-start text:name="PP_416_9_754"/><text:span text:style-name="T4">(skreślony)</text:span></text:p>
      <text:p text:style-name="artykul"><text:bookmark-start text:name="JEDN_416_9_2"/><text:span text:style-name="T5">Art. 91a. </text:span><text:bookmark-start text:name="PP_416_9_756"/><text:span text:style-name="akapitdomyslny1"><text:span text:style-name="T3">Kto nie spełnia, określonego w art. 61, obowiązku utrzymania obiektu budowlanego w należytym stanie technicznym, użytkuje obiekt w sposób niezgodny z przepisami lub nie zapewnia bezpieczeństwa użytkowania obiektu budowlanego, podlega grzywnie nie mniejszej niż 100 stawek dziennych, karze ograniczenia wolności albo pozbawienia wolności do roku. </text:span></text:span></text:p>
      <text:p text:style-name="artykul"><text:bookmark-start text:name="JEDN_416_9_3"/><text:span text:style-name="T5">Art. 92. 1. </text:span><text:span text:style-name="akapitustep1"><text:span text:style-name="T3">Kto:  </text:span></text:span><text:span text:style-name="T3"><text:line-break/></text:span></text:p>
      <text:p text:style-name="P9"><text:span text:style-name="T5">1) </text:span><text:span text:style-name="T3">w razie katastrofy budowlanej nie dopełnia obowiązków określonych w art. 75 lub art. 79,  </text:span></text:p>
      <text:p text:style-name="P9"><text:span text:style-name="T5">2) </text:span><text:bookmark-start text:name="PP_416_9_757"/><text:span text:style-name="T3">nie spełnia, określonego w art. 70 ust. 1, obowiązku usunięcia stwierdzonych uszkodzeń lub uzupełnienia braków, mogących spowodować niebezpieczeństwo dla ludzi lub mienia bądź zagrożenie środowiska,  </text:span></text:p>
      <text:p text:style-name="P9"><text:span text:style-name="T5">3) </text:span><text:span text:style-name="T3">utrudnia, określone ustawą, czynności właściwych organów,  </text:span></text:p>
      <text:p text:style-name="P9"><text:span text:style-name="akapitdomyslnynastepne1"><text:span text:style-name="T3">podlega karze aresztu albo karze ograniczenia wolności, albo karze grzywny.  </text:span></text:span><text:span text:style-name="T3"> </text:span></text:p>
      <text:p text:style-name="P9"><text:span text:style-name="T5">2. </text:span><text:span text:style-name="akapitustep1"><text:span text:style-name="T3">Tej samej karze podlega kto, pomimo zastosowania środków egzekucji administracyjnej:  </text:span></text:span><text:span text:style-name="T3"><text:line-break/></text:span></text:p>
      <text:p text:style-name="P9"><text:span text:style-name="T5">1) </text:span><text:span text:style-name="T3">nie stosuje się do wydanych, na podstawie ustawy, decyzji właściwych organów;  </text:span></text:p>
      <text:p text:style-name="P9"><text:span text:style-name="T5">2) </text:span><text:bookmark-start text:name="PP_416_9_758"/><text:span text:style-name="T4">(skreślony)</text:span></text:p>
      <text:p text:style-name="artykul"><text:bookmark-start text:name="JEDN_416_9_4"/><text:span text:style-name="T1">Art. 93. </text:span><text:span text:style-name="akapitdomyslny1"><text:span text:style-name="T3">Kto:  </text:span></text:span><text:span text:style-name="T3"> </text:span></text:p>
      <text:p text:style-name="P9"><text:span text:style-name="T5">1) </text:span><text:span text:style-name="T3">przy projektowaniu lub wykonywaniu robót budowlanych w sposób rażący nie przestrzega przepisów art. 5,  </text:span></text:p>
      <text:p text:style-name="P9"><text:soft-page-break/><text:span text:style-name="T5">1a) </text:span><text:bookmark-start text:name="PP_416_9_759"/><text:span text:style-name="T3">przy wykonywaniu robót budowlanych stosuje wyroby, naruszając przepis art. 10, </text:span></text:p>
      <text:p text:style-name="P9"><text:span text:style-name="T5">2) </text:span><text:bookmark-start text:name="PP_416_9_761"/><text:span text:style-name="T4">(skreślony)</text:span></text:p>
      <text:p text:style-name="P9"><text:span text:style-name="T5">3) </text:span><text:bookmark-start text:name="PP_416_9_763"/><text:span text:style-name="T3">dokonuje rozbiórki obiektu budowlanego lub jego części, naruszając przepisy art. 28 lub art. 31 ust. 2,  </text:span></text:p>
      <text:p text:style-name="P9"><text:span text:style-name="T5">4) </text:span><text:bookmark-start text:name="PP_416_9_764"/><text:span text:style-name="T3">przystępuje do budowy lub prowadzi roboty budowlane bez dopełnienia wymagań określonych w art. 41 ust. 4, art. 42, art. 44, art. 45, </text:span></text:p>
      <text:p text:style-name="P9"><text:span text:style-name="T5">5) </text:span><text:span text:style-name="T3">dostarcza lub umożliwia dostarczenie energii, wody, ciepła lub gazu, naruszając przepis art. 41 ust. 5,  </text:span></text:p>
      <text:p text:style-name="P9"><text:span text:style-name="T5">6) </text:span><text:span text:style-name="T3">wykonuje roboty budowlane w sposób odbiegający od ustaleń i warunków określonych w przepisach, pozwoleniu na budowę lub rozbiórkę bądź w zgłoszeniu budowy lub rozbiórki, bądź istotnie odbiegający od zatwierdzonego projektu,  </text:span></text:p>
      <text:p text:style-name="P9"><text:span text:style-name="T5">7) </text:span><text:bookmark-start text:name="PP_416_9_765"/><text:span text:style-name="T4">(skreślony)</text:span></text:p>
      <text:p text:style-name="P9"><text:span text:style-name="T5">8) </text:span><text:bookmark-start text:name="PP_416_9_766"/><text:span text:style-name="T3">nie spełnia obowiązku, o którym mowa w art. 62 ust. 1, </text:span></text:p>
      <text:p text:style-name="P9"><text:span text:style-name="T5">9) </text:span><text:bookmark-start text:name="PP_416_9_767"/><text:span text:style-name="T3">nie spełnia, określonych w art. 63 lub art. 64 ust. 1 i 3, obowiązków przechowywania dokumentów, związanych z obiektem budowlanym lub prowadzenia książki obiektu budowlanego,  </text:span></text:p>
      <text:p text:style-name="P9"><text:span text:style-name="T5">9a) </text:span><text:bookmark-start text:name="PP_416_9_768"/><text:span text:style-name="T3">nie spełnia obowiązku przesłania protokołu, o którym mowa w art. 70 ust. 2, </text:span></text:p>
      <text:p text:style-name="P9"><text:span text:style-name="T5">9b) </text:span><text:bookmark-start text:name="PP_416_9_769"/><text:span text:style-name="T3">zmienia sposób użytkowania obiektu budowlanego lub jego części bez wymaganego zgłoszenia, o którym mowa w art. 71 ust. 2, albo pomimo wniesienia sprzeciwu, o którym mowa w art. 71 ust. 3-5, </text:span></text:p>
      <text:p text:style-name="P9"><text:span text:style-name="T5">10) </text:span><text:bookmark-start text:name="PP_416_9_770"/><text:span text:style-name="T3">nie udziela informacji lub nie udostępnia dokumentów, o których mowa w art. 81c ust. 1, żądanych przez właściwy organ, związanych z prowadzeniem robót budowlanych, przekazaniem obiektu budowlanego do użytkowania lub jego utrzymaniem, </text:span></text:p>
      <text:p text:style-name="P9"><text:span text:style-name="T5">11) </text:span><text:bookmark-start text:name="PP_416_9_773"/><text:span text:style-name="T3">sporządza i przekazuje do obrotu prawnego świadectwo charakterystyki energetycznej budynku, lokalu lub będącej nieruchomością części budynku stanowiącej samodzielną całość techniczno-użytkową nie posiadając uprawnień, o których mowa w art. 5 ust. 8, </text:span></text:p>
      <text:p text:style-name="P9"><text:span text:style-name="akapitdomyslnynastepne1"><text:span text:style-name="T3">podlega karze grzywny. </text:span></text:span><text:span text:style-name="T3"> </text:span></text:p>
      <text:p text:style-name="artykul"><text:bookmark-start text:name="JEDN_416_9_5"/><text:span text:style-name="T5">Art. 94. </text:span><text:span text:style-name="akapitdomyslny1"><text:span text:style-name="T3">Orzekanie w sprawach o czyny, określone w art. 92 i art. 93, następuje na podstawie przepisów Kodeksu postępowania w sprawach o wykroczenia.  </text:span></text:span></text:p>
      <text:p text:style-name="P10"><text:bookmark-start text:name="JEDN_416_10_r"/><text:span text:style-name="T2">Rozdział 10</text:span><text:span text:style-name="T3"> </text:span></text:p>
      <text:p text:style-name="P11"><text:line-break/>Odpowiedzialność zawodowa w budownictwie</text:p>
      <text:p text:style-name="artykul"><text:bookmark-start text:name="JEDN_416_10_0"/><text:span text:style-name="T5">Art. 95. </text:span><text:span text:style-name="akapitdomyslny1"><text:span text:style-name="T3">Odpowiedzialności zawodowej w budownictwie podlegają osoby wykonujące samodzielne funkcje techniczne w budownictwie, które:  </text:span></text:span><text:span text:style-name="T3"> </text:span></text:p>
      <text:p text:style-name="P9"><text:span text:style-name="T5">1) </text:span><text:span text:style-name="T3">dopuściły się występków lub wykroczeń, określonych ustawą;  </text:span></text:p>
      <text:p text:style-name="P9"><text:span text:style-name="T5">2) </text:span><text:span text:style-name="T3">zostały ukarane w związku z wykonywaniem samodzielnych funkcji technicznych w budownictwie;  </text:span></text:p>
      <text:p text:style-name="P9"><text:span text:style-name="T5">3) </text:span><text:span text:style-name="T3">wskutek rażących błędów lub zaniedbań, spowodowały zagrożenie życia lub zdrowia ludzi, bezpieczeństwa mienia lub środowiska albo znaczne szkody materialne;  </text:span></text:p>
      <text:p text:style-name="P9"><text:span text:style-name="T5">4) </text:span><text:span text:style-name="T3">nie spełniają lub spełniają niedbale swoje obowiązki;  </text:span></text:p>
      <text:p text:style-name="P9"><text:span text:style-name="T5">5) </text:span><text:span text:style-name="T3">uchylają się od podjęcia nadzoru autorskiego lub wykonują niedbale obowiązki wynikające z pełnienia tego nadzoru.  </text:span></text:p>
      <text:p text:style-name="artykul"><text:bookmark-start text:name="JEDN_416_10_1"/><text:span text:style-name="T5">Art. 96. 1. </text:span><text:span text:style-name="akapitustep1"><text:span text:style-name="T3">Popełnienie czynów powodujących odpowiedzialność zawodową w budownictwie jest zagrożone następującymi karami:  </text:span></text:span><text:span text:style-name="T3"><text:line-break/></text:span></text:p>
      <text:p text:style-name="P9"><text:span text:style-name="T5">1) </text:span><text:span text:style-name="T3">upomnieniem;  </text:span></text:p>
      <text:p text:style-name="P9"><text:span text:style-name="T5">2) </text:span><text:span text:style-name="T3">upomnieniem z jednoczesnym nałożeniem obowiązku złożenia, w wyznaczonym terminie, egzaminu, o którym mowa w art. 12 ust. 3;  </text:span></text:p>
      <text:p text:style-name="P9"><text:soft-page-break/><text:span text:style-name="T5">3) </text:span><text:span text:style-name="T3">zakazem wykonywania samodzielnej funkcji technicznej w budownictwie, na okres od roku do 5 lat, połączonym z obowiązkiem złożenia, w wyznaczonym terminie, egzaminu, o którym mowa w art. 12 ust. 3.  </text:span></text:p>
      <text:p text:style-name="P9"><text:span text:style-name="T1">2. </text:span><text:span text:style-name="akapitustep1"><text:span text:style-name="T3">Przy nakładaniu kary należy uwzględnić dotychczasową karalność z tytułu odpowiedzialności zawodowej w budownictwie.  </text:span></text:span></text:p>
      <text:p text:style-name="P9"><text:span text:style-name="T5">3. </text:span><text:span text:style-name="akapitustep1"><text:span text:style-name="T3">O zakazie wykonywania samodzielnej funkcji technicznej w budownictwie orzeka się w przypadku znacznego społecznego niebezpieczeństwa czynu.  </text:span></text:span></text:p>
      <text:p text:style-name="P9"><text:span text:style-name="T5">4. </text:span><text:span text:style-name="akapitustep1"><text:span text:style-name="T3">Zakaz wykonywania samodzielnej funkcji technicznej w budownictwie może być orzeczony również w stosunku do osoby, która:  </text:span></text:span><text:span text:style-name="T3"><text:line-break/></text:span></text:p>
      <text:p text:style-name="P9"><text:span text:style-name="T5">1) </text:span><text:span text:style-name="T3">pomimo dwukrotnego upomnienia ponownie dopuściła się czynu, powodującego odpowiedzialność zawodową;  </text:span></text:p>
      <text:p text:style-name="P9"><text:span text:style-name="T5">2) </text:span><text:span text:style-name="T3">uchyla się od złożenia nakazanego egzaminu.  </text:span></text:p>
      <text:p text:style-name="P9"><text:span text:style-name="T1">5. </text:span><text:span text:style-name="akapitustep1"><text:span text:style-name="T3">Zakaz wykonywania samodzielnej funkcji technicznej w budownictwie określa się w latach i miesiącach. Kara biegnie od dnia, w którym decyzja o ukaraniu stała się ostateczna.  </text:span></text:span></text:p>
      <text:p text:style-name="P9"><text:span text:style-name="T5">6. </text:span><text:span text:style-name="akapitustep1"><text:span text:style-name="T3">Osobie ukaranej z jednoczesnym nałożeniem obowiązku złożenia egzaminu, która w wyznaczonym terminie egzaminu nie zdała, wyznacza się termin dodatkowy, nie krótszy niż 3 miesiące i nie dłuższy niż 6 miesięcy. W przypadku nieuzyskania oceny pozytywnej w terminie dodatkowym, stwierdza się utratę uprawnień do pełnienia samodzielnej funkcji technicznej w budownictwie.  </text:span></text:span></text:p>
      <text:p text:style-name="artykul"><text:bookmark-start text:name="JEDN_416_10_2"/><text:span text:style-name="T5">Art. 97. 1. </text:span><text:bookmark-start text:name="PP_416_10_774"/><text:span text:style-name="akapitdomyslny1"><text:span text:style-name="T3">Postępowanie w sprawie odpowiedzialności zawodowej w budownictwie wszczyna się na wniosek organu nadzoru budowlanego, właściwego dla miejsca popełnienia czynu lub stwierdzającego popełnienie czynu, złożony po przeprowadzeniu postępowania wyjaśniającego.  </text:span></text:span><text:span text:style-name="T3"> </text:span></text:p>
      <text:p text:style-name="P9"><text:span text:style-name="T5">2. </text:span><text:span text:style-name="akapitustep1"><text:span text:style-name="T3">Wniosek, o którym mowa w ust. 1, powinien zawierać określenie zarzucanego czynu, uzasadnienie faktyczne i prawne oraz wskazanie dowodów.  </text:span></text:span></text:p>
      <text:p text:style-name="P9"><text:span text:style-name="T5">3. </text:span><text:bookmark-start text:name="PP_416_10_776"/><text:span text:style-name="akapitdomyslny1"><text:span text:style-name="T3">Wniosek, o którym mowa w ust. 1, może złożyć w zakresie swojej właściwości organ samorządu zawodowego. </text:span></text:span></text:p>
      <text:p text:style-name="artykul"><text:bookmark-start text:name="JEDN_416_10_3"/><text:span text:style-name="T5">Art. 98. </text:span><text:bookmark-start text:name="PP_416_10_777"/><text:span text:style-name="T5">1. </text:span><text:bookmark-start text:name="PP_416_10_778"/><text:span text:style-name="akapitdomyslny1"><text:span text:style-name="T3">W sprawach odpowiedzialności zawodowej w budownictwie orzekają organy samorządu zawodowego. </text:span></text:span><text:span text:style-name="T3"> </text:span></text:p>
      <text:p text:style-name="P9"><text:span text:style-name="T5">2. </text:span><text:bookmark-start text:name="PP_416_10_779"/><text:span text:style-name="akapitdomyslny1"><text:span text:style-name="T3">Właściwość organów samorządu zawodowego w sprawach odpowiedzialności zawodowej w budownictwie regulują odrębne przepisy. </text:span></text:span></text:p>
      <text:p text:style-name="artykul"><text:bookmark-start text:name="JEDN_416_10_4"/><text:span text:style-name="T5">Art. 99. 1. </text:span><text:span text:style-name="akapitustep1"><text:span text:style-name="T3">Ostateczną decyzję o ukaraniu, w trybie odpowiedzialności zawodowej w budownictwie, przesyła się do wiadomości:  </text:span></text:span><text:span text:style-name="T3"><text:line-break/></text:span></text:p>
      <text:p text:style-name="P9"><text:span text:style-name="T5">1) </text:span><text:span text:style-name="T3">jednostce organizacyjnej zatrudniającej osobę ukaraną;  </text:span></text:p>
      <text:p text:style-name="P9"><text:span text:style-name="T5">2) </text:span><text:span text:style-name="T3">właściwemu stowarzyszeniu;  </text:span></text:p>
      <text:p text:style-name="P9"><text:span text:style-name="T5">3) </text:span><text:span text:style-name="T3">organowi, który wydał ukaranemu uprawnienia do pełnienia samodzielnej funkcji technicznej w budownictwie;  </text:span></text:p>
      <text:p text:style-name="P9"><text:span text:style-name="T5">4) </text:span><text:bookmark-start text:name="PP_416_10_780"/><text:span text:style-name="T3">Głównemu Inspektorowi Nadzoru Budowlanego. </text:span></text:p>
      <text:p text:style-name="P9"><text:span text:style-name="T1">2. </text:span><text:bookmark-start text:name="PP_416_10_782"/><text:span text:style-name="akapitdomyslny1"><text:span text:style-name="T3">Informacja o karze z tytułu odpowiedzialności zawodowej, orzeczonej decyzją, o której mowa w ust. 1, podlega wpisowi do centralnego rejestru ukaranych. </text:span></text:span></text:p>
      <text:p text:style-name="artykul"><text:bookmark-start text:name="JEDN_416_10_5"/><text:span text:style-name="T5">Art. 100. </text:span><text:bookmark-start text:name="PP_416_10_783"/><text:span text:style-name="akapitdomyslny1"><text:span text:style-name="T3">Nie można wszcząć postępowania z tytułu odpowiedzialności zawodowej w budownictwie po upływie 6 miesięcy od dnia powzięcia przez organy nadzoru budowlanego wiadomości o popełnieniu czynu, powodującego tę odpowiedzialność i nie później niż po upływie 3 lat </text:span></text:span><text:span text:style-name="akapitdomyslny1"><text:span text:style-name="T3">od dnia zakończenia robót budowlanych albo zawiadomienia o zakończeniu budowy lub wydania decyzji o pozwoleniu na użytkowanie obiektu budowlanego.  </text:span></text:span></text:p>
      <text:p text:style-name="artykul"><text:bookmark-start text:name="JEDN_416_10_6"/><text:span text:style-name="T5">Art. 101. 1. </text:span><text:bookmark-start text:name="PP_416_10_785"/><text:span text:style-name="T3"> </text:span></text:p>
      <text:p text:style-name="P6"><text:soft-page-break/>Organ, który orzekał w I instancji o odpowiedzialności zawodowej w budownictwie, na wniosek ukaranego, orzeka o zatarciu kary, jeżeli ukarany:  </text:p>
      <text:p text:style-name="P9"><text:span text:style-name="T5">1) </text:span><text:span text:style-name="T3">wykonywał samodzielną funkcję techniczną w budownictwie przez okres:   </text:span></text:p>
      <text:p text:style-name="P9"><text:span text:style-name="T5">a) </text:span><text:span text:style-name="T3">2 lat - w przypadku kary określonej w art. 96 ust. 1 pkt 1,  </text:span></text:p>
      <text:p text:style-name="P9"><text:span text:style-name="T5">b) </text:span><text:span text:style-name="T3">3 lat - od złożenia egzaminu - w przypadku kary określonej w art. 96 ust. 1 pkt 2,  </text:span></text:p>
      <text:p text:style-name="P9"><text:span text:style-name="T5">c) </text:span><text:span text:style-name="T3">5 lat - po przywróceniu prawa wykonywania samodzielnej funkcji technicznej w budownictwie - w przypadku kary określonej w art. 96 ust. 1 pkt 3;  </text:span></text:p>
      <text:p text:style-name="P9"><text:span text:style-name="T1">2) </text:span><text:span text:style-name="T3">w okresach, o których mowa w pkt 1, nie był ponownie ukarany jedną z kar określonych w art. 96 ust. 1.  </text:span></text:p>
      <text:p text:style-name="P9"><text:span text:style-name="T1">2. </text:span><text:bookmark-start text:name="PP_416_10_786"/><text:span text:style-name="akapitustep1"><text:span text:style-name="T3">Informację o zatarciu kary organ, o którym mowa w ust. 1, przesyła do wiadomości zainteresowanemu oraz jednostkom organizacyjnym, stowarzyszeniom i organom, o których mowa w art. 99 ust. 1.  </text:span></text:span></text:p>
      <text:p text:style-name="P9"><text:span text:style-name="T5">3. </text:span><text:span text:style-name="akapitustep1"><text:span text:style-name="T3">Zatarcie kary podlega odnotowaniu w centralnym rejestrze ukaranych.  </text:span></text:span></text:p>
      <text:p text:style-name="artykul"><text:bookmark-start text:name="JEDN_416_10_7"/><text:span text:style-name="T5">Art. 102. </text:span><text:bookmark-start text:name="PP_416_10_787"/><text:span text:style-name="T4">(skreślony)</text:span></text:p>
      <text:p text:style-name="P10"><text:bookmark-start text:name="JEDN_416_11_r"/><text:span text:style-name="T2">Rozdział 11</text:span><text:span text:style-name="T3"> </text:span></text:p>
      <text:p text:style-name="P11"><text:line-break/>Przepisy przejściowe i końcowe</text:p>
      <text:p text:style-name="artykul"><text:bookmark-start text:name="JEDN_416_11_0"/><text:span text:style-name="T5">Art. 103. 1. </text:span><text:span text:style-name="akapitustep1"><text:span text:style-name="T3">Do spraw wszczętych przed dniem wejścia w życie</text:span></text:span><text:bookmark-start text:name="PP_416_11_790"/><text:span text:style-name="akapitustep1"><text:span text:style-name="T3"> ustawy, a niezakończonych decyzją ostateczną, stosuje się przepisy ustawy, z zastrzeżeniem ust. 2.  </text:span></text:span><text:span text:style-name="T3"><text:line-break/></text:span></text:p>
      <text:p text:style-name="P9"><text:span text:style-name="T5">2. </text:span><text:bookmark-start text:name="PP_416_11_791"/><text:span text:style-name="akapitustep1"><text:span text:style-name="T3">Przepisu art. 48 nie stosuje się do obiektów, których budowa została zakończona przed dniem wejścia w życie</text:span></text:span><text:bookmark-start text:name="PP_416_11_792"/><text:span text:style-name="akapitustep1"><text:span text:style-name="T3"> ustawy lub w stosunku do których przed tym dniem zostało wszczęte postępowanie administracyjne. Do takich obiektów stosuje się przepisy dotychczasowe. </text:span></text:span></text:p>
      <text:p text:style-name="P9"><text:span text:style-name="T5">3. </text:span><text:span text:style-name="akapitustep1"><text:span text:style-name="T3">Właściwość organów do załatwiania spraw, o których mowa w ust. 1, określa się na podstawie przepisów ustawy.  </text:span></text:span></text:p>
      <text:p text:style-name="artykul"><text:bookmark-start text:name="JEDN_416_11_1"/><text:span text:style-name="T5">Art. 104. </text:span><text:span text:style-name="akapitdomyslny1"><text:span text:style-name="T3">Osoby, które, przed dniem wejścia w życie</text:span></text:span><text:bookmark-start text:name="PP_416_11_793"/><text:span text:style-name="akapitdomyslny1"><text:span text:style-name="T3"> ustawy, uzyskały uprawnienia budowlane lub stwierdzenie posiadania przygotowania zawodowego do pełnienia samodzielnych funkcji technicznych w budownictwie, zachowują uprawnienia do pełnienia tych funkcji w dotychczasowym zakresie.  </text:span></text:span></text:p>
      <text:p text:style-name="artykul"><text:bookmark-start text:name="JEDN_416_11_2"/><text:span text:style-name="T5">Art. 105. 1. </text:span><text:span text:style-name="akapitustep1"><text:span text:style-name="T3">Decyzje o dopuszczeniu do powszechnego stosowania w budownictwie nowych materiałów budowlanych, wydane przed dniem wejścia w życie ustawy, pozostają w mocy w dotychczasowym zakresie.  </text:span></text:span><text:span text:style-name="T3"><text:line-break/></text:span></text:p>
      <text:p text:style-name="P9"><text:span text:style-name="T5">2. </text:span><text:bookmark-start text:name="PP_416_11_794"/><text:span text:style-name="akapitustep1"><text:span text:style-name="T3">(pominięty). </text:span></text:span></text:p>
      <text:p text:style-name="artykul"><text:bookmark-start text:name="JEDN_416_11_3"/><text:span text:style-name="T5">Art. 106. </text:span><text:bookmark-start text:name="PP_416_11_795"/><text:span text:style-name="akapitdomyslny1"><text:span text:style-name="T3">(pominięty). </text:span></text:span></text:p>
      <text:p text:style-name="artykul"><text:bookmark-start text:name="JEDN_416_11_4"/><text:span text:style-name="T5">Art. 107. 1. </text:span><text:span text:style-name="akapitustep1"><text:span text:style-name="T3">Traci moc ustawa z dnia 24 października 1974 r. - Prawo budowlane (Dz. U. Nr 38, poz. 229, z 1981 r. Nr 12, poz. 57, z 1983 r. Nr 44, poz. 200 i 201, z 1984 r. Nr 35, poz. 185 i 186, z 1987 r. Nr 21, poz. 124, z 1988 r. Nr 41, poz. 324 oraz z 1990 r. Nr 34, poz. 198), z zastrzeżeniem art. </text:span></text:span><text:span text:style-name="akapitustep1"><text:span text:style-name="T3">103 ust. 2.  </text:span></text:span><text:span text:style-name="T3"><text:line-break/></text:span></text:p>
      <text:p text:style-name="P9"><text:span text:style-name="T5">2. </text:span><text:bookmark-start text:name="PP_416_11_796"/><text:span text:style-name="akapitdomyslny1"><text:span text:style-name="T3">(pominięty). </text:span></text:span></text:p>
      <text:p text:style-name="artykul"><text:bookmark-start text:name="JEDN_416_11_5"/><text:soft-page-break/><text:span text:style-name="T5">Art. 108. </text:span><text:span text:style-name="akapitdomyslny1"><text:span text:style-name="T3">Ustawa wchodzi w życie z dniem 1 stycznia 1995 r.  </text:span></text:span></text:p>
      <text:p text:style-name="P11"><text:bookmark-end text:name="zakl"/><text:bookmark-start text:name="JEDN_416_12_r"/>Załącznik <text:bookmark-end text:name="JEDN_416_12_r"/><text:bookmark text:name="PP_416_12_798"/></text:p>
      <text:p text:style-name="P11"><text:line-break/>do ustawy z dnia 7 lipca 1994 r.</text:p>
      <table:table table:name="Tabela1" table:style-name="Tabela1">
        <table:table-column table:style-name="Tabela1.A"/>
        <table:table-column table:style-name="Tabela1.B"/>
        <table:table-column table:style-name="Tabela1.C"/>
        <table:table-column table:style-name="Tabela1.D" table:number-columns-repeated="2"/>
        <table:table-column table:style-name="Tabela1.F"/>
        <table:table-row table:style-name="Tabela1.1">
          <table:table-cell table:style-name="Tabela1.A1" office:value-type="string">
            <text:p text:style-name="P7">Kategorie obiektów budowlanych</text:p>
          </table:table-cell>
          <table:table-cell table:style-name="Tabela1.B1" office:value-type="string">
            <text:p text:style-name="P7">Współczynnik kategorii obiektu (k)</text:p>
          </table:table-cell>
          <table:table-cell table:style-name="Tabela1.C1" table:number-columns-spanned="4" office:value-type="string">
            <text:p text:style-name="P7">Współczynnik wielkości obiektu (w)</text:p>
          </table:table-cell>
          <table:covered-table-cell/>
          <table:covered-table-cell/>
          <table:covered-table-cell/>
        </table:table-row>
        <table:table-row table:style-name="Tabela1.1">
          <table:table-cell table:style-name="Tabela1.A1" office:value-type="string">
            <text:p text:style-name="P7">1</text:p>
          </table:table-cell>
          <table:table-cell table:style-name="Tabela1.B1" office:value-type="string">
            <text:p text:style-name="P7">2</text:p>
          </table:table-cell>
          <table:table-cell table:style-name="Tabela1.C1" table:number-columns-spanned="4" office:value-type="string">
            <text:p text:style-name="P7">3</text:p>
          </table:table-cell>
          <table:covered-table-cell/>
          <table:covered-table-cell/>
          <table:covered-table-cell/>
        </table:table-row>
        <table:table-row table:style-name="Tabela1.1">
          <table:table-cell table:style-name="Tabela1.A1" office:value-type="string">
            <text:p text:style-name="P8">Kategoria I - budynki mieszkalne jednorodzinne</text:p>
          </table:table-cell>
          <table:table-cell table:style-name="Tabela1.B3" office:value-type="string">
            <text:p text:style-name="P7">2,0</text:p>
          </table:table-cell>
          <table:table-cell table:style-name="Tabela1.C3" table:number-columns-spanned="4" office:value-type="string">
            <text:p text:style-name="P7">1,0</text:p>
          </table:table-cell>
          <table:covered-table-cell/>
          <table:covered-table-cell/>
          <table:covered-table-cell/>
        </table:table-row>
        <table:table-row table:style-name="Tabela1.1">
          <table:table-cell table:style-name="Tabela1.A1" office:value-type="string">
            <text:p text:style-name="P8">Kategoria II - budynki służące gospodarce rolnej, jak: produkcyjne, gospodarcze, inwentarsko-składowe</text:p>
          </table:table-cell>
          <table:table-cell table:style-name="Tabela1.B3" office:value-type="string">
            <text:p text:style-name="P7">1,0</text:p>
          </table:table-cell>
          <table:table-cell table:style-name="Tabela1.C3" table:number-columns-spanned="4" office:value-type="string">
            <text:p text:style-name="P7">1,0</text:p>
          </table:table-cell>
          <table:covered-table-cell/>
          <table:covered-table-cell/>
          <table:covered-table-cell/>
        </table:table-row>
        <table:table-row table:style-name="Tabela1.1">
          <table:table-cell table:style-name="Tabela1.A1" office:value-type="string">
            <text:p text:style-name="P8">Kategoria III - inne niewielkie budynki, jak: domy letniskowe, budynki gospodarcze, garaże do dwóch stanowisk włącznie</text:p>
          </table:table-cell>
          <table:table-cell table:style-name="Tabela1.B3" office:value-type="string">
            <text:p text:style-name="P7">1,0</text:p>
          </table:table-cell>
          <table:table-cell table:style-name="Tabela1.C3" table:number-columns-spanned="4" office:value-type="string">
            <text:p text:style-name="P7">1,0</text:p>
          </table:table-cell>
          <table:covered-table-cell/>
          <table:covered-table-cell/>
          <table:covered-table-cell/>
        </table:table-row>
        <table:table-row table:style-name="Tabela1.1">
          <table:table-cell table:style-name="Tabela1.A1" office:value-type="string">
            <text:p text:style-name="P8">Kategoria IV - elementy dróg publicznych i kolejowych dróg szynowych, jak: skrzyżowania i węzły, wjazdy, zjazdy, przejazdy, perony, rampy</text:p>
          </table:table-cell>
          <table:table-cell table:style-name="Tabela1.B3" office:value-type="string">
            <text:p text:style-name="P7">5,0</text:p>
          </table:table-cell>
          <table:table-cell table:style-name="Tabela1.C3" table:number-columns-spanned="4" office:value-type="string">
            <text:p text:style-name="P7">1,0</text:p>
          </table:table-cell>
          <table:covered-table-cell/>
          <table:covered-table-cell/>
          <table:covered-table-cell/>
        </table:table-row>
        <table:table-row table:style-name="Tabela1.1">
          <table:table-cell table:style-name="Tabela1.A1" office:value-type="string">
            <text:p text:style-name="P8">Kategoria V - obiekty sportu i rekreacji, jak: stadiony, amfiteatry, <text:soft-page-break/>skocznie i wyciągi narciarskie, kolejki linowe, odkryte baseny, zjeżdżalnie</text:p>
          </table:table-cell>
          <table:table-cell table:style-name="Tabela1.B3" office:value-type="string">
            <text:p text:style-name="P7">10,0</text:p>
          </table:table-cell>
          <table:table-cell table:style-name="Tabela1.C3" table:number-columns-spanned="4" office:value-type="string">
            <text:p text:style-name="P7">1,0</text:p>
          </table:table-cell>
          <table:covered-table-cell/>
          <table:covered-table-cell/>
          <table:covered-table-cell/>
        </table:table-row>
        <table:table-row table:style-name="Tabela1.1">
          <table:table-cell table:style-name="Tabela1.A1" office:value-type="string">
            <text:p text:style-name="P8">Kategoria VI - cmentarze</text:p>
          </table:table-cell>
          <table:table-cell table:style-name="Tabela1.B3" office:value-type="string">
            <text:p text:style-name="P7">8,0</text:p>
          </table:table-cell>
          <table:table-cell table:style-name="Tabela1.C3" table:number-columns-spanned="4" office:value-type="string">
            <text:p text:style-name="P7">1,0</text:p>
          </table:table-cell>
          <table:covered-table-cell/>
          <table:covered-table-cell/>
          <table:covered-table-cell/>
        </table:table-row>
        <table:table-row table:style-name="Tabela1.1">
          <table:table-cell table:style-name="Tabela1.A1" office:value-type="string">
            <text:p text:style-name="P8">Kategoria VII - obiekty służące nawigacji wodnej, jak: dalby, wysepki cumownicze</text:p>
          </table:table-cell>
          <table:table-cell table:style-name="Tabela1.B3" office:value-type="string">
            <text:p text:style-name="P7">7,0</text:p>
          </table:table-cell>
          <table:table-cell table:style-name="Tabela1.C3" table:number-columns-spanned="4" office:value-type="string">
            <text:p text:style-name="P7">1,0</text:p>
          </table:table-cell>
          <table:covered-table-cell/>
          <table:covered-table-cell/>
          <table:covered-table-cell/>
        </table:table-row>
        <table:table-row table:style-name="Tabela1.1">
          <table:table-cell table:style-name="Tabela1.A1" office:value-type="string">
            <text:p text:style-name="P8">Kategoria VIII - inne budowle</text:p>
          </table:table-cell>
          <table:table-cell table:style-name="Tabela1.B3" office:value-type="string">
            <text:p text:style-name="P7">5,0</text:p>
          </table:table-cell>
          <table:table-cell table:style-name="Tabela1.C3" table:number-columns-spanned="4" office:value-type="string">
            <text:p text:style-name="P7">1,0</text:p>
          </table:table-cell>
          <table:covered-table-cell/>
          <table:covered-table-cell/>
          <table:covered-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C3" table:number-columns-spanned="4" office:value-type="string">
            <text:p text:style-name="P3"><text:span text:style-name="T9">Współczynnik wielkości obiektu (w) (kubatura w m</text:span><text:span text:style-name="T12">3</text:span><text:span text:style-name="T9">)</text:span></text:p>
          </table:table-cell>
          <table:covered-table-cell/>
          <table:covered-table-cell/>
          <table:covered-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B3" office:value-type="string">
            <text:p text:style-name="P7">≤ 2 500</text:p>
          </table:table-cell>
          <table:table-cell table:style-name="Tabela1.B1" office:value-type="string">
            <text:p text:style-name="P3"><text:span text:style-name="T9">&gt; </text:span><text:span text:style-name="skypepnhprintcontainer"><text:span text:style-name="T9">2 500-5 000</text:span></text:span><text:span text:style-name="skypepnhmark"><text:span text:style-name="T9"> begin_of_the_skype_highlighting</text:span></text:span><text:span text:style-name="skypepnhcontainer"><text:span text:style-name="T9"> </text:span></text:span><text:span text:style-name="skypepnhleftspan"><text:span text:style-name="T9">  </text:span></text:span><text:span text:style-name="skypepnhdropartflagspan"><text:span text:style-name="T9">      </text:span></text:span><text:span text:style-name="skypepnhdropartspan"><text:span text:style-name="T9">   </text:span></text:span><text:span text:style-name="skypepnhtextspan"><text:span text:style-name="T9">  2 500-5 000</text:span></text:span><text:span text:style-name="skypepnhrightspan"><text:span text:style-name="T9">     </text:span></text:span><text:span text:style-name="skypepnhcontainer"><text:span text:style-name="T9"> </text:span></text:span><text:span text:style-name="skypepnhmark"><text:span text:style-name="T9">end_of_the_skype_highlighting</text:span></text:span></text:p>
          </table:table-cell>
          <table:table-cell table:style-name="Tabela1.B1" office:value-type="string">
            <text:p text:style-name="P3"><text:span text:style-name="T9">&gt; </text:span><text:span text:style-name="skypepnhprintcontainer"><text:span text:style-name="T9">5 000-10 000</text:span></text:span><text:span text:style-name="skypepnhmark"><text:span text:style-name="T9"> begin_of_the_skype_highlighting</text:span></text:span><text:span text:style-name="skypepnhcontainer"><text:span text:style-name="T9"> </text:span></text:span><text:span text:style-name="skypepnhleftspan"><text:span text:style-name="T9">  </text:span></text:span><text:span text:style-name="skypepnhdropartflagspan"><text:span text:style-name="T9">      </text:span></text:span><text:span text:style-name="skypepnhdropartspan"><text:span text:style-name="T9">   </text:span></text:span><text:span text:style-name="skypepnhtextspan"><text:span text:style-name="T9">  5 000-10 000</text:span></text:span><text:span text:style-name="skypepnhrightspan"><text:span text:style-name="T9">     </text:span></text:span><text:span text:style-name="skypepnhcontainer"><text:span text:style-name="T9"> </text:span></text:span><text:span text:style-name="skypepnhmark"><text:span text:style-name="T9">end_of_the_skype_highlighting</text:span></text:span></text:p>
          </table:table-cell>
          <table:table-cell table:style-name="Tabela1.C1" office:value-type="string">
            <text:p text:style-name="P7">&gt; 10 000</text:p>
          </table:table-cell>
        </table:table-row>
        <table:table-row table:style-name="Tabela1.1">
          <table:table-cell table:style-name="Tabela1.A1" office:value-type="string">
            <text:p text:style-name="P8">Kategoria IX - budynki kultury, nauki i oświaty, jak: teatry, opery, kina, muzea, galerie sztuki, biblioteki, archiwa, domy kultury, budynki szkolne i przedszkolne, żłobki, kluby dziecięce, internaty, bursy i domy studenckie, laboratoria i placówki badawcze, stacje meteorologiczne i hydrologiczne, obserwatoria, budynki ogrodów zoologicznych i botanicznych</text:p>
          </table:table-cell>
          <table:table-cell table:style-name="Tabela1.B3" office:value-type="string">
            <text:p text:style-name="P7">4,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ext:soft-page-break/>
        <table:table-row table:style-name="Tabela1.1">
          <table:table-cell table:style-name="Tabela1.A1" office:value-type="string">
            <text:p text:style-name="P8">Kategoria X - budynki kultu religijnego, jak: kościoły, kaplice, klasztory, cerkwie, zbory, synagogi, meczety oraz domy pogrzebowe, krematoria</text:p>
          </table:table-cell>
          <table:table-cell table:style-name="Tabela1.B3" office:value-type="string">
            <text:p text:style-name="P7">6,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I - budynki służby zdrowia, opieki społecznej i socjalnej, jak: szpitale, sanatoria, hospicja, przychodnie, poradnie, stacje krwiodawstwa, lecznice weterynaryjne, domy pomocy i opieki społecznej, domy dziecka, domy rencisty, schroniska dla bezdomnych oraz hotele robotnicze</text:p>
          </table:table-cell>
          <table:table-cell table:style-name="Tabela1.B3" office:value-type="string">
            <text:p text:style-name="P7">4,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II - budynki administracji publicznej, budynki Sejmu, Senatu, Kancelarii Prezydenta, ministerstw i urzędów centralnych, terenowej administracji rządowej i samorządowej, sądów <text:soft-page-break/>i trybunatów, więzień i domów poprawczych, zakładów dla nieletnich, zakładów karnych, aresztów śledczych oraz obiekty budowlane Sił Zbrojnych</text:p>
          </table:table-cell>
          <table:table-cell table:style-name="Tabela1.B3" office:value-type="string">
            <text:p text:style-name="P7">5,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III - pozostałe budynki mieszkalne</text:p>
          </table:table-cell>
          <table:table-cell table:style-name="Tabela1.B3" office:value-type="string">
            <text:p text:style-name="P7">4,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IV - budynki zakwaterowania turystycznego i rekreacyjnego, jak: hotele, motele, pensjonaty, domy wypoczynkowe, schroniska turystyczne</text:p>
          </table:table-cell>
          <table:table-cell table:style-name="Tabela1.B3" office:value-type="string">
            <text:p text:style-name="P7">15,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V - budynki sportu i rekreacji, jak: hale sportowe i widowiskowe, kryte baseny</text:p>
          </table:table-cell>
          <table:table-cell table:style-name="Tabela1.B3" office:value-type="string">
            <text:p text:style-name="P7">9,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VI - budynki biurowe i konferencyjne</text:p>
          </table:table-cell>
          <table:table-cell table:style-name="Tabela1.B3" office:value-type="string">
            <text:p text:style-name="P7">12,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VII - budynki handlu, gastronomii i usług, jak: sklepy, centra handlowe, domy towarowe, hale targowe, restauracje, bary, kasyna, dyskoteki, <text:soft-page-break/>warsztaty rzemieślnicze, stacje obsługi pojazdów, myjnie samochodowe, garaże powyżej dwóch stanowisk, budynki dworcowe</text:p>
          </table:table-cell>
          <table:table-cell table:style-name="Tabela1.B3" office:value-type="string">
            <text:p text:style-name="P7">15,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VIII - budynki przemysłowe, jak: budynki produkcyjne, służące energetyce, montownie, wytwórnie, rzeźnie oraz obiekty magazynowe, jak: budynki składowe, chłodnie, hangary, wiaty, a także budynki kolejowe, jak: nastawnie, podstacje trakcyjne, lokomotywownie, wagonownie, strażnice przejazdowe, myjnie taboru kolejowego</text:p>
          </table:table-cell>
          <table:table-cell table:style-name="Tabela1.B3" office:value-type="string">
            <text:p text:style-name="P7">10,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IX - zbiorniki przemysłowe, jak: silosy, elewatory, bunkry do magazynowania paliw i gazów oraz innych produktów chemicznych</text:p>
          </table:table-cell>
          <table:table-cell table:style-name="Tabela1.B3" office:value-type="string">
            <text:p text:style-name="P7">10,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C3" table:number-columns-spanned="4" office:value-type="string">
            <text:p text:style-name="P3"><text:span text:style-name="T9">Współczynnik wielkości obiektu (w) (powierzchnia w m</text:span><text:span text:style-name="T12">2</text:span><text:span text:style-name="T9">)</text:span></text:p>
          </table:table-cell>
          <table:covered-table-cell/>
          <table:covered-table-cell/>
          <table:covered-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B3" office:value-type="string">
            <text:p text:style-name="P7">≤ 1 <text:soft-page-break/>000</text:p>
          </table:table-cell>
          <table:table-cell table:style-name="Tabela1.B3" office:value-type="string">
            <text:p text:style-name="P7">&gt; 1 000-5 000</text:p>
          </table:table-cell>
          <table:table-cell table:style-name="Tabela1.B3" office:value-type="string">
            <text:p text:style-name="P3"><text:span text:style-name="T9">&gt; </text:span><text:span text:style-name="skypepnhprintcontainer"><text:span text:style-name="T9">5 000-10 000</text:span></text:span><text:span text:style-name="skypepnhmark"><text:span text:style-name="T9"> begin_of_the_skype_highlighti</text:span></text:span><text:soft-page-break/><text:span text:style-name="skypepnhmark"><text:span text:style-name="T9">ng</text:span></text:span><text:span text:style-name="skypepnhcontainer"><text:span text:style-name="T9"> </text:span></text:span><text:span text:style-name="skypepnhleftspan"><text:span text:style-name="T9">  </text:span></text:span><text:span text:style-name="skypepnhdropartflagspan"><text:span text:style-name="T9">      </text:span></text:span><text:span text:style-name="skypepnhdropartspan"><text:span text:style-name="T9">   </text:span></text:span><text:span text:style-name="skypepnhtextspan"><text:span text:style-name="T9">  5 000-10 000</text:span></text:span><text:span text:style-name="skypepnhrightspan"><text:span text:style-name="T9">     </text:span></text:span><text:span text:style-name="skypepnhcontainer"><text:span text:style-name="T9"> </text:span></text:span><text:span text:style-name="skypepnhmark"><text:span text:style-name="T9">end_of_the_skype_highlighting</text:span></text:span></text:p>
          </table:table-cell>
          <table:table-cell table:style-name="Tabela1.C3" office:value-type="string">
            <text:p text:style-name="P7">&gt; 10 <text:soft-page-break/>000</text:p>
          </table:table-cell>
        </table:table-row>
        <table:table-row table:style-name="Tabela1.1">
          <table:table-cell table:style-name="Tabela1.A1" office:value-type="string">
            <text:p text:style-name="P8">Kategoria XX - stacje paliw</text:p>
          </table:table-cell>
          <table:table-cell table:style-name="Tabela1.B3" office:value-type="string">
            <text:p text:style-name="P7">15,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XI - obiekty związane z transportem wodnym, jak: porty, przystanie, sztuczne wyspy, baseny, doki, falochrony, nabrzeża, mola, pirsy, pomosty, pochylnie</text:p>
          </table:table-cell>
          <table:table-cell table:style-name="Tabela1.B3" office:value-type="string">
            <text:p text:style-name="P7">10,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XII - place składowe, postojowe, składowiska odpadów, parkingi</text:p>
          </table:table-cell>
          <table:table-cell table:style-name="Tabela1.B3" office:value-type="string">
            <text:p text:style-name="P7">8,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C3" table:number-columns-spanned="4" office:value-type="string">
            <text:p text:style-name="P7">Współczynnik wielkości obiektu (w) (powierzchnia w  ha)</text:p>
          </table:table-cell>
          <table:covered-table-cell/>
          <table:covered-table-cell/>
          <table:covered-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B3" office:value-type="string">
            <text:p text:style-name="P7">≤ 1</text:p>
          </table:table-cell>
          <table:table-cell table:style-name="Tabela1.B3" office:value-type="string">
            <text:p text:style-name="P7">&gt; 1-10</text:p>
          </table:table-cell>
          <table:table-cell table:style-name="Tabela1.B3" office:value-type="string">
            <text:p text:style-name="P7">&gt; 10-20</text:p>
          </table:table-cell>
          <table:table-cell table:style-name="Tabela1.C3" office:value-type="string">
            <text:p text:style-name="P7">&gt; 20</text:p>
          </table:table-cell>
        </table:table-row>
        <table:table-row table:style-name="Tabela1.1">
          <table:table-cell table:style-name="Tabela1.A1" office:value-type="string">
            <text:p text:style-name="P8">Kategoria XXIII - obiekty lotniskowe, jak: pasy startowe, drogi kołowania, płyty lotniskowe, place postojowe i manewrowe, lądowiska</text:p>
          </table:table-cell>
          <table:table-cell table:style-name="Tabela1.B3" office:value-type="string">
            <text:p text:style-name="P7">10,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XIV - obiekty gospodarki wodnej, jak: zbiorniki wodne i nadpoziomowe, stawy rybne</text:p>
          </table:table-cell>
          <table:table-cell table:style-name="Tabela1.B3" office:value-type="string">
            <text:p text:style-name="P7">9,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C3" table:number-columns-spanned="4" office:value-type="string">
            <text:p text:style-name="P7">Współczynnik wielkości obiektu (w) (długość w km)</text:p>
          </table:table-cell>
          <table:covered-table-cell/>
          <table:covered-table-cell/>
          <table:covered-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B3" office:value-type="string">
            <text:p text:style-name="P7">≤ 1</text:p>
          </table:table-cell>
          <table:table-cell table:style-name="Tabela1.B3" office:value-type="string">
            <text:p text:style-name="P7">&gt; 1-10</text:p>
          </table:table-cell>
          <table:table-cell table:style-name="Tabela1.B3" office:value-type="string">
            <text:p text:style-name="P7">&gt; 10-20</text:p>
          </table:table-cell>
          <table:table-cell table:style-name="Tabela1.C3" office:value-type="string">
            <text:p text:style-name="P7">&gt; 20</text:p>
          </table:table-cell>
        </table:table-row>
        <text:soft-page-break/>
        <table:table-row table:style-name="Tabela1.1">
          <table:table-cell table:style-name="Tabela1.A1" office:value-type="string">
            <text:p text:style-name="P8">Kategoria XXV - drogi i kolejowe drogi szynowe</text:p>
          </table:table-cell>
          <table:table-cell table:style-name="Tabela1.B3" office:value-type="string">
            <text:p text:style-name="P7">1,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XVI - sieci, jak: elektroenergetyczne, telekomunikacyjne, gazowe, ciepłownicze, wodociągowe, kanalizacyjne oraz rurociągi przesyłowe</text:p>
          </table:table-cell>
          <table:table-cell table:style-name="Tabela1.B3" office:value-type="string">
            <text:p text:style-name="P7">8,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C3" table:number-columns-spanned="4" office:value-type="string">
            <text:p text:style-name="P7">Współczynnik wielkości obiektu (w) (długość w m)</text:p>
          </table:table-cell>
          <table:covered-table-cell/>
          <table:covered-table-cell/>
          <table:covered-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B3" office:value-type="string">
            <text:p text:style-name="P7">≤ 20</text:p>
          </table:table-cell>
          <table:table-cell table:style-name="Tabela1.B3" office:value-type="string">
            <text:p text:style-name="P7">&gt; 20-100</text:p>
          </table:table-cell>
          <table:table-cell table:style-name="Tabela1.B3" office:value-type="string">
            <text:p text:style-name="P7">&gt; 100-500</text:p>
          </table:table-cell>
          <table:table-cell table:style-name="Tabela1.C3" office:value-type="string">
            <text:p text:style-name="P7">&gt; 500</text:p>
          </table:table-cell>
        </table:table-row>
        <table:table-row table:style-name="Tabela1.1">
          <table:table-cell table:style-name="Tabela1.A1" office:value-type="string">
            <text:p text:style-name="P8">Kategoria XXVII - budowle hydrotechniczne piętrzące, upustowe i regulacyjne, jak: zapory, progi i stopnie wodne, jazy, bramy przeciwpowodziowe, śluzy wałowe, syfony, wały przeciwpowodziowe, kanały, śluzy żeglowne, opaski i ostrogi brzegowe, rowy melioracyjne</text:p>
          </table:table-cell>
          <table:table-cell table:style-name="Tabela1.B3" office:value-type="string">
            <text:p text:style-name="P7">9,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Kategoria XXVIII - drogowe i kolejowe obiekty mostowe, jak: mosty, estakady, kładki, przejścia podziemne, wiadukty, przepusty, <text:soft-page-break/>tunele</text:p>
          </table:table-cell>
          <table:table-cell table:style-name="Tabela1.B3" office:value-type="string">
            <text:p text:style-name="P7">5,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C3" table:number-columns-spanned="4" office:value-type="string">
            <text:p text:style-name="P7">Współczynnik wielkości obiektu (w) (wysokość w m)</text:p>
          </table:table-cell>
          <table:covered-table-cell/>
          <table:covered-table-cell/>
          <table:covered-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B3" office:value-type="string">
            <text:p text:style-name="P7">≤ 20</text:p>
          </table:table-cell>
          <table:table-cell table:style-name="Tabela1.B3" office:value-type="string">
            <text:p text:style-name="P7">&gt; 20-50</text:p>
          </table:table-cell>
          <table:table-cell table:style-name="Tabela1.B3" office:value-type="string">
            <text:p text:style-name="P7">&gt; 50-100</text:p>
          </table:table-cell>
          <table:table-cell table:style-name="Tabela1.C3" office:value-type="string">
            <text:p text:style-name="P7">&gt; 100</text:p>
          </table:table-cell>
        </table:table-row>
        <table:table-row table:style-name="Tabela1.1">
          <table:table-cell table:style-name="Tabela1.A1" office:value-type="string">
            <text:p text:style-name="P8">Kategoria XXIX - wolno stojące kominy i maszty</text:p>
          </table:table-cell>
          <table:table-cell table:style-name="Tabela1.B3" office:value-type="string">
            <text:p text:style-name="P7">10,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C3" table:number-columns-spanned="4" office:value-type="string">
            <text:p text:style-name="P3"><text:span text:style-name="T9">Współczynnik wielkości obiektu (w) (wydajność w m</text:span><text:span text:style-name="T12">3</text:span><text:span text:style-name="T9">/h)</text:span></text:p>
          </table:table-cell>
          <table:covered-table-cell/>
          <table:covered-table-cell/>
          <table:covered-table-cell/>
        </table:table-row>
        <table:table-row table:style-name="Tabela1.1">
          <table:table-cell table:style-name="Tabela1.A1" office:value-type="string">
            <text:p text:style-name="P8"> </text:p>
          </table:table-cell>
          <table:table-cell table:style-name="Tabela1.B3" office:value-type="string">
            <text:p text:style-name="P7"> </text:p>
          </table:table-cell>
          <table:table-cell table:style-name="Tabela1.B3" office:value-type="string">
            <text:p text:style-name="P7">≤ 50</text:p>
          </table:table-cell>
          <table:table-cell table:style-name="Tabela1.B3" office:value-type="string">
            <text:p text:style-name="P7">&gt; 50-100</text:p>
          </table:table-cell>
          <table:table-cell table:style-name="Tabela1.B3" office:value-type="string">
            <text:p text:style-name="P7">&gt; 100-500</text:p>
          </table:table-cell>
          <table:table-cell table:style-name="Tabela1.C3" office:value-type="string">
            <text:p text:style-name="P7">&gt; 500</text:p>
          </table:table-cell>
        </table:table-row>
        <table:table-row table:style-name="Tabela1.1">
          <table:table-cell table:style-name="Tabela1.A1" office:value-type="string">
            <text:p text:style-name="P8">Kategoria XXX - obiekty służące do korzystania z zasobów wodnych, jak: ujęcia wód morskich i śródlądowych, budowle zrzutów wód i ścieków, pompownie, stacje strefowe, stacje uzdatniania wody, oczyszczalnie ścieków</text:p>
          </table:table-cell>
          <table:table-cell table:style-name="Tabela1.B3" office:value-type="string">
            <text:p text:style-name="P7">8,0</text:p>
          </table:table-cell>
          <table:table-cell table:style-name="Tabela1.B3" office:value-type="string">
            <text:p text:style-name="P7">1,0</text:p>
          </table:table-cell>
          <table:table-cell table:style-name="Tabela1.B3" office:value-type="string">
            <text:p text:style-name="P7">1,5</text:p>
          </table:table-cell>
          <table:table-cell table:style-name="Tabela1.B3" office:value-type="string">
            <text:p text:style-name="P7">2,0</text:p>
          </table:table-cell>
          <table:table-cell table:style-name="Tabela1.C3" office:value-type="string">
            <text:p text:style-name="P7">2,5</text:p>
          </table:table-cell>
        </table:table-row>
      </table:table>
      <text:p text:style-name="P13"><text:line-break/><text:bookmark-end text:name="PP_416_1_1"/><text:bookmark-end text:name="JEDN_416_1_0"/><text:bookmark-end text:name="PP_416_1_2"/><text:bookmark-end text:name="JEDN_416_1_1"/><text:bookmark-end text:name="PP_416_1_3"/><text:bookmark-end text:name="PP_416_1_4"/><text:bookmark-end text:name="JEDN_416_1_2"/><text:bookmark-end text:name="PP_416_1_6"/><text:bookmark-end text:name="PP_416_1_7"/><text:bookmark-end text:name="PP_416_1_11"/><text:bookmark-end text:name="PP_416_1_12"/><text:bookmark-end text:name="PP_416_1_14"/><text:bookmark-end text:name="PP_416_1_17"/><text:bookmark-end text:name="PP_416_1_18"/><text:bookmark-end text:name="PP_416_1_19"/><text:bookmark-end text:name="PP_416_1_20"/><text:bookmark-end text:name="PP_416_1_25"/><text:bookmark-end text:name="PP_416_1_26"/><text:bookmark-end text:name="PP_416_1_30"/><text:bookmark-end text:name="PP_416_1_33"/><text:bookmark-end text:name="PP_416_1_37"/><text:bookmark-end text:name="PP_416_1_38"/><text:bookmark-end text:name="PP_416_1_39"/><text:bookmark-end text:name="JEDN_416_1_3"/><text:bookmark-end text:name="PP_416_1_44"/><text:bookmark-end text:name="JEDN_416_1_4"/><text:bookmark-end text:name="PP_416_1_45"/><text:bookmark-end text:name="PP_416_1_49"/><text:bookmark-end text:name="PP_416_1_50"/><text:bookmark-end text:name="PP_416_1_51"/><text:bookmark-end text:name="PP_416_1_52"/><text:bookmark-end text:name="PP_416_1_54"/><text:bookmark-end text:name="PP_416_1_56"/><text:bookmark-end text:name="PP_416_1_57"/><text:bookmark-end text:name="PP_416_1_59"/><text:bookmark-end text:name="PP_416_1_60"/><text:bookmark-end text:name="PP_416_1_61"/><text:bookmark-end text:name="PP_416_1_64"/><text:bookmark-end text:name="PP_416_1_65"/><text:bookmark-end text:name="PP_416_1_66"/><text:bookmark-end text:name="PP_416_1_68"/><text:bookmark-end text:name="PP_416_1_69"/><text:bookmark-end text:name="PP_416_1_70"/><text:bookmark-end text:name="PP_416_1_71"/><text:bookmark-end text:name="PP_416_1_72"/><text:bookmark-end text:name="PP_416_1_76"/><text:bookmark-end text:name="PP_416_1_78"/><text:bookmark-end text:name="JEDN_416_1_5"/><text:bookmark-end text:name="PP_416_1_80"/><text:bookmark-end text:name="JEDN_416_1_6"/><text:bookmark-end text:name="PP_416_1_81"/><text:bookmark-end text:name="PP_416_1_82"/><text:bookmark-end text:name="JEDN_416_1_7"/><text:bookmark-end text:name="PP_416_1_83"/><text:bookmark-end text:name="JEDN_416_1_8"/><text:bookmark-end text:name="PP_416_1_84"/><text:bookmark-end text:name="JEDN_416_1_9"/><text:bookmark-end text:name="PP_416_1_85"/><text:bookmark-end text:name="PP_416_1_86"/><text:bookmark-end text:name="PP_416_1_89"/><text:bookmark-end text:name="PP_416_1_92"/><text:bookmark-end text:name="PP_416_1_95"/><text:bookmark-end text:name="JEDN_416_1_10"/><text:bookmark-end text:name="PP_416_1_98"/><text:bookmark-end text:name="JEDN_416_1_11"/><text:bookmark-end text:name="PP_416_1_99"/><text:bookmark-end text:name="PP_416_1_101"/><text:bookmark-end text:name="JEDN_416_1_12"/><text:bookmark-end text:name="PP_416_1_102"/><text:bookmark-end text:name="JEDN_416_1_13"/><text:bookmark-end text:name="PP_416_1_116"/><text:bookmark-end text:name="JEDN_416_1_14"/><text:bookmark-end text:name="PP_416_1_118"/><text:bookmark-end text:name="JEDN_416_2_r"/><text:bookmark-end text:name="JEDN_416_2_0"/><text:bookmark-end text:name="PP_416_2_126"/><text:bookmark-end text:name="PP_416_2_128"/><text:bookmark-end text:name="PP_416_2_131"/><text:bookmark-end text:name="PP_416_2_132"/><text:bookmark-end text:name="PP_416_2_135"/><text:bookmark-end text:name="PP_416_2_137"/><text:bookmark-end text:name="PP_416_2_139"/><text:bookmark-end text:name="PP_416_2_142"/><text:bookmark-end text:name="PP_416_2_144"/><text:bookmark-end text:name="JEDN_416_2_1"/><text:bookmark-end text:name="PP_416_2_145"/><text:bookmark-end text:name="JEDN_416_2_2"/><text:bookmark-end text:name="PP_416_2_150"/><text:bookmark-end text:name="JEDN_416_2_3"/><text:bookmark-end text:name="PP_416_2_152"/><text:bookmark-end text:name="JEDN_416_2_4"/><text:bookmark-end text:name="PP_416_2_154"/><text:bookmark-end text:name="PP_416_2_155"/><text:bookmark-end text:name="PP_416_2_156"/><text:bookmark-end text:name="JEDN_416_2_5"/><text:bookmark-end text:name="PP_416_2_157"/><text:bookmark-end text:name="PP_416_2_158"/><text:bookmark-end text:name="PP_416_2_159"/><text:bookmark-end text:name="PP_416_2_160"/><text:bookmark-end text:name="PP_416_2_161"/><text:bookmark-end text:name="PP_416_2_162"/><text:bookmark-end text:name="PP_416_2_163"/><text:bookmark-end text:name="PP_416_2_164"/><text:bookmark-end text:name="PP_416_2_165"/><text:bookmark-end text:name="PP_416_2_167"/><text:bookmark-end text:name="PP_416_2_168"/><text:bookmark-end text:name="JEDN_416_2_6"/><text:bookmark-end text:name="PP_416_2_169"/><text:bookmark-end text:name="JEDN_416_2_7"/><text:bookmark-end text:name="PP_416_2_174"/><text:bookmark-end text:name="PP_416_2_177"/><text:bookmark-end text:name="PP_416_2_178"/><text:bookmark-end text:name="JEDN_416_3_r"/><text:bookmark-end text:name="JEDN_416_3_0"/><text:bookmark-end text:name="JEDN_416_3_1"/><text:bookmark-end text:name="PP_416_3_190"/><text:bookmark-end text:name="PP_416_3_191"/><text:bookmark-end text:name="JEDN_416_3_2"/><text:bookmark-end text:name="PP_416_3_192"/><text:bookmark-end text:name="JEDN_416_3_3"/><text:bookmark-end text:name="PP_416_3_198"/><text:bookmark-end text:name="PP_416_3_207"/><text:bookmark-end text:name="PP_416_3_209"/><text:bookmark-end text:name="PP_416_3_210"/><text:bookmark-end text:name="PP_416_3_212"/><text:bookmark-end text:name="PP_416_3_213"/><text:bookmark-end text:name="PP_416_3_216"/><text:bookmark-end text:name="PP_416_3_217"/><text:bookmark-end text:name="PP_416_3_218"/><text:bookmark-end text:name="JEDN_416_3_4"/><text:bookmark-end text:name="JEDN_416_3_5"/><text:bookmark-end text:name="PP_416_3_219"/><text:bookmark-end text:name="PP_416_3_220"/><text:bookmark-end text:name="PP_416_3_221"/><text:bookmark-end text:name="PP_416_3_222"/><text:bookmark-end text:name="PP_416_3_223"/><text:bookmark-end text:name="JEDN_416_3_6"/><text:bookmark-end text:name="PP_416_3_224"/><text:bookmark-end text:name="PP_416_3_225"/><text:bookmark-end text:name="PP_416_3_226"/><text:bookmark-end text:name="PP_416_3_228"/><text:bookmark-end text:name="PP_416_3_229"/><text:bookmark-end text:name="JEDN_416_3_7"/><text:bookmark-end text:name="JEDN_416_3_8"/><text:bookmark-end text:name="PP_416_3_230"/><text:bookmark-end text:name="JEDN_416_3_9"/><text:bookmark-end text:name="JEDN_416_3_10"/><text:bookmark-end text:name="PP_416_3_232"/><text:bookmark-end text:name="PP_416_3_233"/><text:bookmark-end text:name="JEDN_416_3_11"/><text:bookmark-end text:name="PP_416_3_235"/><text:bookmark-end text:name="JEDN_416_3_12"/><text:bookmark-end text:name="JEDN_416_4_r"/><text:bookmark-end text:name="JEDN_416_4_0"/><text:bookmark-end text:name="PP_416_4_237"/><text:bookmark-end text:name="PP_416_4_241"/><text:bookmark-end text:name="JEDN_416_4_1"/><text:bookmark-end text:name="PP_416_4_242"/><text:bookmark-end text:name="PP_416_4_254"/><text:bookmark-end text:name="PP_416_4_256"/><text:bookmark-end text:name="PP_416_4_257"/><text:bookmark-end text:name="PP_416_4_258"/><text:bookmark-end text:name="PP_416_4_259"/><text:bookmark-end text:name="PP_416_4_260"/><text:bookmark-end text:name="PP_416_4_261"/><text:bookmark-end text:name="PP_416_4_262"/><text:bookmark-end text:name="PP_416_4_263"/><text:bookmark-end text:name="PP_416_4_264"/><text:bookmark-end text:name="PP_416_4_265"/><text:bookmark-end text:name="PP_416_4_266"/><text:bookmark-end text:name="PP_416_4_267"/><text:bookmark-end text:name="PP_416_4_268"/><text:bookmark-end text:name="PP_416_4_269"/><text:bookmark-end text:name="PP_416_4_271"/><text:bookmark-end text:name="PP_416_4_272"/><text:bookmark-end text:name="PP_416_4_273"/><text:bookmark-end text:name="PP_416_4_274"/><text:bookmark-end text:name="PP_416_4_275"/><text:bookmark-end text:name="PP_416_4_276"/><text:bookmark-end text:name="PP_416_4_277"/><text:bookmark-end text:name="PP_416_4_278"/><text:bookmark-end text:name="PP_416_4_279"/><text:bookmark-end text:name="PP_416_4_280"/><text:bookmark-end text:name="PP_416_4_281"/><text:bookmark-end text:name="PP_416_4_282"/><text:bookmark-end text:name="JEDN_416_4_2"/><text:bookmark-end text:name="PP_416_4_284"/><text:bookmark-end text:name="JEDN_416_4_3"/><text:bookmark-end text:name="PP_416_4_285"/><text:bookmark-end text:name="PP_416_4_290"/><text:bookmark-end text:name="PP_416_4_291"/><text:bookmark-end text:name="PP_416_4_293"/><text:bookmark-end text:name="PP_416_4_294"/><text:bookmark-end text:name="PP_416_4_295"/><text:bookmark-end text:name="PP_416_4_297"/><text:bookmark-end text:name="PP_416_4_298"/><text:bookmark-end text:name="JEDN_416_4_4"/><text:bookmark-end text:name="PP_416_4_300"/><text:bookmark-end text:name="PP_416_4_301"/><text:bookmark-end text:name="PP_416_4_302"/><text:bookmark-end text:name="JEDN_416_4_5"/><text:bookmark-end text:name="PP_416_4_303"/><text:bookmark-end text:name="PP_416_4_304"/><text:bookmark-end text:name="PP_416_4_306"/><text:bookmark-end text:name="PP_416_4_307"/><text:bookmark-end text:name="PP_416_4_308"/><text:bookmark-end text:name="PP_416_4_309"/><text:bookmark-end text:name="PP_416_4_311"/><text:bookmark-end text:name="PP_416_4_312"/><text:bookmark-end text:name="PP_416_4_313"/><text:bookmark-end text:name="PP_416_4_314"/><text:bookmark-end text:name="PP_416_4_320"/><text:bookmark-end text:name="JEDN_416_4_6"/><text:bookmark-end text:name="PP_416_4_340"/><text:bookmark-end text:name="PP_416_4_341"/><text:bookmark-end text:name="PP_416_4_345"/><text:bookmark-end text:name="PP_416_4_346"/><text:bookmark-end text:name="PP_416_4_348"/><text:bookmark-end text:name="PP_416_4_349"/><text:bookmark-end text:name="PP_416_4_351"/><text:bookmark-end text:name="PP_416_4_353"/><text:bookmark-end text:name="PP_416_4_355"/><text:bookmark-end text:name="PP_416_4_356"/><text:bookmark-end text:name="PP_416_4_357"/><text:bookmark-end text:name="PP_416_4_359"/><text:bookmark-end text:name="JEDN_416_4_7"/><text:bookmark-end text:name="PP_416_4_360"/><text:bookmark-end text:name="PP_416_4_363"/><text:bookmark-end text:name="PP_416_4_364"/><text:bookmark-end text:name="PP_416_4_366"/><text:bookmark-end text:name="PP_416_4_368"/><text:bookmark-end text:name="PP_416_4_372"/><text:bookmark-end text:name="PP_416_4_373"/><text:bookmark-end text:name="JEDN_416_4_8"/><text:bookmark-end text:name="PP_416_4_380"/><text:bookmark-end text:name="PP_416_4_383"/><text:bookmark-end text:name="PP_416_4_386"/><text:bookmark-end text:name="PP_416_4_387"/><text:bookmark-end text:name="PP_416_4_389"/><text:bookmark-end text:name="PP_416_4_390"/><text:bookmark-end text:name="PP_416_4_391"/><text:bookmark-end text:name="PP_416_4_393"/><text:bookmark-end text:name="PP_416_4_394"/><text:bookmark-end text:name="PP_416_4_395"/><text:bookmark-end text:name="JEDN_416_4_9"/><text:bookmark-end text:name="PP_416_4_396"/><text:bookmark-end text:name="JEDN_416_4_10"/><text:bookmark-end text:name="PP_416_4_397"/><text:bookmark-end text:name="PP_416_4_398"/><text:bookmark-end text:name="PP_416_4_400"/><text:bookmark-end text:name="JEDN_416_4_11"/><text:bookmark-end text:name="PP_416_4_401"/><text:bookmark-end text:name="PP_416_4_402"/><text:bookmark-end text:name="PP_416_4_403"/><text:bookmark-end text:name="PP_416_4_405"/><text:bookmark-end text:name="PP_416_4_407"/><text:bookmark-end text:name="PP_416_4_408"/><text:bookmark-end text:name="PP_416_4_409"/><text:bookmark-end text:name="PP_416_4_410"/><text:bookmark-end text:name="PP_416_4_411"/><text:bookmark-end text:name="PP_416_4_412"/><text:bookmark-end text:name="JEDN_416_4_12"/><text:bookmark-end text:name="PP_416_4_414"/><text:bookmark-end text:name="PP_416_4_415"/><text:bookmark-end text:name="JEDN_416_4_13"/><text:bookmark-end text:name="PP_416_4_419"/><text:bookmark-end text:name="PP_416_4_423"/><text:bookmark-end text:name="PP_416_4_424"/><text:bookmark-end text:name="PP_416_4_425"/><text:bookmark-end text:name="JEDN_416_4_14"/><text:bookmark-end text:name="PP_416_4_428"/><text:bookmark-end text:name="PP_416_4_431"/><text:bookmark-end text:name="PP_416_4_432"/><text:bookmark-end text:name="JEDN_416_4_15"/><text:bookmark-end text:name="PP_416_4_434"/><text:bookmark-end text:name="PP_416_4_437"/><text:bookmark-end text:name="JEDN_416_4_16"/><text:bookmark-end text:name="PP_416_4_438"/><text:bookmark-end text:name="PP_416_4_440"/><text:bookmark-end text:name="JEDN_416_4_17"/><text:bookmark-end text:name="PP_416_4_441"/><text:bookmark-end text:name="PP_416_4_445"/><text:bookmark-end text:name="JEDN_416_5_r"/><text:bookmark-end text:name="JEDN_416_5_0"/><text:bookmark-end text:name="PP_416_5_446"/><text:bookmark-end text:name="PP_416_5_447"/><text:bookmark-end text:name="PP_416_5_448"/><text:bookmark-end text:name="PP_416_5_449"/><text:bookmark-end text:name="JEDN_416_5_1"/><text:bookmark-end text:name="PP_416_5_450"/><text:bookmark-end text:name="PP_416_5_451"/><text:bookmark-end text:name="PP_416_5_452"/><text:bookmark-end text:name="JEDN_416_5_2"/><text:bookmark-end text:name="PP_416_5_453"/><text:bookmark-end text:name="PP_416_5_454"/><text:bookmark-end text:name="JEDN_416_5_3"/><text:bookmark-end text:name="JEDN_416_5_4"/><text:bookmark-end text:name="PP_416_5_457"/><text:bookmark-end text:name="PP_416_5_464"/><text:bookmark-end text:name="JEDN_416_5_5"/><text:bookmark-end text:name="PP_416_5_465"/><text:bookmark-end text:name="JEDN_416_5_6"/><text:bookmark-end text:name="JEDN_416_5_7"/><text:bookmark-end text:name="PP_416_5_468"/><text:bookmark-end text:name="PP_416_5_469"/><text:bookmark-end text:name="PP_416_5_470"/><text:bookmark-end text:name="PP_416_5_472"/><text:bookmark-end text:name="PP_416_5_475"/><text:bookmark-end text:name="PP_416_5_476"/><text:bookmark-end text:name="JEDN_416_5_8"/><text:bookmark-end text:name="PP_416_5_477"/><text:bookmark-end text:name="PP_416_5_479"/><text:bookmark-end text:name="PP_416_5_480"/><text:bookmark-end text:name="JEDN_416_5_9"/><text:bookmark-end text:name="PP_416_5_481"/><text:bookmark-end text:name="JEDN_416_5_10"/><text:bookmark-end text:name="PP_416_5_482"/><text:bookmark-end text:name="PP_416_5_483"/><text:bookmark-end text:name="PP_416_5_486"/><text:bookmark-end text:name="PP_416_5_487"/><text:bookmark-end text:name="JEDN_416_5_11"/><text:bookmark-end text:name="PP_416_5_488"/><text:bookmark-end text:name="JEDN_416_5_12"/><text:bookmark-end text:name="PP_416_5_490"/><text:bookmark-end text:name="JEDN_416_5_13"/><text:bookmark-end text:name="PP_416_5_491"/><text:bookmark-end text:name="JEDN_416_5_14"/><text:bookmark-end text:name="PP_416_5_496"/><text:bookmark-end text:name="JEDN_416_5_15"/><text:bookmark-end text:name="JEDN_416_5_16"/><text:bookmark-end text:name="PP_416_5_497"/><text:bookmark-end text:name="JEDN_416_5_17"/><text:bookmark-end text:name="PP_416_5_500"/><text:bookmark-end text:name="JEDN_416_5_18"/><text:bookmark-end text:name="PP_416_5_503"/><text:bookmark-end text:name="JEDN_416_5_19"/><text:bookmark-end text:name="PP_416_5_504"/><text:bookmark-end text:name="PP_416_5_507"/><text:bookmark-end text:name="PP_416_5_508"/><text:bookmark-end text:name="JEDN_416_5_20"/><text:bookmark-end text:name="PP_416_5_509"/><text:bookmark-end text:name="PP_416_5_510"/><text:bookmark-end text:name="PP_416_5_511"/><text:bookmark-end text:name="PP_416_5_512"/><text:bookmark-end text:name="PP_416_5_513"/><text:bookmark-end text:name="PP_416_5_514"/><text:bookmark-end text:name="PP_416_5_515"/><text:bookmark-end text:name="PP_416_5_516"/><text:bookmark-end text:name="PP_416_5_518"/><text:bookmark-end text:name="PP_416_5_520"/><text:bookmark-end text:name="PP_416_5_521"/><text:bookmark-end text:name="JEDN_416_5_21"/><text:bookmark-end text:name="PP_416_5_522"/><text:bookmark-end text:name="JEDN_416_5_22"/><text:bookmark-end text:name="PP_416_5_523"/><text:bookmark-end text:name="PP_416_5_525"/><text:bookmark-end text:name="PP_416_5_526"/><text:bookmark-end text:name="PP_416_5_528"/><text:bookmark-end text:name="PP_416_5_529"/><text:bookmark-end text:name="JEDN_416_5_23"/><text:bookmark-end text:name="PP_416_5_530"/><text:bookmark-end text:name="JEDN_416_5_24"/><text:bookmark-end text:name="PP_416_5_532"/><text:bookmark-end text:name="JEDN_416_5_25"/><text:bookmark-end text:name="PP_416_5_535"/><text:bookmark-end text:name="JEDN_416_5_26"/><text:bookmark-end text:name="PP_416_5_537"/><text:bookmark-end text:name="PP_416_5_539"/><text:bookmark-end text:name="PP_416_5_540"/><text:bookmark-end text:name="JEDN_416_5_27"/><text:bookmark-end text:name="PP_416_5_541"/><text:bookmark-end text:name="JEDN_416_5_28"/><text:bookmark-end text:name="PP_416_5_544"/><text:bookmark-end text:name="JEDN_416_5_29"/><text:bookmark-end text:name="PP_416_5_547"/><text:bookmark-end text:name="PP_416_5_550"/><text:bookmark-end text:name="PP_416_5_553"/><text:bookmark-end text:name="JEDN_416_5_30"/><text:bookmark-end text:name="JEDN_416_6_r"/><text:bookmark-end text:name="JEDN_416_6_0"/><text:bookmark-end text:name="PP_416_6_554"/><text:bookmark-end text:name="JEDN_416_6_1"/><text:bookmark-end text:name="PP_416_6_556"/><text:bookmark-end text:name="PP_416_6_558"/><text:bookmark-end text:name="PP_416_6_559"/><text:bookmark-end text:name="PP_416_6_560"/><text:bookmark-end text:name="PP_416_6_561"/><text:bookmark-end text:name="PP_416_6_563"/><text:bookmark-end text:name="PP_416_6_564"/><text:bookmark-end text:name="PP_416_6_566"/><text:bookmark-end text:name="PP_416_6_568"/><text:bookmark-end text:name="PP_416_6_571"/><text:bookmark-end text:name="PP_416_6_572"/><text:bookmark-end text:name="PP_416_6_573"/><text:bookmark-end text:name="JEDN_416_6_2"/><text:bookmark-end text:name="PP_416_6_574"/><text:bookmark-end text:name="PP_416_6_575"/><text:bookmark-end text:name="PP_416_6_576"/><text:bookmark-end text:name="JEDN_416_6_3"/><text:bookmark-end text:name="PP_416_6_577"/><text:bookmark-end text:name="JEDN_416_6_4"/><text:bookmark-end text:name="PP_416_6_579"/><text:bookmark-end text:name="PP_416_6_580"/><text:bookmark-end text:name="PP_416_6_581"/><text:bookmark-end text:name="PP_416_6_582"/><text:bookmark-end text:name="JEDN_416_6_5"/><text:bookmark-end text:name="JEDN_416_6_6"/><text:bookmark-end text:name="PP_416_6_588"/><text:bookmark-end text:name="JEDN_416_6_7"/><text:bookmark-end text:name="PP_416_6_590"/><text:bookmark-end text:name="JEDN_416_6_8"/><text:bookmark-end text:name="PP_416_6_592"/><text:bookmark-end text:name="JEDN_416_6_9"/><text:bookmark-end text:name="JEDN_416_6_10"/><text:bookmark-end text:name="PP_416_6_593"/><text:bookmark-end text:name="JEDN_416_6_11"/><text:bookmark-end text:name="PP_416_6_596"/><text:bookmark-end text:name="PP_416_6_599"/><text:bookmark-end text:name="PP_416_6_600"/><text:bookmark-end text:name="JEDN_416_6_12"/><text:bookmark-end text:name="PP_416_6_602"/><text:bookmark-end text:name="JEDN_416_6_13"/><text:bookmark-end text:name="PP_416_6_603"/><text:bookmark-end text:name="PP_416_6_607"/><text:bookmark-end text:name="PP_416_6_610"/><text:bookmark-end text:name="JEDN_416_7_r"/><text:bookmark-end text:name="JEDN_416_7_0"/><text:bookmark-end text:name="JEDN_416_7_1"/><text:bookmark-end text:name="PP_416_7_611"/><text:bookmark-end text:name="JEDN_416_7_2"/><text:bookmark-end text:name="JEDN_416_7_3"/><text:bookmark-end text:name="PP_416_7_612"/><text:bookmark-end text:name="PP_416_7_614"/><text:bookmark-end text:name="JEDN_416_7_4"/><text:bookmark-end text:name="PP_416_7_615"/><text:bookmark-end text:name="JEDN_416_7_5"/><text:bookmark-end text:name="JEDN_416_7_6"/><text:bookmark-end text:name="JEDN_416_8_r"/><text:bookmark-end text:name="PP_416_8_616"/><text:bookmark-end text:name="JEDN_416_8_12"/><text:bookmark-end text:name="PP_416_8_636"/><text:bookmark-end text:name="PP_416_8_637"/><text:bookmark-end text:name="PP_416_8_638"/><text:bookmark-end text:name="JEDN_416_8_13"/><text:bookmark-end text:name="PP_416_8_639"/><text:bookmark-end text:name="PP_416_8_640"/><text:bookmark-end text:name="PP_416_8_642"/><text:bookmark-end text:name="JEDN_416_8_14"/><text:bookmark-end text:name="PP_416_8_643"/><text:bookmark-end text:name="PP_416_8_644"/><text:bookmark-end text:name="PP_416_8_646"/><text:bookmark-end text:name="JEDN_416_8_15"/><text:bookmark-end text:name="PP_416_8_647"/><text:bookmark-end text:name="JEDN_416_8_16"/><text:bookmark-end text:name="PP_416_8_648"/><text:bookmark-end text:name="JEDN_416_8_17"/><text:bookmark-end text:name="PP_416_8_649"/><text:bookmark-end text:name="PP_416_8_650"/><text:bookmark-end text:name="PP_416_8_651"/><text:bookmark-end text:name="PP_416_8_652"/><text:bookmark-end text:name="PP_416_8_653"/><text:bookmark-end text:name="JEDN_416_8_18"/><text:bookmark-end text:name="PP_416_8_655"/><text:bookmark-end text:name="PP_416_8_660"/><text:bookmark-end text:name="JEDN_416_8_19"/><text:bookmark-end text:name="PP_416_8_661"/><text:bookmark-end text:name="PP_416_8_662"/><text:bookmark-end text:name="PP_416_8_663"/><text:bookmark-end text:name="PP_416_8_664"/><text:bookmark-end text:name="PP_416_8_666"/><text:bookmark-end text:name="PP_416_8_667"/><text:bookmark-end text:name="PP_416_8_668"/><text:bookmark-end text:name="PP_416_8_669"/><text:bookmark-end text:name="JEDN_416_8_20"/><text:bookmark-end text:name="PP_416_8_670"/><text:bookmark-end text:name="JEDN_416_8_21"/><text:bookmark-end text:name="PP_416_8_675"/><text:bookmark-end text:name="JEDN_416_8_22"/><text:bookmark-end text:name="PP_416_8_677"/><text:bookmark-end text:name="PP_416_8_678"/><text:bookmark-end text:name="PP_416_8_679"/><text:bookmark-end text:name="PP_416_8_681"/><text:bookmark-end text:name="PP_416_8_683"/><text:bookmark-end text:name="PP_416_8_684"/><text:bookmark-end text:name="JEDN_416_8_23"/><text:bookmark-end text:name="PP_416_8_685"/><text:bookmark-end text:name="JEDN_416_8_24"/><text:bookmark-end text:name="PP_416_8_686"/><text:bookmark-end text:name="PP_416_8_689"/><text:bookmark-end text:name="JEDN_416_8_25"/><text:bookmark-end text:name="JEDN_416_8_26"/><text:bookmark-end text:name="PP_416_8_691"/><text:bookmark-end text:name="JEDN_416_8_27"/><text:bookmark-end text:name="PP_416_8_694"/><text:bookmark-end text:name="PP_416_8_695"/><text:bookmark-end text:name="JEDN_416_8_28"/><text:bookmark-end text:name="PP_416_8_696"/><text:bookmark-end text:name="PP_416_8_697"/><text:bookmark-end text:name="JEDN_416_8_29"/><text:bookmark-end text:name="PP_416_8_698"/><text:bookmark-end text:name="PP_416_8_700"/><text:bookmark-end text:name="PP_416_8_705"/><text:bookmark-end text:name="PP_416_8_706"/><text:bookmark-end text:name="PP_416_8_707"/><text:bookmark-end text:name="PP_416_8_708"/><text:bookmark-end text:name="PP_416_8_709"/><text:bookmark-end text:name="PP_416_8_710"/><text:bookmark-end text:name="PP_416_8_711"/><text:bookmark-end text:name="PP_416_8_712"/><text:bookmark-end text:name="PP_416_8_713"/><text:bookmark-end text:name="PP_416_8_714"/><text:bookmark-end text:name="PP_416_8_715"/><text:bookmark-end text:name="PP_416_8_721"/><text:bookmark-end text:name="PP_416_8_725"/><text:bookmark-end text:name="PP_416_8_726"/><text:bookmark-end text:name="JEDN_416_8_30"/><text:bookmark-end text:name="PP_416_8_727"/><text:bookmark-end text:name="JEDN_416_8_31"/><text:bookmark-end text:name="JEDN_416_8_32"/><text:bookmark-end text:name="PP_416_8_738"/><text:bookmark-end text:name="JEDN_416_8_33"/><text:bookmark-end text:name="PP_416_8_740"/><text:bookmark-end text:name="JEDN_416_8_34"/><text:bookmark-end text:name="PP_416_8_741"/><text:bookmark-end text:name="JEDN_416_8_35"/><text:bookmark-end text:name="PP_416_8_744"/><text:bookmark-end text:name="PP_416_8_746"/><text:bookmark-end text:name="PP_416_8_747"/><text:bookmark-end text:name="JEDN_416_9_r"/><text:bookmark-end text:name="JEDN_416_9_0"/><text:bookmark-end text:name="PP_416_9_748"/><text:bookmark-end text:name="JEDN_416_9_1"/><text:bookmark-end text:name="PP_416_9_750"/><text:bookmark-end text:name="PP_416_9_752"/><text:bookmark-end text:name="PP_416_9_753"/><text:bookmark-end text:name="PP_416_9_754"/><text:bookmark-end text:name="JEDN_416_9_2"/><text:bookmark-end text:name="PP_416_9_756"/><text:bookmark-end text:name="JEDN_416_9_3"/><text:bookmark-end text:name="PP_416_9_757"/><text:bookmark-end text:name="PP_416_9_758"/><text:bookmark-end text:name="JEDN_416_9_4"/><text:bookmark-end text:name="PP_416_9_759"/><text:bookmark-end text:name="PP_416_9_761"/><text:bookmark-end text:name="PP_416_9_763"/><text:bookmark-end text:name="PP_416_9_764"/><text:bookmark-end text:name="PP_416_9_765"/><text:bookmark-end text:name="PP_416_9_766"/><text:bookmark-end text:name="PP_416_9_767"/><text:bookmark-end text:name="PP_416_9_768"/><text:bookmark-end text:name="PP_416_9_769"/><text:bookmark-end text:name="PP_416_9_770"/><text:bookmark-end text:name="PP_416_9_773"/><text:bookmark-end text:name="JEDN_416_9_5"/><text:bookmark-end text:name="JEDN_416_10_r"/><text:bookmark-end text:name="JEDN_416_10_0"/><text:bookmark-end text:name="JEDN_416_10_1"/><text:bookmark-end text:name="JEDN_416_10_2"/><text:bookmark-end text:name="PP_416_10_774"/><text:bookmark-end text:name="PP_416_10_776"/><text:bookmark-end text:name="JEDN_416_10_3"/><text:bookmark-end text:name="PP_416_10_777"/><text:bookmark-end text:name="PP_416_10_778"/><text:bookmark-end text:name="PP_416_10_779"/><text:bookmark-end text:name="JEDN_416_10_4"/><text:bookmark-end text:name="PP_416_10_780"/><text:bookmark-end text:name="PP_416_10_782"/><text:bookmark-end text:name="JEDN_416_10_5"/><text:bookmark-end text:name="PP_416_10_783"/><text:bookmark-end text:name="JEDN_416_10_6"/><text:bookmark-end text:name="PP_416_10_785"/><text:bookmark-end text:name="PP_416_10_786"/><text:bookmark-end text:name="JEDN_416_10_7"/><text:bookmark-end text:name="PP_416_10_787"/><text:bookmark-end text:name="JEDN_416_11_r"/><text:bookmark-end text:name="JEDN_416_11_0"/><text:bookmark-end text:name="PP_416_11_790"/><text:bookmark-end text:name="PP_416_11_791"/><text:bookmark-end text:name="PP_416_11_792"/><text:bookmark-end text:name="JEDN_416_11_1"/><text:bookmark-end text:name="PP_416_11_793"/><text:bookmark-end text:name="JEDN_416_11_2"/><text:bookmark-end text:name="PP_416_11_794"/><text:bookmark-end text:name="JEDN_416_11_3"/><text:bookmark-end text:name="PP_416_11_795"/><text:bookmark-end text:name="JEDN_416_11_4"/><text:bookmark-end text:name="PP_416_11_796"/><text:bookmark-end text:name="JEDN_416_11_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4cm" fo:margin-bottom="0.494cm"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style style:name="table" style:family="paragraph" style:parent-style-name="Standard">
      <style:paragraph-properties fo:padding="0cm" fo:border-left="0.035cm solid #000000" fo:border-right="none" fo:border-top="0.035cm solid #000000" fo:border-bottom="none"/>
    </style:style>
    <style:style style:name="td" style:family="paragraph" style:parent-style-name="Standard">
      <style:paragraph-properties fo:padding-left="0cm" fo:padding-right="0.141cm" fo:padding-top="0cm" fo:padding-bottom="0.071cm" fo:border-left="none" fo:border-right="0.035cm solid #000000" fo:border-top="none" fo:border-bottom="0.035cm solid #000000"/>
    </style:style>
    <style:style style:name="tablenoframe" style:family="paragraph" style:parent-style-name="Standard"/>
    <style:style style:name="artykul" style:family="paragraph" style:parent-style-name="Standard">
      <style:paragraph-properties fo:margin-left="0cm" fo:margin-right="0cm" fo:margin-top="0.635cm" fo:margin-bottom="0.494cm" fo:text-indent="0.847cm" style:auto-text-indent="false"/>
    </style:style>
    <style:style style:name="akapitzmiany" style:family="paragraph" style:parent-style-name="Standard">
      <style:paragraph-properties fo:margin-left="0cm" fo:margin-right="0cm" fo:text-indent="0.847cm" style:auto-text-indent="false"/>
    </style:style>
    <style:style style:name="akapitdomyslny" style:family="paragraph" style:parent-style-name="Standard">
      <style:paragraph-properties fo:margin-left="0cm" fo:margin-right="0cm" fo:text-indent="0.847cm" style:auto-text-indent="false"/>
    </style:style>
    <style:style style:name="akapitdomyslnynastepne" style:family="paragraph" style:parent-style-name="Standard"/>
    <style:style style:name="akapitlewy" style:family="paragraph" style:parent-style-name="Standard"/>
    <style:style style:name="akapitsrodek" style:family="paragraph" style:parent-style-name="Standard">
      <style:paragraph-properties fo:text-align="center" style:justify-single-word="false"/>
    </style:style>
    <style:style style:name="akapitprawy" style:family="paragraph" style:parent-style-name="Standard">
      <style:paragraph-properties fo:text-align="end" style:justify-single-word="false"/>
    </style:style>
    <style:style style:name="akapitustep" style:family="paragraph" style:parent-style-name="Standard">
      <style:paragraph-properties fo:margin-left="0cm" fo:margin-right="0cm" fo:text-indent="0.847cm" style:auto-text-indent="false"/>
    </style:style>
    <style:style style:name="akapitbezoznaczenia" style:family="paragraph" style:parent-style-name="Standard"/>
    <style:style style:name="akapitpunkt" style:family="paragraph" style:parent-style-name="Standard">
      <style:paragraph-properties fo:margin-left="0cm" fo:margin-right="0cm" fo:text-indent="-0.423cm" style:auto-text-indent="false"/>
    </style:style>
    <style:style style:name="akapitlitera" style:family="paragraph" style:parent-style-name="Standard">
      <style:paragraph-properties fo:margin-left="0cm" fo:margin-right="0cm" fo:text-indent="-0.423cm" style:auto-text-indent="false"/>
    </style:style>
    <style:style style:name="akapitpunktnastepne" style:family="paragraph" style:parent-style-name="Standard"/>
    <style:style style:name="akapitliteranastepne" style:family="paragraph" style:parent-style-name="Standard"/>
    <style:style style:name="akapitdomyslnyblock" style:family="paragraph" style:parent-style-name="Standard">
      <style:paragraph-properties fo:margin-left="0cm" fo:margin-right="0cm" fo:margin-top="0cm" fo:margin-bottom="0.494cm" fo:text-indent="0.847cm" style:auto-text-indent="false"/>
    </style:style>
    <style:style style:name="akapitlewyblock" style:family="paragraph" style:parent-style-name="Standard">
      <style:paragraph-properties fo:margin-top="0cm" fo:margin-bottom="0.494cm"/>
    </style:style>
    <style:style style:name="akapitsrodekblock" style:family="paragraph" style:parent-style-name="Standard">
      <style:paragraph-properties fo:margin-top="0cm" fo:margin-bottom="0.494cm" fo:text-align="center" style:justify-single-word="false"/>
    </style:style>
    <style:style style:name="akapitprawyblock" style:family="paragraph" style:parent-style-name="Standard">
      <style:paragraph-properties fo:margin-top="0cm" fo:margin-bottom="0.494cm" fo:text-align="end" style:justify-single-word="false"/>
    </style:style>
    <style:style style:name="akapitustepblock" style:family="paragraph" style:parent-style-name="Standard">
      <style:paragraph-properties fo:margin-left="0cm" fo:margin-right="0cm" fo:margin-top="0cm" fo:margin-bottom="0.494cm" fo:text-indent="0.847cm" style:auto-text-indent="false"/>
    </style:style>
    <style:style style:name="akapitpunktblock" style:family="paragraph" style:parent-style-name="Standard">
      <style:paragraph-properties fo:margin-left="0cm" fo:margin-right="0cm" fo:margin-top="0cm" fo:margin-bottom="0.494cm" fo:text-indent="-0.423cm" style:auto-text-indent="false"/>
    </style:style>
    <style:style style:name="akapitliterablock" style:family="paragraph" style:parent-style-name="Standard">
      <style:paragraph-properties fo:margin-left="0cm" fo:margin-right="0cm" fo:margin-top="0cm" fo:margin-bottom="0.494cm" fo:text-indent="-0.423cm" style:auto-text-indent="false"/>
    </style:style>
    <style:style style:name="akapitpunktnastepneblock" style:family="paragraph" style:parent-style-name="Standard">
      <style:paragraph-properties fo:margin-top="0cm" fo:margin-bottom="0.494cm"/>
    </style:style>
    <style:style style:name="akapitpunkt-nastepneblock" style:family="paragraph" style:parent-style-name="Standard">
      <style:paragraph-properties fo:margin-top="0cm" fo:margin-bottom="0.494cm"/>
    </style:style>
    <style:style style:name="akapitliteranastepneblock" style:family="paragraph" style:parent-style-name="Standard">
      <style:paragraph-properties fo:margin-top="0cm" fo:margin-bottom="0.494cm"/>
    </style:style>
    <style:style style:name="akapitlitera-nastepneblock" style:family="paragraph" style:parent-style-name="Standard">
      <style:paragraph-properties fo:margin-top="0cm" fo:margin-bottom="0.494cm"/>
    </style:style>
    <style:style style:name="akapitpunkt-nastepne" style:family="paragraph" style:parent-style-name="Standard">
      <style:paragraph-properties fo:margin-left="0cm" fo:margin-right="0cm" fo:text-indent="-0.423cm" style:auto-text-indent="false"/>
    </style:style>
    <style:style style:name="sup" style:family="paragraph" style:parent-style-name="Standard"/>
    <style:style style:name="akapitpunktblocklowlevel" style:family="paragraph" style:parent-style-name="Standard">
      <style:paragraph-properties fo:margin-left="1.27cm" fo:margin-right="0cm" fo:margin-top="0cm" fo:margin-bottom="0.494cm" fo:text-indent="-0.423cm" style:auto-text-indent="false"/>
    </style:style>
    <style:style style:name="akapitpunktnastepneblocklowlevel" style:family="paragraph" style:parent-style-name="Standard">
      <style:paragraph-properties fo:margin-left="2.117cm" fo:margin-right="0cm" fo:margin-top="0cm" fo:margin-bottom="0.494cm" fo:text-indent="-0.423cm" style:auto-text-indent="false"/>
    </style:style>
    <style:style style:name="akapitliterablocklowlevel" style:family="paragraph" style:parent-style-name="Standard">
      <style:paragraph-properties fo:margin-left="1.693cm" fo:margin-right="0cm" fo:margin-top="0cm" fo:margin-bottom="0.494cm" fo:text-indent="-0.423cm" style:auto-text-indent="false"/>
    </style:style>
    <style:style style:name="akapitliteranastepneblocklowlevel" style:family="paragraph" style:parent-style-name="Standard">
      <style:paragraph-properties fo:margin-left="2.117cm" fo:margin-right="0cm" fo:margin-top="0cm" fo:margin-bottom="0.494cm" fo:text-indent="-0.423cm" style:auto-text-indent="false"/>
    </style:style>
    <style:style style:name="hide_5f_in_5f_print" style:display-name="hide_in_print" style:family="paragraph" style:parent-style-name="Standard">
      <style:text-properties text:display="none"/>
    </style:style>
    <style:style style:name="zmianadodana" style:family="paragraph" style:parent-style-name="Standard"/>
    <style:style style:name="zmianaskreslona" style:family="paragraph" style:parent-style-name="Standard">
      <style:text-properties style:text-line-through-style="solid" text:display="none"/>
    </style:style>
    <style:style style:name="tableskreslona" style:family="paragraph" style:parent-style-name="Standard">
      <style:paragraph-properties fo:padding="0cm" fo:border-left="0.035cm solid #000000" fo:border-right="none" fo:border-top="0.035cm solid #000000" fo:border-bottom="none"/>
      <style:text-properties text:display="none"/>
    </style:style>
    <style:style style:name="tabledodana" style:family="paragraph" style:parent-style-name="Standard">
      <style:paragraph-properties fo:padding="0cm" fo:border-left="0.035cm solid #000000" fo:border-right="none" fo:border-top="0.035cm solid #000000" fo:border-bottom="none"/>
    </style:style>
    <style:style style:name="tdskreslona" style:family="paragraph" style:parent-style-name="Standard">
      <style:paragraph-properties fo:padding-left="0cm" fo:padding-right="0.141cm" fo:padding-top="0cm" fo:padding-bottom="0.071cm" fo:border-left="none" fo:border-right="0.035cm solid #000000" fo:border-top="none" fo:border-bottom="0.035cm solid #000000"/>
    </style:style>
    <style:style style:name="tddodana" style:family="paragraph" style:parent-style-name="Standard">
      <style:paragraph-properties fo:padding-left="0cm" fo:padding-right="0.141cm" fo:padding-top="0cm" fo:padding-bottom="0.071cm" fo:border-left="none" fo:border-right="0.035cm solid #000000" fo:border-top="none" fo:border-bottom="0.035cm solid #000000"/>
    </style:style>
    <style:style style:name="tablenoframedodana" style:family="paragraph" style:parent-style-name="Standard"/>
    <style:style style:name="tablenoframeskreslona" style:family="paragraph" style:parent-style-name="Standard"/>
    <style:style style:name="trskreslona" style:family="paragraph" style:parent-style-name="Standard">
      <style:text-properties text:display="none"/>
    </style:style>
    <style:style style:name="tablegrayed" style:family="paragraph" style:parent-style-name="Standard">
      <style:paragraph-properties fo:padding="0cm" fo:border-left="0.035cm solid #808080" fo:border-right="none" fo:border-top="0.035cm solid #808080" fo:border-bottom="none"/>
    </style:style>
    <style:style style:name="tdgrayed" style:family="paragraph" style:parent-style-name="Standard">
      <style:paragraph-properties fo:padding="0cm" fo:border-left="none" fo:border-right="0.035cm solid #808080" fo:border-top="none" fo:border-bottom="0.035cm solid #808080"/>
    </style:style>
    <style:style style:name="trgrayed" style:family="paragraph" style:parent-style-name="Standard"/>
    <style:style style:name="zmianaskreslonaalt" style:family="paragraph" style:parent-style-name="Standard">
      <style:text-properties fo:color="#007600" style:text-line-through-style="solid"/>
    </style:style>
    <style:style style:name="zmianaskreslonaalt2" style:family="paragraph" style:parent-style-name="Standard">
      <style:text-properties fo:color="#007600" style:text-line-through-style="solid"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line-through-style="none" style:text-underline-style="none"/>
    </style:style>
    <style:style style:name="Visited_20_Internet_20_Link" style:display-name="Visited Internet Link" style:family="text" style:parent-style-name="Default_20_Paragraph_20_Font">
      <style:text-properties fo:color="#800080" style:text-line-through-style="none" style:text-underline-style="none"/>
    </style:style>
    <style:style style:name="akapitdomyslny1" style:family="text" style:parent-style-name="Default_20_Paragraph_20_Font"/>
    <style:style style:name="akapitustep1" style:family="text" style:parent-style-name="Default_20_Paragraph_20_Font"/>
    <style:style style:name="akapitdomyslnynastepne1" style:family="text" style:parent-style-name="Default_20_Paragraph_20_Font"/>
    <style:style style:name="skypepnhprintcontainer" style:family="text" style:parent-style-name="Default_20_Paragraph_20_Font"/>
    <style:style style:name="skypepnhmark" style:family="text" style:parent-style-name="Default_20_Paragraph_20_Font"/>
    <style:style style:name="skypepnhcontainer" style:family="text" style:parent-style-name="Default_20_Paragraph_20_Font"/>
    <style:style style:name="skypepnhleftspan" style:family="text" style:parent-style-name="Default_20_Paragraph_20_Font"/>
    <style:style style:name="skypepnhdropartflagspan" style:family="text" style:parent-style-name="Default_20_Paragraph_20_Font"/>
    <style:style style:name="skypepnhdropartspan" style:family="text" style:parent-style-name="Default_20_Paragraph_20_Font"/>
    <style:style style:name="skypepnhtextspan" style:family="text" style:parent-style-name="Default_20_Paragraph_20_Font"/>
    <style:style style:name="skypepnhrightspan"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meta:initial-creator>
    <meta:creation-date>2011-11-02T13:35:00</meta:creation-date>
    <dc:date>2012-01-13T19:53:45.34</dc:date>
    <meta:editing-cycles>3</meta:editing-cycles>
    <meta:editing-duration>P23DT22H12M50S</meta:editing-duration>
    <meta:generator>OpenOffice.org/3.3$Win32 OpenOffice.org_project/330m20$Build-9567</meta:generator>
    <meta:document-statistic meta:table-count="1" meta:image-count="0" meta:object-count="0" meta:page-count="58" meta:paragraph-count="1378" meta:word-count="23431" meta:character-count="174784"/>
  </office:meta>
</office:document-meta>
</file>